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9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_times" table:style-name="ta1">
        <table:shapes>
          <draw:frame draw:z-index="0" draw:style-name="gr1" draw:text-style-name="P1" svg:width="27.0606in" svg:height="5.2201in" svg:x="0.8307in" svg:y="23.0465in">
            <draw:object draw:notify-on-update-of-ranges="cpu_times.A2:cpu_times.A127 cpu_times.K1:cpu_times.K1 cpu_times.K2:cpu_times.K127 cpu_times.L1:cpu_times.L1 cpu_times.L2:cpu_times.L127 cpu_times.M1:cpu_times.M1 cpu_times.M2:cpu_times.M127 cpu_times.N1:cpu_times.N1 cpu_times.N2:cpu_times.N127 cpu_times.O1:cpu_times.O1 cpu_times.O2:cpu_times.O127 cpu_times.P1:cpu_times.P1 cpu_times.P2:cpu_times.P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9941in" svg:height="5.285in" svg:x="0.8142in" svg:y="28.3961in">
            <draw:object draw:notify-on-update-of-ranges="cpu_times.A1:cpu_times.A1 cpu_times.A2:cpu_times.A127 cpu_times.B1:cpu_times.B1 cpu_times.B2:cpu_times.B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6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Stime</text:p>
          </table:table-cell>
          <table:table-cell office:value-type="string" calcext:value-type="string">
            <text:p>GBtime</text:p>
          </table:table-cell>
          <table:table-cell office:value-type="string" calcext:value-type="string">
            <text:p>STtime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Ttime</text:p>
          </table:table-cell>
          <table:table-cell office:value-type="string" calcext:value-type="string">
            <text:p>Hysti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GstimeP</text:p>
          </table:table-cell>
          <table:table-cell table:style-name="Default" office:value-type="string" calcext:value-type="string">
            <text:p>GbtimeP</text:p>
          </table:table-cell>
          <table:table-cell table:style-name="Default" office:value-type="string" calcext:value-type="string">
            <text:p>SttimeP</text:p>
          </table:table-cell>
          <table:table-cell table:style-name="Default" office:value-type="string" calcext:value-type="string">
            <text:p>NMSP</text:p>
          </table:table-cell>
          <table:table-cell table:style-name="Default" office:value-type="string" calcext:value-type="string">
            <text:p>DttimeP</text:p>
          </table:table-cell>
          <table:table-cell table:style-name="Default" office:value-type="string" calcext:value-type="string">
            <text:p>HystimeP</text:p>
          </table:table-cell>
        </table:table-row>
        <table:table-row table:style-name="ro1">
          <table:table-cell office:value-type="string" calcext:value-type="string">
            <text:p>360floralflaves-uLS5dH7thaI-unsplash(1).jpg</text:p>
          </table:table-cell>
          <table:table-cell office:value-type="float" office:value="769145" calcext:value-type="float">
            <text:p>769145</text:p>
          </table:table-cell>
          <table:table-cell office:value-type="float" office:value="47145.3" calcext:value-type="float">
            <text:p>47145.3</text:p>
          </table:table-cell>
          <table:table-cell office:value-type="float" office:value="1369880" calcext:value-type="float">
            <text:p>1369880</text:p>
          </table:table-cell>
          <table:table-cell office:value-type="float" office:value="485214" calcext:value-type="float">
            <text:p>485214</text:p>
          </table:table-cell>
          <table:table-cell office:value-type="float" office:value="141694" calcext:value-type="float">
            <text:p>141694</text:p>
          </table:table-cell>
          <table:table-cell office:value-type="float" office:value="29796.8" calcext:value-type="float">
            <text:p>29796.8</text:p>
          </table:table-cell>
          <table:table-cell office:value-type="float" office:value="42207.7" calcext:value-type="float">
            <text:p>42207.7</text:p>
          </table:table-cell>
          <table:table-cell office:value-type="float" office:value="2115940" calcext:value-type="float">
            <text:p>2115940</text:p>
          </table:table-cell>
          <table:table-cell/>
          <table:table-cell table:formula="of:=[.C2]/[.$I2]" office:value-type="percentage" office:value="0.0222810193105665" calcext:value-type="percentage">
            <text:p>2.23%</text:p>
          </table:table-cell>
          <table:table-cell table:formula="of:=[.D2]/[.$I2]" office:value-type="percentage" office:value="0.647409661899676" calcext:value-type="percentage">
            <text:p>64.74%</text:p>
          </table:table-cell>
          <table:table-cell table:formula="of:=[.E2]/[.$I2]" office:value-type="percentage" office:value="0.22931368564326" calcext:value-type="percentage">
            <text:p>22.93%</text:p>
          </table:table-cell>
          <table:table-cell table:formula="of:=[.F2]/[.$I2]" office:value-type="percentage" office:value="0.0669650368157887" calcext:value-type="percentage">
            <text:p>6.70%</text:p>
          </table:table-cell>
          <table:table-cell table:formula="of:=[.G2]/[.$I2]" office:value-type="percentage" office:value="0.0140820628184164" calcext:value-type="percentage">
            <text:p>1.41%</text:p>
          </table:table-cell>
          <table:table-cell table:formula="of:=[.H2]/[.$I2]" office:value-type="percentage" office:value="0.019947493785268" calcext:value-type="percentage">
            <text:p>1.99%</text:p>
          </table:table-cell>
        </table:table-row>
        <table:table-row table:style-name="ro1">
          <table:table-cell office:value-type="string" calcext:value-type="string">
            <text:p>360floralflaves-uLS5dH7thaI-unsplash(2).jpg</text:p>
          </table:table-cell>
          <table:table-cell office:value-type="float" office:value="3737051" calcext:value-type="float">
            <text:p>3737051</text:p>
          </table:table-cell>
          <table:table-cell office:value-type="float" office:value="168290" calcext:value-type="float">
            <text:p>168290</text:p>
          </table:table-cell>
          <table:table-cell office:value-type="float" office:value="6441180" calcext:value-type="float">
            <text:p>6441180</text:p>
          </table:table-cell>
          <table:table-cell office:value-type="float" office:value="2285210" calcext:value-type="float">
            <text:p>2285210</text:p>
          </table:table-cell>
          <table:table-cell office:value-type="float" office:value="677130" calcext:value-type="float">
            <text:p>677130</text:p>
          </table:table-cell>
          <table:table-cell office:value-type="float" office:value="135913" calcext:value-type="float">
            <text:p>135913</text:p>
          </table:table-cell>
          <table:table-cell office:value-type="float" office:value="181169" calcext:value-type="float">
            <text:p>181169</text:p>
          </table:table-cell>
          <table:table-cell office:value-type="float" office:value="9888890" calcext:value-type="float">
            <text:p>9888890</text:p>
          </table:table-cell>
          <table:table-cell/>
          <table:table-cell table:formula="of:=[.C3]/[.$I3]" office:value-type="percentage" office:value="0.0170180879754957" calcext:value-type="percentage">
            <text:p>1.70%</text:p>
          </table:table-cell>
          <table:table-cell table:formula="of:=[.D3]/[.$I3]" office:value-type="percentage" office:value="0.651355207712898" calcext:value-type="percentage">
            <text:p>65.14%</text:p>
          </table:table-cell>
          <table:table-cell table:formula="of:=[.E3]/[.$I3]" office:value-type="percentage" office:value="0.231088625720379" calcext:value-type="percentage">
            <text:p>23.11%</text:p>
          </table:table-cell>
          <table:table-cell table:formula="of:=[.F3]/[.$I3]" office:value-type="percentage" office:value="0.0684738125310323" calcext:value-type="percentage">
            <text:p>6.85%</text:p>
          </table:table-cell>
          <table:table-cell table:formula="of:=[.G3]/[.$I3]" office:value-type="percentage" office:value="0.0137440096916843" calcext:value-type="percentage">
            <text:p>1.37%</text:p>
          </table:table-cell>
          <table:table-cell table:formula="of:=[.H3]/[.$I3]" office:value-type="percentage" office:value="0.0183204586156788" calcext:value-type="percentage">
            <text:p>1.83%</text:p>
          </table:table-cell>
        </table:table-row>
        <table:table-row table:style-name="ro1">
          <table:table-cell office:value-type="string" calcext:value-type="string">
            <text:p>360floralflaves-uLS5dH7thaI-unsplash.jpg</text:p>
          </table:table-cell>
          <table:table-cell office:value-type="float" office:value="98448" calcext:value-type="float">
            <text:p>98448</text:p>
          </table:table-cell>
          <table:table-cell office:value-type="float" office:value="3580.52" calcext:value-type="float">
            <text:p>3580.52</text:p>
          </table:table-cell>
          <table:table-cell office:value-type="float" office:value="152164" calcext:value-type="float">
            <text:p>152164</text:p>
          </table:table-cell>
          <table:table-cell office:value-type="float" office:value="51263.6" calcext:value-type="float">
            <text:p>51263.6</text:p>
          </table:table-cell>
          <table:table-cell office:value-type="float" office:value="14393.4" calcext:value-type="float">
            <text:p>14393.4</text:p>
          </table:table-cell>
          <table:table-cell office:value-type="float" office:value="3485.26" calcext:value-type="float">
            <text:p>3485.26</text:p>
          </table:table-cell>
          <table:table-cell office:value-type="float" office:value="5830.9" calcext:value-type="float">
            <text:p>5830.9</text:p>
          </table:table-cell>
          <table:table-cell office:value-type="float" office:value="230717" calcext:value-type="float">
            <text:p>230717</text:p>
          </table:table-cell>
          <table:table-cell/>
          <table:table-cell table:formula="of:=[.C4]/[.$I4]" office:value-type="percentage" office:value="0.015519099156109" calcext:value-type="percentage">
            <text:p>1.55%</text:p>
          </table:table-cell>
          <table:table-cell table:formula="of:=[.D4]/[.$I4]" office:value-type="percentage" office:value="0.659526606188534" calcext:value-type="percentage">
            <text:p>65.95%</text:p>
          </table:table-cell>
          <table:table-cell table:formula="of:=[.E4]/[.$I4]" office:value-type="percentage" office:value="0.222192556248564" calcext:value-type="percentage">
            <text:p>22.22%</text:p>
          </table:table-cell>
          <table:table-cell table:formula="of:=[.F4]/[.$I4]" office:value-type="percentage" office:value="0.0623855199226758" calcext:value-type="percentage">
            <text:p>6.24%</text:p>
          </table:table-cell>
          <table:table-cell table:formula="of:=[.G4]/[.$I4]" office:value-type="percentage" office:value="0.0151062123727337" calcext:value-type="percentage">
            <text:p>1.51%</text:p>
          </table:table-cell>
          <table:table-cell table:formula="of:=[.H4]/[.$I4]" office:value-type="percentage" office:value="0.0252729534451297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ACD24-0161-064~orig.jpg</text:p>
          </table:table-cell>
          <table:table-cell office:value-type="float" office:value="11510581" calcext:value-type="float">
            <text:p>11510581</text:p>
          </table:table-cell>
          <table:table-cell office:value-type="float" office:value="142444" calcext:value-type="float">
            <text:p>142444</text:p>
          </table:table-cell>
          <table:table-cell office:value-type="float" office:value="5082200" calcext:value-type="float">
            <text:p>5082200</text:p>
          </table:table-cell>
          <table:table-cell office:value-type="float" office:value="1795590" calcext:value-type="float">
            <text:p>1795590</text:p>
          </table:table-cell>
          <table:table-cell office:value-type="float" office:value="534137" calcext:value-type="float">
            <text:p>534137</text:p>
          </table:table-cell>
          <table:table-cell office:value-type="float" office:value="106645" calcext:value-type="float">
            <text:p>106645</text:p>
          </table:table-cell>
          <table:table-cell office:value-type="float" office:value="154734" calcext:value-type="float">
            <text:p>154734</text:p>
          </table:table-cell>
          <table:table-cell office:value-type="float" office:value="7815750" calcext:value-type="float">
            <text:p>7815750</text:p>
          </table:table-cell>
          <table:table-cell/>
          <table:table-cell table:formula="of:=[.C5]/[.$I5]" office:value-type="percentage" office:value="0.0182252502958769" calcext:value-type="percentage">
            <text:p>1.82%</text:p>
          </table:table-cell>
          <table:table-cell table:formula="of:=[.D5]/[.$I5]" office:value-type="percentage" office:value="0.650251095544254" calcext:value-type="percentage">
            <text:p>65.03%</text:p>
          </table:table-cell>
          <table:table-cell table:formula="of:=[.E5]/[.$I5]" office:value-type="percentage" office:value="0.229739948181556" calcext:value-type="percentage">
            <text:p>22.97%</text:p>
          </table:table-cell>
          <table:table-cell table:formula="of:=[.F5]/[.$I5]" office:value-type="percentage" office:value="0.0683411060998625" calcext:value-type="percentage">
            <text:p>6.83%</text:p>
          </table:table-cell>
          <table:table-cell table:formula="of:=[.G5]/[.$I5]" office:value-type="percentage" office:value="0.013644883728369" calcext:value-type="percentage">
            <text:p>1.36%</text:p>
          </table:table-cell>
          <table:table-cell table:formula="of:=[.H5]/[.$I5]" office:value-type="percentage" office:value="0.0197977161500816" calcext:value-type="percentage">
            <text:p>1.98%</text:p>
          </table:table-cell>
        </table:table-row>
        <table:table-row table:style-name="ro1">
          <table:table-cell office:value-type="string" calcext:value-type="string">
            <text:p>a-chosen-soul-radulW4SHhA-unsplash(1).jpg</text:p>
          </table:table-cell>
          <table:table-cell office:value-type="float" office:value="215901" calcext:value-type="float">
            <text:p>215901</text:p>
          </table:table-cell>
          <table:table-cell office:value-type="float" office:value="27443.3" calcext:value-type="float">
            <text:p>27443.3</text:p>
          </table:table-cell>
          <table:table-cell office:value-type="float" office:value="511378" calcext:value-type="float">
            <text:p>511378</text:p>
          </table:table-cell>
          <table:table-cell office:value-type="float" office:value="162178" calcext:value-type="float">
            <text:p>162178</text:p>
          </table:table-cell>
          <table:table-cell office:value-type="float" office:value="41717.3" calcext:value-type="float">
            <text:p>41717.3</text:p>
          </table:table-cell>
          <table:table-cell office:value-type="float" office:value="10906.3" calcext:value-type="float">
            <text:p>10906.3</text:p>
          </table:table-cell>
          <table:table-cell office:value-type="float" office:value="16023.1" calcext:value-type="float">
            <text:p>16023.1</text:p>
          </table:table-cell>
          <table:table-cell office:value-type="float" office:value="769646" calcext:value-type="float">
            <text:p>769646</text:p>
          </table:table-cell>
          <table:table-cell/>
          <table:table-cell table:formula="of:=[.C6]/[.$I6]" office:value-type="percentage" office:value="0.0356570423285511" calcext:value-type="percentage">
            <text:p>3.57%</text:p>
          </table:table-cell>
          <table:table-cell table:formula="of:=[.D6]/[.$I6]" office:value-type="percentage" office:value="0.664432739207376" calcext:value-type="percentage">
            <text:p>66.44%</text:p>
          </table:table-cell>
          <table:table-cell table:formula="of:=[.E6]/[.$I6]" office:value-type="percentage" office:value="0.210717654610042" calcext:value-type="percentage">
            <text:p>21.07%</text:p>
          </table:table-cell>
          <table:table-cell table:formula="of:=[.F6]/[.$I6]" office:value-type="percentage" office:value="0.0542032310958545" calcext:value-type="percentage">
            <text:p>5.42%</text:p>
          </table:table-cell>
          <table:table-cell table:formula="of:=[.G6]/[.$I6]" office:value-type="percentage" office:value="0.0141705407421074" calcext:value-type="percentage">
            <text:p>1.42%</text:p>
          </table:table-cell>
          <table:table-cell table:formula="of:=[.H6]/[.$I6]" office:value-type="percentage" office:value="0.0208187920160697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a-chosen-soul-radulW4SHhA-unsplash(2).jpg</text:p>
          </table:table-cell>
          <table:table-cell office:value-type="float" office:value="295838" calcext:value-type="float">
            <text:p>295838</text:p>
          </table:table-cell>
          <table:table-cell office:value-type="float" office:value="20728.1" calcext:value-type="float">
            <text:p>20728.1</text:p>
          </table:table-cell>
          <table:table-cell office:value-type="float" office:value="804450" calcext:value-type="float">
            <text:p>804450</text:p>
          </table:table-cell>
          <table:table-cell office:value-type="float" office:value="250907" calcext:value-type="float">
            <text:p>250907</text:p>
          </table:table-cell>
          <table:table-cell office:value-type="float" office:value="64419.2" calcext:value-type="float">
            <text:p>64419.2</text:p>
          </table:table-cell>
          <table:table-cell office:value-type="float" office:value="16965.3" calcext:value-type="float">
            <text:p>16965.3</text:p>
          </table:table-cell>
          <table:table-cell office:value-type="float" office:value="23192.3" calcext:value-type="float">
            <text:p>23192.3</text:p>
          </table:table-cell>
          <table:table-cell office:value-type="float" office:value="1180660" calcext:value-type="float">
            <text:p>1180660</text:p>
          </table:table-cell>
          <table:table-cell/>
          <table:table-cell table:formula="of:=[.C7]/[.$I7]" office:value-type="percentage" office:value="0.0175563667779039" calcext:value-type="percentage">
            <text:p>1.76%</text:p>
          </table:table-cell>
          <table:table-cell table:formula="of:=[.D7]/[.$I7]" office:value-type="percentage" office:value="0.681356190605255" calcext:value-type="percentage">
            <text:p>68.14%</text:p>
          </table:table-cell>
          <table:table-cell table:formula="of:=[.E7]/[.$I7]" office:value-type="percentage" office:value="0.212514186980164" calcext:value-type="percentage">
            <text:p>21.25%</text:p>
          </table:table-cell>
          <table:table-cell table:formula="of:=[.F7]/[.$I7]" office:value-type="percentage" office:value="0.0545620246302915" calcext:value-type="percentage">
            <text:p>5.46%</text:p>
          </table:table-cell>
          <table:table-cell table:formula="of:=[.G7]/[.$I7]" office:value-type="percentage" office:value="0.0143693357952332" calcext:value-type="percentage">
            <text:p>1.44%</text:p>
          </table:table-cell>
          <table:table-cell table:formula="of:=[.H7]/[.$I7]" office:value-type="percentage" office:value="0.0196435044805448" calcext:value-type="percentage">
            <text:p>1.96%</text:p>
          </table:table-cell>
        </table:table-row>
        <table:table-row table:style-name="ro1">
          <table:table-cell office:value-type="string" calcext:value-type="string">
            <text:p>a-chosen-soul-radulW4SHhA-unsplash(3).jpg</text:p>
          </table:table-cell>
          <table:table-cell office:value-type="float" office:value="4263924" calcext:value-type="float">
            <text:p>4263924</text:p>
          </table:table-cell>
          <table:table-cell office:value-type="float" office:value="501314" calcext:value-type="float">
            <text:p>501314</text:p>
          </table:table-cell>
          <table:table-cell office:value-type="float" office:value="12832600" calcext:value-type="float">
            <text:p>12832600</text:p>
          </table:table-cell>
          <table:table-cell office:value-type="float" office:value="4159680" calcext:value-type="float">
            <text:p>4159680</text:p>
          </table:table-cell>
          <table:table-cell office:value-type="float" office:value="1205240" calcext:value-type="float">
            <text:p>1205240</text:p>
          </table:table-cell>
          <table:table-cell office:value-type="float" office:value="261060" calcext:value-type="float">
            <text:p>261060</text:p>
          </table:table-cell>
          <table:table-cell office:value-type="float" office:value="299242" calcext:value-type="float">
            <text:p>299242</text:p>
          </table:table-cell>
          <table:table-cell office:value-type="float" office:value="19259100" calcext:value-type="float">
            <text:p>19259100</text:p>
          </table:table-cell>
          <table:table-cell/>
          <table:table-cell table:formula="of:=[.C8]/[.$I8]" office:value-type="percentage" office:value="0.0260299806325322" calcext:value-type="percentage">
            <text:p>2.60%</text:p>
          </table:table-cell>
          <table:table-cell table:formula="of:=[.D8]/[.$I8]" office:value-type="percentage" office:value="0.666313586823891" calcext:value-type="percentage">
            <text:p>66.63%</text:p>
          </table:table-cell>
          <table:table-cell table:formula="of:=[.E8]/[.$I8]" office:value-type="percentage" office:value="0.215985170646603" calcext:value-type="percentage">
            <text:p>21.60%</text:p>
          </table:table-cell>
          <table:table-cell table:formula="of:=[.F8]/[.$I8]" office:value-type="percentage" office:value="0.0625802867216017" calcext:value-type="percentage">
            <text:p>6.26%</text:p>
          </table:table-cell>
          <table:table-cell table:formula="of:=[.G8]/[.$I8]" office:value-type="percentage" office:value="0.0135551505522065" calcext:value-type="percentage">
            <text:p>1.36%</text:p>
          </table:table-cell>
          <table:table-cell table:formula="of:=[.H8]/[.$I8]" office:value-type="percentage" office:value="0.0155376938693916" calcext:value-type="percentage">
            <text:p>1.55%</text:p>
          </table:table-cell>
        </table:table-row>
        <table:table-row table:style-name="ro1">
          <table:table-cell office:value-type="string" calcext:value-type="string">
            <text:p>a-chosen-soul-radulW4SHhA-unsplash.jpg</text:p>
          </table:table-cell>
          <table:table-cell office:value-type="float" office:value="46099" calcext:value-type="float">
            <text:p>46099</text:p>
          </table:table-cell>
          <table:table-cell office:value-type="float" office:value="1277.17" calcext:value-type="float">
            <text:p>1277.17</text:p>
          </table:table-cell>
          <table:table-cell office:value-type="float" office:value="57145.3" calcext:value-type="float">
            <text:p>57145.3</text:p>
          </table:table-cell>
          <table:table-cell office:value-type="float" office:value="19011.8" calcext:value-type="float">
            <text:p>19011.8</text:p>
          </table:table-cell>
          <table:table-cell office:value-type="float" office:value="4879.76" calcext:value-type="float">
            <text:p>4879.76</text:p>
          </table:table-cell>
          <table:table-cell office:value-type="float" office:value="1368.89" calcext:value-type="float">
            <text:p>1368.89</text:p>
          </table:table-cell>
          <table:table-cell office:value-type="float" office:value="2756.84" calcext:value-type="float">
            <text:p>2756.84</text:p>
          </table:table-cell>
          <table:table-cell office:value-type="float" office:value="86439.8" calcext:value-type="float">
            <text:p>86439.8</text:p>
          </table:table-cell>
          <table:table-cell/>
          <table:table-cell table:formula="of:=[.C9]/[.$I9]" office:value-type="percentage" office:value="0.0147752539917954" calcext:value-type="percentage">
            <text:p>1.48%</text:p>
          </table:table-cell>
          <table:table-cell table:formula="of:=[.D9]/[.$I9]" office:value-type="percentage" office:value="0.661099400970386" calcext:value-type="percentage">
            <text:p>66.11%</text:p>
          </table:table-cell>
          <table:table-cell table:formula="of:=[.E9]/[.$I9]" office:value-type="percentage" office:value="0.219942665300012" calcext:value-type="percentage">
            <text:p>21.99%</text:p>
          </table:table-cell>
          <table:table-cell table:formula="of:=[.F9]/[.$I9]" office:value-type="percentage" office:value="0.0564526988725101" calcext:value-type="percentage">
            <text:p>5.65%</text:p>
          </table:table-cell>
          <table:table-cell table:formula="of:=[.G9]/[.$I9]" office:value-type="percentage" office:value="0.015836339278897" calcext:value-type="percentage">
            <text:p>1.58%</text:p>
          </table:table-cell>
          <table:table-cell table:formula="of:=[.H9]/[.$I9]" office:value-type="percentage" office:value="0.0318931788366007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behnam-norouzi-I5eKsDa8iwY-unsplash.jpg</text:p>
          </table:table-cell>
          <table:table-cell office:value-type="float" office:value="122422" calcext:value-type="float">
            <text:p>122422</text:p>
          </table:table-cell>
          <table:table-cell office:value-type="float" office:value="3191.43" calcext:value-type="float">
            <text:p>3191.43</text:p>
          </table:table-cell>
          <table:table-cell office:value-type="float" office:value="135293" calcext:value-type="float">
            <text:p>135293</text:p>
          </table:table-cell>
          <table:table-cell office:value-type="float" office:value="42631.4" calcext:value-type="float">
            <text:p>42631.4</text:p>
          </table:table-cell>
          <table:table-cell office:value-type="float" office:value="10152.2" calcext:value-type="float">
            <text:p>10152.2</text:p>
          </table:table-cell>
          <table:table-cell office:value-type="float" office:value="3252.92" calcext:value-type="float">
            <text:p>3252.92</text:p>
          </table:table-cell>
          <table:table-cell office:value-type="float" office:value="7823.37" calcext:value-type="float">
            <text:p>7823.37</text:p>
          </table:table-cell>
          <table:table-cell office:value-type="float" office:value="202344" calcext:value-type="float">
            <text:p>202344</text:p>
          </table:table-cell>
          <table:table-cell/>
          <table:table-cell table:formula="of:=[.C10]/[.$I10]" office:value-type="percentage" office:value="0.0157722986597082" calcext:value-type="percentage">
            <text:p>1.58%</text:p>
          </table:table-cell>
          <table:table-cell table:formula="of:=[.D10]/[.$I10]" office:value-type="percentage" office:value="0.668628671964575" calcext:value-type="percentage">
            <text:p>66.86%</text:p>
          </table:table-cell>
          <table:table-cell table:formula="of:=[.E10]/[.$I10]" office:value-type="percentage" office:value="0.210687739690824" calcext:value-type="percentage">
            <text:p>21.07%</text:p>
          </table:table-cell>
          <table:table-cell table:formula="of:=[.F10]/[.$I10]" office:value-type="percentage" office:value="0.0501729727592615" calcext:value-type="percentage">
            <text:p>5.02%</text:p>
          </table:table-cell>
          <table:table-cell table:formula="of:=[.G10]/[.$I10]" office:value-type="percentage" office:value="0.0160761870873364" calcext:value-type="percentage">
            <text:p>1.61%</text:p>
          </table:table-cell>
          <table:table-cell table:formula="of:=[.H10]/[.$I10]" office:value-type="percentage" office:value="0.0386637113035227" calcext:value-type="percentage">
            <text:p>3.87%</text:p>
          </table:table-cell>
        </table:table-row>
        <table:table-row table:style-name="ro1">
          <table:table-cell office:value-type="string" calcext:value-type="string">
            <text:p>benjamin-chambon-0vnmC_UWuMg-unsplash.jpg</text:p>
          </table:table-cell>
          <table:table-cell office:value-type="float" office:value="776405" calcext:value-type="float">
            <text:p>776405</text:p>
          </table:table-cell>
          <table:table-cell office:value-type="float" office:value="45017.2" calcext:value-type="float">
            <text:p>45017.2</text:p>
          </table:table-cell>
          <table:table-cell office:value-type="float" office:value="1369440" calcext:value-type="float">
            <text:p>1369440</text:p>
          </table:table-cell>
          <table:table-cell office:value-type="float" office:value="448098" calcext:value-type="float">
            <text:p>448098</text:p>
          </table:table-cell>
          <table:table-cell office:value-type="float" office:value="112688" calcext:value-type="float">
            <text:p>112688</text:p>
          </table:table-cell>
          <table:table-cell office:value-type="float" office:value="29632.2" calcext:value-type="float">
            <text:p>29632.2</text:p>
          </table:table-cell>
          <table:table-cell office:value-type="float" office:value="45244.9" calcext:value-type="float">
            <text:p>45244.9</text:p>
          </table:table-cell>
          <table:table-cell office:value-type="float" office:value="2050120" calcext:value-type="float">
            <text:p>2050120</text:p>
          </table:table-cell>
          <table:table-cell/>
          <table:table-cell table:formula="of:=[.C11]/[.$I11]" office:value-type="percentage" office:value="0.0219583243907674" calcext:value-type="percentage">
            <text:p>2.20%</text:p>
          </table:table-cell>
          <table:table-cell table:formula="of:=[.D11]/[.$I11]" office:value-type="percentage" office:value="0.667980410902776" calcext:value-type="percentage">
            <text:p>66.80%</text:p>
          </table:table-cell>
          <table:table-cell table:formula="of:=[.E11]/[.$I11]" office:value-type="percentage" office:value="0.218571595809026" calcext:value-type="percentage">
            <text:p>21.86%</text:p>
          </table:table-cell>
          <table:table-cell table:formula="of:=[.F11]/[.$I11]" office:value-type="percentage" office:value="0.0549665385440852" calcext:value-type="percentage">
            <text:p>5.50%</text:p>
          </table:table-cell>
          <table:table-cell table:formula="of:=[.G11]/[.$I11]" office:value-type="percentage" office:value="0.0144538856262072" calcext:value-type="percentage">
            <text:p>1.45%</text:p>
          </table:table-cell>
          <table:table-cell table:formula="of:=[.H11]/[.$I11]" office:value-type="percentage" office:value="0.0220693910600355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benjamin-chambon-SRXkNrlTalM-unsplash.jpg</text:p>
          </table:table-cell>
          <table:table-cell office:value-type="float" office:value="1185847" calcext:value-type="float">
            <text:p>1185847</text:p>
          </table:table-cell>
          <table:table-cell office:value-type="float" office:value="39583.3" calcext:value-type="float">
            <text:p>39583.3</text:p>
          </table:table-cell>
          <table:table-cell office:value-type="float" office:value="1368820" calcext:value-type="float">
            <text:p>1368820</text:p>
          </table:table-cell>
          <table:table-cell office:value-type="float" office:value="453047" calcext:value-type="float">
            <text:p>453047</text:p>
          </table:table-cell>
          <table:table-cell office:value-type="float" office:value="117126" calcext:value-type="float">
            <text:p>117126</text:p>
          </table:table-cell>
          <table:table-cell office:value-type="float" office:value="33760.4" calcext:value-type="float">
            <text:p>33760.4</text:p>
          </table:table-cell>
          <table:table-cell office:value-type="float" office:value="74168.9" calcext:value-type="float">
            <text:p>74168.9</text:p>
          </table:table-cell>
          <table:table-cell office:value-type="float" office:value="2086510" calcext:value-type="float">
            <text:p>2086510</text:p>
          </table:table-cell>
          <table:table-cell/>
          <table:table-cell table:formula="of:=[.C12]/[.$I12]" office:value-type="percentage" office:value="0.0189710569323895" calcext:value-type="percentage">
            <text:p>1.90%</text:p>
          </table:table-cell>
          <table:table-cell table:formula="of:=[.D12]/[.$I12]" office:value-type="percentage" office:value="0.656033280453964" calcext:value-type="percentage">
            <text:p>65.60%</text:p>
          </table:table-cell>
          <table:table-cell table:formula="of:=[.E12]/[.$I12]" office:value-type="percentage" office:value="0.217131477922464" calcext:value-type="percentage">
            <text:p>21.71%</text:p>
          </table:table-cell>
          <table:table-cell table:formula="of:=[.F12]/[.$I12]" office:value-type="percentage" office:value="0.0561348855265491" calcext:value-type="percentage">
            <text:p>5.61%</text:p>
          </table:table-cell>
          <table:table-cell table:formula="of:=[.G12]/[.$I12]" office:value-type="percentage" office:value="0.0161803202476863" calcext:value-type="percentage">
            <text:p>1.62%</text:p>
          </table:table-cell>
          <table:table-cell table:formula="of:=[.H12]/[.$I12]" office:value-type="percentage" office:value="0.0355468701324221" calcext:value-type="percentage">
            <text:p>3.55%</text:p>
          </table:table-cell>
        </table:table-row>
        <table:table-row table:style-name="ro1">
          <table:table-cell office:value-type="string" calcext:value-type="string">
            <text:p>bernard-hermant-nHRXNv2qeDE-unsplash(1).jpg</text:p>
          </table:table-cell>
          <table:table-cell office:value-type="float" office:value="2035689" calcext:value-type="float">
            <text:p>2035689</text:p>
          </table:table-cell>
          <table:table-cell office:value-type="float" office:value="37773.4" calcext:value-type="float">
            <text:p>37773.4</text:p>
          </table:table-cell>
          <table:table-cell office:value-type="float" office:value="1370570" calcext:value-type="float">
            <text:p>1370570</text:p>
          </table:table-cell>
          <table:table-cell office:value-type="float" office:value="493306" calcext:value-type="float">
            <text:p>493306</text:p>
          </table:table-cell>
          <table:table-cell office:value-type="float" office:value="124177" calcext:value-type="float">
            <text:p>124177</text:p>
          </table:table-cell>
          <table:table-cell office:value-type="float" office:value="37739.4" calcext:value-type="float">
            <text:p>37739.4</text:p>
          </table:table-cell>
          <table:table-cell office:value-type="float" office:value="115899" calcext:value-type="float">
            <text:p>115899</text:p>
          </table:table-cell>
          <table:table-cell office:value-type="float" office:value="2179460" calcext:value-type="float">
            <text:p>2179460</text:p>
          </table:table-cell>
          <table:table-cell/>
          <table:table-cell table:formula="of:=[.C13]/[.$I13]" office:value-type="percentage" office:value="0.0173315408403917" calcext:value-type="percentage">
            <text:p>1.73%</text:p>
          </table:table-cell>
          <table:table-cell table:formula="of:=[.D13]/[.$I13]" office:value-type="percentage" office:value="0.628857606930157" calcext:value-type="percentage">
            <text:p>62.89%</text:p>
          </table:table-cell>
          <table:table-cell table:formula="of:=[.E13]/[.$I13]" office:value-type="percentage" office:value="0.226343222633129" calcext:value-type="percentage">
            <text:p>22.63%</text:p>
          </table:table-cell>
          <table:table-cell table:formula="of:=[.F13]/[.$I13]" office:value-type="percentage" office:value="0.056976039936498" calcext:value-type="percentage">
            <text:p>5.70%</text:p>
          </table:table-cell>
          <table:table-cell table:formula="of:=[.G13]/[.$I13]" office:value-type="percentage" office:value="0.0173159406458481" calcext:value-type="percentage">
            <text:p>1.73%</text:p>
          </table:table-cell>
          <table:table-cell table:formula="of:=[.H13]/[.$I13]" office:value-type="percentage" office:value="0.0531778513943821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bernard-hermant-nHRXNv2qeDE-unsplash(2).jpg</text:p>
          </table:table-cell>
          <table:table-cell office:value-type="float" office:value="3100276" calcext:value-type="float">
            <text:p>3100276</text:p>
          </table:table-cell>
          <table:table-cell office:value-type="float" office:value="50872.9" calcext:value-type="float">
            <text:p>50872.9</text:p>
          </table:table-cell>
          <table:table-cell office:value-type="float" office:value="2156380" calcext:value-type="float">
            <text:p>2156380</text:p>
          </table:table-cell>
          <table:table-cell office:value-type="float" office:value="763037" calcext:value-type="float">
            <text:p>763037</text:p>
          </table:table-cell>
          <table:table-cell office:value-type="float" office:value="195348" calcext:value-type="float">
            <text:p>195348</text:p>
          </table:table-cell>
          <table:table-cell office:value-type="float" office:value="57642.4" calcext:value-type="float">
            <text:p>57642.4</text:p>
          </table:table-cell>
          <table:table-cell office:value-type="float" office:value="169257" calcext:value-type="float">
            <text:p>169257</text:p>
          </table:table-cell>
          <table:table-cell office:value-type="float" office:value="3392540" calcext:value-type="float">
            <text:p>3392540</text:p>
          </table:table-cell>
          <table:table-cell/>
          <table:table-cell table:formula="of:=[.C14]/[.$I14]" office:value-type="percentage" office:value="0.0149955195811987" calcext:value-type="percentage">
            <text:p>1.50%</text:p>
          </table:table-cell>
          <table:table-cell table:formula="of:=[.D14]/[.$I14]" office:value-type="percentage" office:value="0.635624045700272" calcext:value-type="percentage">
            <text:p>63.56%</text:p>
          </table:table-cell>
          <table:table-cell table:formula="of:=[.E14]/[.$I14]" office:value-type="percentage" office:value="0.224916139529674" calcext:value-type="percentage">
            <text:p>22.49%</text:p>
          </table:table-cell>
          <table:table-cell table:formula="of:=[.F14]/[.$I14]" office:value-type="percentage" office:value="0.0575816349991452" calcext:value-type="percentage">
            <text:p>5.76%</text:p>
          </table:table-cell>
          <table:table-cell table:formula="of:=[.G14]/[.$I14]" office:value-type="percentage" office:value="0.0169909271519275" calcext:value-type="percentage">
            <text:p>1.70%</text:p>
          </table:table-cell>
          <table:table-cell table:formula="of:=[.H14]/[.$I14]" office:value-type="percentage" office:value="0.0498909371739169" calcext:value-type="percentage">
            <text:p>4.99%</text:p>
          </table:table-cell>
        </table:table-row>
        <table:table-row table:style-name="ro1">
          <table:table-cell office:value-type="string" calcext:value-type="string">
            <text:p>bernard-hermant-nHRXNv2qeDE-unsplash(3).jpg</text:p>
          </table:table-cell>
          <table:table-cell office:value-type="float" office:value="293714" calcext:value-type="float">
            <text:p>293714</text:p>
          </table:table-cell>
          <table:table-cell office:value-type="float" office:value="3616.4" calcext:value-type="float">
            <text:p>3616.4</text:p>
          </table:table-cell>
          <table:table-cell office:value-type="float" office:value="151860" calcext:value-type="float">
            <text:p>151860</text:p>
          </table:table-cell>
          <table:table-cell office:value-type="float" office:value="55028.4" calcext:value-type="float">
            <text:p>55028.4</text:p>
          </table:table-cell>
          <table:table-cell office:value-type="float" office:value="13929.6" calcext:value-type="float">
            <text:p>13929.6</text:p>
          </table:table-cell>
          <table:table-cell office:value-type="float" office:value="4578.41" calcext:value-type="float">
            <text:p>4578.41</text:p>
          </table:table-cell>
          <table:table-cell office:value-type="float" office:value="15845.7" calcext:value-type="float">
            <text:p>15845.7</text:p>
          </table:table-cell>
          <table:table-cell office:value-type="float" office:value="244859" calcext:value-type="float">
            <text:p>244859</text:p>
          </table:table-cell>
          <table:table-cell/>
          <table:table-cell table:formula="of:=[.C15]/[.$I15]" office:value-type="percentage" office:value="0.0147693162187218" calcext:value-type="percentage">
            <text:p>1.48%</text:p>
          </table:table-cell>
          <table:table-cell table:formula="of:=[.D15]/[.$I15]" office:value-type="percentage" office:value="0.620193662475139" calcext:value-type="percentage">
            <text:p>62.02%</text:p>
          </table:table-cell>
          <table:table-cell table:formula="of:=[.E15]/[.$I15]" office:value-type="percentage" office:value="0.224735051601126" calcext:value-type="percentage">
            <text:p>22.47%</text:p>
          </table:table-cell>
          <table:table-cell table:formula="of:=[.F15]/[.$I15]" office:value-type="percentage" office:value="0.0568882499724331" calcext:value-type="percentage">
            <text:p>5.69%</text:p>
          </table:table-cell>
          <table:table-cell table:formula="of:=[.G15]/[.$I15]" office:value-type="percentage" office:value="0.0186981487304939" calcext:value-type="percentage">
            <text:p>1.87%</text:p>
          </table:table-cell>
          <table:table-cell table:formula="of:=[.H15]/[.$I15]" office:value-type="percentage" office:value="0.0647135698504037" calcext:value-type="percentage">
            <text:p>6.47%</text:p>
          </table:table-cell>
        </table:table-row>
        <table:table-row table:style-name="ro1">
          <table:table-cell office:value-type="string" calcext:value-type="string">
            <text:p>bernard-hermant-nHRXNv2qeDE-unsplash.jpg</text:p>
          </table:table-cell>
          <table:table-cell office:value-type="float" office:value="8668552" calcext:value-type="float">
            <text:p>8668552</text:p>
          </table:table-cell>
          <table:table-cell office:value-type="float" office:value="166333" calcext:value-type="float">
            <text:p>166333</text:p>
          </table:table-cell>
          <table:table-cell office:value-type="float" office:value="5948110" calcext:value-type="float">
            <text:p>5948110</text:p>
          </table:table-cell>
          <table:table-cell office:value-type="float" office:value="2134100" calcext:value-type="float">
            <text:p>2134100</text:p>
          </table:table-cell>
          <table:table-cell office:value-type="float" office:value="562305" calcext:value-type="float">
            <text:p>562305</text:p>
          </table:table-cell>
          <table:table-cell office:value-type="float" office:value="152776" calcext:value-type="float">
            <text:p>152776</text:p>
          </table:table-cell>
          <table:table-cell office:value-type="float" office:value="401111" calcext:value-type="float">
            <text:p>401111</text:p>
          </table:table-cell>
          <table:table-cell office:value-type="float" office:value="9364730" calcext:value-type="float">
            <text:p>9364730</text:p>
          </table:table-cell>
          <table:table-cell/>
          <table:table-cell table:formula="of:=[.C16]/[.$I16]" office:value-type="percentage" office:value="0.0177616439555652" calcext:value-type="percentage">
            <text:p>1.78%</text:p>
          </table:table-cell>
          <table:table-cell table:formula="of:=[.D16]/[.$I16]" office:value-type="percentage" office:value="0.635160864221392" calcext:value-type="percentage">
            <text:p>63.52%</text:p>
          </table:table-cell>
          <table:table-cell table:formula="of:=[.E16]/[.$I16]" office:value-type="percentage" office:value="0.22788697591922" calcext:value-type="percentage">
            <text:p>22.79%</text:p>
          </table:table-cell>
          <table:table-cell table:formula="of:=[.F16]/[.$I16]" office:value-type="percentage" office:value="0.0600449772711013" calcext:value-type="percentage">
            <text:p>6.00%</text:p>
          </table:table-cell>
          <table:table-cell table:formula="of:=[.G16]/[.$I16]" office:value-type="percentage" office:value="0.0163139780858605" calcext:value-type="percentage">
            <text:p>1.63%</text:p>
          </table:table-cell>
          <table:table-cell table:formula="of:=[.H16]/[.$I16]" office:value-type="percentage" office:value="0.0428320944650834" calcext:value-type="percentage">
            <text:p>4.28%</text:p>
          </table:table-cell>
        </table:table-row>
        <table:table-row table:style-name="ro1">
          <table:table-cell office:value-type="string" calcext:value-type="string">
            <text:p>christopher-stites-9RUeWUWUSII-unsplash(1).jpg</text:p>
          </table:table-cell>
          <table:table-cell office:value-type="float" office:value="1710303" calcext:value-type="float">
            <text:p>1710303</text:p>
          </table:table-cell>
          <table:table-cell office:value-type="float" office:value="32001" calcext:value-type="float">
            <text:p>32001</text:p>
          </table:table-cell>
          <table:table-cell office:value-type="float" office:value="1216080" calcext:value-type="float">
            <text:p>1216080</text:p>
          </table:table-cell>
          <table:table-cell office:value-type="float" office:value="437999" calcext:value-type="float">
            <text:p>437999</text:p>
          </table:table-cell>
          <table:table-cell office:value-type="float" office:value="123466" calcext:value-type="float">
            <text:p>123466</text:p>
          </table:table-cell>
          <table:table-cell office:value-type="float" office:value="36436.7" calcext:value-type="float">
            <text:p>36436.7</text:p>
          </table:table-cell>
          <table:table-cell office:value-type="float" office:value="104791" calcext:value-type="float">
            <text:p>104791</text:p>
          </table:table-cell>
          <table:table-cell office:value-type="float" office:value="1950780" calcext:value-type="float">
            <text:p>1950780</text:p>
          </table:table-cell>
          <table:table-cell/>
          <table:table-cell table:formula="of:=[.C17]/[.$I17]" office:value-type="percentage" office:value="0.0164042075477501" calcext:value-type="percentage">
            <text:p>1.64%</text:p>
          </table:table-cell>
          <table:table-cell table:formula="of:=[.D17]/[.$I17]" office:value-type="percentage" office:value="0.623381416664104" calcext:value-type="percentage">
            <text:p>62.34%</text:p>
          </table:table-cell>
          <table:table-cell table:formula="of:=[.E17]/[.$I17]" office:value-type="percentage" office:value="0.224525061770164" calcext:value-type="percentage">
            <text:p>22.45%</text:p>
          </table:table-cell>
          <table:table-cell table:formula="of:=[.F17]/[.$I17]" office:value-type="percentage" office:value="0.0632905812034161" calcext:value-type="percentage">
            <text:p>6.33%</text:p>
          </table:table-cell>
          <table:table-cell table:formula="of:=[.G17]/[.$I17]" office:value-type="percentage" office:value="0.0186780159730979" calcext:value-type="percentage">
            <text:p>1.87%</text:p>
          </table:table-cell>
          <table:table-cell table:formula="of:=[.H17]/[.$I17]" office:value-type="percentage" office:value="0.0537174873640287" calcext:value-type="percentage">
            <text:p>5.37%</text:p>
          </table:table-cell>
        </table:table-row>
        <table:table-row table:style-name="ro1">
          <table:table-cell office:value-type="string" calcext:value-type="string">
            <text:p>christopher-stites-9RUeWUWUSII-unsplash(2).jpg</text:p>
          </table:table-cell>
          <table:table-cell office:value-type="float" office:value="2484014" calcext:value-type="float">
            <text:p>2484014</text:p>
          </table:table-cell>
          <table:table-cell office:value-type="float" office:value="72686.1" calcext:value-type="float">
            <text:p>72686.1</text:p>
          </table:table-cell>
          <table:table-cell office:value-type="float" office:value="1906550" calcext:value-type="float">
            <text:p>1906550</text:p>
          </table:table-cell>
          <table:table-cell office:value-type="float" office:value="684291" calcext:value-type="float">
            <text:p>684291</text:p>
          </table:table-cell>
          <table:table-cell office:value-type="float" office:value="191852" calcext:value-type="float">
            <text:p>191852</text:p>
          </table:table-cell>
          <table:table-cell office:value-type="float" office:value="55590.5" calcext:value-type="float">
            <text:p>55590.5</text:p>
          </table:table-cell>
          <table:table-cell office:value-type="float" office:value="158972" calcext:value-type="float">
            <text:p>158972</text:p>
          </table:table-cell>
          <table:table-cell office:value-type="float" office:value="3069940" calcext:value-type="float">
            <text:p>3069940</text:p>
          </table:table-cell>
          <table:table-cell/>
          <table:table-cell table:formula="of:=[.C18]/[.$I18]" office:value-type="percentage" office:value="0.0236767168087976" calcext:value-type="percentage">
            <text:p>2.37%</text:p>
          </table:table-cell>
          <table:table-cell table:formula="of:=[.D18]/[.$I18]" office:value-type="percentage" office:value="0.621038196186245" calcext:value-type="percentage">
            <text:p>62.10%</text:p>
          </table:table-cell>
          <table:table-cell table:formula="of:=[.E18]/[.$I18]" office:value-type="percentage" office:value="0.22290044756575" calcext:value-type="percentage">
            <text:p>22.29%</text:p>
          </table:table-cell>
          <table:table-cell table:formula="of:=[.F18]/[.$I18]" office:value-type="percentage" office:value="0.0624937295191437" calcext:value-type="percentage">
            <text:p>6.25%</text:p>
          </table:table-cell>
          <table:table-cell table:formula="of:=[.G18]/[.$I18]" office:value-type="percentage" office:value="0.0181080086255757" calcext:value-type="percentage">
            <text:p>1.81%</text:p>
          </table:table-cell>
          <table:table-cell table:formula="of:=[.H18]/[.$I18]" office:value-type="percentage" office:value="0.0517834224773123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christopher-stites-9RUeWUWUSII-unsplash(3).jpg</text:p>
          </table:table-cell>
          <table:table-cell office:value-type="float" office:value="3920328" calcext:value-type="float">
            <text:p>3920328</text:p>
          </table:table-cell>
          <table:table-cell office:value-type="float" office:value="71644.7" calcext:value-type="float">
            <text:p>71644.7</text:p>
          </table:table-cell>
          <table:table-cell office:value-type="float" office:value="3014110" calcext:value-type="float">
            <text:p>3014110</text:p>
          </table:table-cell>
          <table:table-cell office:value-type="float" office:value="1092910" calcext:value-type="float">
            <text:p>1092910</text:p>
          </table:table-cell>
          <table:table-cell office:value-type="float" office:value="302406" calcext:value-type="float">
            <text:p>302406</text:p>
          </table:table-cell>
          <table:table-cell office:value-type="float" office:value="86747.5" calcext:value-type="float">
            <text:p>86747.5</text:p>
          </table:table-cell>
          <table:table-cell office:value-type="float" office:value="241487" calcext:value-type="float">
            <text:p>241487</text:p>
          </table:table-cell>
          <table:table-cell office:value-type="float" office:value="4809300" calcext:value-type="float">
            <text:p>4809300</text:p>
          </table:table-cell>
          <table:table-cell/>
          <table:table-cell table:formula="of:=[.C19]/[.$I19]" office:value-type="percentage" office:value="0.0148971160044081" calcext:value-type="percentage">
            <text:p>1.49%</text:p>
          </table:table-cell>
          <table:table-cell table:formula="of:=[.D19]/[.$I19]" office:value-type="percentage" office:value="0.626725303058657" calcext:value-type="percentage">
            <text:p>62.67%</text:p>
          </table:table-cell>
          <table:table-cell table:formula="of:=[.E19]/[.$I19]" office:value-type="percentage" office:value="0.227249287838147" calcext:value-type="percentage">
            <text:p>22.72%</text:p>
          </table:table-cell>
          <table:table-cell table:formula="of:=[.F19]/[.$I19]" office:value-type="percentage" office:value="0.062879421121577" calcext:value-type="percentage">
            <text:p>6.29%</text:p>
          </table:table-cell>
          <table:table-cell table:formula="of:=[.G19]/[.$I19]" office:value-type="percentage" office:value="0.0180374482772961" calcext:value-type="percentage">
            <text:p>1.80%</text:p>
          </table:table-cell>
          <table:table-cell table:formula="of:=[.H19]/[.$I19]" office:value-type="percentage" office:value="0.0502125049383486" calcext:value-type="percentage">
            <text:p>5.02%</text:p>
          </table:table-cell>
        </table:table-row>
        <table:table-row table:style-name="ro1">
          <table:table-cell office:value-type="string" calcext:value-type="string">
            <text:p>christopher-stites-9RUeWUWUSII-unsplash.jpg</text:p>
          </table:table-cell>
          <table:table-cell office:value-type="float" office:value="216569" calcext:value-type="float">
            <text:p>216569</text:p>
          </table:table-cell>
          <table:table-cell office:value-type="float" office:value="3509.42" calcext:value-type="float">
            <text:p>3509.42</text:p>
          </table:table-cell>
          <table:table-cell office:value-type="float" office:value="139588" calcext:value-type="float">
            <text:p>139588</text:p>
          </table:table-cell>
          <table:table-cell office:value-type="float" office:value="49513.2" calcext:value-type="float">
            <text:p>49513.2</text:p>
          </table:table-cell>
          <table:table-cell office:value-type="float" office:value="13910.1" calcext:value-type="float">
            <text:p>13910.1</text:p>
          </table:table-cell>
          <table:table-cell office:value-type="float" office:value="4120.76" calcext:value-type="float">
            <text:p>4120.76</text:p>
          </table:table-cell>
          <table:table-cell office:value-type="float" office:value="11945.7" calcext:value-type="float">
            <text:p>11945.7</text:p>
          </table:table-cell>
          <table:table-cell office:value-type="float" office:value="222587" calcext:value-type="float">
            <text:p>222587</text:p>
          </table:table-cell>
          <table:table-cell/>
          <table:table-cell table:formula="of:=[.C20]/[.$I20]" office:value-type="percentage" office:value="0.015766509275025" calcext:value-type="percentage">
            <text:p>1.58%</text:p>
          </table:table-cell>
          <table:table-cell table:formula="of:=[.D20]/[.$I20]" office:value-type="percentage" office:value="0.6271165881206" calcext:value-type="percentage">
            <text:p>62.71%</text:p>
          </table:table-cell>
          <table:table-cell table:formula="of:=[.E20]/[.$I20]" office:value-type="percentage" office:value="0.222444257750902" calcext:value-type="percentage">
            <text:p>22.24%</text:p>
          </table:table-cell>
          <table:table-cell table:formula="of:=[.F20]/[.$I20]" office:value-type="percentage" office:value="0.0624928679572482" calcext:value-type="percentage">
            <text:p>6.25%</text:p>
          </table:table-cell>
          <table:table-cell table:formula="of:=[.G20]/[.$I20]" office:value-type="percentage" office:value="0.0185130308598436" calcext:value-type="percentage">
            <text:p>1.85%</text:p>
          </table:table-cell>
          <table:table-cell table:formula="of:=[.H20]/[.$I20]" office:value-type="percentage" office:value="0.0536675547089453" calcext:value-type="percentage">
            <text:p>5.37%</text:p>
          </table:table-cell>
        </table:table-row>
        <table:table-row table:style-name="ro1">
          <table:table-cell office:value-type="string" calcext:value-type="string">
            <text:p>christoph-nolte-_6sc3AzkEyA-unsplash(1).jpg</text:p>
          </table:table-cell>
          <table:table-cell office:value-type="float" office:value="307132" calcext:value-type="float">
            <text:p>307132</text:p>
          </table:table-cell>
          <table:table-cell office:value-type="float" office:value="27400.6" calcext:value-type="float">
            <text:p>27400.6</text:p>
          </table:table-cell>
          <table:table-cell office:value-type="float" office:value="1142050" calcext:value-type="float">
            <text:p>1142050</text:p>
          </table:table-cell>
          <table:table-cell office:value-type="float" office:value="337932" calcext:value-type="float">
            <text:p>337932</text:p>
          </table:table-cell>
          <table:table-cell office:value-type="float" office:value="88699.5" calcext:value-type="float">
            <text:p>88699.5</text:p>
          </table:table-cell>
          <table:table-cell office:value-type="float" office:value="23846.7" calcext:value-type="float">
            <text:p>23846.7</text:p>
          </table:table-cell>
          <table:table-cell office:value-type="float" office:value="28518.3" calcext:value-type="float">
            <text:p>28518.3</text:p>
          </table:table-cell>
          <table:table-cell office:value-type="float" office:value="1648440" calcext:value-type="float">
            <text:p>1648440</text:p>
          </table:table-cell>
          <table:table-cell/>
          <table:table-cell table:formula="of:=[.C21]/[.$I21]" office:value-type="percentage" office:value="0.0166221397199777" calcext:value-type="percentage">
            <text:p>1.66%</text:p>
          </table:table-cell>
          <table:table-cell table:formula="of:=[.D21]/[.$I21]" office:value-type="percentage" office:value="0.692806532236539" calcext:value-type="percentage">
            <text:p>69.28%</text:p>
          </table:table-cell>
          <table:table-cell table:formula="of:=[.E21]/[.$I21]" office:value-type="percentage" office:value="0.205001091941472" calcext:value-type="percentage">
            <text:p>20.50%</text:p>
          </table:table-cell>
          <table:table-cell table:formula="of:=[.F21]/[.$I21]" office:value-type="percentage" office:value="0.0538081458833807" calcext:value-type="percentage">
            <text:p>5.38%</text:p>
          </table:table-cell>
          <table:table-cell table:formula="of:=[.G21]/[.$I21]" office:value-type="percentage" office:value="0.0144662226104681" calcext:value-type="percentage">
            <text:p>1.45%</text:p>
          </table:table-cell>
          <table:table-cell table:formula="of:=[.H21]/[.$I21]" office:value-type="percentage" office:value="0.0173001747106355" calcext:value-type="percentage">
            <text:p>1.73%</text:p>
          </table:table-cell>
        </table:table-row>
        <table:table-row table:style-name="ro1">
          <table:table-cell office:value-type="string" calcext:value-type="string">
            <text:p>christoph-nolte-_6sc3AzkEyA-unsplash(2).jpg</text:p>
          </table:table-cell>
          <table:table-cell office:value-type="float" office:value="498875" calcext:value-type="float">
            <text:p>498875</text:p>
          </table:table-cell>
          <table:table-cell office:value-type="float" office:value="42147.7" calcext:value-type="float">
            <text:p>42147.7</text:p>
          </table:table-cell>
          <table:table-cell office:value-type="float" office:value="1787000" calcext:value-type="float">
            <text:p>1787000</text:p>
          </table:table-cell>
          <table:table-cell office:value-type="float" office:value="543765" calcext:value-type="float">
            <text:p>543765</text:p>
          </table:table-cell>
          <table:table-cell office:value-type="float" office:value="146979" calcext:value-type="float">
            <text:p>146979</text:p>
          </table:table-cell>
          <table:table-cell office:value-type="float" office:value="36921.9" calcext:value-type="float">
            <text:p>36921.9</text:p>
          </table:table-cell>
          <table:table-cell office:value-type="float" office:value="43181.1" calcext:value-type="float">
            <text:p>43181.1</text:p>
          </table:table-cell>
          <table:table-cell office:value-type="float" office:value="2599990" calcext:value-type="float">
            <text:p>2599990</text:p>
          </table:table-cell>
          <table:table-cell/>
          <table:table-cell table:formula="of:=[.C22]/[.$I22]" office:value-type="percentage" office:value="0.0162107161950623" calcext:value-type="percentage">
            <text:p>1.62%</text:p>
          </table:table-cell>
          <table:table-cell table:formula="of:=[.D22]/[.$I22]" office:value-type="percentage" office:value="0.687310335808984" calcext:value-type="percentage">
            <text:p>68.73%</text:p>
          </table:table-cell>
          <table:table-cell table:formula="of:=[.E22]/[.$I22]" office:value-type="percentage" office:value="0.209141189004573" calcext:value-type="percentage">
            <text:p>20.91%</text:p>
          </table:table-cell>
          <table:table-cell table:formula="of:=[.F22]/[.$I22]" office:value-type="percentage" office:value="0.0565306020407771" calcext:value-type="percentage">
            <text:p>5.65%</text:p>
          </table:table-cell>
          <table:table-cell table:formula="of:=[.G22]/[.$I22]" office:value-type="percentage" office:value="0.0142007853876361" calcext:value-type="percentage">
            <text:p>1.42%</text:p>
          </table:table-cell>
          <table:table-cell table:formula="of:=[.H22]/[.$I22]" office:value-type="percentage" office:value="0.0166081792622279" calcext:value-type="percentage">
            <text:p>1.66%</text:p>
          </table:table-cell>
        </table:table-row>
        <table:table-row table:style-name="ro1">
          <table:table-cell office:value-type="string" calcext:value-type="string">
            <text:p>christoph-nolte-_6sc3AzkEyA-unsplash(3).jpg</text:p>
          </table:table-cell>
          <table:table-cell office:value-type="float" office:value="1174071" calcext:value-type="float">
            <text:p>1174071</text:p>
          </table:table-cell>
          <table:table-cell office:value-type="float" office:value="120646" calcext:value-type="float">
            <text:p>120646</text:p>
          </table:table-cell>
          <table:table-cell office:value-type="float" office:value="4062390" calcext:value-type="float">
            <text:p>4062390</text:p>
          </table:table-cell>
          <table:table-cell office:value-type="float" office:value="1271470" calcext:value-type="float">
            <text:p>1271470</text:p>
          </table:table-cell>
          <table:table-cell office:value-type="float" office:value="357154" calcext:value-type="float">
            <text:p>357154</text:p>
          </table:table-cell>
          <table:table-cell office:value-type="float" office:value="83079.3" calcext:value-type="float">
            <text:p>83079.3</text:p>
          </table:table-cell>
          <table:table-cell office:value-type="float" office:value="113181" calcext:value-type="float">
            <text:p>113181</text:p>
          </table:table-cell>
          <table:table-cell office:value-type="float" office:value="6007930" calcext:value-type="float">
            <text:p>6007930</text:p>
          </table:table-cell>
          <table:table-cell/>
          <table:table-cell table:formula="of:=[.C23]/[.$I23]" office:value-type="percentage" office:value="0.0200811261116558" calcext:value-type="percentage">
            <text:p>2.01%</text:p>
          </table:table-cell>
          <table:table-cell table:formula="of:=[.D23]/[.$I23]" office:value-type="percentage" office:value="0.676171326896286" calcext:value-type="percentage">
            <text:p>67.62%</text:p>
          </table:table-cell>
          <table:table-cell table:formula="of:=[.E23]/[.$I23]" office:value-type="percentage" office:value="0.211631959759851" calcext:value-type="percentage">
            <text:p>21.16%</text:p>
          </table:table-cell>
          <table:table-cell table:formula="of:=[.F23]/[.$I23]" office:value-type="percentage" office:value="0.0594470974195771" calcext:value-type="percentage">
            <text:p>5.94%</text:p>
          </table:table-cell>
          <table:table-cell table:formula="of:=[.G23]/[.$I23]" office:value-type="percentage" office:value="0.0138282736316835" calcext:value-type="percentage">
            <text:p>1.38%</text:p>
          </table:table-cell>
          <table:table-cell table:formula="of:=[.H23]/[.$I23]" office:value-type="percentage" office:value="0.018838601648155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christoph-nolte-_6sc3AzkEyA-unsplash.jpg</text:p>
          </table:table-cell>
          <table:table-cell office:value-type="float" office:value="42775" calcext:value-type="float">
            <text:p>42775</text:p>
          </table:table-cell>
          <table:table-cell office:value-type="float" office:value="2995.02" calcext:value-type="float">
            <text:p>2995.02</text:p>
          </table:table-cell>
          <table:table-cell office:value-type="float" office:value="127412" calcext:value-type="float">
            <text:p>127412</text:p>
          </table:table-cell>
          <table:table-cell office:value-type="float" office:value="35386.8" calcext:value-type="float">
            <text:p>35386.8</text:p>
          </table:table-cell>
          <table:table-cell office:value-type="float" office:value="8788.65" calcext:value-type="float">
            <text:p>8788.65</text:p>
          </table:table-cell>
          <table:table-cell office:value-type="float" office:value="2792.46" calcext:value-type="float">
            <text:p>2792.46</text:p>
          </table:table-cell>
          <table:table-cell office:value-type="float" office:value="3839.58" calcext:value-type="float">
            <text:p>3839.58</text:p>
          </table:table-cell>
          <table:table-cell office:value-type="float" office:value="181214" calcext:value-type="float">
            <text:p>181214</text:p>
          </table:table-cell>
          <table:table-cell/>
          <table:table-cell table:formula="of:=[.C24]/[.$I24]" office:value-type="percentage" office:value="0.0165275309854647" calcext:value-type="percentage">
            <text:p>1.65%</text:p>
          </table:table-cell>
          <table:table-cell table:formula="of:=[.D24]/[.$I24]" office:value-type="percentage" office:value="0.703102409306124" calcext:value-type="percentage">
            <text:p>70.31%</text:p>
          </table:table-cell>
          <table:table-cell table:formula="of:=[.E24]/[.$I24]" office:value-type="percentage" office:value="0.195276303155385" calcext:value-type="percentage">
            <text:p>19.53%</text:p>
          </table:table-cell>
          <table:table-cell table:formula="of:=[.F24]/[.$I24]" office:value-type="percentage" office:value="0.0484987363007273" calcext:value-type="percentage">
            <text:p>4.85%</text:p>
          </table:table-cell>
          <table:table-cell table:formula="of:=[.G24]/[.$I24]" office:value-type="percentage" office:value="0.0154097365545708" calcext:value-type="percentage">
            <text:p>1.54%</text:p>
          </table:table-cell>
          <table:table-cell table:formula="of:=[.H24]/[.$I24]" office:value-type="percentage" office:value="0.0211880980498196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circle.png</text:p>
          </table:table-cell>
          <table:table-cell office:value-type="float" office:value="6499" calcext:value-type="float">
            <text:p>6499</text:p>
          </table:table-cell>
          <table:table-cell office:value-type="float" office:value="250.609" calcext:value-type="float">
            <text:p>250.609</text:p>
          </table:table-cell>
          <table:table-cell office:value-type="float" office:value="10497.1" calcext:value-type="float">
            <text:p>10497.1</text:p>
          </table:table-cell>
          <table:table-cell office:value-type="float" office:value="2694.13" calcext:value-type="float">
            <text:p>2694.13</text:p>
          </table:table-cell>
          <table:table-cell office:value-type="float" office:value="581.552" calcext:value-type="float">
            <text:p>581.552</text:p>
          </table:table-cell>
          <table:table-cell office:value-type="float" office:value="219.52" calcext:value-type="float">
            <text:p>219.52</text:p>
          </table:table-cell>
          <table:table-cell office:value-type="float" office:value="332.967" calcext:value-type="float">
            <text:p>332.967</text:p>
          </table:table-cell>
          <table:table-cell office:value-type="float" office:value="14575.9" calcext:value-type="float">
            <text:p>14575.9</text:p>
          </table:table-cell>
          <table:table-cell/>
          <table:table-cell table:formula="of:=[.C25]/[.$I25]" office:value-type="percentage" office:value="0.0171933808546985" calcext:value-type="percentage">
            <text:p>1.72%</text:p>
          </table:table-cell>
          <table:table-cell table:formula="of:=[.D25]/[.$I25]" office:value-type="percentage" office:value="0.720168222888467" calcext:value-type="percentage">
            <text:p>72.02%</text:p>
          </table:table-cell>
          <table:table-cell table:formula="of:=[.E25]/[.$I25]" office:value-type="percentage" office:value="0.184834555670662" calcext:value-type="percentage">
            <text:p>18.48%</text:p>
          </table:table-cell>
          <table:table-cell table:formula="of:=[.F25]/[.$I25]" office:value-type="percentage" office:value="0.0398981881050227" calcext:value-type="percentage">
            <text:p>3.99%</text:p>
          </table:table-cell>
          <table:table-cell table:formula="of:=[.G25]/[.$I25]" office:value-type="percentage" office:value="0.0150604765400421" calcext:value-type="percentage">
            <text:p>1.51%</text:p>
          </table:table-cell>
          <table:table-cell table:formula="of:=[.H25]/[.$I25]" office:value-type="percentage" office:value="0.0228436666003472" calcext:value-type="percentage">
            <text:p>2.28%</text:p>
          </table:table-cell>
        </table:table-row>
        <table:table-row table:style-name="ro1">
          <table:table-cell office:value-type="string" calcext:value-type="string">
            <text:p>eric-barbeau-RyRuudzKonE-unsplash.jpg</text:p>
          </table:table-cell>
          <table:table-cell office:value-type="float" office:value="8843623" calcext:value-type="float">
            <text:p>8843623</text:p>
          </table:table-cell>
          <table:table-cell office:value-type="float" office:value="169983" calcext:value-type="float">
            <text:p>169983</text:p>
          </table:table-cell>
          <table:table-cell office:value-type="float" office:value="6480650" calcext:value-type="float">
            <text:p>6480650</text:p>
          </table:table-cell>
          <table:table-cell office:value-type="float" office:value="2385740" calcext:value-type="float">
            <text:p>2385740</text:p>
          </table:table-cell>
          <table:table-cell office:value-type="float" office:value="705323" calcext:value-type="float">
            <text:p>705323</text:p>
          </table:table-cell>
          <table:table-cell office:value-type="float" office:value="143607" calcext:value-type="float">
            <text:p>143607</text:p>
          </table:table-cell>
          <table:table-cell office:value-type="float" office:value="237424" calcext:value-type="float">
            <text:p>237424</text:p>
          </table:table-cell>
          <table:table-cell office:value-type="float" office:value="10122700" calcext:value-type="float">
            <text:p>10122700</text:p>
          </table:table-cell>
          <table:table-cell/>
          <table:table-cell table:formula="of:=[.C26]/[.$I26]" office:value-type="percentage" office:value="0.0167922589822873" calcext:value-type="percentage">
            <text:p>1.68%</text:p>
          </table:table-cell>
          <table:table-cell table:formula="of:=[.D26]/[.$I26]" office:value-type="percentage" office:value="0.640209627866083" calcext:value-type="percentage">
            <text:p>64.02%</text:p>
          </table:table-cell>
          <table:table-cell table:formula="of:=[.E26]/[.$I26]" office:value-type="percentage" office:value="0.235682179655625" calcext:value-type="percentage">
            <text:p>23.57%</text:p>
          </table:table-cell>
          <table:table-cell table:formula="of:=[.F26]/[.$I26]" office:value-type="percentage" office:value="0.0696773588074328" calcext:value-type="percentage">
            <text:p>6.97%</text:p>
          </table:table-cell>
          <table:table-cell table:formula="of:=[.G26]/[.$I26]" office:value-type="percentage" office:value="0.0141866300492951" calcext:value-type="percentage">
            <text:p>1.42%</text:p>
          </table:table-cell>
          <table:table-cell table:formula="of:=[.H26]/[.$I26]" office:value-type="percentage" office:value="0.0234546119118417" calcext:value-type="percentage">
            <text:p>2.35%</text:p>
          </table:table-cell>
        </table:table-row>
        <table:table-row table:style-name="ro1">
          <table:table-cell office:value-type="string" calcext:value-type="string">
            <text:p>europeana-oYohiSeMhQ4-unsplash(1).jpg</text:p>
          </table:table-cell>
          <table:table-cell office:value-type="float" office:value="946212" calcext:value-type="float">
            <text:p>946212</text:p>
          </table:table-cell>
          <table:table-cell office:value-type="float" office:value="15453.6" calcext:value-type="float">
            <text:p>15453.6</text:p>
          </table:table-cell>
          <table:table-cell office:value-type="float" office:value="653238" calcext:value-type="float">
            <text:p>653238</text:p>
          </table:table-cell>
          <table:table-cell office:value-type="float" office:value="240145" calcext:value-type="float">
            <text:p>240145</text:p>
          </table:table-cell>
          <table:table-cell office:value-type="float" office:value="67747" calcext:value-type="float">
            <text:p>67747</text:p>
          </table:table-cell>
          <table:table-cell office:value-type="float" office:value="18194.6" calcext:value-type="float">
            <text:p>18194.6</text:p>
          </table:table-cell>
          <table:table-cell office:value-type="float" office:value="48003.8" calcext:value-type="float">
            <text:p>48003.8</text:p>
          </table:table-cell>
          <table:table-cell office:value-type="float" office:value="1042780" calcext:value-type="float">
            <text:p>1042780</text:p>
          </table:table-cell>
          <table:table-cell/>
          <table:table-cell table:formula="of:=[.C27]/[.$I27]" office:value-type="percentage" office:value="0.014819616793571" calcext:value-type="percentage">
            <text:p>1.48%</text:p>
          </table:table-cell>
          <table:table-cell table:formula="of:=[.D27]/[.$I27]" office:value-type="percentage" office:value="0.626438942058728" calcext:value-type="percentage">
            <text:p>62.64%</text:p>
          </table:table-cell>
          <table:table-cell table:formula="of:=[.E27]/[.$I27]" office:value-type="percentage" office:value="0.230293062774507" calcext:value-type="percentage">
            <text:p>23.03%</text:p>
          </table:table-cell>
          <table:table-cell table:formula="of:=[.F27]/[.$I27]" office:value-type="percentage" office:value="0.0649676825409003" calcext:value-type="percentage">
            <text:p>6.50%</text:p>
          </table:table-cell>
          <table:table-cell table:formula="of:=[.G27]/[.$I27]" office:value-type="percentage" office:value="0.0174481673986843" calcext:value-type="percentage">
            <text:p>1.74%</text:p>
          </table:table-cell>
          <table:table-cell table:formula="of:=[.H27]/[.$I27]" office:value-type="percentage" office:value="0.0460344463837051" calcext:value-type="percentage">
            <text:p>4.60%</text:p>
          </table:table-cell>
        </table:table-row>
        <table:table-row table:style-name="ro1">
          <table:table-cell office:value-type="string" calcext:value-type="string">
            <text:p>europeana-oYohiSeMhQ4-unsplash(2).jpg</text:p>
          </table:table-cell>
          <table:table-cell office:value-type="float" office:value="107782" calcext:value-type="float">
            <text:p>107782</text:p>
          </table:table-cell>
          <table:table-cell office:value-type="float" office:value="1713.56" calcext:value-type="float">
            <text:p>1713.56</text:p>
          </table:table-cell>
          <table:table-cell office:value-type="float" office:value="72610.3" calcext:value-type="float">
            <text:p>72610.3</text:p>
          </table:table-cell>
          <table:table-cell office:value-type="float" office:value="26359.9" calcext:value-type="float">
            <text:p>26359.9</text:p>
          </table:table-cell>
          <table:table-cell office:value-type="float" office:value="7551.57" calcext:value-type="float">
            <text:p>7551.57</text:p>
          </table:table-cell>
          <table:table-cell office:value-type="float" office:value="2046.43" calcext:value-type="float">
            <text:p>2046.43</text:p>
          </table:table-cell>
          <table:table-cell office:value-type="float" office:value="5359.59" calcext:value-type="float">
            <text:p>5359.59</text:p>
          </table:table-cell>
          <table:table-cell office:value-type="float" office:value="115641" calcext:value-type="float">
            <text:p>115641</text:p>
          </table:table-cell>
          <table:table-cell/>
          <table:table-cell table:formula="of:=[.C28]/[.$I28]" office:value-type="percentage" office:value="0.014817927897545" calcext:value-type="percentage">
            <text:p>1.48%</text:p>
          </table:table-cell>
          <table:table-cell table:formula="of:=[.D28]/[.$I28]" office:value-type="percentage" office:value="0.627894086007558" calcext:value-type="percentage">
            <text:p>62.79%</text:p>
          </table:table-cell>
          <table:table-cell table:formula="of:=[.E28]/[.$I28]" office:value-type="percentage" office:value="0.227945970719727" calcext:value-type="percentage">
            <text:p>22.79%</text:p>
          </table:table-cell>
          <table:table-cell table:formula="of:=[.F28]/[.$I28]" office:value-type="percentage" office:value="0.0653018393130464" calcext:value-type="percentage">
            <text:p>6.53%</text:p>
          </table:table-cell>
          <table:table-cell table:formula="of:=[.G28]/[.$I28]" office:value-type="percentage" office:value="0.0176964052541919" calcext:value-type="percentage">
            <text:p>1.77%</text:p>
          </table:table-cell>
          <table:table-cell table:formula="of:=[.H28]/[.$I28]" office:value-type="percentage" office:value="0.0463467974161413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europeana-oYohiSeMhQ4-unsplash.jpg</text:p>
          </table:table-cell>
          <table:table-cell office:value-type="float" office:value="2483273" calcext:value-type="float">
            <text:p>2483273</text:p>
          </table:table-cell>
          <table:table-cell office:value-type="float" office:value="84093.8" calcext:value-type="float">
            <text:p>84093.8</text:p>
          </table:table-cell>
          <table:table-cell office:value-type="float" office:value="1521290" calcext:value-type="float">
            <text:p>1521290</text:p>
          </table:table-cell>
          <table:table-cell office:value-type="float" office:value="561157" calcext:value-type="float">
            <text:p>561157</text:p>
          </table:table-cell>
          <table:table-cell office:value-type="float" office:value="157509" calcext:value-type="float">
            <text:p>157509</text:p>
          </table:table-cell>
          <table:table-cell office:value-type="float" office:value="42342" calcext:value-type="float">
            <text:p>42342</text:p>
          </table:table-cell>
          <table:table-cell office:value-type="float" office:value="111248" calcext:value-type="float">
            <text:p>111248</text:p>
          </table:table-cell>
          <table:table-cell office:value-type="float" office:value="2477640" calcext:value-type="float">
            <text:p>2477640</text:p>
          </table:table-cell>
          <table:table-cell/>
          <table:table-cell table:formula="of:=[.C29]/[.$I29]" office:value-type="percentage" office:value="0.0339410891009186" calcext:value-type="percentage">
            <text:p>3.39%</text:p>
          </table:table-cell>
          <table:table-cell table:formula="of:=[.D29]/[.$I29]" office:value-type="percentage" office:value="0.614007684732245" calcext:value-type="percentage">
            <text:p>61.40%</text:p>
          </table:table-cell>
          <table:table-cell table:formula="of:=[.E29]/[.$I29]" office:value-type="percentage" office:value="0.226488513262621" calcext:value-type="percentage">
            <text:p>22.65%</text:p>
          </table:table-cell>
          <table:table-cell table:formula="of:=[.F29]/[.$I29]" office:value-type="percentage" office:value="0.063572189664358" calcext:value-type="percentage">
            <text:p>6.36%</text:p>
          </table:table-cell>
          <table:table-cell table:formula="of:=[.G29]/[.$I29]" office:value-type="percentage" office:value="0.0170896498280622" calcext:value-type="percentage">
            <text:p>1.71%</text:p>
          </table:table-cell>
          <table:table-cell table:formula="of:=[.H29]/[.$I29]" office:value-type="percentage" office:value="0.0449007926898177" calcext:value-type="percentage">
            <text:p>4.49%</text:p>
          </table:table-cell>
        </table:table-row>
        <table:table-row table:style-name="ro1">
          <table:table-cell office:value-type="string" calcext:value-type="string">
            <text:p>filip-kvasnak-O67hc8Ws_xo-unsplash(1).jpg</text:p>
          </table:table-cell>
          <table:table-cell office:value-type="float" office:value="1036128" calcext:value-type="float">
            <text:p>1036128</text:p>
          </table:table-cell>
          <table:table-cell office:value-type="float" office:value="37432.1" calcext:value-type="float">
            <text:p>37432.1</text:p>
          </table:table-cell>
          <table:table-cell office:value-type="float" office:value="1383140" calcext:value-type="float">
            <text:p>1383140</text:p>
          </table:table-cell>
          <table:table-cell office:value-type="float" office:value="499207" calcext:value-type="float">
            <text:p>499207</text:p>
          </table:table-cell>
          <table:table-cell office:value-type="float" office:value="146763" calcext:value-type="float">
            <text:p>146763</text:p>
          </table:table-cell>
          <table:table-cell office:value-type="float" office:value="31215.7" calcext:value-type="float">
            <text:p>31215.7</text:p>
          </table:table-cell>
          <table:table-cell office:value-type="float" office:value="51285.4" calcext:value-type="float">
            <text:p>51285.4</text:p>
          </table:table-cell>
          <table:table-cell office:value-type="float" office:value="2149050" calcext:value-type="float">
            <text:p>2149050</text:p>
          </table:table-cell>
          <table:table-cell/>
          <table:table-cell table:formula="of:=[.C30]/[.$I30]" office:value-type="percentage" office:value="0.0174179753844722" calcext:value-type="percentage">
            <text:p>1.74%</text:p>
          </table:table-cell>
          <table:table-cell table:formula="of:=[.D30]/[.$I30]" office:value-type="percentage" office:value="0.643605313975943" calcext:value-type="percentage">
            <text:p>64.36%</text:p>
          </table:table-cell>
          <table:table-cell table:formula="of:=[.E30]/[.$I30]" office:value-type="percentage" office:value="0.232291942951537" calcext:value-type="percentage">
            <text:p>23.23%</text:p>
          </table:table-cell>
          <table:table-cell table:formula="of:=[.F30]/[.$I30]" office:value-type="percentage" office:value="0.068292036015914" calcext:value-type="percentage">
            <text:p>6.83%</text:p>
          </table:table-cell>
          <table:table-cell table:formula="of:=[.G30]/[.$I30]" office:value-type="percentage" office:value="0.0145253484097625" calcext:value-type="percentage">
            <text:p>1.45%</text:p>
          </table:table-cell>
          <table:table-cell table:formula="of:=[.H30]/[.$I30]" office:value-type="percentage" office:value="0.0238642190735441" calcext:value-type="percentage">
            <text:p>2.39%</text:p>
          </table:table-cell>
        </table:table-row>
        <table:table-row table:style-name="ro1">
          <table:table-cell office:value-type="string" calcext:value-type="string">
            <text:p>filip-kvasnak-O67hc8Ws_xo-unsplash(2).jpg</text:p>
          </table:table-cell>
          <table:table-cell office:value-type="float" office:value="1576932" calcext:value-type="float">
            <text:p>1576932</text:p>
          </table:table-cell>
          <table:table-cell office:value-type="float" office:value="52234.2" calcext:value-type="float">
            <text:p>52234.2</text:p>
          </table:table-cell>
          <table:table-cell office:value-type="float" office:value="2157230" calcext:value-type="float">
            <text:p>2157230</text:p>
          </table:table-cell>
          <table:table-cell office:value-type="float" office:value="776146" calcext:value-type="float">
            <text:p>776146</text:p>
          </table:table-cell>
          <table:table-cell office:value-type="float" office:value="228661" calcext:value-type="float">
            <text:p>228661</text:p>
          </table:table-cell>
          <table:table-cell office:value-type="float" office:value="47998.7" calcext:value-type="float">
            <text:p>47998.7</text:p>
          </table:table-cell>
          <table:table-cell office:value-type="float" office:value="76576.7" calcext:value-type="float">
            <text:p>76576.7</text:p>
          </table:table-cell>
          <table:table-cell office:value-type="float" office:value="3338850" calcext:value-type="float">
            <text:p>3338850</text:p>
          </table:table-cell>
          <table:table-cell/>
          <table:table-cell table:formula="of:=[.C31]/[.$I31]" office:value-type="percentage" office:value="0.0156443685700166" calcext:value-type="percentage">
            <text:p>1.56%</text:p>
          </table:table-cell>
          <table:table-cell table:formula="of:=[.D31]/[.$I31]" office:value-type="percentage" office:value="0.646099704988244" calcext:value-type="percentage">
            <text:p>64.61%</text:p>
          </table:table-cell>
          <table:table-cell table:formula="of:=[.E31]/[.$I31]" office:value-type="percentage" office:value="0.232459080222232" calcext:value-type="percentage">
            <text:p>23.25%</text:p>
          </table:table-cell>
          <table:table-cell table:formula="of:=[.F31]/[.$I31]" office:value-type="percentage" office:value="0.0684849573955104" calcext:value-type="percentage">
            <text:p>6.85%</text:p>
          </table:table-cell>
          <table:table-cell table:formula="of:=[.G31]/[.$I31]" office:value-type="percentage" office:value="0.014375818021175" calcext:value-type="percentage">
            <text:p>1.44%</text:p>
          </table:table-cell>
          <table:table-cell table:formula="of:=[.H31]/[.$I31]" office:value-type="percentage" office:value="0.0229350524881321" calcext:value-type="percentage">
            <text:p>2.29%</text:p>
          </table:table-cell>
        </table:table-row>
        <table:table-row table:style-name="ro1">
          <table:table-cell office:value-type="string" calcext:value-type="string">
            <text:p>filip-kvasnak-O67hc8Ws_xo-unsplash(3).jpg</text:p>
          </table:table-cell>
          <table:table-cell office:value-type="float" office:value="3061985" calcext:value-type="float">
            <text:p>3061985</text:p>
          </table:table-cell>
          <table:table-cell office:value-type="float" office:value="110079" calcext:value-type="float">
            <text:p>110079</text:p>
          </table:table-cell>
          <table:table-cell office:value-type="float" office:value="4360380" calcext:value-type="float">
            <text:p>4360380</text:p>
          </table:table-cell>
          <table:table-cell office:value-type="float" office:value="1577160" calcext:value-type="float">
            <text:p>1577160</text:p>
          </table:table-cell>
          <table:table-cell office:value-type="float" office:value="457172" calcext:value-type="float">
            <text:p>457172</text:p>
          </table:table-cell>
          <table:table-cell office:value-type="float" office:value="94600.9" calcext:value-type="float">
            <text:p>94600.9</text:p>
          </table:table-cell>
          <table:table-cell office:value-type="float" office:value="151791" calcext:value-type="float">
            <text:p>151791</text:p>
          </table:table-cell>
          <table:table-cell office:value-type="float" office:value="6751190" calcext:value-type="float">
            <text:p>6751190</text:p>
          </table:table-cell>
          <table:table-cell/>
          <table:table-cell table:formula="of:=[.C32]/[.$I32]" office:value-type="percentage" office:value="0.0163051254667696" calcext:value-type="percentage">
            <text:p>1.63%</text:p>
          </table:table-cell>
          <table:table-cell table:formula="of:=[.D32]/[.$I32]" office:value-type="percentage" office:value="0.645868358022808" calcext:value-type="percentage">
            <text:p>64.59%</text:p>
          </table:table-cell>
          <table:table-cell table:formula="of:=[.E32]/[.$I32]" office:value-type="percentage" office:value="0.233612148376805" calcext:value-type="percentage">
            <text:p>23.36%</text:p>
          </table:table-cell>
          <table:table-cell table:formula="of:=[.F32]/[.$I32]" office:value-type="percentage" office:value="0.0677172468853639" calcext:value-type="percentage">
            <text:p>6.77%</text:p>
          </table:table-cell>
          <table:table-cell table:formula="of:=[.G32]/[.$I32]" office:value-type="percentage" office:value="0.01401247780021" calcext:value-type="percentage">
            <text:p>1.40%</text:p>
          </table:table-cell>
          <table:table-cell table:formula="of:=[.H32]/[.$I32]" office:value-type="percentage" office:value="0.022483591781597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filip-kvasnak-O67hc8Ws_xo-unsplash.jpg</text:p>
          </table:table-cell>
          <table:table-cell office:value-type="float" office:value="113605" calcext:value-type="float">
            <text:p>113605</text:p>
          </table:table-cell>
          <table:table-cell office:value-type="float" office:value="3587.78" calcext:value-type="float">
            <text:p>3587.78</text:p>
          </table:table-cell>
          <table:table-cell office:value-type="float" office:value="155635" calcext:value-type="float">
            <text:p>155635</text:p>
          </table:table-cell>
          <table:table-cell office:value-type="float" office:value="52722.9" calcext:value-type="float">
            <text:p>52722.9</text:p>
          </table:table-cell>
          <table:table-cell office:value-type="float" office:value="14993.7" calcext:value-type="float">
            <text:p>14993.7</text:p>
          </table:table-cell>
          <table:table-cell office:value-type="float" office:value="3664.11" calcext:value-type="float">
            <text:p>3664.11</text:p>
          </table:table-cell>
          <table:table-cell office:value-type="float" office:value="6832.97" calcext:value-type="float">
            <text:p>6832.97</text:p>
          </table:table-cell>
          <table:table-cell office:value-type="float" office:value="237436" calcext:value-type="float">
            <text:p>237436</text:p>
          </table:table-cell>
          <table:table-cell/>
          <table:table-cell table:formula="of:=[.C33]/[.$I33]" office:value-type="percentage" office:value="0.0151105139911387" calcext:value-type="percentage">
            <text:p>1.51%</text:p>
          </table:table-cell>
          <table:table-cell table:formula="of:=[.D33]/[.$I33]" office:value-type="percentage" office:value="0.655481898279958" calcext:value-type="percentage">
            <text:p>65.55%</text:p>
          </table:table-cell>
          <table:table-cell table:formula="of:=[.E33]/[.$I33]" office:value-type="percentage" office:value="0.222050994794387" calcext:value-type="percentage">
            <text:p>22.21%</text:p>
          </table:table-cell>
          <table:table-cell table:formula="of:=[.F33]/[.$I33]" office:value-type="percentage" office:value="0.0631483852490777" calcext:value-type="percentage">
            <text:p>6.31%</text:p>
          </table:table-cell>
          <table:table-cell table:formula="of:=[.G33]/[.$I33]" office:value-type="percentage" office:value="0.0154319900941727" calcext:value-type="percentage">
            <text:p>1.54%</text:p>
          </table:table-cell>
          <table:table-cell table:formula="of:=[.H33]/[.$I33]" office:value-type="percentage" office:value="0.0287781549554406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galactic-night-sky-astronomy-science-combined-generative-ai.jpg</text:p>
          </table:table-cell>
          <table:table-cell office:value-type="float" office:value="5466922" calcext:value-type="float">
            <text:p>5466922</text:p>
          </table:table-cell>
          <table:table-cell office:value-type="float" office:value="128823" calcext:value-type="float">
            <text:p>128823</text:p>
          </table:table-cell>
          <table:table-cell office:value-type="float" office:value="4465140" calcext:value-type="float">
            <text:p>4465140</text:p>
          </table:table-cell>
          <table:table-cell office:value-type="float" office:value="1435460" calcext:value-type="float">
            <text:p>1435460</text:p>
          </table:table-cell>
          <table:table-cell office:value-type="float" office:value="395979" calcext:value-type="float">
            <text:p>395979</text:p>
          </table:table-cell>
          <table:table-cell office:value-type="float" office:value="94679.1" calcext:value-type="float">
            <text:p>94679.1</text:p>
          </table:table-cell>
          <table:table-cell office:value-type="float" office:value="134041" calcext:value-type="float">
            <text:p>134041</text:p>
          </table:table-cell>
          <table:table-cell office:value-type="float" office:value="6654120" calcext:value-type="float">
            <text:p>6654120</text:p>
          </table:table-cell>
          <table:table-cell/>
          <table:table-cell table:formula="of:=[.C34]/[.$I34]" office:value-type="percentage" office:value="0.0193598853041424" calcext:value-type="percentage">
            <text:p>1.94%</text:p>
          </table:table-cell>
          <table:table-cell table:formula="of:=[.D34]/[.$I34]" office:value-type="percentage" office:value="0.671033885773025" calcext:value-type="percentage">
            <text:p>67.10%</text:p>
          </table:table-cell>
          <table:table-cell table:formula="of:=[.E34]/[.$I34]" office:value-type="percentage" office:value="0.215724994439535" calcext:value-type="percentage">
            <text:p>21.57%</text:p>
          </table:table-cell>
          <table:table-cell table:formula="of:=[.F34]/[.$I34]" office:value-type="percentage" office:value="0.0595088456475086" calcext:value-type="percentage">
            <text:p>5.95%</text:p>
          </table:table-cell>
          <table:table-cell table:formula="of:=[.G34]/[.$I34]" office:value-type="percentage" office:value="0.0142286433067032" calcext:value-type="percentage">
            <text:p>1.42%</text:p>
          </table:table-cell>
          <table:table-cell table:formula="of:=[.H34]/[.$I34]" office:value-type="percentage" office:value="0.0201440611230336" calcext:value-type="percentage">
            <text:p>2.01%</text:p>
          </table:table-cell>
        </table:table-row>
        <table:table-row table:style-name="ro1">
          <table:table-cell office:value-type="string" calcext:value-type="string">
            <text:p>galaxy-nature-aesthetic-background-starry-sky-mountain-remixed-media.jpg</text:p>
          </table:table-cell>
          <table:table-cell office:value-type="float" office:value="17420049" calcext:value-type="float">
            <text:p>17420049</text:p>
          </table:table-cell>
          <table:table-cell office:value-type="float" office:value="102350" calcext:value-type="float">
            <text:p>102350</text:p>
          </table:table-cell>
          <table:table-cell office:value-type="float" office:value="4143280" calcext:value-type="float">
            <text:p>4143280</text:p>
          </table:table-cell>
          <table:table-cell office:value-type="float" office:value="1554950" calcext:value-type="float">
            <text:p>1554950</text:p>
          </table:table-cell>
          <table:table-cell office:value-type="float" office:value="452115" calcext:value-type="float">
            <text:p>452115</text:p>
          </table:table-cell>
          <table:table-cell office:value-type="float" office:value="116859" calcext:value-type="float">
            <text:p>116859</text:p>
          </table:table-cell>
          <table:table-cell office:value-type="float" office:value="326252" calcext:value-type="float">
            <text:p>326252</text:p>
          </table:table-cell>
          <table:table-cell office:value-type="float" office:value="6695810" calcext:value-type="float">
            <text:p>6695810</text:p>
          </table:table-cell>
          <table:table-cell/>
          <table:table-cell table:formula="of:=[.C35]/[.$I35]" office:value-type="percentage" office:value="0.0152856786557564" calcext:value-type="percentage">
            <text:p>1.53%</text:p>
          </table:table-cell>
          <table:table-cell table:formula="of:=[.D35]/[.$I35]" office:value-type="percentage" office:value="0.618786972748629" calcext:value-type="percentage">
            <text:p>61.88%</text:p>
          </table:table-cell>
          <table:table-cell table:formula="of:=[.E35]/[.$I35]" office:value-type="percentage" office:value="0.232227318278147" calcext:value-type="percentage">
            <text:p>23.22%</text:p>
          </table:table-cell>
          <table:table-cell table:formula="of:=[.F35]/[.$I35]" office:value-type="percentage" office:value="0.0675220772393482" calcext:value-type="percentage">
            <text:p>6.75%</text:p>
          </table:table-cell>
          <table:table-cell table:formula="of:=[.G35]/[.$I35]" office:value-type="percentage" office:value="0.0174525561507868" calcext:value-type="percentage">
            <text:p>1.75%</text:p>
          </table:table-cell>
          <table:table-cell table:formula="of:=[.H35]/[.$I35]" office:value-type="percentage" office:value="0.0487247995388161" calcext:value-type="percentage">
            <text:p>4.87%</text:p>
          </table:table-cell>
        </table:table-row>
        <table:table-row table:style-name="ro1">
          <table:table-cell office:value-type="string" calcext:value-type="string">
            <text:p>henry-chen-C9ZwRUAPaIQ-unsplash(1).jpg</text:p>
          </table:table-cell>
          <table:table-cell office:value-type="float" office:value="1026100" calcext:value-type="float">
            <text:p>1026100</text:p>
          </table:table-cell>
          <table:table-cell office:value-type="float" office:value="65327.4" calcext:value-type="float">
            <text:p>65327.4</text:p>
          </table:table-cell>
          <table:table-cell office:value-type="float" office:value="1367650" calcext:value-type="float">
            <text:p>1367650</text:p>
          </table:table-cell>
          <table:table-cell office:value-type="float" office:value="476607" calcext:value-type="float">
            <text:p>476607</text:p>
          </table:table-cell>
          <table:table-cell office:value-type="float" office:value="139425" calcext:value-type="float">
            <text:p>139425</text:p>
          </table:table-cell>
          <table:table-cell office:value-type="float" office:value="29860.9" calcext:value-type="float">
            <text:p>29860.9</text:p>
          </table:table-cell>
          <table:table-cell office:value-type="float" office:value="42404.5" calcext:value-type="float">
            <text:p>42404.5</text:p>
          </table:table-cell>
          <table:table-cell office:value-type="float" office:value="2121270" calcext:value-type="float">
            <text:p>2121270</text:p>
          </table:table-cell>
          <table:table-cell/>
          <table:table-cell table:formula="of:=[.C36]/[.$I36]" office:value-type="percentage" office:value="0.0307963625563931" calcext:value-type="percentage">
            <text:p>3.08%</text:p>
          </table:table-cell>
          <table:table-cell table:formula="of:=[.D36]/[.$I36]" office:value-type="percentage" office:value="0.644731693749499" calcext:value-type="percentage">
            <text:p>64.47%</text:p>
          </table:table-cell>
          <table:table-cell table:formula="of:=[.E36]/[.$I36]" office:value-type="percentage" office:value="0.224680026587846" calcext:value-type="percentage">
            <text:p>22.47%</text:p>
          </table:table-cell>
          <table:table-cell table:formula="of:=[.F36]/[.$I36]" office:value-type="percentage" office:value="0.0657271351595978" calcext:value-type="percentage">
            <text:p>6.57%</text:p>
          </table:table-cell>
          <table:table-cell table:formula="of:=[.G36]/[.$I36]" office:value-type="percentage" office:value="0.0140768973303728" calcext:value-type="percentage">
            <text:p>1.41%</text:p>
          </table:table-cell>
          <table:table-cell table:formula="of:=[.H36]/[.$I36]" office:value-type="percentage" office:value="0.0199901474116921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henry-chen-C9ZwRUAPaIQ-unsplash(2).jpg</text:p>
          </table:table-cell>
          <table:table-cell office:value-type="float" office:value="1485581" calcext:value-type="float">
            <text:p>1485581</text:p>
          </table:table-cell>
          <table:table-cell office:value-type="float" office:value="82222.8" calcext:value-type="float">
            <text:p>82222.8</text:p>
          </table:table-cell>
          <table:table-cell office:value-type="float" office:value="2136260" calcext:value-type="float">
            <text:p>2136260</text:p>
          </table:table-cell>
          <table:table-cell office:value-type="float" office:value="742683" calcext:value-type="float">
            <text:p>742683</text:p>
          </table:table-cell>
          <table:table-cell office:value-type="float" office:value="217535" calcext:value-type="float">
            <text:p>217535</text:p>
          </table:table-cell>
          <table:table-cell office:value-type="float" office:value="46371.5" calcext:value-type="float">
            <text:p>46371.5</text:p>
          </table:table-cell>
          <table:table-cell office:value-type="float" office:value="64749.8" calcext:value-type="float">
            <text:p>64749.8</text:p>
          </table:table-cell>
          <table:table-cell office:value-type="float" office:value="3289820" calcext:value-type="float">
            <text:p>3289820</text:p>
          </table:table-cell>
          <table:table-cell/>
          <table:table-cell table:formula="of:=[.C37]/[.$I37]" office:value-type="percentage" office:value="0.0249930999264397" calcext:value-type="percentage">
            <text:p>2.50%</text:p>
          </table:table-cell>
          <table:table-cell table:formula="of:=[.D37]/[.$I37]" office:value-type="percentage" office:value="0.649354675939717" calcext:value-type="percentage">
            <text:p>64.94%</text:p>
          </table:table-cell>
          <table:table-cell table:formula="of:=[.E37]/[.$I37]" office:value-type="percentage" office:value="0.225751864843669" calcext:value-type="percentage">
            <text:p>22.58%</text:p>
          </table:table-cell>
          <table:table-cell table:formula="of:=[.F37]/[.$I37]" office:value-type="percentage" office:value="0.0661236784991276" calcext:value-type="percentage">
            <text:p>6.61%</text:p>
          </table:table-cell>
          <table:table-cell table:formula="of:=[.G37]/[.$I37]" office:value-type="percentage" office:value="0.0140954520308102" calcext:value-type="percentage">
            <text:p>1.41%</text:p>
          </table:table-cell>
          <table:table-cell table:formula="of:=[.H37]/[.$I37]" office:value-type="percentage" office:value="0.0196818670930324" calcext:value-type="percentage">
            <text:p>1.97%</text:p>
          </table:table-cell>
        </table:table-row>
        <table:table-row table:style-name="ro1">
          <table:table-cell office:value-type="string" calcext:value-type="string">
            <text:p>henry-chen-C9ZwRUAPaIQ-unsplash(3).jpg</text:p>
          </table:table-cell>
          <table:table-cell office:value-type="float" office:value="4232197" calcext:value-type="float">
            <text:p>4232197</text:p>
          </table:table-cell>
          <table:table-cell office:value-type="float" office:value="305700" calcext:value-type="float">
            <text:p>305700</text:p>
          </table:table-cell>
          <table:table-cell office:value-type="float" office:value="8110620" calcext:value-type="float">
            <text:p>8110620</text:p>
          </table:table-cell>
          <table:table-cell office:value-type="float" office:value="2785290" calcext:value-type="float">
            <text:p>2785290</text:p>
          </table:table-cell>
          <table:table-cell office:value-type="float" office:value="815536" calcext:value-type="float">
            <text:p>815536</text:p>
          </table:table-cell>
          <table:table-cell office:value-type="float" office:value="171348" calcext:value-type="float">
            <text:p>171348</text:p>
          </table:table-cell>
          <table:table-cell office:value-type="float" office:value="233753" calcext:value-type="float">
            <text:p>233753</text:p>
          </table:table-cell>
          <table:table-cell office:value-type="float" office:value="12422200" calcext:value-type="float">
            <text:p>12422200</text:p>
          </table:table-cell>
          <table:table-cell/>
          <table:table-cell table:formula="of:=[.C38]/[.$I38]" office:value-type="percentage" office:value="0.0246091674582602" calcext:value-type="percentage">
            <text:p>2.46%</text:p>
          </table:table-cell>
          <table:table-cell table:formula="of:=[.D38]/[.$I38]" office:value-type="percentage" office:value="0.65291333258199" calcext:value-type="percentage">
            <text:p>65.29%</text:p>
          </table:table-cell>
          <table:table-cell table:formula="of:=[.E38]/[.$I38]" office:value-type="percentage" office:value="0.224218737421713" calcext:value-type="percentage">
            <text:p>22.42%</text:p>
          </table:table-cell>
          <table:table-cell table:formula="of:=[.F38]/[.$I38]" office:value-type="percentage" office:value="0.0656514949042843" calcext:value-type="percentage">
            <text:p>6.57%</text:p>
          </table:table-cell>
          <table:table-cell table:formula="of:=[.G38]/[.$I38]" office:value-type="percentage" office:value="0.013793691938626" calcext:value-type="percentage">
            <text:p>1.38%</text:p>
          </table:table-cell>
          <table:table-cell table:formula="of:=[.H38]/[.$I38]" office:value-type="percentage" office:value="0.0188173592439342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henry-chen-C9ZwRUAPaIQ-unsplash.jpg</text:p>
          </table:table-cell>
          <table:table-cell office:value-type="float" office:value="143385" calcext:value-type="float">
            <text:p>143385</text:p>
          </table:table-cell>
          <table:table-cell office:value-type="float" office:value="3587.75" calcext:value-type="float">
            <text:p>3587.75</text:p>
          </table:table-cell>
          <table:table-cell office:value-type="float" office:value="151911" calcext:value-type="float">
            <text:p>151911</text:p>
          </table:table-cell>
          <table:table-cell office:value-type="float" office:value="53346.6" calcext:value-type="float">
            <text:p>53346.6</text:p>
          </table:table-cell>
          <table:table-cell office:value-type="float" office:value="15774.4" calcext:value-type="float">
            <text:p>15774.4</text:p>
          </table:table-cell>
          <table:table-cell office:value-type="float" office:value="3391.14" calcext:value-type="float">
            <text:p>3391.14</text:p>
          </table:table-cell>
          <table:table-cell office:value-type="float" office:value="5302.3" calcext:value-type="float">
            <text:p>5302.3</text:p>
          </table:table-cell>
          <table:table-cell office:value-type="float" office:value="233313" calcext:value-type="float">
            <text:p>233313</text:p>
          </table:table-cell>
          <table:table-cell/>
          <table:table-cell table:formula="of:=[.C39]/[.$I39]" office:value-type="percentage" office:value="0.0153774114601415" calcext:value-type="percentage">
            <text:p>1.54%</text:p>
          </table:table-cell>
          <table:table-cell table:formula="of:=[.D39]/[.$I39]" office:value-type="percentage" office:value="0.651103881909709" calcext:value-type="percentage">
            <text:p>65.11%</text:p>
          </table:table-cell>
          <table:table-cell table:formula="of:=[.E39]/[.$I39]" office:value-type="percentage" office:value="0.228648210772653" calcext:value-type="percentage">
            <text:p>22.86%</text:p>
          </table:table-cell>
          <table:table-cell table:formula="of:=[.F39]/[.$I39]" office:value-type="percentage" office:value="0.0676104631975072" calcext:value-type="percentage">
            <text:p>6.76%</text:p>
          </table:table-cell>
          <table:table-cell table:formula="of:=[.G39]/[.$I39]" office:value-type="percentage" office:value="0.0145347237402116" calcext:value-type="percentage">
            <text:p>1.45%</text:p>
          </table:table-cell>
          <table:table-cell table:formula="of:=[.H39]/[.$I39]" office:value-type="percentage" office:value="0.022726123276457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imad-786-bS86J4xzmbM-unsplash(1).jpg</text:p>
          </table:table-cell>
          <table:table-cell office:value-type="float" office:value="689817" calcext:value-type="float">
            <text:p>689817</text:p>
          </table:table-cell>
          <table:table-cell office:value-type="float" office:value="42125.2" calcext:value-type="float">
            <text:p>42125.2</text:p>
          </table:table-cell>
          <table:table-cell office:value-type="float" office:value="1781730" calcext:value-type="float">
            <text:p>1781730</text:p>
          </table:table-cell>
          <table:table-cell office:value-type="float" office:value="578218" calcext:value-type="float">
            <text:p>578218</text:p>
          </table:table-cell>
          <table:table-cell office:value-type="float" office:value="157435" calcext:value-type="float">
            <text:p>157435</text:p>
          </table:table-cell>
          <table:table-cell office:value-type="float" office:value="36981" calcext:value-type="float">
            <text:p>36981</text:p>
          </table:table-cell>
          <table:table-cell office:value-type="float" office:value="45670.1" calcext:value-type="float">
            <text:p>45670.1</text:p>
          </table:table-cell>
          <table:table-cell office:value-type="float" office:value="2642160" calcext:value-type="float">
            <text:p>2642160</text:p>
          </table:table-cell>
          <table:table-cell/>
          <table:table-cell table:formula="of:=[.C40]/[.$I40]" office:value-type="percentage" office:value="0.0159434704938384" calcext:value-type="percentage">
            <text:p>1.59%</text:p>
          </table:table-cell>
          <table:table-cell table:formula="of:=[.D40]/[.$I40]" office:value-type="percentage" office:value="0.674345989644836" calcext:value-type="percentage">
            <text:p>67.43%</text:p>
          </table:table-cell>
          <table:table-cell table:formula="of:=[.E40]/[.$I40]" office:value-type="percentage" office:value="0.218842916401732" calcext:value-type="percentage">
            <text:p>21.88%</text:p>
          </table:table-cell>
          <table:table-cell table:formula="of:=[.F40]/[.$I40]" office:value-type="percentage" office:value="0.0595857177460865" calcext:value-type="percentage">
            <text:p>5.96%</text:p>
          </table:table-cell>
          <table:table-cell table:formula="of:=[.G40]/[.$I40]" office:value-type="percentage" office:value="0.0139965028612953" calcext:value-type="percentage">
            <text:p>1.40%</text:p>
          </table:table-cell>
          <table:table-cell table:formula="of:=[.H40]/[.$I40]" office:value-type="percentage" office:value="0.0172851379174615" calcext:value-type="percentage">
            <text:p>1.73%</text:p>
          </table:table-cell>
        </table:table-row>
        <table:table-row table:style-name="ro1">
          <table:table-cell office:value-type="string" calcext:value-type="string">
            <text:p>imad-786-bS86J4xzmbM-unsplash(2).jpg</text:p>
          </table:table-cell>
          <table:table-cell office:value-type="float" office:value="463930" calcext:value-type="float">
            <text:p>463930</text:p>
          </table:table-cell>
          <table:table-cell office:value-type="float" office:value="38074.8" calcext:value-type="float">
            <text:p>38074.8</text:p>
          </table:table-cell>
          <table:table-cell office:value-type="float" office:value="1137990" calcext:value-type="float">
            <text:p>1137990</text:p>
          </table:table-cell>
          <table:table-cell office:value-type="float" office:value="368825" calcext:value-type="float">
            <text:p>368825</text:p>
          </table:table-cell>
          <table:table-cell office:value-type="float" office:value="99784" calcext:value-type="float">
            <text:p>99784</text:p>
          </table:table-cell>
          <table:table-cell office:value-type="float" office:value="23765.5" calcext:value-type="float">
            <text:p>23765.5</text:p>
          </table:table-cell>
          <table:table-cell office:value-type="float" office:value="30666.5" calcext:value-type="float">
            <text:p>30666.5</text:p>
          </table:table-cell>
          <table:table-cell office:value-type="float" office:value="1699110" calcext:value-type="float">
            <text:p>1699110</text:p>
          </table:table-cell>
          <table:table-cell/>
          <table:table-cell table:formula="of:=[.C41]/[.$I41]" office:value-type="percentage" office:value="0.0224086727757473" calcext:value-type="percentage">
            <text:p>2.24%</text:p>
          </table:table-cell>
          <table:table-cell table:formula="of:=[.D41]/[.$I41]" office:value-type="percentage" office:value="0.669756519589668" calcext:value-type="percentage">
            <text:p>66.98%</text:p>
          </table:table-cell>
          <table:table-cell table:formula="of:=[.E41]/[.$I41]" office:value-type="percentage" office:value="0.217069524633485" calcext:value-type="percentage">
            <text:p>21.71%</text:p>
          </table:table-cell>
          <table:table-cell table:formula="of:=[.F41]/[.$I41]" office:value-type="percentage" office:value="0.0587272160130892" calcext:value-type="percentage">
            <text:p>5.87%</text:p>
          </table:table-cell>
          <table:table-cell table:formula="of:=[.G41]/[.$I41]" office:value-type="percentage" office:value="0.0139870285031575" calcext:value-type="percentage">
            <text:p>1.40%</text:p>
          </table:table-cell>
          <table:table-cell table:formula="of:=[.H41]/[.$I41]" office:value-type="percentage" office:value="0.0180485666025154" calcext:value-type="percentage">
            <text:p>1.80%</text:p>
          </table:table-cell>
        </table:table-row>
        <table:table-row table:style-name="ro1">
          <table:table-cell office:value-type="string" calcext:value-type="string">
            <text:p>imad-786-bS86J4xzmbM-unsplash(3).jpg</text:p>
          </table:table-cell>
          <table:table-cell office:value-type="float" office:value="1586997" calcext:value-type="float">
            <text:p>1586997</text:p>
          </table:table-cell>
          <table:table-cell office:value-type="float" office:value="139102" calcext:value-type="float">
            <text:p>139102</text:p>
          </table:table-cell>
          <table:table-cell office:value-type="float" office:value="4199830" calcext:value-type="float">
            <text:p>4199830</text:p>
          </table:table-cell>
          <table:table-cell office:value-type="float" office:value="1368220" calcext:value-type="float">
            <text:p>1368220</text:p>
          </table:table-cell>
          <table:table-cell office:value-type="float" office:value="387895" calcext:value-type="float">
            <text:p>387895</text:p>
          </table:table-cell>
          <table:table-cell office:value-type="float" office:value="85734.7" calcext:value-type="float">
            <text:p>85734.7</text:p>
          </table:table-cell>
          <table:table-cell office:value-type="float" office:value="105589" calcext:value-type="float">
            <text:p>105589</text:p>
          </table:table-cell>
          <table:table-cell office:value-type="float" office:value="6286370" calcext:value-type="float">
            <text:p>6286370</text:p>
          </table:table-cell>
          <table:table-cell/>
          <table:table-cell table:formula="of:=[.C42]/[.$I42]" office:value-type="percentage" office:value="0.0221275553300235" calcext:value-type="percentage">
            <text:p>2.21%</text:p>
          </table:table-cell>
          <table:table-cell table:formula="of:=[.D42]/[.$I42]" office:value-type="percentage" office:value="0.6680850793065" calcext:value-type="percentage">
            <text:p>66.81%</text:p>
          </table:table-cell>
          <table:table-cell table:formula="of:=[.E42]/[.$I42]" office:value-type="percentage" office:value="0.21764865892399" calcext:value-type="percentage">
            <text:p>21.76%</text:p>
          </table:table-cell>
          <table:table-cell table:formula="of:=[.F42]/[.$I42]" office:value-type="percentage" office:value="0.0617041313190283" calcext:value-type="percentage">
            <text:p>6.17%</text:p>
          </table:table-cell>
          <table:table-cell table:formula="of:=[.G42]/[.$I42]" office:value-type="percentage" office:value="0.0136381886525928" calcext:value-type="percentage">
            <text:p>1.36%</text:p>
          </table:table-cell>
          <table:table-cell table:formula="of:=[.H42]/[.$I42]" office:value-type="percentage" office:value="0.0167964978198865" calcext:value-type="percentage">
            <text:p>1.68%</text:p>
          </table:table-cell>
        </table:table-row>
        <table:table-row table:style-name="ro1">
          <table:table-cell office:value-type="string" calcext:value-type="string">
            <text:p>imad-786-bS86J4xzmbM-unsplash.jpg</text:p>
          </table:table-cell>
          <table:table-cell office:value-type="float" office:value="76006" calcext:value-type="float">
            <text:p>76006</text:p>
          </table:table-cell>
          <table:table-cell office:value-type="float" office:value="2982.76" calcext:value-type="float">
            <text:p>2982.76</text:p>
          </table:table-cell>
          <table:table-cell office:value-type="float" office:value="126357" calcext:value-type="float">
            <text:p>126357</text:p>
          </table:table-cell>
          <table:table-cell office:value-type="float" office:value="40900" calcext:value-type="float">
            <text:p>40900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2711.88" calcext:value-type="float">
            <text:p>2711.88</text:p>
          </table:table-cell>
          <table:table-cell office:value-type="float" office:value="3953.73" calcext:value-type="float">
            <text:p>3953.73</text:p>
          </table:table-cell>
          <table:table-cell office:value-type="float" office:value="187585" calcext:value-type="float">
            <text:p>187585</text:p>
          </table:table-cell>
          <table:table-cell/>
          <table:table-cell table:formula="of:=[.C43]/[.$I43]" office:value-type="percentage" office:value="0.0159008449502892" calcext:value-type="percentage">
            <text:p>1.59%</text:p>
          </table:table-cell>
          <table:table-cell table:formula="of:=[.D43]/[.$I43]" office:value-type="percentage" office:value="0.673598635285337" calcext:value-type="percentage">
            <text:p>67.36%</text:p>
          </table:table-cell>
          <table:table-cell table:formula="of:=[.E43]/[.$I43]" office:value-type="percentage" office:value="0.218034491030733" calcext:value-type="percentage">
            <text:p>21.80%</text:p>
          </table:table-cell>
          <table:table-cell table:formula="of:=[.F43]/[.$I43]" office:value-type="percentage" office:value="0.0569368552922675" calcext:value-type="percentage">
            <text:p>5.69%</text:p>
          </table:table-cell>
          <table:table-cell table:formula="of:=[.G43]/[.$I43]" office:value-type="percentage" office:value="0.0144568062478343" calcext:value-type="percentage">
            <text:p>1.45%</text:p>
          </table:table-cell>
          <table:table-cell table:formula="of:=[.H43]/[.$I43]" office:value-type="percentage" office:value="0.0210770050910254" calcext:value-type="percentage">
            <text:p>2.11%</text:p>
          </table:table-cell>
        </table:table-row>
        <table:table-row table:style-name="ro1">
          <table:table-cell office:value-type="string" calcext:value-type="string">
            <text:p>image_10_1772x4317.jpg</text:p>
          </table:table-cell>
          <table:table-cell office:value-type="float" office:value="664877" calcext:value-type="float">
            <text:p>664877</text:p>
          </table:table-cell>
          <table:table-cell office:value-type="float" office:value="67546" calcext:value-type="float">
            <text:p>67546</text:p>
          </table:table-cell>
          <table:table-cell office:value-type="float" office:value="1889940" calcext:value-type="float">
            <text:p>1889940</text:p>
          </table:table-cell>
          <table:table-cell office:value-type="float" office:value="609966" calcext:value-type="float">
            <text:p>609966</text:p>
          </table:table-cell>
          <table:table-cell office:value-type="float" office:value="160419" calcext:value-type="float">
            <text:p>160419</text:p>
          </table:table-cell>
          <table:table-cell office:value-type="float" office:value="44983.7" calcext:value-type="float">
            <text:p>44983.7</text:p>
          </table:table-cell>
          <table:table-cell office:value-type="float" office:value="82380.8" calcext:value-type="float">
            <text:p>82380.8</text:p>
          </table:table-cell>
          <table:table-cell office:value-type="float" office:value="2855230" calcext:value-type="float">
            <text:p>2855230</text:p>
          </table:table-cell>
          <table:table-cell/>
          <table:table-cell table:formula="of:=[.C44]/[.$I44]" office:value-type="percentage" office:value="0.0236569383202054" calcext:value-type="percentage">
            <text:p>2.37%</text:p>
          </table:table-cell>
          <table:table-cell table:formula="of:=[.D44]/[.$I44]" office:value-type="percentage" office:value="0.661922156884034" calcext:value-type="percentage">
            <text:p>66.19%</text:p>
          </table:table-cell>
          <table:table-cell table:formula="of:=[.E44]/[.$I44]" office:value-type="percentage" office:value="0.213631126038883" calcext:value-type="percentage">
            <text:p>21.36%</text:p>
          </table:table-cell>
          <table:table-cell table:formula="of:=[.F44]/[.$I44]" office:value-type="percentage" office:value="0.0561842653656623" calcext:value-type="percentage">
            <text:p>5.62%</text:p>
          </table:table-cell>
          <table:table-cell table:formula="of:=[.G44]/[.$I44]" office:value-type="percentage" office:value="0.0157548428672997" calcext:value-type="percentage">
            <text:p>1.58%</text:p>
          </table:table-cell>
          <table:table-cell table:formula="of:=[.H44]/[.$I44]" office:value-type="percentage" office:value="0.0288525968135667" calcext:value-type="percentage">
            <text:p>2.89%</text:p>
          </table:table-cell>
        </table:table-row>
        <table:table-row table:style-name="ro1">
          <table:table-cell office:value-type="string" calcext:value-type="string">
            <text:p>image_11_4655x1401.jpg</text:p>
          </table:table-cell>
          <table:table-cell office:value-type="float" office:value="679113" calcext:value-type="float">
            <text:p>679113</text:p>
          </table:table-cell>
          <table:table-cell office:value-type="float" office:value="94155.8" calcext:value-type="float">
            <text:p>94155.8</text:p>
          </table:table-cell>
          <table:table-cell office:value-type="float" office:value="1613470" calcext:value-type="float">
            <text:p>1613470</text:p>
          </table:table-cell>
          <table:table-cell office:value-type="float" office:value="550761" calcext:value-type="float">
            <text:p>550761</text:p>
          </table:table-cell>
          <table:table-cell office:value-type="float" office:value="145551" calcext:value-type="float">
            <text:p>145551</text:p>
          </table:table-cell>
          <table:table-cell office:value-type="float" office:value="35241.8" calcext:value-type="float">
            <text:p>35241.8</text:p>
          </table:table-cell>
          <table:table-cell office:value-type="float" office:value="60643.7" calcext:value-type="float">
            <text:p>60643.7</text:p>
          </table:table-cell>
          <table:table-cell office:value-type="float" office:value="2499820" calcext:value-type="float">
            <text:p>2499820</text:p>
          </table:table-cell>
          <table:table-cell/>
          <table:table-cell table:formula="of:=[.C45]/[.$I45]" office:value-type="percentage" office:value="0.0376650318822955" calcext:value-type="percentage">
            <text:p>3.77%</text:p>
          </table:table-cell>
          <table:table-cell table:formula="of:=[.D45]/[.$I45]" office:value-type="percentage" office:value="0.645434471281932" calcext:value-type="percentage">
            <text:p>64.54%</text:p>
          </table:table-cell>
          <table:table-cell table:formula="of:=[.E45]/[.$I45]" office:value-type="percentage" office:value="0.22032026305894" calcext:value-type="percentage">
            <text:p>22.03%</text:p>
          </table:table-cell>
          <table:table-cell table:formula="of:=[.F45]/[.$I45]" office:value-type="percentage" office:value="0.0582245921706363" calcext:value-type="percentage">
            <text:p>5.82%</text:p>
          </table:table-cell>
          <table:table-cell table:formula="of:=[.G45]/[.$I45]" office:value-type="percentage" office:value="0.0140977350369227" calcext:value-type="percentage">
            <text:p>1.41%</text:p>
          </table:table-cell>
          <table:table-cell table:formula="of:=[.H45]/[.$I45]" office:value-type="percentage" office:value="0.0242592266643198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image_12_4277x1506.jpg</text:p>
          </table:table-cell>
          <table:table-cell office:value-type="float" office:value="434775" calcext:value-type="float">
            <text:p>434775</text:p>
          </table:table-cell>
          <table:table-cell office:value-type="float" office:value="107336" calcext:value-type="float">
            <text:p>107336</text:p>
          </table:table-cell>
          <table:table-cell office:value-type="float" office:value="1596480" calcext:value-type="float">
            <text:p>1596480</text:p>
          </table:table-cell>
          <table:table-cell office:value-type="float" office:value="517471" calcext:value-type="float">
            <text:p>517471</text:p>
          </table:table-cell>
          <table:table-cell office:value-type="float" office:value="141437" calcext:value-type="float">
            <text:p>141437</text:p>
          </table:table-cell>
          <table:table-cell office:value-type="float" office:value="34155.9" calcext:value-type="float">
            <text:p>34155.9</text:p>
          </table:table-cell>
          <table:table-cell office:value-type="float" office:value="47474.2" calcext:value-type="float">
            <text:p>47474.2</text:p>
          </table:table-cell>
          <table:table-cell office:value-type="float" office:value="2444350" calcext:value-type="float">
            <text:p>2444350</text:p>
          </table:table-cell>
          <table:table-cell/>
          <table:table-cell table:formula="of:=[.C46]/[.$I46]" office:value-type="percentage" office:value="0.0439118784134842" calcext:value-type="percentage">
            <text:p>4.39%</text:p>
          </table:table-cell>
          <table:table-cell table:formula="of:=[.D46]/[.$I46]" office:value-type="percentage" office:value="0.653130689140262" calcext:value-type="percentage">
            <text:p>65.31%</text:p>
          </table:table-cell>
          <table:table-cell table:formula="of:=[.E46]/[.$I46]" office:value-type="percentage" office:value="0.211700861169636" calcext:value-type="percentage">
            <text:p>21.17%</text:p>
          </table:table-cell>
          <table:table-cell table:formula="of:=[.F46]/[.$I46]" office:value-type="percentage" office:value="0.0578628265182973" calcext:value-type="percentage">
            <text:p>5.79%</text:p>
          </table:table-cell>
          <table:table-cell table:formula="of:=[.G46]/[.$I46]" office:value-type="percentage" office:value="0.0139734080634934" calcext:value-type="percentage">
            <text:p>1.40%</text:p>
          </table:table-cell>
          <table:table-cell table:formula="of:=[.H46]/[.$I46]" office:value-type="percentage" office:value="0.0194220140323603" calcext:value-type="percentage">
            <text:p>1.94%</text:p>
          </table:table-cell>
        </table:table-row>
        <table:table-row table:style-name="ro1">
          <table:table-cell office:value-type="string" calcext:value-type="string">
            <text:p>image_13_633x2563.jpg</text:p>
          </table:table-cell>
          <table:table-cell office:value-type="float" office:value="186117" calcext:value-type="float">
            <text:p>186117</text:p>
          </table:table-cell>
          <table:table-cell office:value-type="float" office:value="9484.64" calcext:value-type="float">
            <text:p>9484.64</text:p>
          </table:table-cell>
          <table:table-cell office:value-type="float" office:value="401392" calcext:value-type="float">
            <text:p>401392</text:p>
          </table:table-cell>
          <table:table-cell office:value-type="float" office:value="124207" calcext:value-type="float">
            <text:p>124207</text:p>
          </table:table-cell>
          <table:table-cell office:value-type="float" office:value="32625.6" calcext:value-type="float">
            <text:p>32625.6</text:p>
          </table:table-cell>
          <table:table-cell office:value-type="float" office:value="9709.02" calcext:value-type="float">
            <text:p>9709.02</text:p>
          </table:table-cell>
          <table:table-cell office:value-type="float" office:value="19655" calcext:value-type="float">
            <text:p>19655</text:p>
          </table:table-cell>
          <table:table-cell office:value-type="float" office:value="597073" calcext:value-type="float">
            <text:p>597073</text:p>
          </table:table-cell>
          <table:table-cell/>
          <table:table-cell table:formula="of:=[.C47]/[.$I47]" office:value-type="percentage" office:value="0.0158852267645665" calcext:value-type="percentage">
            <text:p>1.59%</text:p>
          </table:table-cell>
          <table:table-cell table:formula="of:=[.D47]/[.$I47]" office:value-type="percentage" office:value="0.672266205304879" calcext:value-type="percentage">
            <text:p>67.23%</text:p>
          </table:table-cell>
          <table:table-cell table:formula="of:=[.E47]/[.$I47]" office:value-type="percentage" office:value="0.208026489223261" calcext:value-type="percentage">
            <text:p>20.80%</text:p>
          </table:table-cell>
          <table:table-cell table:formula="of:=[.F47]/[.$I47]" office:value-type="percentage" office:value="0.0546425646445242" calcext:value-type="percentage">
            <text:p>5.46%</text:p>
          </table:table-cell>
          <table:table-cell table:formula="of:=[.G47]/[.$I47]" office:value-type="percentage" office:value="0.0162610267086269" calcext:value-type="percentage">
            <text:p>1.63%</text:p>
          </table:table-cell>
          <table:table-cell table:formula="of:=[.H47]/[.$I47]" office:value-type="percentage" office:value="0.0329189228117835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image_1_394x2626.jpg</text:p>
          </table:table-cell>
          <table:table-cell office:value-type="float" office:value="162212" calcext:value-type="float">
            <text:p>162212</text:p>
          </table:table-cell>
          <table:table-cell office:value-type="float" office:value="6072.09" calcext:value-type="float">
            <text:p>6072.09</text:p>
          </table:table-cell>
          <table:table-cell office:value-type="float" office:value="255480" calcext:value-type="float">
            <text:p>255480</text:p>
          </table:table-cell>
          <table:table-cell office:value-type="float" office:value="91232.9" calcext:value-type="float">
            <text:p>91232.9</text:p>
          </table:table-cell>
          <table:table-cell office:value-type="float" office:value="25436.5" calcext:value-type="float">
            <text:p>25436.5</text:p>
          </table:table-cell>
          <table:table-cell office:value-type="float" office:value="7066.62" calcext:value-type="float">
            <text:p>7066.62</text:p>
          </table:table-cell>
          <table:table-cell office:value-type="float" office:value="17640.6" calcext:value-type="float">
            <text:p>17640.6</text:p>
          </table:table-cell>
          <table:table-cell office:value-type="float" office:value="402929" calcext:value-type="float">
            <text:p>402929</text:p>
          </table:table-cell>
          <table:table-cell/>
          <table:table-cell table:formula="of:=[.C48]/[.$I48]" office:value-type="percentage" office:value="0.015069875834204" calcext:value-type="percentage">
            <text:p>1.51%</text:p>
          </table:table-cell>
          <table:table-cell table:formula="of:=[.D48]/[.$I48]" office:value-type="percentage" office:value="0.634057116762507" calcext:value-type="percentage">
            <text:p>63.41%</text:p>
          </table:table-cell>
          <table:table-cell table:formula="of:=[.E48]/[.$I48]" office:value-type="percentage" office:value="0.2264242583681" calcext:value-type="percentage">
            <text:p>22.64%</text:p>
          </table:table-cell>
          <table:table-cell table:formula="of:=[.F48]/[.$I48]" office:value-type="percentage" office:value="0.0631289879854764" calcext:value-type="percentage">
            <text:p>6.31%</text:p>
          </table:table-cell>
          <table:table-cell table:formula="of:=[.G48]/[.$I48]" office:value-type="percentage" office:value="0.0175381270645697" calcext:value-type="percentage">
            <text:p>1.75%</text:p>
          </table:table-cell>
          <table:table-cell table:formula="of:=[.H48]/[.$I48]" office:value-type="percentage" office:value="0.0437809142553651" calcext:value-type="percentage">
            <text:p>4.38%</text:p>
          </table:table-cell>
        </table:table-row>
        <table:table-row table:style-name="ro1">
          <table:table-cell office:value-type="string" calcext:value-type="string">
            <text:p>image_14_3221x373.jpg</text:p>
          </table:table-cell>
          <table:table-cell office:value-type="float" office:value="37064" calcext:value-type="float">
            <text:p>37064</text:p>
          </table:table-cell>
          <table:table-cell office:value-type="float" office:value="6991.55" calcext:value-type="float">
            <text:p>6991.55</text:p>
          </table:table-cell>
          <table:table-cell office:value-type="float" office:value="296501" calcext:value-type="float">
            <text:p>296501</text:p>
          </table:table-cell>
          <table:table-cell office:value-type="float" office:value="91604.4" calcext:value-type="float">
            <text:p>91604.4</text:p>
          </table:table-cell>
          <table:table-cell office:value-type="float" office:value="26118.8" calcext:value-type="float">
            <text:p>26118.8</text:p>
          </table:table-cell>
          <table:table-cell office:value-type="float" office:value="6137.68" calcext:value-type="float">
            <text:p>6137.68</text:p>
          </table:table-cell>
          <table:table-cell office:value-type="float" office:value="5527.16" calcext:value-type="float">
            <text:p>5527.16</text:p>
          </table:table-cell>
          <table:table-cell office:value-type="float" office:value="432880" calcext:value-type="float">
            <text:p>432880</text:p>
          </table:table-cell>
          <table:table-cell/>
          <table:table-cell table:formula="of:=[.C49]/[.$I49]" office:value-type="percentage" office:value="0.016151242838662" calcext:value-type="percentage">
            <text:p>1.62%</text:p>
          </table:table-cell>
          <table:table-cell table:formula="of:=[.D49]/[.$I49]" office:value-type="percentage" office:value="0.68494963962299" calcext:value-type="percentage">
            <text:p>68.49%</text:p>
          </table:table-cell>
          <table:table-cell table:formula="of:=[.E49]/[.$I49]" office:value-type="percentage" office:value="0.211616152282388" calcext:value-type="percentage">
            <text:p>21.16%</text:p>
          </table:table-cell>
          <table:table-cell table:formula="of:=[.F49]/[.$I49]" office:value-type="percentage" office:value="0.0603372759194234" calcext:value-type="percentage">
            <text:p>6.03%</text:p>
          </table:table-cell>
          <table:table-cell table:formula="of:=[.G49]/[.$I49]" office:value-type="percentage" office:value="0.0141787100351137" calcext:value-type="percentage">
            <text:p>1.42%</text:p>
          </table:table-cell>
          <table:table-cell table:formula="of:=[.H49]/[.$I49]" office:value-type="percentage" office:value="0.0127683422657549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image_15_1821x1543.jpg</text:p>
          </table:table-cell>
          <table:table-cell office:value-type="float" office:value="192794" calcext:value-type="float">
            <text:p>192794</text:p>
          </table:table-cell>
          <table:table-cell office:value-type="float" office:value="34113.4" calcext:value-type="float">
            <text:p>34113.4</text:p>
          </table:table-cell>
          <table:table-cell office:value-type="float" office:value="694081" calcext:value-type="float">
            <text:p>694081</text:p>
          </table:table-cell>
          <table:table-cell office:value-type="float" office:value="228115" calcext:value-type="float">
            <text:p>228115</text:p>
          </table:table-cell>
          <table:table-cell office:value-type="float" office:value="52253.5" calcext:value-type="float">
            <text:p>52253.5</text:p>
          </table:table-cell>
          <table:table-cell office:value-type="float" office:value="14366" calcext:value-type="float">
            <text:p>14366</text:p>
          </table:table-cell>
          <table:table-cell office:value-type="float" office:value="21880.7" calcext:value-type="float">
            <text:p>21880.7</text:p>
          </table:table-cell>
          <table:table-cell office:value-type="float" office:value="1044810" calcext:value-type="float">
            <text:p>1044810</text:p>
          </table:table-cell>
          <table:table-cell/>
          <table:table-cell table:formula="of:=[.C50]/[.$I50]" office:value-type="percentage" office:value="0.0326503383390282" calcext:value-type="percentage">
            <text:p>3.27%</text:p>
          </table:table-cell>
          <table:table-cell table:formula="of:=[.D50]/[.$I50]" office:value-type="percentage" office:value="0.664313128702826" calcext:value-type="percentage">
            <text:p>66.43%</text:p>
          </table:table-cell>
          <table:table-cell table:formula="of:=[.E50]/[.$I50]" office:value-type="percentage" office:value="0.218331562676468" calcext:value-type="percentage">
            <text:p>21.83%</text:p>
          </table:table-cell>
          <table:table-cell table:formula="of:=[.F50]/[.$I50]" office:value-type="percentage" office:value="0.0500124424536519" calcext:value-type="percentage">
            <text:p>5.00%</text:p>
          </table:table-cell>
          <table:table-cell table:formula="of:=[.G50]/[.$I50]" office:value-type="percentage" office:value="0.0137498683971248" calcext:value-type="percentage">
            <text:p>1.37%</text:p>
          </table:table-cell>
          <table:table-cell table:formula="of:=[.H50]/[.$I50]" office:value-type="percentage" office:value="0.0209422765861736" calcext:value-type="percentage">
            <text:p>2.09%</text:p>
          </table:table-cell>
        </table:table-row>
        <table:table-row table:style-name="ro1">
          <table:table-cell office:value-type="string" calcext:value-type="string">
            <text:p>image_16_1922x3627.jpg</text:p>
          </table:table-cell>
          <table:table-cell office:value-type="float" office:value="511471" calcext:value-type="float">
            <text:p>511471</text:p>
          </table:table-cell>
          <table:table-cell office:value-type="float" office:value="118084" calcext:value-type="float">
            <text:p>118084</text:p>
          </table:table-cell>
          <table:table-cell office:value-type="float" office:value="1724180" calcext:value-type="float">
            <text:p>1724180</text:p>
          </table:table-cell>
          <table:table-cell office:value-type="float" office:value="586966" calcext:value-type="float">
            <text:p>586966</text:p>
          </table:table-cell>
          <table:table-cell office:value-type="float" office:value="156644" calcext:value-type="float">
            <text:p>156644</text:p>
          </table:table-cell>
          <table:table-cell office:value-type="float" office:value="36331.3" calcext:value-type="float">
            <text:p>36331.3</text:p>
          </table:table-cell>
          <table:table-cell office:value-type="float" office:value="48288.6" calcext:value-type="float">
            <text:p>48288.6</text:p>
          </table:table-cell>
          <table:table-cell office:value-type="float" office:value="2670500" calcext:value-type="float">
            <text:p>2670500</text:p>
          </table:table-cell>
          <table:table-cell/>
          <table:table-cell table:formula="of:=[.C51]/[.$I51]" office:value-type="percentage" office:value="0.0442179367159708" calcext:value-type="percentage">
            <text:p>4.42%</text:p>
          </table:table-cell>
          <table:table-cell table:formula="of:=[.D51]/[.$I51]" office:value-type="percentage" office:value="0.645639393372028" calcext:value-type="percentage">
            <text:p>64.56%</text:p>
          </table:table-cell>
          <table:table-cell table:formula="of:=[.E51]/[.$I51]" office:value-type="percentage" office:value="0.219796292829058" calcext:value-type="percentage">
            <text:p>21.98%</text:p>
          </table:table-cell>
          <table:table-cell table:formula="of:=[.F51]/[.$I51]" office:value-type="percentage" office:value="0.058657180303314" calcext:value-type="percentage">
            <text:p>5.87%</text:p>
          </table:table-cell>
          <table:table-cell table:formula="of:=[.G51]/[.$I51]" office:value-type="percentage" office:value="0.0136046807713911" calcext:value-type="percentage">
            <text:p>1.36%</text:p>
          </table:table-cell>
          <table:table-cell table:formula="of:=[.H51]/[.$I51]" office:value-type="percentage" office:value="0.0180822317917993" calcext:value-type="percentage">
            <text:p>1.81%</text:p>
          </table:table-cell>
        </table:table-row>
        <table:table-row table:style-name="ro1">
          <table:table-cell office:value-type="string" calcext:value-type="string">
            <text:p>image_17_585x2590.jpg</text:p>
          </table:table-cell>
          <table:table-cell office:value-type="float" office:value="119544" calcext:value-type="float">
            <text:p>119544</text:p>
          </table:table-cell>
          <table:table-cell office:value-type="float" office:value="8898.75" calcext:value-type="float">
            <text:p>8898.75</text:p>
          </table:table-cell>
          <table:table-cell office:value-type="float" office:value="374476" calcext:value-type="float">
            <text:p>374476</text:p>
          </table:table-cell>
          <table:table-cell office:value-type="float" office:value="133234" calcext:value-type="float">
            <text:p>133234</text:p>
          </table:table-cell>
          <table:table-cell office:value-type="float" office:value="38396.2" calcext:value-type="float">
            <text:p>38396.2</text:p>
          </table:table-cell>
          <table:table-cell office:value-type="float" office:value="7710.07" calcext:value-type="float">
            <text:p>7710.07</text:p>
          </table:table-cell>
          <table:table-cell office:value-type="float" office:value="9044.62" calcext:value-type="float">
            <text:p>9044.62</text:p>
          </table:table-cell>
          <table:table-cell office:value-type="float" office:value="571760" calcext:value-type="float">
            <text:p>571760</text:p>
          </table:table-cell>
          <table:table-cell/>
          <table:table-cell table:formula="of:=[.C52]/[.$I52]" office:value-type="percentage" office:value="0.0155637855044074" calcext:value-type="percentage">
            <text:p>1.56%</text:p>
          </table:table-cell>
          <table:table-cell table:formula="of:=[.D52]/[.$I52]" office:value-type="percentage" office:value="0.654953127186232" calcext:value-type="percentage">
            <text:p>65.50%</text:p>
          </table:table-cell>
          <table:table-cell table:formula="of:=[.E52]/[.$I52]" office:value-type="percentage" office:value="0.23302434587939" calcext:value-type="percentage">
            <text:p>23.30%</text:p>
          </table:table-cell>
          <table:table-cell table:formula="of:=[.F52]/[.$I52]" office:value-type="percentage" office:value="0.0671544004477403" calcext:value-type="percentage">
            <text:p>6.72%</text:p>
          </table:table-cell>
          <table:table-cell table:formula="of:=[.G52]/[.$I52]" office:value-type="percentage" office:value="0.0134848013152372" calcext:value-type="percentage">
            <text:p>1.35%</text:p>
          </table:table-cell>
          <table:table-cell table:formula="of:=[.H52]/[.$I52]" office:value-type="percentage" office:value="0.0158189100321813" calcext:value-type="percentage">
            <text:p>1.58%</text:p>
          </table:table-cell>
        </table:table-row>
        <table:table-row table:style-name="ro1">
          <table:table-cell office:value-type="string" calcext:value-type="string">
            <text:p>image_18_575x1328.jpg</text:p>
          </table:table-cell>
          <table:table-cell office:value-type="float" office:value="55982" calcext:value-type="float">
            <text:p>55982</text:p>
          </table:table-cell>
          <table:table-cell office:value-type="float" office:value="4487.45" calcext:value-type="float">
            <text:p>4487.45</text:p>
          </table:table-cell>
          <table:table-cell office:value-type="float" office:value="188342" calcext:value-type="float">
            <text:p>188342</text:p>
          </table:table-cell>
          <table:table-cell office:value-type="float" office:value="57586" calcext:value-type="float">
            <text:p>57586</text:p>
          </table:table-cell>
          <table:table-cell office:value-type="float" office:value="15007.6" calcext:value-type="float">
            <text:p>15007.6</text:p>
          </table:table-cell>
          <table:table-cell office:value-type="float" office:value="4342.86" calcext:value-type="float">
            <text:p>4342.86</text:p>
          </table:table-cell>
          <table:table-cell office:value-type="float" office:value="7440.35" calcext:value-type="float">
            <text:p>7440.35</text:p>
          </table:table-cell>
          <table:table-cell office:value-type="float" office:value="277206" calcext:value-type="float">
            <text:p>277206</text:p>
          </table:table-cell>
          <table:table-cell/>
          <table:table-cell table:formula="of:=[.C53]/[.$I53]" office:value-type="percentage" office:value="0.0161881416708152" calcext:value-type="percentage">
            <text:p>1.62%</text:p>
          </table:table-cell>
          <table:table-cell table:formula="of:=[.D53]/[.$I53]" office:value-type="percentage" office:value="0.679429738173055" calcext:value-type="percentage">
            <text:p>67.94%</text:p>
          </table:table-cell>
          <table:table-cell table:formula="of:=[.E53]/[.$I53]" office:value-type="percentage" office:value="0.207737206265377" calcext:value-type="percentage">
            <text:p>20.77%</text:p>
          </table:table-cell>
          <table:table-cell table:formula="of:=[.F53]/[.$I53]" office:value-type="percentage" office:value="0.0541387993044884" calcext:value-type="percentage">
            <text:p>5.41%</text:p>
          </table:table-cell>
          <table:table-cell table:formula="of:=[.G53]/[.$I53]" office:value-type="percentage" office:value="0.0156665440141988" calcext:value-type="percentage">
            <text:p>1.57%</text:p>
          </table:table-cell>
          <table:table-cell table:formula="of:=[.H53]/[.$I53]" office:value-type="percentage" office:value="0.026840508502702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image_19_2635x4649.jpg</text:p>
          </table:table-cell>
          <table:table-cell office:value-type="float" office:value="972988" calcext:value-type="float">
            <text:p>972988</text:p>
          </table:table-cell>
          <table:table-cell office:value-type="float" office:value="79509.7" calcext:value-type="float">
            <text:p>79509.7</text:p>
          </table:table-cell>
          <table:table-cell office:value-type="float" office:value="3049450" calcext:value-type="float">
            <text:p>3049450</text:p>
          </table:table-cell>
          <table:table-cell office:value-type="float" office:value="967521" calcext:value-type="float">
            <text:p>967521</text:p>
          </table:table-cell>
          <table:table-cell office:value-type="float" office:value="254673" calcext:value-type="float">
            <text:p>254673</text:p>
          </table:table-cell>
          <table:table-cell office:value-type="float" office:value="67117.4" calcext:value-type="float">
            <text:p>67117.4</text:p>
          </table:table-cell>
          <table:table-cell office:value-type="float" office:value="107275" calcext:value-type="float">
            <text:p>107275</text:p>
          </table:table-cell>
          <table:table-cell office:value-type="float" office:value="4525550" calcext:value-type="float">
            <text:p>4525550</text:p>
          </table:table-cell>
          <table:table-cell/>
          <table:table-cell table:formula="of:=[.C54]/[.$I54]" office:value-type="percentage" office:value="0.0175690689529449" calcext:value-type="percentage">
            <text:p>1.76%</text:p>
          </table:table-cell>
          <table:table-cell table:formula="of:=[.D54]/[.$I54]" office:value-type="percentage" office:value="0.673829700257427" calcext:value-type="percentage">
            <text:p>67.38%</text:p>
          </table:table-cell>
          <table:table-cell table:formula="of:=[.E54]/[.$I54]" office:value-type="percentage" office:value="0.213790809956801" calcext:value-type="percentage">
            <text:p>21.38%</text:p>
          </table:table-cell>
          <table:table-cell table:formula="of:=[.F54]/[.$I54]" office:value-type="percentage" office:value="0.0562744859740805" calcext:value-type="percentage">
            <text:p>5.63%</text:p>
          </table:table-cell>
          <table:table-cell table:formula="of:=[.G54]/[.$I54]" office:value-type="percentage" office:value="0.0148307719503707" calcext:value-type="percentage">
            <text:p>1.48%</text:p>
          </table:table-cell>
          <table:table-cell table:formula="of:=[.H54]/[.$I54]" office:value-type="percentage" office:value="0.0237043011346687" calcext:value-type="percentage">
            <text:p>2.37%</text:p>
          </table:table-cell>
        </table:table-row>
        <table:table-row table:style-name="ro1">
          <table:table-cell office:value-type="string" calcext:value-type="string">
            <text:p>image_20_944x452.jpg</text:p>
          </table:table-cell>
          <table:table-cell office:value-type="float" office:value="58617" calcext:value-type="float">
            <text:p>58617</text:p>
          </table:table-cell>
          <table:table-cell office:value-type="float" office:value="4851.22" calcext:value-type="float">
            <text:p>4851.22</text:p>
          </table:table-cell>
          <table:table-cell office:value-type="float" office:value="105488" calcext:value-type="float">
            <text:p>105488</text:p>
          </table:table-cell>
          <table:table-cell office:value-type="float" office:value="36597.5" calcext:value-type="float">
            <text:p>36597.5</text:p>
          </table:table-cell>
          <table:table-cell office:value-type="float" office:value="9932.11" calcext:value-type="float">
            <text:p>9932.11</text:p>
          </table:table-cell>
          <table:table-cell office:value-type="float" office:value="2310.71" calcext:value-type="float">
            <text:p>2310.71</text:p>
          </table:table-cell>
          <table:table-cell office:value-type="float" office:value="4386.2" calcext:value-type="float">
            <text:p>4386.2</text:p>
          </table:table-cell>
          <table:table-cell office:value-type="float" office:value="163565" calcext:value-type="float">
            <text:p>163565</text:p>
          </table:table-cell>
          <table:table-cell/>
          <table:table-cell table:formula="of:=[.C55]/[.$I55]" office:value-type="percentage" office:value="0.0296592791856449" calcext:value-type="percentage">
            <text:p>2.97%</text:p>
          </table:table-cell>
          <table:table-cell table:formula="of:=[.D55]/[.$I55]" office:value-type="percentage" office:value="0.644930150093235" calcext:value-type="percentage">
            <text:p>64.49%</text:p>
          </table:table-cell>
          <table:table-cell table:formula="of:=[.E55]/[.$I55]" office:value-type="percentage" office:value="0.223748968300064" calcext:value-type="percentage">
            <text:p>22.37%</text:p>
          </table:table-cell>
          <table:table-cell table:formula="of:=[.F55]/[.$I55]" office:value-type="percentage" office:value="0.0607227096261425" calcext:value-type="percentage">
            <text:p>6.07%</text:p>
          </table:table-cell>
          <table:table-cell table:formula="of:=[.G55]/[.$I55]" office:value-type="percentage" office:value="0.0141271665698652" calcext:value-type="percentage">
            <text:p>1.41%</text:p>
          </table:table-cell>
          <table:table-cell table:formula="of:=[.H55]/[.$I55]" office:value-type="percentage" office:value="0.0268162504203222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image_21_3762x2135.jpg</text:p>
          </table:table-cell>
          <table:table-cell office:value-type="float" office:value="1103840" calcext:value-type="float">
            <text:p>1103840</text:p>
          </table:table-cell>
          <table:table-cell office:value-type="float" office:value="47024.9" calcext:value-type="float">
            <text:p>47024.9</text:p>
          </table:table-cell>
          <table:table-cell office:value-type="float" office:value="1986640" calcext:value-type="float">
            <text:p>1986640</text:p>
          </table:table-cell>
          <table:table-cell office:value-type="float" office:value="724397" calcext:value-type="float">
            <text:p>724397</text:p>
          </table:table-cell>
          <table:table-cell office:value-type="float" office:value="217642" calcext:value-type="float">
            <text:p>217642</text:p>
          </table:table-cell>
          <table:table-cell office:value-type="float" office:value="43266.4" calcext:value-type="float">
            <text:p>43266.4</text:p>
          </table:table-cell>
          <table:table-cell office:value-type="float" office:value="61730.1" calcext:value-type="float">
            <text:p>61730.1</text:p>
          </table:table-cell>
          <table:table-cell office:value-type="float" office:value="3080700" calcext:value-type="float">
            <text:p>3080700</text:p>
          </table:table-cell>
          <table:table-cell/>
          <table:table-cell table:formula="of:=[.C56]/[.$I56]" office:value-type="percentage" office:value="0.0152643555036193" calcext:value-type="percentage">
            <text:p>1.53%</text:p>
          </table:table-cell>
          <table:table-cell table:formula="of:=[.D56]/[.$I56]" office:value-type="percentage" office:value="0.644866426461519" calcext:value-type="percentage">
            <text:p>64.49%</text:p>
          </table:table-cell>
          <table:table-cell table:formula="of:=[.E56]/[.$I56]" office:value-type="percentage" office:value="0.235140390171065" calcext:value-type="percentage">
            <text:p>23.51%</text:p>
          </table:table-cell>
          <table:table-cell table:formula="of:=[.F56]/[.$I56]" office:value-type="percentage" office:value="0.0706469308923297" calcext:value-type="percentage">
            <text:p>7.06%</text:p>
          </table:table-cell>
          <table:table-cell table:formula="of:=[.G56]/[.$I56]" office:value-type="percentage" office:value="0.0140443405719479" calcext:value-type="percentage">
            <text:p>1.40%</text:p>
          </table:table-cell>
          <table:table-cell table:formula="of:=[.H56]/[.$I56]" office:value-type="percentage" office:value="0.0200376862401402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image_22_4269x338.jpg</text:p>
          </table:table-cell>
          <table:table-cell office:value-type="float" office:value="190364" calcext:value-type="float">
            <text:p>190364</text:p>
          </table:table-cell>
          <table:table-cell office:value-type="float" office:value="8429.22" calcext:value-type="float">
            <text:p>8429.22</text:p>
          </table:table-cell>
          <table:table-cell office:value-type="float" office:value="358396" calcext:value-type="float">
            <text:p>358396</text:p>
          </table:table-cell>
          <table:table-cell office:value-type="float" office:value="126770" calcext:value-type="float">
            <text:p>126770</text:p>
          </table:table-cell>
          <table:table-cell office:value-type="float" office:value="33493.2" calcext:value-type="float">
            <text:p>33493.2</text:p>
          </table:table-cell>
          <table:table-cell office:value-type="float" office:value="9071.64" calcext:value-type="float">
            <text:p>9071.64</text:p>
          </table:table-cell>
          <table:table-cell office:value-type="float" office:value="20023.8" calcext:value-type="float">
            <text:p>20023.8</text:p>
          </table:table-cell>
          <table:table-cell office:value-type="float" office:value="556183" calcext:value-type="float">
            <text:p>556183</text:p>
          </table:table-cell>
          <table:table-cell/>
          <table:table-cell table:formula="of:=[.C57]/[.$I57]" office:value-type="percentage" office:value="0.0151554794015639" calcext:value-type="percentage">
            <text:p>1.52%</text:p>
          </table:table-cell>
          <table:table-cell table:formula="of:=[.D57]/[.$I57]" office:value-type="percentage" office:value="0.644385031545373" calcext:value-type="percentage">
            <text:p>64.44%</text:p>
          </table:table-cell>
          <table:table-cell table:formula="of:=[.E57]/[.$I57]" office:value-type="percentage" office:value="0.227928577464611" calcext:value-type="percentage">
            <text:p>22.79%</text:p>
          </table:table-cell>
          <table:table-cell table:formula="of:=[.F57]/[.$I57]" office:value-type="percentage" office:value="0.0602197478168157" calcext:value-type="percentage">
            <text:p>6.02%</text:p>
          </table:table-cell>
          <table:table-cell table:formula="of:=[.G57]/[.$I57]" office:value-type="percentage" office:value="0.0163105308864169" calcext:value-type="percentage">
            <text:p>1.63%</text:p>
          </table:table-cell>
          <table:table-cell table:formula="of:=[.H57]/[.$I57]" office:value-type="percentage" office:value="0.0360021791388806" calcext:value-type="percentage">
            <text:p>3.60%</text:p>
          </table:table-cell>
        </table:table-row>
        <table:table-row table:style-name="ro1">
          <table:table-cell office:value-type="string" calcext:value-type="string">
            <text:p>image_23_863x1489.jpg</text:p>
          </table:table-cell>
          <table:table-cell office:value-type="float" office:value="147790" calcext:value-type="float">
            <text:p>147790</text:p>
          </table:table-cell>
          <table:table-cell office:value-type="float" office:value="7537.55" calcext:value-type="float">
            <text:p>7537.55</text:p>
          </table:table-cell>
          <table:table-cell office:value-type="float" office:value="317474" calcext:value-type="float">
            <text:p>317474</text:p>
          </table:table-cell>
          <table:table-cell office:value-type="float" office:value="110082" calcext:value-type="float">
            <text:p>110082</text:p>
          </table:table-cell>
          <table:table-cell office:value-type="float" office:value="28898.7" calcext:value-type="float">
            <text:p>28898.7</text:p>
          </table:table-cell>
          <table:table-cell office:value-type="float" office:value="7852.95" calcext:value-type="float">
            <text:p>7852.95</text:p>
          </table:table-cell>
          <table:table-cell office:value-type="float" office:value="16700.9" calcext:value-type="float">
            <text:p>16700.9</text:p>
          </table:table-cell>
          <table:table-cell office:value-type="float" office:value="488546" calcext:value-type="float">
            <text:p>488546</text:p>
          </table:table-cell>
          <table:table-cell/>
          <table:table-cell table:formula="of:=[.C58]/[.$I58]" office:value-type="percentage" office:value="0.0154285369238516" calcext:value-type="percentage">
            <text:p>1.54%</text:p>
          </table:table-cell>
          <table:table-cell table:formula="of:=[.D58]/[.$I58]" office:value-type="percentage" office:value="0.649834406586074" calcext:value-type="percentage">
            <text:p>64.98%</text:p>
          </table:table-cell>
          <table:table-cell table:formula="of:=[.E58]/[.$I58]" office:value-type="percentage" office:value="0.225325762568929" calcext:value-type="percentage">
            <text:p>22.53%</text:p>
          </table:table-cell>
          <table:table-cell table:formula="of:=[.F58]/[.$I58]" office:value-type="percentage" office:value="0.0591524646604414" calcext:value-type="percentage">
            <text:p>5.92%</text:p>
          </table:table-cell>
          <table:table-cell table:formula="of:=[.G58]/[.$I58]" office:value-type="percentage" office:value="0.0160741260802463" calcext:value-type="percentage">
            <text:p>1.61%</text:p>
          </table:table-cell>
          <table:table-cell table:formula="of:=[.H58]/[.$I58]" office:value-type="percentage" office:value="0.0341849078694739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image_24_840x1058.jpg</text:p>
          </table:table-cell>
          <table:table-cell office:value-type="float" office:value="69874" calcext:value-type="float">
            <text:p>69874</text:p>
          </table:table-cell>
          <table:table-cell office:value-type="float" office:value="5208.53" calcext:value-type="float">
            <text:p>5208.53</text:p>
          </table:table-cell>
          <table:table-cell office:value-type="float" office:value="219980" calcext:value-type="float">
            <text:p>219980</text:p>
          </table:table-cell>
          <table:table-cell office:value-type="float" office:value="67129" calcext:value-type="float">
            <text:p>67129</text:p>
          </table:table-cell>
          <table:table-cell office:value-type="float" office:value="17137.7" calcext:value-type="float">
            <text:p>17137.7</text:p>
          </table:table-cell>
          <table:table-cell office:value-type="float" office:value="4627.22" calcext:value-type="float">
            <text:p>4627.22</text:p>
          </table:table-cell>
          <table:table-cell office:value-type="float" office:value="7109.57" calcext:value-type="float">
            <text:p>7109.57</text:p>
          </table:table-cell>
          <table:table-cell office:value-type="float" office:value="321193" calcext:value-type="float">
            <text:p>321193</text:p>
          </table:table-cell>
          <table:table-cell/>
          <table:table-cell table:formula="of:=[.C59]/[.$I59]" office:value-type="percentage" office:value="0.016216200228523" calcext:value-type="percentage">
            <text:p>1.62%</text:p>
          </table:table-cell>
          <table:table-cell table:formula="of:=[.D59]/[.$I59]" office:value-type="percentage" office:value="0.684884166217819" calcext:value-type="percentage">
            <text:p>68.49%</text:p>
          </table:table-cell>
          <table:table-cell table:formula="of:=[.E59]/[.$I59]" office:value-type="percentage" office:value="0.208998950786599" calcext:value-type="percentage">
            <text:p>20.90%</text:p>
          </table:table-cell>
          <table:table-cell table:formula="of:=[.F59]/[.$I59]" office:value-type="percentage" office:value="0.0533563931966139" calcext:value-type="percentage">
            <text:p>5.34%</text:p>
          </table:table-cell>
          <table:table-cell table:formula="of:=[.G59]/[.$I59]" office:value-type="percentage" office:value="0.0144063538121939" calcext:value-type="percentage">
            <text:p>1.44%</text:p>
          </table:table-cell>
          <table:table-cell table:formula="of:=[.H59]/[.$I59]" office:value-type="percentage" office:value="0.0221348846332268" calcext:value-type="percentage">
            <text:p>2.21%</text:p>
          </table:table-cell>
        </table:table-row>
        <table:table-row table:style-name="ro1">
          <table:table-cell office:value-type="string" calcext:value-type="string">
            <text:p>image_2_4984x2676.jpg</text:p>
          </table:table-cell>
          <table:table-cell office:value-type="float" office:value="2152738" calcext:value-type="float">
            <text:p>2152738</text:p>
          </table:table-cell>
          <table:table-cell office:value-type="float" office:value="90700.4" calcext:value-type="float">
            <text:p>90700.4</text:p>
          </table:table-cell>
          <table:table-cell office:value-type="float" office:value="3313600" calcext:value-type="float">
            <text:p>3313600</text:p>
          </table:table-cell>
          <table:table-cell office:value-type="float" office:value="1125910" calcext:value-type="float">
            <text:p>1125910</text:p>
          </table:table-cell>
          <table:table-cell office:value-type="float" office:value="309343" calcext:value-type="float">
            <text:p>309343</text:p>
          </table:table-cell>
          <table:table-cell office:value-type="float" office:value="89411.7" calcext:value-type="float">
            <text:p>89411.7</text:p>
          </table:table-cell>
          <table:table-cell office:value-type="float" office:value="234124" calcext:value-type="float">
            <text:p>234124</text:p>
          </table:table-cell>
          <table:table-cell office:value-type="float" office:value="5163090" calcext:value-type="float">
            <text:p>5163090</text:p>
          </table:table-cell>
          <table:table-cell/>
          <table:table-cell table:formula="of:=[.C60]/[.$I60]" office:value-type="percentage" office:value="0.0175670770798107" calcext:value-type="percentage">
            <text:p>1.76%</text:p>
          </table:table-cell>
          <table:table-cell table:formula="of:=[.D60]/[.$I60]" office:value-type="percentage" office:value="0.641786217168401" calcext:value-type="percentage">
            <text:p>64.18%</text:p>
          </table:table-cell>
          <table:table-cell table:formula="of:=[.E60]/[.$I60]" office:value-type="percentage" office:value="0.218069024557" calcext:value-type="percentage">
            <text:p>21.81%</text:p>
          </table:table-cell>
          <table:table-cell table:formula="of:=[.F60]/[.$I60]" office:value-type="percentage" office:value="0.0599143148773312" calcext:value-type="percentage">
            <text:p>5.99%</text:p>
          </table:table-cell>
          <table:table-cell table:formula="of:=[.G60]/[.$I60]" office:value-type="percentage" office:value="0.0173174784867202" calcext:value-type="percentage">
            <text:p>1.73%</text:p>
          </table:table-cell>
          <table:table-cell table:formula="of:=[.H60]/[.$I60]" office:value-type="percentage" office:value="0.0453457135165182" calcext:value-type="percentage">
            <text:p>4.53%</text:p>
          </table:table-cell>
        </table:table-row>
        <table:table-row table:style-name="ro1">
          <table:table-cell office:value-type="string" calcext:value-type="string">
            <text:p>image_25_1843x173.jpg</text:p>
          </table:table-cell>
          <table:table-cell office:value-type="float" office:value="59114" calcext:value-type="float">
            <text:p>59114</text:p>
          </table:table-cell>
          <table:table-cell office:value-type="float" office:value="1853.01" calcext:value-type="float">
            <text:p>1853.01</text:p>
          </table:table-cell>
          <table:table-cell office:value-type="float" office:value="79280.5" calcext:value-type="float">
            <text:p>79280.5</text:p>
          </table:table-cell>
          <table:table-cell office:value-type="float" office:value="28390.8" calcext:value-type="float">
            <text:p>28390.8</text:p>
          </table:table-cell>
          <table:table-cell office:value-type="float" office:value="7056.62" calcext:value-type="float">
            <text:p>7056.62</text:p>
          </table:table-cell>
          <table:table-cell office:value-type="float" office:value="1863.29" calcext:value-type="float">
            <text:p>1863.29</text:p>
          </table:table-cell>
          <table:table-cell office:value-type="float" office:value="4305.93" calcext:value-type="float">
            <text:p>4305.93</text:p>
          </table:table-cell>
          <table:table-cell office:value-type="float" office:value="122750" calcext:value-type="float">
            <text:p>122750</text:p>
          </table:table-cell>
          <table:table-cell/>
          <table:table-cell table:formula="of:=[.C61]/[.$I61]" office:value-type="percentage" office:value="0.0150958044806517" calcext:value-type="percentage">
            <text:p>1.51%</text:p>
          </table:table-cell>
          <table:table-cell table:formula="of:=[.D61]/[.$I61]" office:value-type="percentage" office:value="0.645869653767821" calcext:value-type="percentage">
            <text:p>64.59%</text:p>
          </table:table-cell>
          <table:table-cell table:formula="of:=[.E61]/[.$I61]" office:value-type="percentage" office:value="0.231289613034623" calcext:value-type="percentage">
            <text:p>23.13%</text:p>
          </table:table-cell>
          <table:table-cell table:formula="of:=[.F61]/[.$I61]" office:value-type="percentage" office:value="0.0574877393075356" calcext:value-type="percentage">
            <text:p>5.75%</text:p>
          </table:table-cell>
          <table:table-cell table:formula="of:=[.G61]/[.$I61]" office:value-type="percentage" office:value="0.0151795519348269" calcext:value-type="percentage">
            <text:p>1.52%</text:p>
          </table:table-cell>
          <table:table-cell table:formula="of:=[.H61]/[.$I61]" office:value-type="percentage" office:value="0.0350788594704684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image_26_1490x1992.jpg</text:p>
          </table:table-cell>
          <table:table-cell office:value-type="float" office:value="283333" calcext:value-type="float">
            <text:p>283333</text:p>
          </table:table-cell>
          <table:table-cell office:value-type="float" office:value="17375.6" calcext:value-type="float">
            <text:p>17375.6</text:p>
          </table:table-cell>
          <table:table-cell office:value-type="float" office:value="733920" calcext:value-type="float">
            <text:p>733920</text:p>
          </table:table-cell>
          <table:table-cell office:value-type="float" office:value="252422" calcext:value-type="float">
            <text:p>252422</text:p>
          </table:table-cell>
          <table:table-cell office:value-type="float" office:value="69484.7" calcext:value-type="float">
            <text:p>69484.7</text:p>
          </table:table-cell>
          <table:table-cell office:value-type="float" office:value="17188.4" calcext:value-type="float">
            <text:p>17188.4</text:p>
          </table:table-cell>
          <table:table-cell office:value-type="float" office:value="30681.3" calcext:value-type="float">
            <text:p>30681.3</text:p>
          </table:table-cell>
          <table:table-cell office:value-type="float" office:value="1121070" calcext:value-type="float">
            <text:p>1121070</text:p>
          </table:table-cell>
          <table:table-cell/>
          <table:table-cell table:formula="of:=[.C62]/[.$I62]" office:value-type="percentage" office:value="0.0154991213751148" calcext:value-type="percentage">
            <text:p>1.55%</text:p>
          </table:table-cell>
          <table:table-cell table:formula="of:=[.D62]/[.$I62]" office:value-type="percentage" office:value="0.654660279911156" calcext:value-type="percentage">
            <text:p>65.47%</text:p>
          </table:table-cell>
          <table:table-cell table:formula="of:=[.E62]/[.$I62]" office:value-type="percentage" office:value="0.225161675898918" calcext:value-type="percentage">
            <text:p>22.52%</text:p>
          </table:table-cell>
          <table:table-cell table:formula="of:=[.F62]/[.$I62]" office:value-type="percentage" office:value="0.0619806970126754" calcext:value-type="percentage">
            <text:p>6.20%</text:p>
          </table:table-cell>
          <table:table-cell table:formula="of:=[.G62]/[.$I62]" office:value-type="percentage" office:value="0.0153321380466875" calcext:value-type="percentage">
            <text:p>1.53%</text:p>
          </table:table-cell>
          <table:table-cell table:formula="of:=[.H62]/[.$I62]" office:value-type="percentage" office:value="0.027367871765367" calcext:value-type="percentage">
            <text:p>2.74%</text:p>
          </table:table-cell>
        </table:table-row>
        <table:table-row table:style-name="ro1">
          <table:table-cell office:value-type="string" calcext:value-type="string">
            <text:p>image_27_2697x3028.jpg</text:p>
          </table:table-cell>
          <table:table-cell office:value-type="float" office:value="432890" calcext:value-type="float">
            <text:p>432890</text:p>
          </table:table-cell>
          <table:table-cell office:value-type="float" office:value="134556" calcext:value-type="float">
            <text:p>134556</text:p>
          </table:table-cell>
          <table:table-cell office:value-type="float" office:value="2032550" calcext:value-type="float">
            <text:p>2032550</text:p>
          </table:table-cell>
          <table:table-cell office:value-type="float" office:value="656140" calcext:value-type="float">
            <text:p>656140</text:p>
          </table:table-cell>
          <table:table-cell office:value-type="float" office:value="173705" calcext:value-type="float">
            <text:p>173705</text:p>
          </table:table-cell>
          <table:table-cell office:value-type="float" office:value="41479.1" calcext:value-type="float">
            <text:p>41479.1</text:p>
          </table:table-cell>
          <table:table-cell office:value-type="float" office:value="46492.8" calcext:value-type="float">
            <text:p>46492.8</text:p>
          </table:table-cell>
          <table:table-cell office:value-type="float" office:value="3084930" calcext:value-type="float">
            <text:p>3084930</text:p>
          </table:table-cell>
          <table:table-cell/>
          <table:table-cell table:formula="of:=[.C63]/[.$I63]" office:value-type="percentage" office:value="0.0436171971487197" calcext:value-type="percentage">
            <text:p>4.36%</text:p>
          </table:table-cell>
          <table:table-cell table:formula="of:=[.D63]/[.$I63]" office:value-type="percentage" office:value="0.658864220581991" calcext:value-type="percentage">
            <text:p>65.89%</text:p>
          </table:table-cell>
          <table:table-cell table:formula="of:=[.E63]/[.$I63]" office:value-type="percentage" office:value="0.212692022185268" calcext:value-type="percentage">
            <text:p>21.27%</text:p>
          </table:table-cell>
          <table:table-cell table:formula="of:=[.F63]/[.$I63]" office:value-type="percentage" office:value="0.0563075985516689" calcext:value-type="percentage">
            <text:p>5.63%</text:p>
          </table:table-cell>
          <table:table-cell table:formula="of:=[.G63]/[.$I63]" office:value-type="percentage" office:value="0.0134457183793473" calcext:value-type="percentage">
            <text:p>1.34%</text:p>
          </table:table-cell>
          <table:table-cell table:formula="of:=[.H63]/[.$I63]" office:value-type="percentage" office:value="0.0150709416421118" calcext:value-type="percentage">
            <text:p>1.51%</text:p>
          </table:table-cell>
        </table:table-row>
        <table:table-row table:style-name="ro1">
          <table:table-cell office:value-type="string" calcext:value-type="string">
            <text:p>image_28_1007x4084.jpg</text:p>
          </table:table-cell>
          <table:table-cell office:value-type="float" office:value="451808" calcext:value-type="float">
            <text:p>451808</text:p>
          </table:table-cell>
          <table:table-cell office:value-type="float" office:value="51995.6" calcext:value-type="float">
            <text:p>51995.6</text:p>
          </table:table-cell>
          <table:table-cell office:value-type="float" office:value="1019470" calcext:value-type="float">
            <text:p>1019470</text:p>
          </table:table-cell>
          <table:table-cell office:value-type="float" office:value="350011" calcext:value-type="float">
            <text:p>350011</text:p>
          </table:table-cell>
          <table:table-cell office:value-type="float" office:value="87365.7" calcext:value-type="float">
            <text:p>87365.7</text:p>
          </table:table-cell>
          <table:table-cell office:value-type="float" office:value="24207.2" calcext:value-type="float">
            <text:p>24207.2</text:p>
          </table:table-cell>
          <table:table-cell office:value-type="float" office:value="50535.3" calcext:value-type="float">
            <text:p>50535.3</text:p>
          </table:table-cell>
          <table:table-cell office:value-type="float" office:value="1583590" calcext:value-type="float">
            <text:p>1583590</text:p>
          </table:table-cell>
          <table:table-cell/>
          <table:table-cell table:formula="of:=[.C64]/[.$I64]" office:value-type="percentage" office:value="0.0328340037509709" calcext:value-type="percentage">
            <text:p>3.28%</text:p>
          </table:table-cell>
          <table:table-cell table:formula="of:=[.D64]/[.$I64]" office:value-type="percentage" office:value="0.643771430736491" calcext:value-type="percentage">
            <text:p>64.38%</text:p>
          </table:table-cell>
          <table:table-cell table:formula="of:=[.E64]/[.$I64]" office:value-type="percentage" office:value="0.221023749834237" calcext:value-type="percentage">
            <text:p>22.10%</text:p>
          </table:table-cell>
          <table:table-cell table:formula="of:=[.F64]/[.$I64]" office:value-type="percentage" office:value="0.0551693935930386" calcext:value-type="percentage">
            <text:p>5.52%</text:p>
          </table:table-cell>
          <table:table-cell table:formula="of:=[.G64]/[.$I64]" office:value-type="percentage" office:value="0.0152862799083096" calcext:value-type="percentage">
            <text:p>1.53%</text:p>
          </table:table-cell>
          <table:table-cell table:formula="of:=[.H64]/[.$I64]" office:value-type="percentage" office:value="0.0319118584987276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image_29_3767x160.jpg</text:p>
          </table:table-cell>
          <table:table-cell office:value-type="float" office:value="107349" calcext:value-type="float">
            <text:p>107349</text:p>
          </table:table-cell>
          <table:table-cell office:value-type="float" office:value="3495.8" calcext:value-type="float">
            <text:p>3495.8</text:p>
          </table:table-cell>
          <table:table-cell office:value-type="float" office:value="148964" calcext:value-type="float">
            <text:p>148964</text:p>
          </table:table-cell>
          <table:table-cell office:value-type="float" office:value="53476.9" calcext:value-type="float">
            <text:p>53476.9</text:p>
          </table:table-cell>
          <table:table-cell office:value-type="float" office:value="15469.2" calcext:value-type="float">
            <text:p>15469.2</text:p>
          </table:table-cell>
          <table:table-cell office:value-type="float" office:value="4157.13" calcext:value-type="float">
            <text:p>4157.13</text:p>
          </table:table-cell>
          <table:table-cell office:value-type="float" office:value="10440.2" calcext:value-type="float">
            <text:p>10440.2</text:p>
          </table:table-cell>
          <table:table-cell office:value-type="float" office:value="236003" calcext:value-type="float">
            <text:p>236003</text:p>
          </table:table-cell>
          <table:table-cell/>
          <table:table-cell table:formula="of:=[.C65]/[.$I65]" office:value-type="percentage" office:value="0.0148125235696156" calcext:value-type="percentage">
            <text:p>1.48%</text:p>
          </table:table-cell>
          <table:table-cell table:formula="of:=[.D65]/[.$I65]" office:value-type="percentage" office:value="0.6311953661606" calcext:value-type="percentage">
            <text:p>63.12%</text:p>
          </table:table-cell>
          <table:table-cell table:formula="of:=[.E65]/[.$I65]" office:value-type="percentage" office:value="0.226594153464151" calcext:value-type="percentage">
            <text:p>22.66%</text:p>
          </table:table-cell>
          <table:table-cell table:formula="of:=[.F65]/[.$I65]" office:value-type="percentage" office:value="0.0655466244073169" calcext:value-type="percentage">
            <text:p>6.55%</text:p>
          </table:table-cell>
          <table:table-cell table:formula="of:=[.G65]/[.$I65]" office:value-type="percentage" office:value="0.0176147337110122" calcext:value-type="percentage">
            <text:p>1.76%</text:p>
          </table:table-cell>
          <table:table-cell table:formula="of:=[.H65]/[.$I65]" office:value-type="percentage" office:value="0.0442375732511875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image_30_2168x2970.jpg</text:p>
          </table:table-cell>
          <table:table-cell office:value-type="float" office:value="290786" calcext:value-type="float">
            <text:p>290786</text:p>
          </table:table-cell>
          <table:table-cell office:value-type="float" office:value="57037.2" calcext:value-type="float">
            <text:p>57037.2</text:p>
          </table:table-cell>
          <table:table-cell office:value-type="float" office:value="1595700" calcext:value-type="float">
            <text:p>1595700</text:p>
          </table:table-cell>
          <table:table-cell office:value-type="float" office:value="473461" calcext:value-type="float">
            <text:p>473461</text:p>
          </table:table-cell>
          <table:table-cell office:value-type="float" office:value="124003" calcext:value-type="float">
            <text:p>124003</text:p>
          </table:table-cell>
          <table:table-cell office:value-type="float" office:value="33190.6" calcext:value-type="float">
            <text:p>33190.6</text:p>
          </table:table-cell>
          <table:table-cell office:value-type="float" office:value="40000.9" calcext:value-type="float">
            <text:p>40000.9</text:p>
          </table:table-cell>
          <table:table-cell office:value-type="float" office:value="2323390" calcext:value-type="float">
            <text:p>2323390</text:p>
          </table:table-cell>
          <table:table-cell/>
          <table:table-cell table:formula="of:=[.C66]/[.$I66]" office:value-type="percentage" office:value="0.0245491286439212" calcext:value-type="percentage">
            <text:p>2.45%</text:p>
          </table:table-cell>
          <table:table-cell table:formula="of:=[.D66]/[.$I66]" office:value-type="percentage" office:value="0.686798169915511" calcext:value-type="percentage">
            <text:p>68.68%</text:p>
          </table:table-cell>
          <table:table-cell table:formula="of:=[.E66]/[.$I66]" office:value-type="percentage" office:value="0.203780252131584" calcext:value-type="percentage">
            <text:p>20.38%</text:p>
          </table:table-cell>
          <table:table-cell table:formula="of:=[.F66]/[.$I66]" office:value-type="percentage" office:value="0.0533715820417579" calcext:value-type="percentage">
            <text:p>5.34%</text:p>
          </table:table-cell>
          <table:table-cell table:formula="of:=[.G66]/[.$I66]" office:value-type="percentage" office:value="0.0142854191504655" calcext:value-type="percentage">
            <text:p>1.43%</text:p>
          </table:table-cell>
          <table:table-cell table:formula="of:=[.H66]/[.$I66]" office:value-type="percentage" office:value="0.0172166102118026" calcext:value-type="percentage">
            <text:p>1.72%</text:p>
          </table:table-cell>
        </table:table-row>
        <table:table-row table:style-name="ro1">
          <table:table-cell office:value-type="string" calcext:value-type="string">
            <text:p>image_31_2023x1147.jpg</text:p>
          </table:table-cell>
          <table:table-cell office:value-type="float" office:value="509191" calcext:value-type="float">
            <text:p>509191</text:p>
          </table:table-cell>
          <table:table-cell office:value-type="float" office:value="13660.4" calcext:value-type="float">
            <text:p>13660.4</text:p>
          </table:table-cell>
          <table:table-cell office:value-type="float" office:value="588557" calcext:value-type="float">
            <text:p>588557</text:p>
          </table:table-cell>
          <table:table-cell office:value-type="float" office:value="207404" calcext:value-type="float">
            <text:p>207404</text:p>
          </table:table-cell>
          <table:table-cell office:value-type="float" office:value="55358.7" calcext:value-type="float">
            <text:p>55358.7</text:p>
          </table:table-cell>
          <table:table-cell office:value-type="float" office:value="15696.9" calcext:value-type="float">
            <text:p>15696.9</text:p>
          </table:table-cell>
          <table:table-cell office:value-type="float" office:value="41943" calcext:value-type="float">
            <text:p>41943</text:p>
          </table:table-cell>
          <table:table-cell office:value-type="float" office:value="922619" calcext:value-type="float">
            <text:p>922619</text:p>
          </table:table-cell>
          <table:table-cell/>
          <table:table-cell table:formula="of:=[.C67]/[.$I67]" office:value-type="percentage" office:value="0.0148061117319283" calcext:value-type="percentage">
            <text:p>1.48%</text:p>
          </table:table-cell>
          <table:table-cell table:formula="of:=[.D67]/[.$I67]" office:value-type="percentage" office:value="0.637919878086187" calcext:value-type="percentage">
            <text:p>63.79%</text:p>
          </table:table-cell>
          <table:table-cell table:formula="of:=[.E67]/[.$I67]" office:value-type="percentage" office:value="0.224799185796087" calcext:value-type="percentage">
            <text:p>22.48%</text:p>
          </table:table-cell>
          <table:table-cell table:formula="of:=[.F67]/[.$I67]" office:value-type="percentage" office:value="0.0600016908387969" calcext:value-type="percentage">
            <text:p>6.00%</text:p>
          </table:table-cell>
          <table:table-cell table:formula="of:=[.G67]/[.$I67]" office:value-type="percentage" office:value="0.0170134150716601" calcext:value-type="percentage">
            <text:p>1.70%</text:p>
          </table:table-cell>
          <table:table-cell table:formula="of:=[.H67]/[.$I67]" office:value-type="percentage" office:value="0.04546080234636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image_32_2707x332.jpg</text:p>
          </table:table-cell>
          <table:table-cell office:value-type="float" office:value="225588" calcext:value-type="float">
            <text:p>225588</text:p>
          </table:table-cell>
          <table:table-cell office:value-type="float" office:value="7838.2" calcext:value-type="float">
            <text:p>7838.2</text:p>
          </table:table-cell>
          <table:table-cell office:value-type="float" office:value="222273" calcext:value-type="float">
            <text:p>222273</text:p>
          </table:table-cell>
          <table:table-cell office:value-type="float" office:value="80743" calcext:value-type="float">
            <text:p>80743</text:p>
          </table:table-cell>
          <table:table-cell office:value-type="float" office:value="21678.6" calcext:value-type="float">
            <text:p>21678.6</text:p>
          </table:table-cell>
          <table:table-cell office:value-type="float" office:value="6389.66" calcext:value-type="float">
            <text:p>6389.66</text:p>
          </table:table-cell>
          <table:table-cell office:value-type="float" office:value="19958.7" calcext:value-type="float">
            <text:p>19958.7</text:p>
          </table:table-cell>
          <table:table-cell office:value-type="float" office:value="358881" calcext:value-type="float">
            <text:p>358881</text:p>
          </table:table-cell>
          <table:table-cell/>
          <table:table-cell table:formula="of:=[.C68]/[.$I68]" office:value-type="percentage" office:value="0.0218406658474536" calcext:value-type="percentage">
            <text:p>2.18%</text:p>
          </table:table-cell>
          <table:table-cell table:formula="of:=[.D68]/[.$I68]" office:value-type="percentage" office:value="0.619350146706011" calcext:value-type="percentage">
            <text:p>61.94%</text:p>
          </table:table-cell>
          <table:table-cell table:formula="of:=[.E68]/[.$I68]" office:value-type="percentage" office:value="0.22498544085644" calcext:value-type="percentage">
            <text:p>22.50%</text:p>
          </table:table-cell>
          <table:table-cell table:formula="of:=[.F68]/[.$I68]" office:value-type="percentage" office:value="0.0604060956138664" calcext:value-type="percentage">
            <text:p>6.04%</text:p>
          </table:table-cell>
          <table:table-cell table:formula="of:=[.G68]/[.$I68]" office:value-type="percentage" office:value="0.0178043975579649" calcext:value-type="percentage">
            <text:p>1.78%</text:p>
          </table:table-cell>
          <table:table-cell table:formula="of:=[.H68]/[.$I68]" office:value-type="percentage" office:value="0.0556136992484974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image_33_247x4382.jpg</text:p>
          </table:table-cell>
          <table:table-cell office:value-type="float" office:value="73224" calcext:value-type="float">
            <text:p>73224</text:p>
          </table:table-cell>
          <table:table-cell office:value-type="float" office:value="6373.58" calcext:value-type="float">
            <text:p>6373.58</text:p>
          </table:table-cell>
          <table:table-cell office:value-type="float" office:value="268146" calcext:value-type="float">
            <text:p>268146</text:p>
          </table:table-cell>
          <table:table-cell office:value-type="float" office:value="87070" calcext:value-type="float">
            <text:p>87070</text:p>
          </table:table-cell>
          <table:table-cell office:value-type="float" office:value="24191.2" calcext:value-type="float">
            <text:p>24191.2</text:p>
          </table:table-cell>
          <table:table-cell office:value-type="float" office:value="5411.26" calcext:value-type="float">
            <text:p>5411.26</text:p>
          </table:table-cell>
          <table:table-cell office:value-type="float" office:value="5546.62" calcext:value-type="float">
            <text:p>5546.62</text:p>
          </table:table-cell>
          <table:table-cell office:value-type="float" office:value="396739" calcext:value-type="float">
            <text:p>396739</text:p>
          </table:table-cell>
          <table:table-cell/>
          <table:table-cell table:formula="of:=[.C69]/[.$I69]" office:value-type="percentage" office:value="0.01606491925422" calcext:value-type="percentage">
            <text:p>1.61%</text:p>
          </table:table-cell>
          <table:table-cell table:formula="of:=[.D69]/[.$I69]" office:value-type="percentage" office:value="0.675875071520572" calcext:value-type="percentage">
            <text:p>67.59%</text:p>
          </table:table-cell>
          <table:table-cell table:formula="of:=[.E69]/[.$I69]" office:value-type="percentage" office:value="0.219464181741649" calcext:value-type="percentage">
            <text:p>21.95%</text:p>
          </table:table-cell>
          <table:table-cell table:formula="of:=[.F69]/[.$I69]" office:value-type="percentage" office:value="0.0609750994986629" calcext:value-type="percentage">
            <text:p>6.10%</text:p>
          </table:table-cell>
          <table:table-cell table:formula="of:=[.G69]/[.$I69]" office:value-type="percentage" office:value="0.0136393447581407" calcext:value-type="percentage">
            <text:p>1.36%</text:p>
          </table:table-cell>
          <table:table-cell table:formula="of:=[.H69]/[.$I69]" office:value-type="percentage" office:value="0.013980526240173" calcext:value-type="percentage">
            <text:p>1.40%</text:p>
          </table:table-cell>
        </table:table-row>
        <table:table-row table:style-name="ro1">
          <table:table-cell office:value-type="string" calcext:value-type="string">
            <text:p>image_3_3644x4973.jpg</text:p>
          </table:table-cell>
          <table:table-cell office:value-type="float" office:value="1437710" calcext:value-type="float">
            <text:p>1437710</text:p>
          </table:table-cell>
          <table:table-cell office:value-type="float" office:value="106282" calcext:value-type="float">
            <text:p>106282</text:p>
          </table:table-cell>
          <table:table-cell office:value-type="float" office:value="4479690" calcext:value-type="float">
            <text:p>4479690</text:p>
          </table:table-cell>
          <table:table-cell office:value-type="float" office:value="1499400" calcext:value-type="float">
            <text:p>1499400</text:p>
          </table:table-cell>
          <table:table-cell office:value-type="float" office:value="391729" calcext:value-type="float">
            <text:p>391729</text:p>
          </table:table-cell>
          <table:table-cell office:value-type="float" office:value="100762" calcext:value-type="float">
            <text:p>100762</text:p>
          </table:table-cell>
          <table:table-cell office:value-type="float" office:value="177296" calcext:value-type="float">
            <text:p>177296</text:p>
          </table:table-cell>
          <table:table-cell office:value-type="float" office:value="6755160" calcext:value-type="float">
            <text:p>6755160</text:p>
          </table:table-cell>
          <table:table-cell/>
          <table:table-cell table:formula="of:=[.C70]/[.$I70]" office:value-type="percentage" office:value="0.01573345412988" calcext:value-type="percentage">
            <text:p>1.57%</text:p>
          </table:table-cell>
          <table:table-cell table:formula="of:=[.D70]/[.$I70]" office:value-type="percentage" office:value="0.663150835805518" calcext:value-type="percentage">
            <text:p>66.32%</text:p>
          </table:table-cell>
          <table:table-cell table:formula="of:=[.E70]/[.$I70]" office:value-type="percentage" office:value="0.22196365445082" calcext:value-type="percentage">
            <text:p>22.20%</text:p>
          </table:table-cell>
          <table:table-cell table:formula="of:=[.F70]/[.$I70]" office:value-type="percentage" office:value="0.0579895961013507" calcext:value-type="percentage">
            <text:p>5.80%</text:p>
          </table:table-cell>
          <table:table-cell table:formula="of:=[.G70]/[.$I70]" office:value-type="percentage" office:value="0.0149163010202571" calcext:value-type="percentage">
            <text:p>1.49%</text:p>
          </table:table-cell>
          <table:table-cell table:formula="of:=[.H70]/[.$I70]" office:value-type="percentage" office:value="0.0262460104571912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image_34_2884x2938.jpg</text:p>
          </table:table-cell>
          <table:table-cell office:value-type="float" office:value="842533" calcext:value-type="float">
            <text:p>842533</text:p>
          </table:table-cell>
          <table:table-cell office:value-type="float" office:value="111138" calcext:value-type="float">
            <text:p>111138</text:p>
          </table:table-cell>
          <table:table-cell office:value-type="float" office:value="2095660" calcext:value-type="float">
            <text:p>2095660</text:p>
          </table:table-cell>
          <table:table-cell office:value-type="float" office:value="756025" calcext:value-type="float">
            <text:p>756025</text:p>
          </table:table-cell>
          <table:table-cell office:value-type="float" office:value="215612" calcext:value-type="float">
            <text:p>215612</text:p>
          </table:table-cell>
          <table:table-cell office:value-type="float" office:value="42959.2" calcext:value-type="float">
            <text:p>42959.2</text:p>
          </table:table-cell>
          <table:table-cell office:value-type="float" office:value="45638.6" calcext:value-type="float">
            <text:p>45638.6</text:p>
          </table:table-cell>
          <table:table-cell office:value-type="float" office:value="3267030" calcext:value-type="float">
            <text:p>3267030</text:p>
          </table:table-cell>
          <table:table-cell/>
          <table:table-cell table:formula="of:=[.C71]/[.$I71]" office:value-type="percentage" office:value="0.0340180530940946" calcext:value-type="percentage">
            <text:p>3.40%</text:p>
          </table:table-cell>
          <table:table-cell table:formula="of:=[.D71]/[.$I71]" office:value-type="percentage" office:value="0.64145722567592" calcext:value-type="percentage">
            <text:p>64.15%</text:p>
          </table:table-cell>
          <table:table-cell table:formula="of:=[.E71]/[.$I71]" office:value-type="percentage" office:value="0.23141048597656" calcext:value-type="percentage">
            <text:p>23.14%</text:p>
          </table:table-cell>
          <table:table-cell table:formula="of:=[.F71]/[.$I71]" office:value-type="percentage" office:value="0.0659963330609147" calcext:value-type="percentage">
            <text:p>6.60%</text:p>
          </table:table-cell>
          <table:table-cell table:formula="of:=[.G71]/[.$I71]" office:value-type="percentage" office:value="0.0131493129845762" calcext:value-type="percentage">
            <text:p>1.31%</text:p>
          </table:table-cell>
          <table:table-cell table:formula="of:=[.H71]/[.$I71]" office:value-type="percentage" office:value="0.0139694462554675" calcext:value-type="percentage">
            <text:p>1.40%</text:p>
          </table:table-cell>
        </table:table-row>
        <table:table-row table:style-name="ro1">
          <table:table-cell office:value-type="string" calcext:value-type="string">
            <text:p>image_35_1483x4481.jpg</text:p>
          </table:table-cell>
          <table:table-cell office:value-type="float" office:value="807599" calcext:value-type="float">
            <text:p>807599</text:p>
          </table:table-cell>
          <table:table-cell office:value-type="float" office:value="42911.8" calcext:value-type="float">
            <text:p>42911.8</text:p>
          </table:table-cell>
          <table:table-cell office:value-type="float" office:value="1643330" calcext:value-type="float">
            <text:p>1643330</text:p>
          </table:table-cell>
          <table:table-cell office:value-type="float" office:value="592820" calcext:value-type="float">
            <text:p>592820</text:p>
          </table:table-cell>
          <table:table-cell office:value-type="float" office:value="170909" calcext:value-type="float">
            <text:p>170909</text:p>
          </table:table-cell>
          <table:table-cell office:value-type="float" office:value="37630.9" calcext:value-type="float">
            <text:p>37630.9</text:p>
          </table:table-cell>
          <table:table-cell office:value-type="float" office:value="62927.7" calcext:value-type="float">
            <text:p>62927.7</text:p>
          </table:table-cell>
          <table:table-cell office:value-type="float" office:value="2550530" calcext:value-type="float">
            <text:p>2550530</text:p>
          </table:table-cell>
          <table:table-cell/>
          <table:table-cell table:formula="of:=[.C72]/[.$I72]" office:value-type="percentage" office:value="0.0168246599726331" calcext:value-type="percentage">
            <text:p>1.68%</text:p>
          </table:table-cell>
          <table:table-cell table:formula="of:=[.D72]/[.$I72]" office:value-type="percentage" office:value="0.644309222004838" calcext:value-type="percentage">
            <text:p>64.43%</text:p>
          </table:table-cell>
          <table:table-cell table:formula="of:=[.E72]/[.$I72]" office:value-type="percentage" office:value="0.232430122366724" calcext:value-type="percentage">
            <text:p>23.24%</text:p>
          </table:table-cell>
          <table:table-cell table:formula="of:=[.F72]/[.$I72]" office:value-type="percentage" office:value="0.0670092098505017" calcext:value-type="percentage">
            <text:p>6.70%</text:p>
          </table:table-cell>
          <table:table-cell table:formula="of:=[.G72]/[.$I72]" office:value-type="percentage" office:value="0.0147541491376302" calcext:value-type="percentage">
            <text:p>1.48%</text:p>
          </table:table-cell>
          <table:table-cell table:formula="of:=[.H72]/[.$I72]" office:value-type="percentage" office:value="0.0246724014224495" calcext:value-type="percentage">
            <text:p>2.47%</text:p>
          </table:table-cell>
        </table:table-row>
        <table:table-row table:style-name="ro1">
          <table:table-cell office:value-type="string" calcext:value-type="string">
            <text:p>image_36_1830x4425.jpg</text:p>
          </table:table-cell>
          <table:table-cell office:value-type="float" office:value="558451" calcext:value-type="float">
            <text:p>558451</text:p>
          </table:table-cell>
          <table:table-cell office:value-type="float" office:value="50650" calcext:value-type="float">
            <text:p>50650</text:p>
          </table:table-cell>
          <table:table-cell office:value-type="float" office:value="2014380" calcext:value-type="float">
            <text:p>2014380</text:p>
          </table:table-cell>
          <table:table-cell office:value-type="float" office:value="654828" calcext:value-type="float">
            <text:p>654828</text:p>
          </table:table-cell>
          <table:table-cell office:value-type="float" office:value="168487" calcext:value-type="float">
            <text:p>168487</text:p>
          </table:table-cell>
          <table:table-cell office:value-type="float" office:value="42903.6" calcext:value-type="float">
            <text:p>42903.6</text:p>
          </table:table-cell>
          <table:table-cell office:value-type="float" office:value="59426.4" calcext:value-type="float">
            <text:p>59426.4</text:p>
          </table:table-cell>
          <table:table-cell office:value-type="float" office:value="2990670" calcext:value-type="float">
            <text:p>2990670</text:p>
          </table:table-cell>
          <table:table-cell/>
          <table:table-cell table:formula="of:=[.C73]/[.$I73]" office:value-type="percentage" office:value="0.0169360043067273" calcext:value-type="percentage">
            <text:p>1.69%</text:p>
          </table:table-cell>
          <table:table-cell table:formula="of:=[.D73]/[.$I73]" office:value-type="percentage" office:value="0.673554755288949" calcext:value-type="percentage">
            <text:p>67.36%</text:p>
          </table:table-cell>
          <table:table-cell table:formula="of:=[.E73]/[.$I73]" office:value-type="percentage" office:value="0.218956956133575" calcext:value-type="percentage">
            <text:p>21.90%</text:p>
          </table:table-cell>
          <table:table-cell table:formula="of:=[.F73]/[.$I73]" office:value-type="percentage" office:value="0.0563375430923505" calcext:value-type="percentage">
            <text:p>5.63%</text:p>
          </table:table-cell>
          <table:table-cell table:formula="of:=[.G73]/[.$I73]" office:value-type="percentage" office:value="0.014345815486162" calcext:value-type="percentage">
            <text:p>1.43%</text:p>
          </table:table-cell>
          <table:table-cell table:formula="of:=[.H73]/[.$I73]" office:value-type="percentage" office:value="0.0198705975584066" calcext:value-type="percentage">
            <text:p>1.99%</text:p>
          </table:table-cell>
        </table:table-row>
        <table:table-row table:style-name="ro1">
          <table:table-cell office:value-type="string" calcext:value-type="string">
            <text:p>image_37_4783x1353.jpg</text:p>
          </table:table-cell>
          <table:table-cell office:value-type="float" office:value="349942" calcext:value-type="float">
            <text:p>349942</text:p>
          </table:table-cell>
          <table:table-cell office:value-type="float" office:value="97269.6" calcext:value-type="float">
            <text:p>97269.6</text:p>
          </table:table-cell>
          <table:table-cell office:value-type="float" office:value="1602200" calcext:value-type="float">
            <text:p>1602200</text:p>
          </table:table-cell>
          <table:table-cell office:value-type="float" office:value="521475" calcext:value-type="float">
            <text:p>521475</text:p>
          </table:table-cell>
          <table:table-cell office:value-type="float" office:value="139380" calcext:value-type="float">
            <text:p>139380</text:p>
          </table:table-cell>
          <table:table-cell office:value-type="float" office:value="33663.9" calcext:value-type="float">
            <text:p>33663.9</text:p>
          </table:table-cell>
          <table:table-cell office:value-type="float" office:value="41056.6" calcext:value-type="float">
            <text:p>41056.6</text:p>
          </table:table-cell>
          <table:table-cell office:value-type="float" office:value="2435040" calcext:value-type="float">
            <text:p>2435040</text:p>
          </table:table-cell>
          <table:table-cell/>
          <table:table-cell table:formula="of:=[.C74]/[.$I74]" office:value-type="percentage" office:value="0.0399457914449044" calcext:value-type="percentage">
            <text:p>3.99%</text:p>
          </table:table-cell>
          <table:table-cell table:formula="of:=[.D74]/[.$I74]" office:value-type="percentage" office:value="0.657976871016493" calcext:value-type="percentage">
            <text:p>65.80%</text:p>
          </table:table-cell>
          <table:table-cell table:formula="of:=[.E74]/[.$I74]" office:value-type="percentage" office:value="0.214154592943032" calcext:value-type="percentage">
            <text:p>21.42%</text:p>
          </table:table-cell>
          <table:table-cell table:formula="of:=[.F74]/[.$I74]" office:value-type="percentage" office:value="0.0572393061304948" calcext:value-type="percentage">
            <text:p>5.72%</text:p>
          </table:table-cell>
          <table:table-cell table:formula="of:=[.G74]/[.$I74]" office:value-type="percentage" office:value="0.0138247831657796" calcext:value-type="percentage">
            <text:p>1.38%</text:p>
          </table:table-cell>
          <table:table-cell table:formula="of:=[.H74]/[.$I74]" office:value-type="percentage" office:value="0.0168607497207438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image_38_1958x919.jpg</text:p>
          </table:table-cell>
          <table:table-cell office:value-type="float" office:value="157359" calcext:value-type="float">
            <text:p>157359</text:p>
          </table:table-cell>
          <table:table-cell office:value-type="float" office:value="10517.5" calcext:value-type="float">
            <text:p>10517.5</text:p>
          </table:table-cell>
          <table:table-cell office:value-type="float" office:value="444675" calcext:value-type="float">
            <text:p>444675</text:p>
          </table:table-cell>
          <table:table-cell office:value-type="float" office:value="155733" calcext:value-type="float">
            <text:p>155733</text:p>
          </table:table-cell>
          <table:table-cell office:value-type="float" office:value="39099" calcext:value-type="float">
            <text:p>39099</text:p>
          </table:table-cell>
          <table:table-cell office:value-type="float" office:value="9535.03" calcext:value-type="float">
            <text:p>9535.03</text:p>
          </table:table-cell>
          <table:table-cell office:value-type="float" office:value="15673.1" calcext:value-type="float">
            <text:p>15673.1</text:p>
          </table:table-cell>
          <table:table-cell office:value-type="float" office:value="675233" calcext:value-type="float">
            <text:p>675233</text:p>
          </table:table-cell>
          <table:table-cell/>
          <table:table-cell table:formula="of:=[.C75]/[.$I75]" office:value-type="percentage" office:value="0.0155761048408475" calcext:value-type="percentage">
            <text:p>1.56%</text:p>
          </table:table-cell>
          <table:table-cell table:formula="of:=[.D75]/[.$I75]" office:value-type="percentage" office:value="0.658550455916698" calcext:value-type="percentage">
            <text:p>65.86%</text:p>
          </table:table-cell>
          <table:table-cell table:formula="of:=[.E75]/[.$I75]" office:value-type="percentage" office:value="0.230635943444707" calcext:value-type="percentage">
            <text:p>23.06%</text:p>
          </table:table-cell>
          <table:table-cell table:formula="of:=[.F75]/[.$I75]" office:value-type="percentage" office:value="0.057904456683841" calcext:value-type="percentage">
            <text:p>5.79%</text:p>
          </table:table-cell>
          <table:table-cell table:formula="of:=[.G75]/[.$I75]" office:value-type="percentage" office:value="0.0141210959772405" calcext:value-type="percentage">
            <text:p>1.41%</text:p>
          </table:table-cell>
          <table:table-cell table:formula="of:=[.H75]/[.$I75]" office:value-type="percentage" office:value="0.0232113951776646" calcext:value-type="percentage">
            <text:p>2.32%</text:p>
          </table:table-cell>
        </table:table-row>
        <table:table-row table:style-name="ro1">
          <table:table-cell office:value-type="string" calcext:value-type="string">
            <text:p>image_39_2652x717.jpg</text:p>
          </table:table-cell>
          <table:table-cell office:value-type="float" office:value="230112" calcext:value-type="float">
            <text:p>230112</text:p>
          </table:table-cell>
          <table:table-cell office:value-type="float" office:value="18261.4" calcext:value-type="float">
            <text:p>18261.4</text:p>
          </table:table-cell>
          <table:table-cell office:value-type="float" office:value="469997" calcext:value-type="float">
            <text:p>469997</text:p>
          </table:table-cell>
          <table:table-cell office:value-type="float" office:value="163562" calcext:value-type="float">
            <text:p>163562</text:p>
          </table:table-cell>
          <table:table-cell office:value-type="float" office:value="45171" calcext:value-type="float">
            <text:p>45171</text:p>
          </table:table-cell>
          <table:table-cell office:value-type="float" office:value="10766.7" calcext:value-type="float">
            <text:p>10766.7</text:p>
          </table:table-cell>
          <table:table-cell office:value-type="float" office:value="19517.1" calcext:value-type="float">
            <text:p>19517.1</text:p>
          </table:table-cell>
          <table:table-cell office:value-type="float" office:value="727275" calcext:value-type="float">
            <text:p>727275</text:p>
          </table:table-cell>
          <table:table-cell/>
          <table:table-cell table:formula="of:=[.C76]/[.$I76]" office:value-type="percentage" office:value="0.0251093465332921" calcext:value-type="percentage">
            <text:p>2.51%</text:p>
          </table:table-cell>
          <table:table-cell table:formula="of:=[.D76]/[.$I76]" office:value-type="percentage" office:value="0.646243855487952" calcext:value-type="percentage">
            <text:p>64.62%</text:p>
          </table:table-cell>
          <table:table-cell table:formula="of:=[.E76]/[.$I76]" office:value-type="percentage" office:value="0.224897047196728" calcext:value-type="percentage">
            <text:p>22.49%</text:p>
          </table:table-cell>
          <table:table-cell table:formula="of:=[.F76]/[.$I76]" office:value-type="percentage" office:value="0.0621099309064659" calcext:value-type="percentage">
            <text:p>6.21%</text:p>
          </table:table-cell>
          <table:table-cell table:formula="of:=[.G76]/[.$I76]" office:value-type="percentage" office:value="0.0148041662369805" calcext:value-type="percentage">
            <text:p>1.48%</text:p>
          </table:table-cell>
          <table:table-cell table:formula="of:=[.H76]/[.$I76]" office:value-type="percentage" office:value="0.026835928637723" calcext:value-type="percentage">
            <text:p>2.68%</text:p>
          </table:table-cell>
        </table:table-row>
        <table:table-row table:style-name="ro1">
          <table:table-cell office:value-type="string" calcext:value-type="string">
            <text:p>image_40_212x3308.jpg</text:p>
          </table:table-cell>
          <table:table-cell office:value-type="float" office:value="29312" calcext:value-type="float">
            <text:p>29312</text:p>
          </table:table-cell>
          <table:table-cell office:value-type="float" office:value="4134.15" calcext:value-type="float">
            <text:p>4134.15</text:p>
          </table:table-cell>
          <table:table-cell office:value-type="float" office:value="173179" calcext:value-type="float">
            <text:p>173179</text:p>
          </table:table-cell>
          <table:table-cell office:value-type="float" office:value="49627.2" calcext:value-type="float">
            <text:p>49627.2</text:p>
          </table:table-cell>
          <table:table-cell office:value-type="float" office:value="12005.3" calcext:value-type="float">
            <text:p>12005.3</text:p>
          </table:table-cell>
          <table:table-cell office:value-type="float" office:value="3682.88" calcext:value-type="float">
            <text:p>3682.88</text:p>
          </table:table-cell>
          <table:table-cell office:value-type="float" office:value="4668.04" calcext:value-type="float">
            <text:p>4668.04</text:p>
          </table:table-cell>
          <table:table-cell office:value-type="float" office:value="247297" calcext:value-type="float">
            <text:p>247297</text:p>
          </table:table-cell>
          <table:table-cell/>
          <table:table-cell table:formula="of:=[.C77]/[.$I77]" office:value-type="percentage" office:value="0.0167173479662107" calcext:value-type="percentage">
            <text:p>1.67%</text:p>
          </table:table-cell>
          <table:table-cell table:formula="of:=[.D77]/[.$I77]" office:value-type="percentage" office:value="0.70028750854236" calcext:value-type="percentage">
            <text:p>70.03%</text:p>
          </table:table-cell>
          <table:table-cell table:formula="of:=[.E77]/[.$I77]" office:value-type="percentage" office:value="0.200678536334852" calcext:value-type="percentage">
            <text:p>20.07%</text:p>
          </table:table-cell>
          <table:table-cell table:formula="of:=[.F77]/[.$I77]" office:value-type="percentage" office:value="0.0485460802193314" calcext:value-type="percentage">
            <text:p>4.85%</text:p>
          </table:table-cell>
          <table:table-cell table:formula="of:=[.G77]/[.$I77]" office:value-type="percentage" office:value="0.014892538122177" calcext:value-type="percentage">
            <text:p>1.49%</text:p>
          </table:table-cell>
          <table:table-cell table:formula="of:=[.H77]/[.$I77]" office:value-type="percentage" office:value="0.018876250015164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image_41_4808x542.jpg</text:p>
          </table:table-cell>
          <table:table-cell office:value-type="float" office:value="612839" calcext:value-type="float">
            <text:p>612839</text:p>
          </table:table-cell>
          <table:table-cell office:value-type="float" office:value="15184.9" calcext:value-type="float">
            <text:p>15184.9</text:p>
          </table:table-cell>
          <table:table-cell office:value-type="float" office:value="644743" calcext:value-type="float">
            <text:p>644743</text:p>
          </table:table-cell>
          <table:table-cell office:value-type="float" office:value="235674" calcext:value-type="float">
            <text:p>235674</text:p>
          </table:table-cell>
          <table:table-cell office:value-type="float" office:value="65740.7" calcext:value-type="float">
            <text:p>65740.7</text:p>
          </table:table-cell>
          <table:table-cell office:value-type="float" office:value="20164.4" calcext:value-type="float">
            <text:p>20164.4</text:p>
          </table:table-cell>
          <table:table-cell office:value-type="float" office:value="62400.4" calcext:value-type="float">
            <text:p>62400.4</text:p>
          </table:table-cell>
          <table:table-cell office:value-type="float" office:value="1043910" calcext:value-type="float">
            <text:p>1043910</text:p>
          </table:table-cell>
          <table:table-cell/>
          <table:table-cell table:formula="of:=[.C78]/[.$I78]" office:value-type="percentage" office:value="0.0145461773524538" calcext:value-type="percentage">
            <text:p>1.45%</text:p>
          </table:table-cell>
          <table:table-cell table:formula="of:=[.D78]/[.$I78]" office:value-type="percentage" office:value="0.617623166748091" calcext:value-type="percentage">
            <text:p>61.76%</text:p>
          </table:table-cell>
          <table:table-cell table:formula="of:=[.E78]/[.$I78]" office:value-type="percentage" office:value="0.225760841451849" calcext:value-type="percentage">
            <text:p>22.58%</text:p>
          </table:table-cell>
          <table:table-cell table:formula="of:=[.F78]/[.$I78]" office:value-type="percentage" office:value="0.0629754480750256" calcext:value-type="percentage">
            <text:p>6.30%</text:p>
          </table:table-cell>
          <table:table-cell table:formula="of:=[.G78]/[.$I78]" office:value-type="percentage" office:value="0.0193162245787472" calcext:value-type="percentage">
            <text:p>1.93%</text:p>
          </table:table-cell>
          <table:table-cell table:formula="of:=[.H78]/[.$I78]" office:value-type="percentage" office:value="0.0597756511576669" calcext:value-type="percentage">
            <text:p>5.98%</text:p>
          </table:table-cell>
        </table:table-row>
        <table:table-row table:style-name="ro1">
          <table:table-cell office:value-type="string" calcext:value-type="string">
            <text:p>image_42_1959x157.jpg</text:p>
          </table:table-cell>
          <table:table-cell office:value-type="float" office:value="22347" calcext:value-type="float">
            <text:p>22347</text:p>
          </table:table-cell>
          <table:table-cell office:value-type="float" office:value="1784.63" calcext:value-type="float">
            <text:p>1784.63</text:p>
          </table:table-cell>
          <table:table-cell office:value-type="float" office:value="76305.6" calcext:value-type="float">
            <text:p>76305.6</text:p>
          </table:table-cell>
          <table:table-cell office:value-type="float" office:value="21846.7" calcext:value-type="float">
            <text:p>21846.7</text:p>
          </table:table-cell>
          <table:table-cell office:value-type="float" office:value="5508.17" calcext:value-type="float">
            <text:p>5508.17</text:p>
          </table:table-cell>
          <table:table-cell office:value-type="float" office:value="1660.84" calcext:value-type="float">
            <text:p>1660.84</text:p>
          </table:table-cell>
          <table:table-cell office:value-type="float" office:value="2813.97" calcext:value-type="float">
            <text:p>2813.97</text:p>
          </table:table-cell>
          <table:table-cell office:value-type="float" office:value="109920" calcext:value-type="float">
            <text:p>109920</text:p>
          </table:table-cell>
          <table:table-cell/>
          <table:table-cell table:formula="of:=[.C79]/[.$I79]" office:value-type="percentage" office:value="0.0162357168850073" calcext:value-type="percentage">
            <text:p>1.62%</text:p>
          </table:table-cell>
          <table:table-cell table:formula="of:=[.D79]/[.$I79]" office:value-type="percentage" office:value="0.694192139737991" calcext:value-type="percentage">
            <text:p>69.42%</text:p>
          </table:table-cell>
          <table:table-cell table:formula="of:=[.E79]/[.$I79]" office:value-type="percentage" office:value="0.198750909752547" calcext:value-type="percentage">
            <text:p>19.88%</text:p>
          </table:table-cell>
          <table:table-cell table:formula="of:=[.F79]/[.$I79]" office:value-type="percentage" office:value="0.0501107168850073" calcext:value-type="percentage">
            <text:p>5.01%</text:p>
          </table:table-cell>
          <table:table-cell table:formula="of:=[.G79]/[.$I79]" office:value-type="percentage" office:value="0.0151095342066958" calcext:value-type="percentage">
            <text:p>1.51%</text:p>
          </table:table-cell>
          <table:table-cell table:formula="of:=[.H79]/[.$I79]" office:value-type="percentage" office:value="0.0256001637554585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image_4_2314x2375.jpg</text:p>
          </table:table-cell>
          <table:table-cell office:value-type="float" office:value="628029" calcext:value-type="float">
            <text:p>628029</text:p>
          </table:table-cell>
          <table:table-cell office:value-type="float" office:value="38384.7" calcext:value-type="float">
            <text:p>38384.7</text:p>
          </table:table-cell>
          <table:table-cell office:value-type="float" office:value="1359510" calcext:value-type="float">
            <text:p>1359510</text:p>
          </table:table-cell>
          <table:table-cell office:value-type="float" office:value="443695" calcext:value-type="float">
            <text:p>443695</text:p>
          </table:table-cell>
          <table:table-cell office:value-type="float" office:value="118943" calcext:value-type="float">
            <text:p>118943</text:p>
          </table:table-cell>
          <table:table-cell office:value-type="float" office:value="32546.7" calcext:value-type="float">
            <text:p>32546.7</text:p>
          </table:table-cell>
          <table:table-cell office:value-type="float" office:value="64971.8" calcext:value-type="float">
            <text:p>64971.8</text:p>
          </table:table-cell>
          <table:table-cell office:value-type="float" office:value="2058050" calcext:value-type="float">
            <text:p>2058050</text:p>
          </table:table-cell>
          <table:table-cell/>
          <table:table-cell table:formula="of:=[.C80]/[.$I80]" office:value-type="percentage" office:value="0.0186510045917252" calcext:value-type="percentage">
            <text:p>1.87%</text:p>
          </table:table-cell>
          <table:table-cell table:formula="of:=[.D80]/[.$I80]" office:value-type="percentage" office:value="0.660581618522388" calcext:value-type="percentage">
            <text:p>66.06%</text:p>
          </table:table-cell>
          <table:table-cell table:formula="of:=[.E80]/[.$I80]" office:value-type="percentage" office:value="0.215590000242948" calcext:value-type="percentage">
            <text:p>21.56%</text:p>
          </table:table-cell>
          <table:table-cell table:formula="of:=[.F80]/[.$I80]" office:value-type="percentage" office:value="0.057794028327786" calcext:value-type="percentage">
            <text:p>5.78%</text:p>
          </table:table-cell>
          <table:table-cell table:formula="of:=[.G80]/[.$I80]" office:value-type="percentage" office:value="0.0158143388158694" calcext:value-type="percentage">
            <text:p>1.58%</text:p>
          </table:table-cell>
          <table:table-cell table:formula="of:=[.H80]/[.$I80]" office:value-type="percentage" office:value="0.0315695925754962" calcext:value-type="percentage">
            <text:p>3.16%</text:p>
          </table:table-cell>
        </table:table-row>
        <table:table-row table:style-name="ro1">
          <table:table-cell office:value-type="string" calcext:value-type="string">
            <text:p>image_43_2536x169.jpg</text:p>
          </table:table-cell>
          <table:table-cell office:value-type="float" office:value="93571" calcext:value-type="float">
            <text:p>93571</text:p>
          </table:table-cell>
          <table:table-cell office:value-type="float" office:value="2495.21" calcext:value-type="float">
            <text:p>2495.21</text:p>
          </table:table-cell>
          <table:table-cell office:value-type="float" office:value="106348" calcext:value-type="float">
            <text:p>106348</text:p>
          </table:table-cell>
          <table:table-cell office:value-type="float" office:value="37646.5" calcext:value-type="float">
            <text:p>37646.5</text:p>
          </table:table-cell>
          <table:table-cell office:value-type="float" office:value="10304.2" calcext:value-type="float">
            <text:p>10304.2</text:p>
          </table:table-cell>
          <table:table-cell office:value-type="float" office:value="2834.46" calcext:value-type="float">
            <text:p>2834.46</text:p>
          </table:table-cell>
          <table:table-cell office:value-type="float" office:value="7627.35" calcext:value-type="float">
            <text:p>7627.35</text:p>
          </table:table-cell>
          <table:table-cell office:value-type="float" office:value="167256" calcext:value-type="float">
            <text:p>167256</text:p>
          </table:table-cell>
          <table:table-cell/>
          <table:table-cell table:formula="of:=[.C81]/[.$I81]" office:value-type="percentage" office:value="0.0149185081551633" calcext:value-type="percentage">
            <text:p>1.49%</text:p>
          </table:table-cell>
          <table:table-cell table:formula="of:=[.D81]/[.$I81]" office:value-type="percentage" office:value="0.635839670923614" calcext:value-type="percentage">
            <text:p>63.58%</text:p>
          </table:table-cell>
          <table:table-cell table:formula="of:=[.E81]/[.$I81]" office:value-type="percentage" office:value="0.225083106136701" calcext:value-type="percentage">
            <text:p>22.51%</text:p>
          </table:table-cell>
          <table:table-cell table:formula="of:=[.F81]/[.$I81]" office:value-type="percentage" office:value="0.0616073563878127" calcext:value-type="percentage">
            <text:p>6.16%</text:p>
          </table:table-cell>
          <table:table-cell table:formula="of:=[.G81]/[.$I81]" office:value-type="percentage" office:value="0.0169468359879466" calcext:value-type="percentage">
            <text:p>1.69%</text:p>
          </table:table-cell>
          <table:table-cell table:formula="of:=[.H81]/[.$I81]" office:value-type="percentage" office:value="0.0456028483283111" calcext:value-type="percentage">
            <text:p>4.56%</text:p>
          </table:table-cell>
        </table:table-row>
        <table:table-row table:style-name="ro1">
          <table:table-cell office:value-type="string" calcext:value-type="string">
            <text:p>image_44_1996x619.jpg</text:p>
          </table:table-cell>
          <table:table-cell office:value-type="float" office:value="207782" calcext:value-type="float">
            <text:p>207782</text:p>
          </table:table-cell>
          <table:table-cell office:value-type="float" office:value="7209.32" calcext:value-type="float">
            <text:p>7209.32</text:p>
          </table:table-cell>
          <table:table-cell office:value-type="float" office:value="306721" calcext:value-type="float">
            <text:p>306721</text:p>
          </table:table-cell>
          <table:table-cell office:value-type="float" office:value="109104" calcext:value-type="float">
            <text:p>109104</text:p>
          </table:table-cell>
          <table:table-cell office:value-type="float" office:value="28967" calcext:value-type="float">
            <text:p>28967</text:p>
          </table:table-cell>
          <table:table-cell office:value-type="float" office:value="7319.05" calcext:value-type="float">
            <text:p>7319.05</text:p>
          </table:table-cell>
          <table:table-cell office:value-type="float" office:value="16578.1" calcext:value-type="float">
            <text:p>16578.1</text:p>
          </table:table-cell>
          <table:table-cell office:value-type="float" office:value="475899" calcext:value-type="float">
            <text:p>475899</text:p>
          </table:table-cell>
          <table:table-cell/>
          <table:table-cell table:formula="of:=[.C82]/[.$I82]" office:value-type="percentage" office:value="0.0151488446077844" calcext:value-type="percentage">
            <text:p>1.51%</text:p>
          </table:table-cell>
          <table:table-cell table:formula="of:=[.D82]/[.$I82]" office:value-type="percentage" office:value="0.644508603716335" calcext:value-type="percentage">
            <text:p>64.45%</text:p>
          </table:table-cell>
          <table:table-cell table:formula="of:=[.E82]/[.$I82]" office:value-type="percentage" office:value="0.229258729268185" calcext:value-type="percentage">
            <text:p>22.93%</text:p>
          </table:table-cell>
          <table:table-cell table:formula="of:=[.F82]/[.$I82]" office:value-type="percentage" office:value="0.060867957276649" calcext:value-type="percentage">
            <text:p>6.09%</text:p>
          </table:table-cell>
          <table:table-cell table:formula="of:=[.G82]/[.$I82]" office:value-type="percentage" office:value="0.0153794187422121" calcext:value-type="percentage">
            <text:p>1.54%</text:p>
          </table:table-cell>
          <table:table-cell table:formula="of:=[.H82]/[.$I82]" office:value-type="percentage" office:value="0.03483533270715" calcext:value-type="percentage">
            <text:p>3.48%</text:p>
          </table:table-cell>
        </table:table-row>
        <table:table-row table:style-name="ro1">
          <table:table-cell office:value-type="string" calcext:value-type="string">
            <text:p>image_45_2251x3866.jpg</text:p>
          </table:table-cell>
          <table:table-cell office:value-type="float" office:value="962158" calcext:value-type="float">
            <text:p>962158</text:p>
          </table:table-cell>
          <table:table-cell office:value-type="float" office:value="103330" calcext:value-type="float">
            <text:p>103330</text:p>
          </table:table-cell>
          <table:table-cell office:value-type="float" office:value="2162790" calcext:value-type="float">
            <text:p>2162790</text:p>
          </table:table-cell>
          <table:table-cell office:value-type="float" office:value="783052" calcext:value-type="float">
            <text:p>783052</text:p>
          </table:table-cell>
          <table:table-cell office:value-type="float" office:value="218319" calcext:value-type="float">
            <text:p>218319</text:p>
          </table:table-cell>
          <table:table-cell office:value-type="float" office:value="47172.2" calcext:value-type="float">
            <text:p>47172.2</text:p>
          </table:table-cell>
          <table:table-cell office:value-type="float" office:value="69566.6" calcext:value-type="float">
            <text:p>69566.6</text:p>
          </table:table-cell>
          <table:table-cell office:value-type="float" office:value="3384230" calcext:value-type="float">
            <text:p>3384230</text:p>
          </table:table-cell>
          <table:table-cell/>
          <table:table-cell table:formula="of:=[.C83]/[.$I83]" office:value-type="percentage" office:value="0.0305327947568575" calcext:value-type="percentage">
            <text:p>3.05%</text:p>
          </table:table-cell>
          <table:table-cell table:formula="of:=[.D83]/[.$I83]" office:value-type="percentage" office:value="0.639078904211593" calcext:value-type="percentage">
            <text:p>63.91%</text:p>
          </table:table-cell>
          <table:table-cell table:formula="of:=[.E83]/[.$I83]" office:value-type="percentage" office:value="0.23138261879364" calcext:value-type="percentage">
            <text:p>23.14%</text:p>
          </table:table-cell>
          <table:table-cell table:formula="of:=[.F83]/[.$I83]" office:value-type="percentage" office:value="0.0645106863304208" calcext:value-type="percentage">
            <text:p>6.45%</text:p>
          </table:table-cell>
          <table:table-cell table:formula="of:=[.G83]/[.$I83]" office:value-type="percentage" office:value="0.0139388280347376" calcext:value-type="percentage">
            <text:p>1.39%</text:p>
          </table:table-cell>
          <table:table-cell table:formula="of:=[.H83]/[.$I83]" office:value-type="percentage" office:value="0.0205561087751128" calcext:value-type="percentage">
            <text:p>2.06%</text:p>
          </table:table-cell>
        </table:table-row>
        <table:table-row table:style-name="ro1">
          <table:table-cell office:value-type="string" calcext:value-type="string">
            <text:p>image_50_1140x3923.jpg</text:p>
          </table:table-cell>
          <table:table-cell office:value-type="float" office:value="90160" calcext:value-type="float">
            <text:p>90160</text:p>
          </table:table-cell>
          <table:table-cell office:value-type="float" office:value="36506.4" calcext:value-type="float">
            <text:p>36506.4</text:p>
          </table:table-cell>
          <table:table-cell office:value-type="float" office:value="1104240" calcext:value-type="float">
            <text:p>1104240</text:p>
          </table:table-cell>
          <table:table-cell office:value-type="float" office:value="312481" calcext:value-type="float">
            <text:p>312481</text:p>
          </table:table-cell>
          <table:table-cell office:value-type="float" office:value="80846.5" calcext:value-type="float">
            <text:p>80846.5</text:p>
          </table:table-cell>
          <table:table-cell office:value-type="float" office:value="22230.5" calcext:value-type="float">
            <text:p>22230.5</text:p>
          </table:table-cell>
          <table:table-cell office:value-type="float" office:value="21030" calcext:value-type="float">
            <text:p>21030</text:p>
          </table:table-cell>
          <table:table-cell office:value-type="float" office:value="1577330" calcext:value-type="float">
            <text:p>1577330</text:p>
          </table:table-cell>
          <table:table-cell/>
          <table:table-cell table:formula="of:=[.C84]/[.$I84]" office:value-type="percentage" office:value="0.0231444276086805" calcext:value-type="percentage">
            <text:p>2.31%</text:p>
          </table:table-cell>
          <table:table-cell table:formula="of:=[.D84]/[.$I84]" office:value-type="percentage" office:value="0.700069104118986" calcext:value-type="percentage">
            <text:p>70.01%</text:p>
          </table:table-cell>
          <table:table-cell table:formula="of:=[.E84]/[.$I84]" office:value-type="percentage" office:value="0.198107561512176" calcext:value-type="percentage">
            <text:p>19.81%</text:p>
          </table:table-cell>
          <table:table-cell table:formula="of:=[.F84]/[.$I84]" office:value-type="percentage" office:value="0.0512552858311197" calcext:value-type="percentage">
            <text:p>5.13%</text:p>
          </table:table-cell>
          <table:table-cell table:formula="of:=[.G84]/[.$I84]" office:value-type="percentage" office:value="0.0140937533680333" calcext:value-type="percentage">
            <text:p>1.41%</text:p>
          </table:table-cell>
          <table:table-cell table:formula="of:=[.H84]/[.$I84]" office:value-type="percentage" office:value="0.0133326570850741" calcext:value-type="percentage">
            <text:p>1.33%</text:p>
          </table:table-cell>
        </table:table-row>
        <table:table-row table:style-name="ro1">
          <table:table-cell office:value-type="string" calcext:value-type="string">
            <text:p>image_51_2730x4330.jpg</text:p>
          </table:table-cell>
          <table:table-cell office:value-type="float" office:value="697803" calcext:value-type="float">
            <text:p>697803</text:p>
          </table:table-cell>
          <table:table-cell office:value-type="float" office:value="69409.1" calcext:value-type="float">
            <text:p>69409.1</text:p>
          </table:table-cell>
          <table:table-cell office:value-type="float" office:value="2925270" calcext:value-type="float">
            <text:p>2925270</text:p>
          </table:table-cell>
          <table:table-cell office:value-type="float" office:value="942347" calcext:value-type="float">
            <text:p>942347</text:p>
          </table:table-cell>
          <table:table-cell office:value-type="float" office:value="257184" calcext:value-type="float">
            <text:p>257184</text:p>
          </table:table-cell>
          <table:table-cell office:value-type="float" office:value="58673.4" calcext:value-type="float">
            <text:p>58673.4</text:p>
          </table:table-cell>
          <table:table-cell office:value-type="float" office:value="59410.5" calcext:value-type="float">
            <text:p>59410.5</text:p>
          </table:table-cell>
          <table:table-cell office:value-type="float" office:value="4312300" calcext:value-type="float">
            <text:p>4312300</text:p>
          </table:table-cell>
          <table:table-cell/>
          <table:table-cell table:formula="of:=[.C85]/[.$I85]" office:value-type="percentage" office:value="0.0160956102311991" calcext:value-type="percentage">
            <text:p>1.61%</text:p>
          </table:table-cell>
          <table:table-cell table:formula="of:=[.D85]/[.$I85]" office:value-type="percentage" office:value="0.678354938200033" calcext:value-type="percentage">
            <text:p>67.84%</text:p>
          </table:table-cell>
          <table:table-cell table:formula="of:=[.E85]/[.$I85]" office:value-type="percentage" office:value="0.21852538088723" calcext:value-type="percentage">
            <text:p>21.85%</text:p>
          </table:table-cell>
          <table:table-cell table:formula="of:=[.F85]/[.$I85]" office:value-type="percentage" office:value="0.0596396354613547" calcext:value-type="percentage">
            <text:p>5.96%</text:p>
          </table:table-cell>
          <table:table-cell table:formula="of:=[.G85]/[.$I85]" office:value-type="percentage" office:value="0.0136060570925028" calcext:value-type="percentage">
            <text:p>1.36%</text:p>
          </table:table-cell>
          <table:table-cell table:formula="of:=[.H85]/[.$I85]" office:value-type="percentage" office:value="0.0137769867588062" calcext:value-type="percentage">
            <text:p>1.38%</text:p>
          </table:table-cell>
        </table:table-row>
        <table:table-row table:style-name="ro1">
          <table:table-cell office:value-type="string" calcext:value-type="string">
            <text:p>image_52_653x4327.jpg</text:p>
          </table:table-cell>
          <table:table-cell office:value-type="float" office:value="122807" calcext:value-type="float">
            <text:p>122807</text:p>
          </table:table-cell>
          <table:table-cell office:value-type="float" office:value="16582.4" calcext:value-type="float">
            <text:p>16582.4</text:p>
          </table:table-cell>
          <table:table-cell office:value-type="float" office:value="700074" calcext:value-type="float">
            <text:p>700074</text:p>
          </table:table-cell>
          <table:table-cell office:value-type="float" office:value="220436" calcext:value-type="float">
            <text:p>220436</text:p>
          </table:table-cell>
          <table:table-cell office:value-type="float" office:value="60816.8" calcext:value-type="float">
            <text:p>60816.8</text:p>
          </table:table-cell>
          <table:table-cell office:value-type="float" office:value="14289.6" calcext:value-type="float">
            <text:p>14289.6</text:p>
          </table:table-cell>
          <table:table-cell office:value-type="float" office:value="15033.9" calcext:value-type="float">
            <text:p>15033.9</text:p>
          </table:table-cell>
          <table:table-cell office:value-type="float" office:value="1027230" calcext:value-type="float">
            <text:p>1027230</text:p>
          </table:table-cell>
          <table:table-cell/>
          <table:table-cell table:formula="of:=[.C86]/[.$I86]" office:value-type="percentage" office:value="0.0161428307195078" calcext:value-type="percentage">
            <text:p>1.61%</text:p>
          </table:table-cell>
          <table:table-cell table:formula="of:=[.D86]/[.$I86]" office:value-type="percentage" office:value="0.681516310855407" calcext:value-type="percentage">
            <text:p>68.15%</text:p>
          </table:table-cell>
          <table:table-cell table:formula="of:=[.E86]/[.$I86]" office:value-type="percentage" office:value="0.214592642348841" calcext:value-type="percentage">
            <text:p>21.46%</text:p>
          </table:table-cell>
          <table:table-cell table:formula="of:=[.F86]/[.$I86]" office:value-type="percentage" office:value="0.0592046571848564" calcext:value-type="percentage">
            <text:p>5.92%</text:p>
          </table:table-cell>
          <table:table-cell table:formula="of:=[.G86]/[.$I86]" office:value-type="percentage" office:value="0.013910808679653" calcext:value-type="percentage">
            <text:p>1.39%</text:p>
          </table:table-cell>
          <table:table-cell table:formula="of:=[.H86]/[.$I86]" office:value-type="percentage" office:value="0.0146353786396425" calcext:value-type="percentage">
            <text:p>1.46%</text:p>
          </table:table-cell>
        </table:table-row>
        <table:table-row table:style-name="ro1">
          <table:table-cell office:value-type="string" calcext:value-type="string">
            <text:p>image_53_166x1639.jpg</text:p>
          </table:table-cell>
          <table:table-cell office:value-type="float" office:value="65791" calcext:value-type="float">
            <text:p>65791</text:p>
          </table:table-cell>
          <table:table-cell office:value-type="float" office:value="1614.33" calcext:value-type="float">
            <text:p>1614.33</text:p>
          </table:table-cell>
          <table:table-cell office:value-type="float" office:value="67400.4" calcext:value-type="float">
            <text:p>67400.4</text:p>
          </table:table-cell>
          <table:table-cell office:value-type="float" office:value="24308.9" calcext:value-type="float">
            <text:p>24308.9</text:p>
          </table:table-cell>
          <table:table-cell office:value-type="float" office:value="7072.16" calcext:value-type="float">
            <text:p>7072.16</text:p>
          </table:table-cell>
          <table:table-cell office:value-type="float" office:value="2062.03" calcext:value-type="float">
            <text:p>2062.03</text:p>
          </table:table-cell>
          <table:table-cell office:value-type="float" office:value="5959.3" calcext:value-type="float">
            <text:p>5959.3</text:p>
          </table:table-cell>
          <table:table-cell office:value-type="float" office:value="108417" calcext:value-type="float">
            <text:p>108417</text:p>
          </table:table-cell>
          <table:table-cell/>
          <table:table-cell table:formula="of:=[.C87]/[.$I87]" office:value-type="percentage" office:value="0.0148900080245718" calcext:value-type="percentage">
            <text:p>1.49%</text:p>
          </table:table-cell>
          <table:table-cell table:formula="of:=[.D87]/[.$I87]" office:value-type="percentage" office:value="0.621677412213952" calcext:value-type="percentage">
            <text:p>62.17%</text:p>
          </table:table-cell>
          <table:table-cell table:formula="of:=[.E87]/[.$I87]" office:value-type="percentage" office:value="0.224216681885682" calcext:value-type="percentage">
            <text:p>22.42%</text:p>
          </table:table-cell>
          <table:table-cell table:formula="of:=[.F87]/[.$I87]" office:value-type="percentage" office:value="0.065231098443971" calcext:value-type="percentage">
            <text:p>6.52%</text:p>
          </table:table-cell>
          <table:table-cell table:formula="of:=[.G87]/[.$I87]" office:value-type="percentage" office:value="0.0190194342215704" calcext:value-type="percentage">
            <text:p>1.90%</text:p>
          </table:table-cell>
          <table:table-cell table:formula="of:=[.H87]/[.$I87]" office:value-type="percentage" office:value="0.0549664720477416" calcext:value-type="percentage">
            <text:p>5.50%</text:p>
          </table:table-cell>
        </table:table-row>
        <table:table-row table:style-name="ro1">
          <table:table-cell office:value-type="string" calcext:value-type="string">
            <text:p>image_5_3549x4062.jpg</text:p>
          </table:table-cell>
          <table:table-cell office:value-type="float" office:value="431947" calcext:value-type="float">
            <text:p>431947</text:p>
          </table:table-cell>
          <table:table-cell office:value-type="float" office:value="85860.8" calcext:value-type="float">
            <text:p>85860.8</text:p>
          </table:table-cell>
          <table:table-cell office:value-type="float" office:value="3579960" calcext:value-type="float">
            <text:p>3579960</text:p>
          </table:table-cell>
          <table:table-cell office:value-type="float" office:value="1066130" calcext:value-type="float">
            <text:p>1066130</text:p>
          </table:table-cell>
          <table:table-cell office:value-type="float" office:value="266875" calcext:value-type="float">
            <text:p>266875</text:p>
          </table:table-cell>
          <table:table-cell office:value-type="float" office:value="71980.3" calcext:value-type="float">
            <text:p>71980.3</text:p>
          </table:table-cell>
          <table:table-cell office:value-type="float" office:value="71063.1" calcext:value-type="float">
            <text:p>71063.1</text:p>
          </table:table-cell>
          <table:table-cell office:value-type="float" office:value="5141860" calcext:value-type="float">
            <text:p>5141860</text:p>
          </table:table-cell>
          <table:table-cell/>
          <table:table-cell table:formula="of:=[.C88]/[.$I88]" office:value-type="percentage" office:value="0.0166983931884571" calcext:value-type="percentage">
            <text:p>1.67%</text:p>
          </table:table-cell>
          <table:table-cell table:formula="of:=[.D88]/[.$I88]" office:value-type="percentage" office:value="0.696238326208804" calcext:value-type="percentage">
            <text:p>69.62%</text:p>
          </table:table-cell>
          <table:table-cell table:formula="of:=[.E88]/[.$I88]" office:value-type="percentage" office:value="0.207343257109295" calcext:value-type="percentage">
            <text:p>20.73%</text:p>
          </table:table-cell>
          <table:table-cell table:formula="of:=[.F88]/[.$I88]" office:value-type="percentage" office:value="0.0519024244145115" calcext:value-type="percentage">
            <text:p>5.19%</text:p>
          </table:table-cell>
          <table:table-cell table:formula="of:=[.G88]/[.$I88]" office:value-type="percentage" office:value="0.0139988836724454" calcext:value-type="percentage">
            <text:p>1.40%</text:p>
          </table:table-cell>
          <table:table-cell table:formula="of:=[.H88]/[.$I88]" office:value-type="percentage" office:value="0.013820504642289" calcext:value-type="percentage">
            <text:p>1.38%</text:p>
          </table:table-cell>
        </table:table-row>
        <table:table-row table:style-name="ro1">
          <table:table-cell office:value-type="string" calcext:value-type="string">
            <text:p>image_54_2489x1402.jpg</text:p>
          </table:table-cell>
          <table:table-cell office:value-type="float" office:value="673547" calcext:value-type="float">
            <text:p>673547</text:p>
          </table:table-cell>
          <table:table-cell office:value-type="float" office:value="20414.8" calcext:value-type="float">
            <text:p>20414.8</text:p>
          </table:table-cell>
          <table:table-cell office:value-type="float" office:value="864179" calcext:value-type="float">
            <text:p>864179</text:p>
          </table:table-cell>
          <table:table-cell office:value-type="float" office:value="311622" calcext:value-type="float">
            <text:p>311622</text:p>
          </table:table-cell>
          <table:table-cell office:value-type="float" office:value="88354" calcext:value-type="float">
            <text:p>88354</text:p>
          </table:table-cell>
          <table:table-cell office:value-type="float" office:value="23256.3" calcext:value-type="float">
            <text:p>23256.3</text:p>
          </table:table-cell>
          <table:table-cell office:value-type="float" office:value="58193.7" calcext:value-type="float">
            <text:p>58193.7</text:p>
          </table:table-cell>
          <table:table-cell office:value-type="float" office:value="1366020" calcext:value-type="float">
            <text:p>1366020</text:p>
          </table:table-cell>
          <table:table-cell/>
          <table:table-cell table:formula="of:=[.C89]/[.$I89]" office:value-type="percentage" office:value="0.0149447299453888" calcext:value-type="percentage">
            <text:p>1.49%</text:p>
          </table:table-cell>
          <table:table-cell table:formula="of:=[.D89]/[.$I89]" office:value-type="percentage" office:value="0.632625437402088" calcext:value-type="percentage">
            <text:p>63.26%</text:p>
          </table:table-cell>
          <table:table-cell table:formula="of:=[.E89]/[.$I89]" office:value-type="percentage" office:value="0.228124039179514" calcext:value-type="percentage">
            <text:p>22.81%</text:p>
          </table:table-cell>
          <table:table-cell table:formula="of:=[.F89]/[.$I89]" office:value-type="percentage" office:value="0.0646798729154771" calcext:value-type="percentage">
            <text:p>6.47%</text:p>
          </table:table-cell>
          <table:table-cell table:formula="of:=[.G89]/[.$I89]" office:value-type="percentage" office:value="0.0170248605437695" calcext:value-type="percentage">
            <text:p>1.70%</text:p>
          </table:table-cell>
          <table:table-cell table:formula="of:=[.H89]/[.$I89]" office:value-type="percentage" office:value="0.0426009136030219" calcext:value-type="percentage">
            <text:p>4.26%</text:p>
          </table:table-cell>
        </table:table-row>
        <table:table-row table:style-name="ro1">
          <table:table-cell office:value-type="string" calcext:value-type="string">
            <text:p>image_55_2737x117.jpg</text:p>
          </table:table-cell>
          <table:table-cell office:value-type="float" office:value="33532" calcext:value-type="float">
            <text:p>33532</text:p>
          </table:table-cell>
          <table:table-cell office:value-type="float" office:value="1843.8" calcext:value-type="float">
            <text:p>1843.8</text:p>
          </table:table-cell>
          <table:table-cell office:value-type="float" office:value="79344.6" calcext:value-type="float">
            <text:p>79344.6</text:p>
          </table:table-cell>
          <table:table-cell office:value-type="float" office:value="25995.6" calcext:value-type="float">
            <text:p>25995.6</text:p>
          </table:table-cell>
          <table:table-cell office:value-type="float" office:value="6808.52" calcext:value-type="float">
            <text:p>6808.52</text:p>
          </table:table-cell>
          <table:table-cell office:value-type="float" office:value="1754.32" calcext:value-type="float">
            <text:p>1754.32</text:p>
          </table:table-cell>
          <table:table-cell office:value-type="float" office:value="2802.34" calcext:value-type="float">
            <text:p>2802.34</text:p>
          </table:table-cell>
          <table:table-cell office:value-type="float" office:value="118549" calcext:value-type="float">
            <text:p>118549</text:p>
          </table:table-cell>
          <table:table-cell/>
          <table:table-cell table:formula="of:=[.C90]/[.$I90]" office:value-type="percentage" office:value="0.015553062446752" calcext:value-type="percentage">
            <text:p>1.56%</text:p>
          </table:table-cell>
          <table:table-cell table:formula="of:=[.D90]/[.$I90]" office:value-type="percentage" office:value="0.669297927439287" calcext:value-type="percentage">
            <text:p>66.93%</text:p>
          </table:table-cell>
          <table:table-cell table:formula="of:=[.E90]/[.$I90]" office:value-type="percentage" office:value="0.219281478544737" calcext:value-type="percentage">
            <text:p>21.93%</text:p>
          </table:table-cell>
          <table:table-cell table:formula="of:=[.F90]/[.$I90]" office:value-type="percentage" office:value="0.057432116677492" calcext:value-type="percentage">
            <text:p>5.74%</text:p>
          </table:table-cell>
          <table:table-cell table:formula="of:=[.G90]/[.$I90]" office:value-type="percentage" office:value="0.0147982690701735" calcext:value-type="percentage">
            <text:p>1.48%</text:p>
          </table:table-cell>
          <table:table-cell table:formula="of:=[.H90]/[.$I90]" office:value-type="percentage" office:value="0.0236386641810559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image_56_825x1244.jpg</text:p>
          </table:table-cell>
          <table:table-cell office:value-type="float" office:value="94716" calcext:value-type="float">
            <text:p>94716</text:p>
          </table:table-cell>
          <table:table-cell office:value-type="float" office:value="6038.85" calcext:value-type="float">
            <text:p>6038.85</text:p>
          </table:table-cell>
          <table:table-cell office:value-type="float" office:value="253766" calcext:value-type="float">
            <text:p>253766</text:p>
          </table:table-cell>
          <table:table-cell office:value-type="float" office:value="77114.3" calcext:value-type="float">
            <text:p>77114.3</text:p>
          </table:table-cell>
          <table:table-cell office:value-type="float" office:value="18292.4" calcext:value-type="float">
            <text:p>18292.4</text:p>
          </table:table-cell>
          <table:table-cell office:value-type="float" office:value="5750.98" calcext:value-type="float">
            <text:p>5750.98</text:p>
          </table:table-cell>
          <table:table-cell office:value-type="float" office:value="12163" calcext:value-type="float">
            <text:p>12163</text:p>
          </table:table-cell>
          <table:table-cell office:value-type="float" office:value="373126" calcext:value-type="float">
            <text:p>373126</text:p>
          </table:table-cell>
          <table:table-cell/>
          <table:table-cell table:formula="of:=[.C91]/[.$I91]" office:value-type="percentage" office:value="0.0161844792375766" calcext:value-type="percentage">
            <text:p>1.62%</text:p>
          </table:table-cell>
          <table:table-cell table:formula="of:=[.D91]/[.$I91]" office:value-type="percentage" office:value="0.6801080600119" calcext:value-type="percentage">
            <text:p>68.01%</text:p>
          </table:table-cell>
          <table:table-cell table:formula="of:=[.E91]/[.$I91]" office:value-type="percentage" office:value="0.206670936895312" calcext:value-type="percentage">
            <text:p>20.67%</text:p>
          </table:table-cell>
          <table:table-cell table:formula="of:=[.F91]/[.$I91]" office:value-type="percentage" office:value="0.0490247262318895" calcext:value-type="percentage">
            <text:p>4.90%</text:p>
          </table:table-cell>
          <table:table-cell table:formula="of:=[.G91]/[.$I91]" office:value-type="percentage" office:value="0.0154129704174997" calcext:value-type="percentage">
            <text:p>1.54%</text:p>
          </table:table-cell>
          <table:table-cell table:formula="of:=[.H91]/[.$I91]" office:value-type="percentage" office:value="0.0325975675777083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image_57_3765x1755.jpg</text:p>
          </table:table-cell>
          <table:table-cell office:value-type="float" office:value="584029" calcext:value-type="float">
            <text:p>584029</text:p>
          </table:table-cell>
          <table:table-cell office:value-type="float" office:value="38576" calcext:value-type="float">
            <text:p>38576</text:p>
          </table:table-cell>
          <table:table-cell office:value-type="float" office:value="1632740" calcext:value-type="float">
            <text:p>1632740</text:p>
          </table:table-cell>
          <table:table-cell office:value-type="float" office:value="537413" calcext:value-type="float">
            <text:p>537413</text:p>
          </table:table-cell>
          <table:table-cell office:value-type="float" office:value="136703" calcext:value-type="float">
            <text:p>136703</text:p>
          </table:table-cell>
          <table:table-cell office:value-type="float" office:value="38620.4" calcext:value-type="float">
            <text:p>38620.4</text:p>
          </table:table-cell>
          <table:table-cell office:value-type="float" office:value="79136.9" calcext:value-type="float">
            <text:p>79136.9</text:p>
          </table:table-cell>
          <table:table-cell office:value-type="float" office:value="2463180" calcext:value-type="float">
            <text:p>2463180</text:p>
          </table:table-cell>
          <table:table-cell/>
          <table:table-cell table:formula="of:=[.C92]/[.$I92]" office:value-type="percentage" office:value="0.0156610560332578" calcext:value-type="percentage">
            <text:p>1.57%</text:p>
          </table:table-cell>
          <table:table-cell table:formula="of:=[.D92]/[.$I92]" office:value-type="percentage" office:value="0.662858581183673" calcext:value-type="percentage">
            <text:p>66.29%</text:p>
          </table:table-cell>
          <table:table-cell table:formula="of:=[.E92]/[.$I92]" office:value-type="percentage" office:value="0.218178533440512" calcext:value-type="percentage">
            <text:p>21.82%</text:p>
          </table:table-cell>
          <table:table-cell table:formula="of:=[.F92]/[.$I92]" office:value-type="percentage" office:value="0.0554985831323736" calcext:value-type="percentage">
            <text:p>5.55%</text:p>
          </table:table-cell>
          <table:table-cell table:formula="of:=[.G92]/[.$I92]" office:value-type="percentage" office:value="0.0156790815125163" calcext:value-type="percentage">
            <text:p>1.57%</text:p>
          </table:table-cell>
          <table:table-cell table:formula="of:=[.H92]/[.$I92]" office:value-type="percentage" office:value="0.0321279403048092" calcext:value-type="percentage">
            <text:p>3.21%</text:p>
          </table:table-cell>
        </table:table-row>
        <table:table-row table:style-name="ro1">
          <table:table-cell office:value-type="string" calcext:value-type="string">
            <text:p>image_58_4915x3663.jpg</text:p>
          </table:table-cell>
          <table:table-cell office:value-type="float" office:value="2454092" calcext:value-type="float">
            <text:p>2454092</text:p>
          </table:table-cell>
          <table:table-cell office:value-type="float" office:value="146212" calcext:value-type="float">
            <text:p>146212</text:p>
          </table:table-cell>
          <table:table-cell office:value-type="float" office:value="4475620" calcext:value-type="float">
            <text:p>4475620</text:p>
          </table:table-cell>
          <table:table-cell office:value-type="float" office:value="1576120" calcext:value-type="float">
            <text:p>1576120</text:p>
          </table:table-cell>
          <table:table-cell office:value-type="float" office:value="438517" calcext:value-type="float">
            <text:p>438517</text:p>
          </table:table-cell>
          <table:table-cell office:value-type="float" office:value="110610" calcext:value-type="float">
            <text:p>110610</text:p>
          </table:table-cell>
          <table:table-cell office:value-type="float" office:value="246043" calcext:value-type="float">
            <text:p>246043</text:p>
          </table:table-cell>
          <table:table-cell office:value-type="float" office:value="6993120" calcext:value-type="float">
            <text:p>6993120</text:p>
          </table:table-cell>
          <table:table-cell/>
          <table:table-cell table:formula="of:=[.C93]/[.$I93]" office:value-type="percentage" office:value="0.0209079781270735" calcext:value-type="percentage">
            <text:p>2.09%</text:p>
          </table:table-cell>
          <table:table-cell table:formula="of:=[.D93]/[.$I93]" office:value-type="percentage" office:value="0.640003317546388" calcext:value-type="percentage">
            <text:p>64.00%</text:p>
          </table:table-cell>
          <table:table-cell table:formula="of:=[.E93]/[.$I93]" office:value-type="percentage" office:value="0.225381517834672" calcext:value-type="percentage">
            <text:p>22.54%</text:p>
          </table:table-cell>
          <table:table-cell table:formula="of:=[.F93]/[.$I93]" office:value-type="percentage" office:value="0.0627069176562107" calcext:value-type="percentage">
            <text:p>6.27%</text:p>
          </table:table-cell>
          <table:table-cell table:formula="of:=[.G93]/[.$I93]" office:value-type="percentage" office:value="0.0158169743976937" calcext:value-type="percentage">
            <text:p>1.58%</text:p>
          </table:table-cell>
          <table:table-cell table:formula="of:=[.H93]/[.$I93]" office:value-type="percentage" office:value="0.0351835804333402" calcext:value-type="percentage">
            <text:p>3.52%</text:p>
          </table:table-cell>
        </table:table-row>
        <table:table-row table:style-name="ro1">
          <table:table-cell office:value-type="string" calcext:value-type="string">
            <text:p>image_59_592x2330.jpg</text:p>
          </table:table-cell>
          <table:table-cell office:value-type="float" office:value="38087" calcext:value-type="float">
            <text:p>38087</text:p>
          </table:table-cell>
          <table:table-cell office:value-type="float" office:value="8109.83" calcext:value-type="float">
            <text:p>8109.83</text:p>
          </table:table-cell>
          <table:table-cell office:value-type="float" office:value="342004" calcext:value-type="float">
            <text:p>342004</text:p>
          </table:table-cell>
          <table:table-cell office:value-type="float" office:value="101254" calcext:value-type="float">
            <text:p>101254</text:p>
          </table:table-cell>
          <table:table-cell office:value-type="float" office:value="26048" calcext:value-type="float">
            <text:p>26048</text:p>
          </table:table-cell>
          <table:table-cell office:value-type="float" office:value="6877.98" calcext:value-type="float">
            <text:p>6877.98</text:p>
          </table:table-cell>
          <table:table-cell office:value-type="float" office:value="6302.12" calcext:value-type="float">
            <text:p>6302.12</text:p>
          </table:table-cell>
          <table:table-cell office:value-type="float" office:value="490596" calcext:value-type="float">
            <text:p>490596</text:p>
          </table:table-cell>
          <table:table-cell/>
          <table:table-cell table:formula="of:=[.C94]/[.$I94]" office:value-type="percentage" office:value="0.0165305669022984" calcext:value-type="percentage">
            <text:p>1.65%</text:p>
          </table:table-cell>
          <table:table-cell table:formula="of:=[.D94]/[.$I94]" office:value-type="percentage" office:value="0.697119422090682" calcext:value-type="percentage">
            <text:p>69.71%</text:p>
          </table:table-cell>
          <table:table-cell table:formula="of:=[.E94]/[.$I94]" office:value-type="percentage" office:value="0.206389778962731" calcext:value-type="percentage">
            <text:p>20.64%</text:p>
          </table:table-cell>
          <table:table-cell table:formula="of:=[.F94]/[.$I94]" office:value-type="percentage" office:value="0.0530946032988447" calcext:value-type="percentage">
            <text:p>5.31%</text:p>
          </table:table-cell>
          <table:table-cell table:formula="of:=[.G94]/[.$I94]" office:value-type="percentage" office:value="0.0140196414157474" calcext:value-type="percentage">
            <text:p>1.40%</text:p>
          </table:table-cell>
          <table:table-cell table:formula="of:=[.H94]/[.$I94]" office:value-type="percentage" office:value="0.0128458446461039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image_60_1433x357.jpg</text:p>
          </table:table-cell>
          <table:table-cell office:value-type="float" office:value="46598" calcext:value-type="float">
            <text:p>46598</text:p>
          </table:table-cell>
          <table:table-cell office:value-type="float" office:value="4227.59" calcext:value-type="float">
            <text:p>4227.59</text:p>
          </table:table-cell>
          <table:table-cell office:value-type="float" office:value="126712" calcext:value-type="float">
            <text:p>126712</text:p>
          </table:table-cell>
          <table:table-cell office:value-type="float" office:value="45430.9" calcext:value-type="float">
            <text:p>45430.9</text:p>
          </table:table-cell>
          <table:table-cell office:value-type="float" office:value="13641.2" calcext:value-type="float">
            <text:p>13641.2</text:p>
          </table:table-cell>
          <table:table-cell office:value-type="float" office:value="2580.18" calcext:value-type="float">
            <text:p>2580.18</text:p>
          </table:table-cell>
          <table:table-cell office:value-type="float" office:value="2677.58" calcext:value-type="float">
            <text:p>2677.58</text:p>
          </table:table-cell>
          <table:table-cell office:value-type="float" office:value="195269" calcext:value-type="float">
            <text:p>195269</text:p>
          </table:table-cell>
          <table:table-cell/>
          <table:table-cell table:formula="of:=[.C95]/[.$I95]" office:value-type="percentage" office:value="0.0216500827064204" calcext:value-type="percentage">
            <text:p>2.17%</text:p>
          </table:table-cell>
          <table:table-cell table:formula="of:=[.D95]/[.$I95]" office:value-type="percentage" office:value="0.648909965227456" calcext:value-type="percentage">
            <text:p>64.89%</text:p>
          </table:table-cell>
          <table:table-cell table:formula="of:=[.E95]/[.$I95]" office:value-type="percentage" office:value="0.232658025595461" calcext:value-type="percentage">
            <text:p>23.27%</text:p>
          </table:table-cell>
          <table:table-cell table:formula="of:=[.F95]/[.$I95]" office:value-type="percentage" office:value="0.0698585028857627" calcext:value-type="percentage">
            <text:p>6.99%</text:p>
          </table:table-cell>
          <table:table-cell table:formula="of:=[.G95]/[.$I95]" office:value-type="percentage" office:value="0.0132134645028141" calcext:value-type="percentage">
            <text:p>1.32%</text:p>
          </table:table-cell>
          <table:table-cell table:formula="of:=[.H95]/[.$I95]" office:value-type="percentage" office:value="0.013712263595348" calcext:value-type="percentage">
            <text:p>1.37%</text:p>
          </table:table-cell>
        </table:table-row>
        <table:table-row table:style-name="ro1">
          <table:table-cell office:value-type="string" calcext:value-type="string">
            <text:p>image_61_3888x3016.jpg</text:p>
          </table:table-cell>
          <table:table-cell office:value-type="float" office:value="1580691" calcext:value-type="float">
            <text:p>1580691</text:p>
          </table:table-cell>
          <table:table-cell office:value-type="float" office:value="83920.9" calcext:value-type="float">
            <text:p>83920.9</text:p>
          </table:table-cell>
          <table:table-cell office:value-type="float" office:value="2914760" calcext:value-type="float">
            <text:p>2914760</text:p>
          </table:table-cell>
          <table:table-cell office:value-type="float" office:value="1011590" calcext:value-type="float">
            <text:p>1011590</text:p>
          </table:table-cell>
          <table:table-cell office:value-type="float" office:value="273684" calcext:value-type="float">
            <text:p>273684</text:p>
          </table:table-cell>
          <table:table-cell office:value-type="float" office:value="72105" calcext:value-type="float">
            <text:p>72105</text:p>
          </table:table-cell>
          <table:table-cell office:value-type="float" office:value="155032" calcext:value-type="float">
            <text:p>155032</text:p>
          </table:table-cell>
          <table:table-cell office:value-type="float" office:value="4511090" calcext:value-type="float">
            <text:p>4511090</text:p>
          </table:table-cell>
          <table:table-cell/>
          <table:table-cell table:formula="of:=[.C96]/[.$I96]" office:value-type="percentage" office:value="0.0186032422319218" calcext:value-type="percentage">
            <text:p>1.86%</text:p>
          </table:table-cell>
          <table:table-cell table:formula="of:=[.D96]/[.$I96]" office:value-type="percentage" office:value="0.646132087810263" calcext:value-type="percentage">
            <text:p>64.61%</text:p>
          </table:table-cell>
          <table:table-cell table:formula="of:=[.E96]/[.$I96]" office:value-type="percentage" office:value="0.224245138093011" calcext:value-type="percentage">
            <text:p>22.42%</text:p>
          </table:table-cell>
          <table:table-cell table:formula="of:=[.F96]/[.$I96]" office:value-type="percentage" office:value="0.0606691509147457" calcext:value-type="percentage">
            <text:p>6.07%</text:p>
          </table:table-cell>
          <table:table-cell table:formula="of:=[.G96]/[.$I96]" office:value-type="percentage" office:value="0.015983941796772" calcext:value-type="percentage">
            <text:p>1.60%</text:p>
          </table:table-cell>
          <table:table-cell table:formula="of:=[.H96]/[.$I96]" office:value-type="percentage" office:value="0.0343668603375237" calcext:value-type="percentage">
            <text:p>3.44%</text:p>
          </table:table-cell>
        </table:table-row>
        <table:table-row table:style-name="ro1">
          <table:table-cell office:value-type="string" calcext:value-type="string">
            <text:p>image_62_454x2848.jpg</text:p>
          </table:table-cell>
          <table:table-cell office:value-type="float" office:value="51968" calcext:value-type="float">
            <text:p>51968</text:p>
          </table:table-cell>
          <table:table-cell office:value-type="float" office:value="8048.9" calcext:value-type="float">
            <text:p>8048.9</text:p>
          </table:table-cell>
          <table:table-cell office:value-type="float" office:value="321108" calcext:value-type="float">
            <text:p>321108</text:p>
          </table:table-cell>
          <table:table-cell office:value-type="float" office:value="94819.2" calcext:value-type="float">
            <text:p>94819.2</text:p>
          </table:table-cell>
          <table:table-cell office:value-type="float" office:value="24823.3" calcext:value-type="float">
            <text:p>24823.3</text:p>
          </table:table-cell>
          <table:table-cell office:value-type="float" office:value="6600.71" calcext:value-type="float">
            <text:p>6600.71</text:p>
          </table:table-cell>
          <table:table-cell office:value-type="float" office:value="7159.31" calcext:value-type="float">
            <text:p>7159.31</text:p>
          </table:table-cell>
          <table:table-cell office:value-type="float" office:value="462559" calcext:value-type="float">
            <text:p>462559</text:p>
          </table:table-cell>
          <table:table-cell/>
          <table:table-cell table:formula="of:=[.C97]/[.$I97]" office:value-type="percentage" office:value="0.0174008072483726" calcext:value-type="percentage">
            <text:p>1.74%</text:p>
          </table:table-cell>
          <table:table-cell table:formula="of:=[.D97]/[.$I97]" office:value-type="percentage" office:value="0.694199010288417" calcext:value-type="percentage">
            <text:p>69.42%</text:p>
          </table:table-cell>
          <table:table-cell table:formula="of:=[.E97]/[.$I97]" office:value-type="percentage" office:value="0.204988336623004" calcext:value-type="percentage">
            <text:p>20.50%</text:p>
          </table:table-cell>
          <table:table-cell table:formula="of:=[.F97]/[.$I97]" office:value-type="percentage" office:value="0.0536651540668326" calcext:value-type="percentage">
            <text:p>5.37%</text:p>
          </table:table-cell>
          <table:table-cell table:formula="of:=[.G97]/[.$I97]" office:value-type="percentage" office:value="0.0142699850181274" calcext:value-type="percentage">
            <text:p>1.43%</text:p>
          </table:table-cell>
          <table:table-cell table:formula="of:=[.H97]/[.$I97]" office:value-type="percentage" office:value="0.0154776147475241" calcext:value-type="percentage">
            <text:p>1.55%</text:p>
          </table:table-cell>
        </table:table-row>
        <table:table-row table:style-name="ro1">
          <table:table-cell office:value-type="string" calcext:value-type="string">
            <text:p>image_63_2812x4309.jpg</text:p>
          </table:table-cell>
          <table:table-cell office:value-type="float" office:value="1510882" calcext:value-type="float">
            <text:p>1510882</text:p>
          </table:table-cell>
          <table:table-cell office:value-type="float" office:value="98593.6" calcext:value-type="float">
            <text:p>98593.6</text:p>
          </table:table-cell>
          <table:table-cell office:value-type="float" office:value="3009910" calcext:value-type="float">
            <text:p>3009910</text:p>
          </table:table-cell>
          <table:table-cell office:value-type="float" office:value="1084310" calcext:value-type="float">
            <text:p>1084310</text:p>
          </table:table-cell>
          <table:table-cell office:value-type="float" office:value="285488" calcext:value-type="float">
            <text:p>285488</text:p>
          </table:table-cell>
          <table:table-cell office:value-type="float" office:value="76482.6" calcext:value-type="float">
            <text:p>76482.6</text:p>
          </table:table-cell>
          <table:table-cell office:value-type="float" office:value="175915" calcext:value-type="float">
            <text:p>175915</text:p>
          </table:table-cell>
          <table:table-cell office:value-type="float" office:value="4730710" calcext:value-type="float">
            <text:p>4730710</text:p>
          </table:table-cell>
          <table:table-cell/>
          <table:table-cell table:formula="of:=[.C98]/[.$I98]" office:value-type="percentage" office:value="0.0208411845156435" calcext:value-type="percentage">
            <text:p>2.08%</text:p>
          </table:table-cell>
          <table:table-cell table:formula="of:=[.D98]/[.$I98]" office:value-type="percentage" office:value="0.636249104257078" calcext:value-type="percentage">
            <text:p>63.62%</text:p>
          </table:table-cell>
          <table:table-cell table:formula="of:=[.E98]/[.$I98]" office:value-type="percentage" office:value="0.229206609578689" calcext:value-type="percentage">
            <text:p>22.92%</text:p>
          </table:table-cell>
          <table:table-cell table:formula="of:=[.F98]/[.$I98]" office:value-type="percentage" office:value="0.0603478124848067" calcext:value-type="percentage">
            <text:p>6.03%</text:p>
          </table:table-cell>
          <table:table-cell table:formula="of:=[.G98]/[.$I98]" office:value-type="percentage" office:value="0.0161672560778403" calcext:value-type="percentage">
            <text:p>1.62%</text:p>
          </table:table-cell>
          <table:table-cell table:formula="of:=[.H98]/[.$I98]" office:value-type="percentage" office:value="0.0371857501305301" calcext:value-type="percentage">
            <text:p>3.72%</text:p>
          </table:table-cell>
        </table:table-row>
        <table:table-row table:style-name="ro1">
          <table:table-cell office:value-type="string" calcext:value-type="string">
            <text:p>image_64_4492x1234.jpg</text:p>
          </table:table-cell>
          <table:table-cell office:value-type="float" office:value="450464" calcext:value-type="float">
            <text:p>450464</text:p>
          </table:table-cell>
          <table:table-cell office:value-type="float" office:value="39600.1" calcext:value-type="float">
            <text:p>39600.1</text:p>
          </table:table-cell>
          <table:table-cell office:value-type="float" office:value="1370790" calcext:value-type="float">
            <text:p>1370790</text:p>
          </table:table-cell>
          <table:table-cell office:value-type="float" office:value="487140" calcext:value-type="float">
            <text:p>487140</text:p>
          </table:table-cell>
          <table:table-cell office:value-type="float" office:value="139746" calcext:value-type="float">
            <text:p>139746</text:p>
          </table:table-cell>
          <table:table-cell office:value-type="float" office:value="28710.2" calcext:value-type="float">
            <text:p>28710.2</text:p>
          </table:table-cell>
          <table:table-cell office:value-type="float" office:value="35569.8" calcext:value-type="float">
            <text:p>35569.8</text:p>
          </table:table-cell>
          <table:table-cell office:value-type="float" office:value="2101550" calcext:value-type="float">
            <text:p>2101550</text:p>
          </table:table-cell>
          <table:table-cell/>
          <table:table-cell table:formula="of:=[.C99]/[.$I99]" office:value-type="percentage" office:value="0.0188432823392258" calcext:value-type="percentage">
            <text:p>1.88%</text:p>
          </table:table-cell>
          <table:table-cell table:formula="of:=[.D99]/[.$I99]" office:value-type="percentage" office:value="0.652275701268112" calcext:value-type="percentage">
            <text:p>65.23%</text:p>
          </table:table-cell>
          <table:table-cell table:formula="of:=[.E99]/[.$I99]" office:value-type="percentage" office:value="0.231800337845876" calcext:value-type="percentage">
            <text:p>23.18%</text:p>
          </table:table-cell>
          <table:table-cell table:formula="of:=[.F99]/[.$I99]" office:value-type="percentage" office:value="0.0664966334372249" calcext:value-type="percentage">
            <text:p>6.65%</text:p>
          </table:table-cell>
          <table:table-cell table:formula="of:=[.G99]/[.$I99]" office:value-type="percentage" office:value="0.0136614403654446" calcext:value-type="percentage">
            <text:p>1.37%</text:p>
          </table:table-cell>
          <table:table-cell table:formula="of:=[.H99]/[.$I99]" office:value-type="percentage" office:value="0.0169255073636126" calcext:value-type="percentage">
            <text:p>1.69%</text:p>
          </table:table-cell>
        </table:table-row>
        <table:table-row table:style-name="ro1">
          <table:table-cell office:value-type="string" calcext:value-type="string">
            <text:p>image_6_4928x819.jpg</text:p>
          </table:table-cell>
          <table:table-cell office:value-type="float" office:value="541602" calcext:value-type="float">
            <text:p>541602</text:p>
          </table:table-cell>
          <table:table-cell office:value-type="float" office:value="23620" calcext:value-type="float">
            <text:p>23620</text:p>
          </table:table-cell>
          <table:table-cell office:value-type="float" office:value="1000450" calcext:value-type="float">
            <text:p>1000450</text:p>
          </table:table-cell>
          <table:table-cell office:value-type="float" office:value="360383" calcext:value-type="float">
            <text:p>360383</text:p>
          </table:table-cell>
          <table:table-cell office:value-type="float" office:value="99725.5" calcext:value-type="float">
            <text:p>99725.5</text:p>
          </table:table-cell>
          <table:table-cell office:value-type="float" office:value="23974.1" calcext:value-type="float">
            <text:p>23974.1</text:p>
          </table:table-cell>
          <table:table-cell office:value-type="float" office:value="45291.1" calcext:value-type="float">
            <text:p>45291.1</text:p>
          </table:table-cell>
          <table:table-cell office:value-type="float" office:value="1553440" calcext:value-type="float">
            <text:p>1553440</text:p>
          </table:table-cell>
          <table:table-cell/>
          <table:table-cell table:formula="of:=[.C100]/[.$I100]" office:value-type="percentage" office:value="0.0152049644659594" calcext:value-type="percentage">
            <text:p>1.52%</text:p>
          </table:table-cell>
          <table:table-cell table:formula="of:=[.D100]/[.$I100]" office:value-type="percentage" office:value="0.64402229889793" calcext:value-type="percentage">
            <text:p>64.40%</text:p>
          </table:table-cell>
          <table:table-cell table:formula="of:=[.E100]/[.$I100]" office:value-type="percentage" office:value="0.231990292512102" calcext:value-type="percentage">
            <text:p>23.20%</text:p>
          </table:table-cell>
          <table:table-cell table:formula="of:=[.F100]/[.$I100]" office:value-type="percentage" office:value="0.0641965573179524" calcext:value-type="percentage">
            <text:p>6.42%</text:p>
          </table:table-cell>
          <table:table-cell table:formula="of:=[.G100]/[.$I100]" office:value-type="percentage" office:value="0.015432910186425" calcext:value-type="percentage">
            <text:p>1.54%</text:p>
          </table:table-cell>
          <table:table-cell table:formula="of:=[.H100]/[.$I100]" office:value-type="percentage" office:value="0.0291553584303224" calcext:value-type="percentage">
            <text:p>2.92%</text:p>
          </table:table-cell>
        </table:table-row>
        <table:table-row table:style-name="ro1">
          <table:table-cell office:value-type="string" calcext:value-type="string">
            <text:p>image_65_567x293.jpg</text:p>
          </table:table-cell>
          <table:table-cell office:value-type="float" office:value="19536" calcext:value-type="float">
            <text:p>19536</text:p>
          </table:table-cell>
          <table:table-cell office:value-type="float" office:value="918.696" calcext:value-type="float">
            <text:p>918.696</text:p>
          </table:table-cell>
          <table:table-cell office:value-type="float" office:value="41102" calcext:value-type="float">
            <text:p>41102</text:p>
          </table:table-cell>
          <table:table-cell office:value-type="float" office:value="13629.6" calcext:value-type="float">
            <text:p>13629.6</text:p>
          </table:table-cell>
          <table:table-cell office:value-type="float" office:value="3644.32" calcext:value-type="float">
            <text:p>3644.32</text:p>
          </table:table-cell>
          <table:table-cell office:value-type="float" office:value="949.694" calcext:value-type="float">
            <text:p>949.694</text:p>
          </table:table-cell>
          <table:table-cell office:value-type="float" office:value="1714.58" calcext:value-type="float">
            <text:p>1714.58</text:p>
          </table:table-cell>
          <table:table-cell office:value-type="float" office:value="61958.8" calcext:value-type="float">
            <text:p>61958.8</text:p>
          </table:table-cell>
          <table:table-cell/>
          <table:table-cell table:formula="of:=[.C101]/[.$I101]" office:value-type="percentage" office:value="0.0148275305525607" calcext:value-type="percentage">
            <text:p>1.48%</text:p>
          </table:table-cell>
          <table:table-cell table:formula="of:=[.D101]/[.$I101]" office:value-type="percentage" office:value="0.663376308127336" calcext:value-type="percentage">
            <text:p>66.34%</text:p>
          </table:table-cell>
          <table:table-cell table:formula="of:=[.E101]/[.$I101]" office:value-type="percentage" office:value="0.219978437284131" calcext:value-type="percentage">
            <text:p>22.00%</text:p>
          </table:table-cell>
          <table:table-cell table:formula="of:=[.F101]/[.$I101]" office:value-type="percentage" office:value="0.0588184406412003" calcext:value-type="percentage">
            <text:p>5.88%</text:p>
          </table:table-cell>
          <table:table-cell table:formula="of:=[.G101]/[.$I101]" office:value-type="percentage" office:value="0.0153278307520481" calcext:value-type="percentage">
            <text:p>1.53%</text:p>
          </table:table-cell>
          <table:table-cell table:formula="of:=[.H101]/[.$I101]" office:value-type="percentage" office:value="0.0276729052208887" calcext:value-type="percentage">
            <text:p>2.77%</text:p>
          </table:table-cell>
        </table:table-row>
        <table:table-row table:style-name="ro1">
          <table:table-cell office:value-type="string" calcext:value-type="string">
            <text:p>image_66_2028x2864.jpg</text:p>
          </table:table-cell>
          <table:table-cell office:value-type="float" office:value="567274" calcext:value-type="float">
            <text:p>567274</text:p>
          </table:table-cell>
          <table:table-cell office:value-type="float" office:value="64146.1" calcext:value-type="float">
            <text:p>64146.1</text:p>
          </table:table-cell>
          <table:table-cell office:value-type="float" office:value="1446540" calcext:value-type="float">
            <text:p>1446540</text:p>
          </table:table-cell>
          <table:table-cell office:value-type="float" office:value="491703" calcext:value-type="float">
            <text:p>491703</text:p>
          </table:table-cell>
          <table:table-cell office:value-type="float" office:value="132227" calcext:value-type="float">
            <text:p>132227</text:p>
          </table:table-cell>
          <table:table-cell office:value-type="float" office:value="32407.3" calcext:value-type="float">
            <text:p>32407.3</text:p>
          </table:table-cell>
          <table:table-cell office:value-type="float" office:value="65947.4" calcext:value-type="float">
            <text:p>65947.4</text:p>
          </table:table-cell>
          <table:table-cell office:value-type="float" office:value="2232970" calcext:value-type="float">
            <text:p>2232970</text:p>
          </table:table-cell>
          <table:table-cell/>
          <table:table-cell table:formula="of:=[.C102]/[.$I102]" office:value-type="percentage" office:value="0.0287268077941038" calcext:value-type="percentage">
            <text:p>2.87%</text:p>
          </table:table-cell>
          <table:table-cell table:formula="of:=[.D102]/[.$I102]" office:value-type="percentage" office:value="0.647809867575471" calcext:value-type="percentage">
            <text:p>64.78%</text:p>
          </table:table-cell>
          <table:table-cell table:formula="of:=[.E102]/[.$I102]" office:value-type="percentage" office:value="0.220201346189156" calcext:value-type="percentage">
            <text:p>22.02%</text:p>
          </table:table-cell>
          <table:table-cell table:formula="of:=[.F102]/[.$I102]" office:value-type="percentage" office:value="0.0592157530105644" calcext:value-type="percentage">
            <text:p>5.92%</text:p>
          </table:table-cell>
          <table:table-cell table:formula="of:=[.G102]/[.$I102]" office:value-type="percentage" office:value="0.0145130924284697" calcext:value-type="percentage">
            <text:p>1.45%</text:p>
          </table:table-cell>
          <table:table-cell table:formula="of:=[.H102]/[.$I102]" office:value-type="percentage" office:value="0.0295334912694752" calcext:value-type="percentage">
            <text:p>2.95%</text:p>
          </table:table-cell>
        </table:table-row>
        <table:table-row table:style-name="ro1">
          <table:table-cell office:value-type="string" calcext:value-type="string">
            <text:p>image_67_2166x2994.jpg</text:p>
          </table:table-cell>
          <table:table-cell office:value-type="float" office:value="657770" calcext:value-type="float">
            <text:p>657770</text:p>
          </table:table-cell>
          <table:table-cell office:value-type="float" office:value="57125.1" calcext:value-type="float">
            <text:p>57125.1</text:p>
          </table:table-cell>
          <table:table-cell office:value-type="float" office:value="1604330" calcext:value-type="float">
            <text:p>1604330</text:p>
          </table:table-cell>
          <table:table-cell office:value-type="float" office:value="509222" calcext:value-type="float">
            <text:p>509222</text:p>
          </table:table-cell>
          <table:table-cell office:value-type="float" office:value="130478" calcext:value-type="float">
            <text:p>130478</text:p>
          </table:table-cell>
          <table:table-cell office:value-type="float" office:value="36874.6" calcext:value-type="float">
            <text:p>36874.6</text:p>
          </table:table-cell>
          <table:table-cell office:value-type="float" office:value="68320.5" calcext:value-type="float">
            <text:p>68320.5</text:p>
          </table:table-cell>
          <table:table-cell office:value-type="float" office:value="2406350" calcext:value-type="float">
            <text:p>2406350</text:p>
          </table:table-cell>
          <table:table-cell/>
          <table:table-cell table:formula="of:=[.C103]/[.$I103]" office:value-type="percentage" office:value="0.0237393147297775" calcext:value-type="percentage">
            <text:p>2.37%</text:p>
          </table:table-cell>
          <table:table-cell table:formula="of:=[.D103]/[.$I103]" office:value-type="percentage" office:value="0.666706838157375" calcext:value-type="percentage">
            <text:p>66.67%</text:p>
          </table:table-cell>
          <table:table-cell table:formula="of:=[.E103]/[.$I103]" office:value-type="percentage" office:value="0.211615932844349" calcext:value-type="percentage">
            <text:p>21.16%</text:p>
          </table:table-cell>
          <table:table-cell table:formula="of:=[.F103]/[.$I103]" office:value-type="percentage" office:value="0.0542223699794294" calcext:value-type="percentage">
            <text:p>5.42%</text:p>
          </table:table-cell>
          <table:table-cell table:formula="of:=[.G103]/[.$I103]" office:value-type="percentage" office:value="0.0153238722546595" calcext:value-type="percentage">
            <text:p>1.53%</text:p>
          </table:table-cell>
          <table:table-cell table:formula="of:=[.H103]/[.$I103]" office:value-type="percentage" office:value="0.028391755147838" calcext:value-type="percentage">
            <text:p>2.84%</text:p>
          </table:table-cell>
        </table:table-row>
        <table:table-row table:style-name="ro1">
          <table:table-cell office:value-type="string" calcext:value-type="string">
            <text:p>image_7_405x2174.jpg</text:p>
          </table:table-cell>
          <table:table-cell office:value-type="float" office:value="77026" calcext:value-type="float">
            <text:p>77026</text:p>
          </table:table-cell>
          <table:table-cell office:value-type="float" office:value="5160.53" calcext:value-type="float">
            <text:p>5160.53</text:p>
          </table:table-cell>
          <table:table-cell office:value-type="float" office:value="218354" calcext:value-type="float">
            <text:p>218354</text:p>
          </table:table-cell>
          <table:table-cell office:value-type="float" office:value="73226.4" calcext:value-type="float">
            <text:p>73226.4</text:p>
          </table:table-cell>
          <table:table-cell office:value-type="float" office:value="20525.6" calcext:value-type="float">
            <text:p>20525.6</text:p>
          </table:table-cell>
          <table:table-cell office:value-type="float" office:value="4537.66" calcext:value-type="float">
            <text:p>4537.66</text:p>
          </table:table-cell>
          <table:table-cell office:value-type="float" office:value="5568.71" calcext:value-type="float">
            <text:p>5568.71</text:p>
          </table:table-cell>
          <table:table-cell office:value-type="float" office:value="327373" calcext:value-type="float">
            <text:p>327373</text:p>
          </table:table-cell>
          <table:table-cell/>
          <table:table-cell table:formula="of:=[.C104]/[.$I104]" office:value-type="percentage" office:value="0.0157634563632309" calcext:value-type="percentage">
            <text:p>1.58%</text:p>
          </table:table-cell>
          <table:table-cell table:formula="of:=[.D104]/[.$I104]" office:value-type="percentage" office:value="0.666988419936892" calcext:value-type="percentage">
            <text:p>66.70%</text:p>
          </table:table-cell>
          <table:table-cell table:formula="of:=[.E104]/[.$I104]" office:value-type="percentage" office:value="0.223678800634139" calcext:value-type="percentage">
            <text:p>22.37%</text:p>
          </table:table-cell>
          <table:table-cell table:formula="of:=[.F104]/[.$I104]" office:value-type="percentage" office:value="0.0626979011708357" calcext:value-type="percentage">
            <text:p>6.27%</text:p>
          </table:table-cell>
          <table:table-cell table:formula="of:=[.G104]/[.$I104]" office:value-type="percentage" office:value="0.0138608254193229" calcext:value-type="percentage">
            <text:p>1.39%</text:p>
          </table:table-cell>
          <table:table-cell table:formula="of:=[.H104]/[.$I104]" office:value-type="percentage" office:value="0.0170102910136144" calcext:value-type="percentage">
            <text:p>1.70%</text:p>
          </table:table-cell>
        </table:table-row>
        <table:table-row table:style-name="ro1">
          <table:table-cell office:value-type="string" calcext:value-type="string">
            <text:p>image_8_4780x413.jpg</text:p>
          </table:table-cell>
          <table:table-cell office:value-type="float" office:value="236004" calcext:value-type="float">
            <text:p>236004</text:p>
          </table:table-cell>
          <table:table-cell office:value-type="float" office:value="11509" calcext:value-type="float">
            <text:p>11509</text:p>
          </table:table-cell>
          <table:table-cell office:value-type="float" office:value="491924" calcext:value-type="float">
            <text:p>491924</text:p>
          </table:table-cell>
          <table:table-cell office:value-type="float" office:value="169037" calcext:value-type="float">
            <text:p>169037</text:p>
          </table:table-cell>
          <table:table-cell office:value-type="float" office:value="45388.4" calcext:value-type="float">
            <text:p>45388.4</text:p>
          </table:table-cell>
          <table:table-cell office:value-type="float" office:value="12201.4" calcext:value-type="float">
            <text:p>12201.4</text:p>
          </table:table-cell>
          <table:table-cell office:value-type="float" office:value="29477.9" calcext:value-type="float">
            <text:p>29477.9</text:p>
          </table:table-cell>
          <table:table-cell office:value-type="float" office:value="759538" calcext:value-type="float">
            <text:p>759538</text:p>
          </table:table-cell>
          <table:table-cell/>
          <table:table-cell table:formula="of:=[.C105]/[.$I105]" office:value-type="percentage" office:value="0.0151526322580305" calcext:value-type="percentage">
            <text:p>1.52%</text:p>
          </table:table-cell>
          <table:table-cell table:formula="of:=[.D105]/[.$I105]" office:value-type="percentage" office:value="0.647662131453594" calcext:value-type="percentage">
            <text:p>64.77%</text:p>
          </table:table-cell>
          <table:table-cell table:formula="of:=[.E105]/[.$I105]" office:value-type="percentage" office:value="0.222552393691955" calcext:value-type="percentage">
            <text:p>22.26%</text:p>
          </table:table-cell>
          <table:table-cell table:formula="of:=[.F105]/[.$I105]" office:value-type="percentage" office:value="0.0597579054635844" calcext:value-type="percentage">
            <text:p>5.98%</text:p>
          </table:table-cell>
          <table:table-cell table:formula="of:=[.G105]/[.$I105]" office:value-type="percentage" office:value="0.0160642390505808" calcext:value-type="percentage">
            <text:p>1.61%</text:p>
          </table:table-cell>
          <table:table-cell table:formula="of:=[.H105]/[.$I105]" office:value-type="percentage" office:value="0.0388103031053088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image_9_3014x169.jpg</text:p>
          </table:table-cell>
          <table:table-cell office:value-type="float" office:value="13566" calcext:value-type="float">
            <text:p>13566</text:p>
          </table:table-cell>
          <table:table-cell office:value-type="float" office:value="2947.04" calcext:value-type="float">
            <text:p>2947.04</text:p>
          </table:table-cell>
          <table:table-cell office:value-type="float" office:value="126189" calcext:value-type="float">
            <text:p>126189</text:p>
          </table:table-cell>
          <table:table-cell office:value-type="float" office:value="34144.5" calcext:value-type="float">
            <text:p>34144.5</text:p>
          </table:table-cell>
          <table:table-cell office:value-type="float" office:value="8216.26" calcext:value-type="float">
            <text:p>8216.26</text:p>
          </table:table-cell>
          <table:table-cell office:value-type="float" office:value="2596.55" calcext:value-type="float">
            <text:p>2596.55</text:p>
          </table:table-cell>
          <table:table-cell office:value-type="float" office:value="2545.32" calcext:value-type="float">
            <text:p>2545.32</text:p>
          </table:table-cell>
          <table:table-cell office:value-type="float" office:value="176639" calcext:value-type="float">
            <text:p>176639</text:p>
          </table:table-cell>
          <table:table-cell/>
          <table:table-cell table:formula="of:=[.C106]/[.$I106]" office:value-type="percentage" office:value="0.0166839712634243" calcext:value-type="percentage">
            <text:p>1.67%</text:p>
          </table:table-cell>
          <table:table-cell table:formula="of:=[.D106]/[.$I106]" office:value-type="percentage" office:value="0.714389234540504" calcext:value-type="percentage">
            <text:p>71.44%</text:p>
          </table:table-cell>
          <table:table-cell table:formula="of:=[.E106]/[.$I106]" office:value-type="percentage" office:value="0.193301026387151" calcext:value-type="percentage">
            <text:p>19.33%</text:p>
          </table:table-cell>
          <table:table-cell table:formula="of:=[.F106]/[.$I106]" office:value-type="percentage" office:value="0.0465144164086074" calcext:value-type="percentage">
            <text:p>4.65%</text:p>
          </table:table-cell>
          <table:table-cell table:formula="of:=[.G106]/[.$I106]" office:value-type="percentage" office:value="0.0146997548672717" calcext:value-type="percentage">
            <text:p>1.47%</text:p>
          </table:table-cell>
          <table:table-cell table:formula="of:=[.H106]/[.$I106]" office:value-type="percentage" office:value="0.0144097283159438" calcext:value-type="percentage">
            <text:p>1.44%</text:p>
          </table:table-cell>
        </table:table-row>
        <table:table-row table:style-name="ro1">
          <table:table-cell office:value-type="string" calcext:value-type="string">
            <text:p>iss072e940709~orig.jpg</text:p>
          </table:table-cell>
          <table:table-cell office:value-type="float" office:value="13151989" calcext:value-type="float">
            <text:p>13151989</text:p>
          </table:table-cell>
          <table:table-cell office:value-type="float" office:value="307169" calcext:value-type="float">
            <text:p>307169</text:p>
          </table:table-cell>
          <table:table-cell office:value-type="float" office:value="11269600" calcext:value-type="float">
            <text:p>11269600</text:p>
          </table:table-cell>
          <table:table-cell office:value-type="float" office:value="4137420" calcext:value-type="float">
            <text:p>4137420</text:p>
          </table:table-cell>
          <table:table-cell office:value-type="float" office:value="1235480" calcext:value-type="float">
            <text:p>1235480</text:p>
          </table:table-cell>
          <table:table-cell office:value-type="float" office:value="248903" calcext:value-type="float">
            <text:p>248903</text:p>
          </table:table-cell>
          <table:table-cell office:value-type="float" office:value="390812" calcext:value-type="float">
            <text:p>390812</text:p>
          </table:table-cell>
          <table:table-cell office:value-type="float" office:value="17589400" calcext:value-type="float">
            <text:p>17589400</text:p>
          </table:table-cell>
          <table:table-cell/>
          <table:table-cell table:formula="of:=[.C107]/[.$I107]" office:value-type="percentage" office:value="0.017463301761288" calcext:value-type="percentage">
            <text:p>1.75%</text:p>
          </table:table-cell>
          <table:table-cell table:formula="of:=[.D107]/[.$I107]" office:value-type="percentage" office:value="0.640704060400014" calcext:value-type="percentage">
            <text:p>64.07%</text:p>
          </table:table-cell>
          <table:table-cell table:formula="of:=[.E107]/[.$I107]" office:value-type="percentage" office:value="0.235222349824326" calcext:value-type="percentage">
            <text:p>23.52%</text:p>
          </table:table-cell>
          <table:table-cell table:formula="of:=[.F107]/[.$I107]" office:value-type="percentage" office:value="0.0702400309277178" calcext:value-type="percentage">
            <text:p>7.02%</text:p>
          </table:table-cell>
          <table:table-cell table:formula="of:=[.G107]/[.$I107]" office:value-type="percentage" office:value="0.014150738512968" calcext:value-type="percentage">
            <text:p>1.42%</text:p>
          </table:table-cell>
          <table:table-cell table:formula="of:=[.H107]/[.$I107]" office:value-type="percentage" office:value="0.0222186089349267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josh-hild-16ZUFFYQdbo-unsplash(1).jpg</text:p>
          </table:table-cell>
          <table:table-cell office:value-type="float" office:value="415766" calcext:value-type="float">
            <text:p>415766</text:p>
          </table:table-cell>
          <table:table-cell office:value-type="float" office:value="14477.1" calcext:value-type="float">
            <text:p>14477.1</text:p>
          </table:table-cell>
          <table:table-cell office:value-type="float" office:value="624490" calcext:value-type="float">
            <text:p>624490</text:p>
          </table:table-cell>
          <table:table-cell office:value-type="float" office:value="211391" calcext:value-type="float">
            <text:p>211391</text:p>
          </table:table-cell>
          <table:table-cell office:value-type="float" office:value="56799" calcext:value-type="float">
            <text:p>56799</text:p>
          </table:table-cell>
          <table:table-cell office:value-type="float" office:value="14324.5" calcext:value-type="float">
            <text:p>14324.5</text:p>
          </table:table-cell>
          <table:table-cell office:value-type="float" office:value="26661.9" calcext:value-type="float">
            <text:p>26661.9</text:p>
          </table:table-cell>
          <table:table-cell office:value-type="float" office:value="948144" calcext:value-type="float">
            <text:p>948144</text:p>
          </table:table-cell>
          <table:table-cell/>
          <table:table-cell table:formula="of:=[.C108]/[.$I108]" office:value-type="percentage" office:value="0.015268883207614" calcext:value-type="percentage">
            <text:p>1.53%</text:p>
          </table:table-cell>
          <table:table-cell table:formula="of:=[.D108]/[.$I108]" office:value-type="percentage" office:value="0.658644678445468" calcext:value-type="percentage">
            <text:p>65.86%</text:p>
          </table:table-cell>
          <table:table-cell table:formula="of:=[.E108]/[.$I108]" office:value-type="percentage" office:value="0.222952420729341" calcext:value-type="percentage">
            <text:p>22.30%</text:p>
          </table:table-cell>
          <table:table-cell table:formula="of:=[.F108]/[.$I108]" office:value-type="percentage" office:value="0.0599054573988761" calcext:value-type="percentage">
            <text:p>5.99%</text:p>
          </table:table-cell>
          <table:table-cell table:formula="of:=[.G108]/[.$I108]" office:value-type="percentage" office:value="0.0151079371909752" calcext:value-type="percentage">
            <text:p>1.51%</text:p>
          </table:table-cell>
          <table:table-cell table:formula="of:=[.H108]/[.$I108]" office:value-type="percentage" office:value="0.0281200956816686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josh-hild-16ZUFFYQdbo-unsplash(2).jpg</text:p>
          </table:table-cell>
          <table:table-cell office:value-type="float" office:value="2236466" calcext:value-type="float">
            <text:p>2236466</text:p>
          </table:table-cell>
          <table:table-cell office:value-type="float" office:value="70611.2" calcext:value-type="float">
            <text:p>70611.2</text:p>
          </table:table-cell>
          <table:table-cell office:value-type="float" office:value="2964510" calcext:value-type="float">
            <text:p>2964510</text:p>
          </table:table-cell>
          <table:table-cell office:value-type="float" office:value="1057160" calcext:value-type="float">
            <text:p>1057160</text:p>
          </table:table-cell>
          <table:table-cell office:value-type="float" office:value="300035" calcext:value-type="float">
            <text:p>300035</text:p>
          </table:table-cell>
          <table:table-cell office:value-type="float" office:value="64070" calcext:value-type="float">
            <text:p>64070</text:p>
          </table:table-cell>
          <table:table-cell office:value-type="float" office:value="87778.2" calcext:value-type="float">
            <text:p>87778.2</text:p>
          </table:table-cell>
          <table:table-cell office:value-type="float" office:value="4544170" calcext:value-type="float">
            <text:p>4544170</text:p>
          </table:table-cell>
          <table:table-cell/>
          <table:table-cell table:formula="of:=[.C109]/[.$I109]" office:value-type="percentage" office:value="0.0155388552805023" calcext:value-type="percentage">
            <text:p>1.55%</text:p>
          </table:table-cell>
          <table:table-cell table:formula="of:=[.D109]/[.$I109]" office:value-type="percentage" office:value="0.652376561616313" calcext:value-type="percentage">
            <text:p>65.24%</text:p>
          </table:table-cell>
          <table:table-cell table:formula="of:=[.E109]/[.$I109]" office:value-type="percentage" office:value="0.232640944330868" calcext:value-type="percentage">
            <text:p>23.26%</text:p>
          </table:table-cell>
          <table:table-cell table:formula="of:=[.F109]/[.$I109]" office:value-type="percentage" office:value="0.0660263590490673" calcext:value-type="percentage">
            <text:p>6.60%</text:p>
          </table:table-cell>
          <table:table-cell table:formula="of:=[.G109]/[.$I109]" office:value-type="percentage" office:value="0.0140993844860558" calcext:value-type="percentage">
            <text:p>1.41%</text:p>
          </table:table-cell>
          <table:table-cell table:formula="of:=[.H109]/[.$I109]" office:value-type="percentage" office:value="0.0193166628889324" calcext:value-type="percentage">
            <text:p>1.93%</text:p>
          </table:table-cell>
        </table:table-row>
        <table:table-row table:style-name="ro1">
          <table:table-cell office:value-type="string" calcext:value-type="string">
            <text:p>josh-hild-16ZUFFYQdbo-unsplash.jpg</text:p>
          </table:table-cell>
          <table:table-cell office:value-type="float" office:value="77656" calcext:value-type="float">
            <text:p>77656</text:p>
          </table:table-cell>
          <table:table-cell office:value-type="float" office:value="1594.56" calcext:value-type="float">
            <text:p>1594.56</text:p>
          </table:table-cell>
          <table:table-cell office:value-type="float" office:value="67538.2" calcext:value-type="float">
            <text:p>67538.2</text:p>
          </table:table-cell>
          <table:table-cell office:value-type="float" office:value="23584.5" calcext:value-type="float">
            <text:p>23584.5</text:p>
          </table:table-cell>
          <table:table-cell office:value-type="float" office:value="6351.25" calcext:value-type="float">
            <text:p>6351.25</text:p>
          </table:table-cell>
          <table:table-cell office:value-type="float" office:value="1827.18" calcext:value-type="float">
            <text:p>1827.18</text:p>
          </table:table-cell>
          <table:table-cell office:value-type="float" office:value="4592.69" calcext:value-type="float">
            <text:p>4592.69</text:p>
          </table:table-cell>
          <table:table-cell office:value-type="float" office:value="105488" calcext:value-type="float">
            <text:p>105488</text:p>
          </table:table-cell>
          <table:table-cell/>
          <table:table-cell table:formula="of:=[.C110]/[.$I110]" office:value-type="percentage" office:value="0.0151160321553162" calcext:value-type="percentage">
            <text:p>1.51%</text:p>
          </table:table-cell>
          <table:table-cell table:formula="of:=[.D110]/[.$I110]" office:value-type="percentage" office:value="0.640245335962384" calcext:value-type="percentage">
            <text:p>64.02%</text:p>
          </table:table-cell>
          <table:table-cell table:formula="of:=[.E110]/[.$I110]" office:value-type="percentage" office:value="0.223575193386926" calcext:value-type="percentage">
            <text:p>22.36%</text:p>
          </table:table-cell>
          <table:table-cell table:formula="of:=[.F110]/[.$I110]" office:value-type="percentage" office:value="0.0602082701349917" calcext:value-type="percentage">
            <text:p>6.02%</text:p>
          </table:table-cell>
          <table:table-cell table:formula="of:=[.G110]/[.$I110]" office:value-type="percentage" office:value="0.0173212118914" calcext:value-type="percentage">
            <text:p>1.73%</text:p>
          </table:table-cell>
          <table:table-cell table:formula="of:=[.H110]/[.$I110]" office:value-type="percentage" office:value="0.0435375587744578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josh-hild-TBd0-kgIaC8-unsplash(1).jpg</text:p>
          </table:table-cell>
          <table:table-cell office:value-type="float" office:value="116300" calcext:value-type="float">
            <text:p>116300</text:p>
          </table:table-cell>
          <table:table-cell office:value-type="float" office:value="3580" calcext:value-type="float">
            <text:p>3580</text:p>
          </table:table-cell>
          <table:table-cell office:value-type="float" office:value="151277" calcext:value-type="float">
            <text:p>151277</text:p>
          </table:table-cell>
          <table:table-cell office:value-type="float" office:value="51297.4" calcext:value-type="float">
            <text:p>51297.4</text:p>
          </table:table-cell>
          <table:table-cell office:value-type="float" office:value="14101.8" calcext:value-type="float">
            <text:p>14101.8</text:p>
          </table:table-cell>
          <table:table-cell office:value-type="float" office:value="3431" calcext:value-type="float">
            <text:p>3431</text:p>
          </table:table-cell>
          <table:table-cell office:value-type="float" office:value="5985.55" calcext:value-type="float">
            <text:p>5985.55</text:p>
          </table:table-cell>
          <table:table-cell office:value-type="float" office:value="229672" calcext:value-type="float">
            <text:p>229672</text:p>
          </table:table-cell>
          <table:table-cell/>
          <table:table-cell table:formula="of:=[.C111]/[.$I111]" office:value-type="percentage" office:value="0.0155874464453656" calcext:value-type="percentage">
            <text:p>1.56%</text:p>
          </table:table-cell>
          <table:table-cell table:formula="of:=[.D111]/[.$I111]" office:value-type="percentage" office:value="0.658665401093734" calcext:value-type="percentage">
            <text:p>65.87%</text:p>
          </table:table-cell>
          <table:table-cell table:formula="of:=[.E111]/[.$I111]" office:value-type="percentage" office:value="0.223350691420809" calcext:value-type="percentage">
            <text:p>22.34%</text:p>
          </table:table-cell>
          <table:table-cell table:formula="of:=[.F111]/[.$I111]" office:value-type="percentage" office:value="0.0613997352746526" calcext:value-type="percentage">
            <text:p>6.14%</text:p>
          </table:table-cell>
          <table:table-cell table:formula="of:=[.G111]/[.$I111]" office:value-type="percentage" office:value="0.0149386951826953" calcext:value-type="percentage">
            <text:p>1.49%</text:p>
          </table:table-cell>
          <table:table-cell table:formula="of:=[.H111]/[.$I111]" office:value-type="percentage" office:value="0.026061296109234" calcext:value-type="percentage">
            <text:p>2.61%</text:p>
          </table:table-cell>
        </table:table-row>
        <table:table-row table:style-name="ro1">
          <table:table-cell office:value-type="string" calcext:value-type="string">
            <text:p>josh-hild-TBd0-kgIaC8-unsplash(2).jpg</text:p>
          </table:table-cell>
          <table:table-cell office:value-type="float" office:value="1377807" calcext:value-type="float">
            <text:p>1377807</text:p>
          </table:table-cell>
          <table:table-cell office:value-type="float" office:value="81514.1" calcext:value-type="float">
            <text:p>81514.1</text:p>
          </table:table-cell>
          <table:table-cell office:value-type="float" office:value="2146130" calcext:value-type="float">
            <text:p>2146130</text:p>
          </table:table-cell>
          <table:table-cell office:value-type="float" office:value="735063" calcext:value-type="float">
            <text:p>735063</text:p>
          </table:table-cell>
          <table:table-cell office:value-type="float" office:value="208639" calcext:value-type="float">
            <text:p>208639</text:p>
          </table:table-cell>
          <table:table-cell office:value-type="float" office:value="46232.9" calcext:value-type="float">
            <text:p>46232.9</text:p>
          </table:table-cell>
          <table:table-cell office:value-type="float" office:value="66316.8" calcext:value-type="float">
            <text:p>66316.8</text:p>
          </table:table-cell>
          <table:table-cell office:value-type="float" office:value="3283890" calcext:value-type="float">
            <text:p>3283890</text:p>
          </table:table-cell>
          <table:table-cell/>
          <table:table-cell table:formula="of:=[.C112]/[.$I112]" office:value-type="percentage" office:value="0.0248224209702517" calcext:value-type="percentage">
            <text:p>2.48%</text:p>
          </table:table-cell>
          <table:table-cell table:formula="of:=[.D112]/[.$I112]" office:value-type="percentage" office:value="0.653532852805666" calcext:value-type="percentage">
            <text:p>65.35%</text:p>
          </table:table-cell>
          <table:table-cell table:formula="of:=[.E112]/[.$I112]" office:value-type="percentage" office:value="0.223839105451157" calcext:value-type="percentage">
            <text:p>22.38%</text:p>
          </table:table-cell>
          <table:table-cell table:formula="of:=[.F112]/[.$I112]" office:value-type="percentage" office:value="0.063534101324953" calcext:value-type="percentage">
            <text:p>6.35%</text:p>
          </table:table-cell>
          <table:table-cell table:formula="of:=[.G112]/[.$I112]" office:value-type="percentage" office:value="0.0140786993474203" calcext:value-type="percentage">
            <text:p>1.41%</text:p>
          </table:table-cell>
          <table:table-cell table:formula="of:=[.H112]/[.$I112]" office:value-type="percentage" office:value="0.0201945862985666" calcext:value-type="percentage">
            <text:p>2.02%</text:p>
          </table:table-cell>
        </table:table-row>
        <table:table-row table:style-name="ro1">
          <table:table-cell office:value-type="string" calcext:value-type="string">
            <text:p>josh-hild-TBd0-kgIaC8-unsplash(3).jpg</text:p>
          </table:table-cell>
          <table:table-cell office:value-type="float" office:value="1677413" calcext:value-type="float">
            <text:p>1677413</text:p>
          </table:table-cell>
          <table:table-cell office:value-type="float" office:value="78622" calcext:value-type="float">
            <text:p>78622</text:p>
          </table:table-cell>
          <table:table-cell office:value-type="float" office:value="2551230" calcext:value-type="float">
            <text:p>2551230</text:p>
          </table:table-cell>
          <table:table-cell office:value-type="float" office:value="875693" calcext:value-type="float">
            <text:p>875693</text:p>
          </table:table-cell>
          <table:table-cell office:value-type="float" office:value="249683" calcext:value-type="float">
            <text:p>249683</text:p>
          </table:table-cell>
          <table:table-cell office:value-type="float" office:value="54253.4" calcext:value-type="float">
            <text:p>54253.4</text:p>
          </table:table-cell>
          <table:table-cell office:value-type="float" office:value="78178.4" calcext:value-type="float">
            <text:p>78178.4</text:p>
          </table:table-cell>
          <table:table-cell office:value-type="float" office:value="3887660" calcext:value-type="float">
            <text:p>3887660</text:p>
          </table:table-cell>
          <table:table-cell/>
          <table:table-cell table:formula="of:=[.C113]/[.$I113]" office:value-type="percentage" office:value="0.0202234763328069" calcext:value-type="percentage">
            <text:p>2.02%</text:p>
          </table:table-cell>
          <table:table-cell table:formula="of:=[.D113]/[.$I113]" office:value-type="percentage" office:value="0.656237942618439" calcext:value-type="percentage">
            <text:p>65.62%</text:p>
          </table:table-cell>
          <table:table-cell table:formula="of:=[.E113]/[.$I113]" office:value-type="percentage" office:value="0.225249378803702" calcext:value-type="percentage">
            <text:p>22.52%</text:p>
          </table:table-cell>
          <table:table-cell table:formula="of:=[.F113]/[.$I113]" office:value-type="percentage" office:value="0.0642244949404012" calcext:value-type="percentage">
            <text:p>6.42%</text:p>
          </table:table-cell>
          <table:table-cell table:formula="of:=[.G113]/[.$I113]" office:value-type="percentage" office:value="0.0139552841555074" calcext:value-type="percentage">
            <text:p>1.40%</text:p>
          </table:table-cell>
          <table:table-cell table:formula="of:=[.H113]/[.$I113]" office:value-type="percentage" office:value="0.0201093717043157" calcext:value-type="percentage">
            <text:p>2.01%</text:p>
          </table:table-cell>
        </table:table-row>
        <table:table-row table:style-name="ro1">
          <table:table-cell office:value-type="string" calcext:value-type="string">
            <text:p>josh-hild-TBd0-kgIaC8-unsplash.jpg</text:p>
          </table:table-cell>
          <table:table-cell office:value-type="float" office:value="899957" calcext:value-type="float">
            <text:p>899957</text:p>
          </table:table-cell>
          <table:table-cell office:value-type="float" office:value="89480.4" calcext:value-type="float">
            <text:p>89480.4</text:p>
          </table:table-cell>
          <table:table-cell office:value-type="float" office:value="1368620" calcext:value-type="float">
            <text:p>1368620</text:p>
          </table:table-cell>
          <table:table-cell office:value-type="float" office:value="477214" calcext:value-type="float">
            <text:p>477214</text:p>
          </table:table-cell>
          <table:table-cell office:value-type="float" office:value="143816" calcext:value-type="float">
            <text:p>143816</text:p>
          </table:table-cell>
          <table:table-cell office:value-type="float" office:value="29387.3" calcext:value-type="float">
            <text:p>29387.3</text:p>
          </table:table-cell>
          <table:table-cell office:value-type="float" office:value="44209.8" calcext:value-type="float">
            <text:p>44209.8</text:p>
          </table:table-cell>
          <table:table-cell office:value-type="float" office:value="2152730" calcext:value-type="float">
            <text:p>2152730</text:p>
          </table:table-cell>
          <table:table-cell/>
          <table:table-cell table:formula="of:=[.C114]/[.$I114]" office:value-type="percentage" office:value="0.0415660115295462" calcext:value-type="percentage">
            <text:p>4.16%</text:p>
          </table:table-cell>
          <table:table-cell table:formula="of:=[.D114]/[.$I114]" office:value-type="percentage" office:value="0.63576017429032" calcext:value-type="percentage">
            <text:p>63.58%</text:p>
          </table:table-cell>
          <table:table-cell table:formula="of:=[.E114]/[.$I114]" office:value-type="percentage" office:value="0.221678519832956" calcext:value-type="percentage">
            <text:p>22.17%</text:p>
          </table:table-cell>
          <table:table-cell table:formula="of:=[.F114]/[.$I114]" office:value-type="percentage" office:value="0.0668063342825157" calcext:value-type="percentage">
            <text:p>6.68%</text:p>
          </table:table-cell>
          <table:table-cell table:formula="of:=[.G114]/[.$I114]" office:value-type="percentage" office:value="0.0136511778067849" calcext:value-type="percentage">
            <text:p>1.37%</text:p>
          </table:table-cell>
          <table:table-cell table:formula="of:=[.H114]/[.$I114]" office:value-type="percentage" office:value="0.0205366209417809" calcext:value-type="percentage">
            <text:p>2.05%</text:p>
          </table:table-cell>
        </table:table-row>
        <table:table-row table:style-name="ro1">
          <table:table-cell office:value-type="string" calcext:value-type="string">
            <text:p>jsc2025e036488~orig.jpg</text:p>
          </table:table-cell>
          <table:table-cell office:value-type="float" office:value="3612668" calcext:value-type="float">
            <text:p>3612668</text:p>
          </table:table-cell>
          <table:table-cell office:value-type="float" office:value="257820" calcext:value-type="float">
            <text:p>257820</text:p>
          </table:table-cell>
          <table:table-cell office:value-type="float" office:value="9701810" calcext:value-type="float">
            <text:p>9701810</text:p>
          </table:table-cell>
          <table:table-cell office:value-type="float" office:value="3154690" calcext:value-type="float">
            <text:p>3154690</text:p>
          </table:table-cell>
          <table:table-cell office:value-type="float" office:value="862774" calcext:value-type="float">
            <text:p>862774</text:p>
          </table:table-cell>
          <table:table-cell office:value-type="float" office:value="206924" calcext:value-type="float">
            <text:p>206924</text:p>
          </table:table-cell>
          <table:table-cell office:value-type="float" office:value="301663" calcext:value-type="float">
            <text:p>301663</text:p>
          </table:table-cell>
          <table:table-cell office:value-type="float" office:value="14485700" calcext:value-type="float">
            <text:p>14485700</text:p>
          </table:table-cell>
          <table:table-cell/>
          <table:table-cell table:formula="of:=[.C115]/[.$I115]" office:value-type="percentage" office:value="0.0177982424045783" calcext:value-type="percentage">
            <text:p>1.78%</text:p>
          </table:table-cell>
          <table:table-cell table:formula="of:=[.D115]/[.$I115]" office:value-type="percentage" office:value="0.669750857742463" calcext:value-type="percentage">
            <text:p>66.98%</text:p>
          </table:table-cell>
          <table:table-cell table:formula="of:=[.E115]/[.$I115]" office:value-type="percentage" office:value="0.217779603332942" calcext:value-type="percentage">
            <text:p>21.78%</text:p>
          </table:table-cell>
          <table:table-cell table:formula="of:=[.F115]/[.$I115]" office:value-type="percentage" office:value="0.0595603940437811" calcext:value-type="percentage">
            <text:p>5.96%</text:p>
          </table:table-cell>
          <table:table-cell table:formula="of:=[.G115]/[.$I115]" office:value-type="percentage" office:value="0.0142847083675625" calcext:value-type="percentage">
            <text:p>1.43%</text:p>
          </table:table-cell>
          <table:table-cell table:formula="of:=[.H115]/[.$I115]" office:value-type="percentage" office:value="0.0208248824702983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lawrence-krowdeed-ezyImh0IxOU-unsplash(1).jpg</text:p>
          </table:table-cell>
          <table:table-cell office:value-type="float" office:value="1131045" calcext:value-type="float">
            <text:p>1131045</text:p>
          </table:table-cell>
          <table:table-cell office:value-type="float" office:value="38139.2" calcext:value-type="float">
            <text:p>38139.2</text:p>
          </table:table-cell>
          <table:table-cell office:value-type="float" office:value="1342940" calcext:value-type="float">
            <text:p>1342940</text:p>
          </table:table-cell>
          <table:table-cell office:value-type="float" office:value="490649" calcext:value-type="float">
            <text:p>490649</text:p>
          </table:table-cell>
          <table:table-cell office:value-type="float" office:value="148691" calcext:value-type="float">
            <text:p>148691</text:p>
          </table:table-cell>
          <table:table-cell office:value-type="float" office:value="27794.7" calcext:value-type="float">
            <text:p>27794.7</text:p>
          </table:table-cell>
          <table:table-cell office:value-type="float" office:value="25302.7" calcext:value-type="float">
            <text:p>25302.7</text:p>
          </table:table-cell>
          <table:table-cell office:value-type="float" office:value="2073520" calcext:value-type="float">
            <text:p>2073520</text:p>
          </table:table-cell>
          <table:table-cell/>
          <table:table-cell table:formula="of:=[.C116]/[.$I116]" office:value-type="percentage" office:value="0.0183934565376751" calcext:value-type="percentage">
            <text:p>1.84%</text:p>
          </table:table-cell>
          <table:table-cell table:formula="of:=[.D116]/[.$I116]" office:value-type="percentage" office:value="0.647661946834369" calcext:value-type="percentage">
            <text:p>64.77%</text:p>
          </table:table-cell>
          <table:table-cell table:formula="of:=[.E116]/[.$I116]" office:value-type="percentage" office:value="0.236626123693044" calcext:value-type="percentage">
            <text:p>23.66%</text:p>
          </table:table-cell>
          <table:table-cell table:formula="of:=[.F116]/[.$I116]" office:value-type="percentage" office:value="0.0717094602415217" calcext:value-type="percentage">
            <text:p>7.17%</text:p>
          </table:table-cell>
          <table:table-cell table:formula="of:=[.G116]/[.$I116]" office:value-type="percentage" office:value="0.0134045970137737" calcext:value-type="percentage">
            <text:p>1.34%</text:p>
          </table:table-cell>
          <table:table-cell table:formula="of:=[.H116]/[.$I116]" office:value-type="percentage" office:value="0.0122027759558625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lawrence-krowdeed-ezyImh0IxOU-unsplash(2).jpg</text:p>
          </table:table-cell>
          <table:table-cell office:value-type="float" office:value="1952779" calcext:value-type="float">
            <text:p>1952779</text:p>
          </table:table-cell>
          <table:table-cell office:value-type="float" office:value="72769.7" calcext:value-type="float">
            <text:p>72769.7</text:p>
          </table:table-cell>
          <table:table-cell office:value-type="float" office:value="2098270" calcext:value-type="float">
            <text:p>2098270</text:p>
          </table:table-cell>
          <table:table-cell office:value-type="float" office:value="762258" calcext:value-type="float">
            <text:p>762258</text:p>
          </table:table-cell>
          <table:table-cell office:value-type="float" office:value="232969" calcext:value-type="float">
            <text:p>232969</text:p>
          </table:table-cell>
          <table:table-cell office:value-type="float" office:value="42194.4" calcext:value-type="float">
            <text:p>42194.4</text:p>
          </table:table-cell>
          <table:table-cell office:value-type="float" office:value="39404.1" calcext:value-type="float">
            <text:p>39404.1</text:p>
          </table:table-cell>
          <table:table-cell office:value-type="float" office:value="3247870" calcext:value-type="float">
            <text:p>3247870</text:p>
          </table:table-cell>
          <table:table-cell/>
          <table:table-cell table:formula="of:=[.C117]/[.$I117]" office:value-type="percentage" office:value="0.0224053610520126" calcext:value-type="percentage">
            <text:p>2.24%</text:p>
          </table:table-cell>
          <table:table-cell table:formula="of:=[.D117]/[.$I117]" office:value-type="percentage" office:value="0.646044946380243" calcext:value-type="percentage">
            <text:p>64.60%</text:p>
          </table:table-cell>
          <table:table-cell table:formula="of:=[.E117]/[.$I117]" office:value-type="percentage" office:value="0.234694738397781" calcext:value-type="percentage">
            <text:p>23.47%</text:p>
          </table:table-cell>
          <table:table-cell table:formula="of:=[.F117]/[.$I117]" office:value-type="percentage" office:value="0.0717297798249314" calcext:value-type="percentage">
            <text:p>7.17%</text:p>
          </table:table-cell>
          <table:table-cell table:formula="of:=[.G117]/[.$I117]" office:value-type="percentage" office:value="0.0129914066757598" calcext:value-type="percentage">
            <text:p>1.30%</text:p>
          </table:table-cell>
          <table:table-cell table:formula="of:=[.H117]/[.$I117]" office:value-type="percentage" office:value="0.0121322897776081" calcext:value-type="percentage">
            <text:p>1.21%</text:p>
          </table:table-cell>
        </table:table-row>
        <table:table-row table:style-name="ro1">
          <table:table-cell office:value-type="string" calcext:value-type="string">
            <text:p>lawrence-krowdeed-ezyImh0IxOU-unsplash(3).jpg</text:p>
          </table:table-cell>
          <table:table-cell office:value-type="float" office:value="3856758" calcext:value-type="float">
            <text:p>3856758</text:p>
          </table:table-cell>
          <table:table-cell office:value-type="float" office:value="92008.7" calcext:value-type="float">
            <text:p>92008.7</text:p>
          </table:table-cell>
          <table:table-cell office:value-type="float" office:value="3484490" calcext:value-type="float">
            <text:p>3484490</text:p>
          </table:table-cell>
          <table:table-cell office:value-type="float" office:value="1270880" calcext:value-type="float">
            <text:p>1270880</text:p>
          </table:table-cell>
          <table:table-cell office:value-type="float" office:value="384996" calcext:value-type="float">
            <text:p>384996</text:p>
          </table:table-cell>
          <table:table-cell office:value-type="float" office:value="69543.7" calcext:value-type="float">
            <text:p>69543.7</text:p>
          </table:table-cell>
          <table:table-cell office:value-type="float" office:value="66369.4" calcext:value-type="float">
            <text:p>66369.4</text:p>
          </table:table-cell>
          <table:table-cell office:value-type="float" office:value="5368290" calcext:value-type="float">
            <text:p>5368290</text:p>
          </table:table-cell>
          <table:table-cell/>
          <table:table-cell table:formula="of:=[.C118]/[.$I118]" office:value-type="percentage" office:value="0.0171392938906058" calcext:value-type="percentage">
            <text:p>1.71%</text:p>
          </table:table-cell>
          <table:table-cell table:formula="of:=[.D118]/[.$I118]" office:value-type="percentage" office:value="0.649087512038284" calcext:value-type="percentage">
            <text:p>64.91%</text:p>
          </table:table-cell>
          <table:table-cell table:formula="of:=[.E118]/[.$I118]" office:value-type="percentage" office:value="0.236738328219973" calcext:value-type="percentage">
            <text:p>23.67%</text:p>
          </table:table-cell>
          <table:table-cell table:formula="of:=[.F118]/[.$I118]" office:value-type="percentage" office:value="0.0717166919074789" calcext:value-type="percentage">
            <text:p>7.17%</text:p>
          </table:table-cell>
          <table:table-cell table:formula="of:=[.G118]/[.$I118]" office:value-type="percentage" office:value="0.0129545348705081" calcext:value-type="percentage">
            <text:p>1.30%</text:p>
          </table:table-cell>
          <table:table-cell table:formula="of:=[.H118]/[.$I118]" office:value-type="percentage" office:value="0.0123632292592241" calcext:value-type="percentage">
            <text:p>1.24%</text:p>
          </table:table-cell>
        </table:table-row>
        <table:table-row table:style-name="ro1">
          <table:table-cell office:value-type="string" calcext:value-type="string">
            <text:p>lawrence-krowdeed-ezyImh0IxOU-unsplash.jpg</text:p>
          </table:table-cell>
          <table:table-cell office:value-type="float" office:value="67339" calcext:value-type="float">
            <text:p>67339</text:p>
          </table:table-cell>
          <table:table-cell office:value-type="float" office:value="3524.24" calcext:value-type="float">
            <text:p>3524.24</text:p>
          </table:table-cell>
          <table:table-cell office:value-type="float" office:value="149328" calcext:value-type="float">
            <text:p>149328</text:p>
          </table:table-cell>
          <table:table-cell office:value-type="float" office:value="49383.1" calcext:value-type="float">
            <text:p>49383.1</text:p>
          </table:table-cell>
          <table:table-cell office:value-type="float" office:value="13900.8" calcext:value-type="float">
            <text:p>13900.8</text:p>
          </table:table-cell>
          <table:table-cell office:value-type="float" office:value="3007.47" calcext:value-type="float">
            <text:p>3007.47</text:p>
          </table:table-cell>
          <table:table-cell office:value-type="float" office:value="2994.03" calcext:value-type="float">
            <text:p>2994.03</text:p>
          </table:table-cell>
          <table:table-cell office:value-type="float" office:value="222137" calcext:value-type="float">
            <text:p>222137</text:p>
          </table:table-cell>
          <table:table-cell/>
          <table:table-cell table:formula="of:=[.C119]/[.$I119]" office:value-type="percentage" office:value="0.0158651642905054" calcext:value-type="percentage">
            <text:p>1.59%</text:p>
          </table:table-cell>
          <table:table-cell table:formula="of:=[.D119]/[.$I119]" office:value-type="percentage" office:value="0.672233801662938" calcext:value-type="percentage">
            <text:p>67.22%</text:p>
          </table:table-cell>
          <table:table-cell table:formula="of:=[.E119]/[.$I119]" office:value-type="percentage" office:value="0.22230920558034" calcext:value-type="percentage">
            <text:p>22.23%</text:p>
          </table:table-cell>
          <table:table-cell table:formula="of:=[.F119]/[.$I119]" office:value-type="percentage" office:value="0.0625775985090282" calcext:value-type="percentage">
            <text:p>6.26%</text:p>
          </table:table-cell>
          <table:table-cell table:formula="of:=[.G119]/[.$I119]" office:value-type="percentage" office:value="0.0135388071325353" calcext:value-type="percentage">
            <text:p>1.35%</text:p>
          </table:table-cell>
          <table:table-cell table:formula="of:=[.H119]/[.$I119]" office:value-type="percentage" office:value="0.013478303929557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mathieu-bigard-U1o2u8UrHLc-unsplash(1).jpg</text:p>
          </table:table-cell>
          <table:table-cell office:value-type="float" office:value="56853" calcext:value-type="float">
            <text:p>56853</text:p>
          </table:table-cell>
          <table:table-cell office:value-type="float" office:value="1593.7" calcext:value-type="float">
            <text:p>1593.7</text:p>
          </table:table-cell>
          <table:table-cell office:value-type="float" office:value="67786.4" calcext:value-type="float">
            <text:p>67786.4</text:p>
          </table:table-cell>
          <table:table-cell office:value-type="float" office:value="22850.3" calcext:value-type="float">
            <text:p>22850.3</text:p>
          </table:table-cell>
          <table:table-cell office:value-type="float" office:value="6344.28" calcext:value-type="float">
            <text:p>6344.28</text:p>
          </table:table-cell>
          <table:table-cell office:value-type="float" office:value="1570.12" calcext:value-type="float">
            <text:p>1570.12</text:p>
          </table:table-cell>
          <table:table-cell office:value-type="float" office:value="2890.8" calcext:value-type="float">
            <text:p>2890.8</text:p>
          </table:table-cell>
          <table:table-cell office:value-type="float" office:value="103036" calcext:value-type="float">
            <text:p>103036</text:p>
          </table:table-cell>
          <table:table-cell/>
          <table:table-cell table:formula="of:=[.C120]/[.$I120]" office:value-type="percentage" office:value="0.0154674094491246" calcext:value-type="percentage">
            <text:p>1.55%</text:p>
          </table:table-cell>
          <table:table-cell table:formula="of:=[.D120]/[.$I120]" office:value-type="percentage" office:value="0.657890446057689" calcext:value-type="percentage">
            <text:p>65.79%</text:p>
          </table:table-cell>
          <table:table-cell table:formula="of:=[.E120]/[.$I120]" office:value-type="percentage" office:value="0.221770060949571" calcext:value-type="percentage">
            <text:p>22.18%</text:p>
          </table:table-cell>
          <table:table-cell table:formula="of:=[.F120]/[.$I120]" office:value-type="percentage" office:value="0.0615734306455996" calcext:value-type="percentage">
            <text:p>6.16%</text:p>
          </table:table-cell>
          <table:table-cell table:formula="of:=[.G120]/[.$I120]" office:value-type="percentage" office:value="0.0152385573974145" calcext:value-type="percentage">
            <text:p>1.52%</text:p>
          </table:table-cell>
          <table:table-cell table:formula="of:=[.H120]/[.$I120]" office:value-type="percentage" office:value="0.02805621336232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mathieu-bigard-U1o2u8UrHLc-unsplash(2).jpg</text:p>
          </table:table-cell>
          <table:table-cell office:value-type="float" office:value="388593" calcext:value-type="float">
            <text:p>388593</text:p>
          </table:table-cell>
          <table:table-cell office:value-type="float" office:value="28129.4" calcext:value-type="float">
            <text:p>28129.4</text:p>
          </table:table-cell>
          <table:table-cell office:value-type="float" office:value="608443" calcext:value-type="float">
            <text:p>608443</text:p>
          </table:table-cell>
          <table:table-cell office:value-type="float" office:value="205987" calcext:value-type="float">
            <text:p>205987</text:p>
          </table:table-cell>
          <table:table-cell office:value-type="float" office:value="56838.5" calcext:value-type="float">
            <text:p>56838.5</text:p>
          </table:table-cell>
          <table:table-cell office:value-type="float" office:value="13612.5" calcext:value-type="float">
            <text:p>13612.5</text:p>
          </table:table-cell>
          <table:table-cell office:value-type="float" office:value="22109.5" calcext:value-type="float">
            <text:p>22109.5</text:p>
          </table:table-cell>
          <table:table-cell office:value-type="float" office:value="935121" calcext:value-type="float">
            <text:p>935121</text:p>
          </table:table-cell>
          <table:table-cell/>
          <table:table-cell table:formula="of:=[.C121]/[.$I121]" office:value-type="percentage" office:value="0.0300810269473148" calcext:value-type="percentage">
            <text:p>3.01%</text:p>
          </table:table-cell>
          <table:table-cell table:formula="of:=[.D121]/[.$I121]" office:value-type="percentage" office:value="0.65065697380339" calcext:value-type="percentage">
            <text:p>65.07%</text:p>
          </table:table-cell>
          <table:table-cell table:formula="of:=[.E121]/[.$I121]" office:value-type="percentage" office:value="0.220278445249331" calcext:value-type="percentage">
            <text:p>22.03%</text:p>
          </table:table-cell>
          <table:table-cell table:formula="of:=[.F121]/[.$I121]" office:value-type="percentage" office:value="0.0607819736697176" calcext:value-type="percentage">
            <text:p>6.08%</text:p>
          </table:table-cell>
          <table:table-cell table:formula="of:=[.G121]/[.$I121]" office:value-type="percentage" office:value="0.0145569396901577" calcext:value-type="percentage">
            <text:p>1.46%</text:p>
          </table:table-cell>
          <table:table-cell table:formula="of:=[.H121]/[.$I121]" office:value-type="percentage" office:value="0.0236434643217295" calcext:value-type="percentage">
            <text:p>2.36%</text:p>
          </table:table-cell>
        </table:table-row>
        <table:table-row table:style-name="ro1">
          <table:table-cell office:value-type="string" calcext:value-type="string">
            <text:p>mathieu-bigard-U1o2u8UrHLc-unsplash(3).jpg</text:p>
          </table:table-cell>
          <table:table-cell office:value-type="float" office:value="572101" calcext:value-type="float">
            <text:p>572101</text:p>
          </table:table-cell>
          <table:table-cell office:value-type="float" office:value="22548.3" calcext:value-type="float">
            <text:p>22548.3</text:p>
          </table:table-cell>
          <table:table-cell office:value-type="float" office:value="949846" calcext:value-type="float">
            <text:p>949846</text:p>
          </table:table-cell>
          <table:table-cell office:value-type="float" office:value="318517" calcext:value-type="float">
            <text:p>318517</text:p>
          </table:table-cell>
          <table:table-cell office:value-type="float" office:value="88404.3" calcext:value-type="float">
            <text:p>88404.3</text:p>
          </table:table-cell>
          <table:table-cell office:value-type="float" office:value="21156" calcext:value-type="float">
            <text:p>21156</text:p>
          </table:table-cell>
          <table:table-cell office:value-type="float" office:value="33137.1" calcext:value-type="float">
            <text:p>33137.1</text:p>
          </table:table-cell>
          <table:table-cell office:value-type="float" office:value="1433610" calcext:value-type="float">
            <text:p>1433610</text:p>
          </table:table-cell>
          <table:table-cell/>
          <table:table-cell table:formula="of:=[.C122]/[.$I122]" office:value-type="percentage" office:value="0.0157283361583694" calcext:value-type="percentage">
            <text:p>1.57%</text:p>
          </table:table-cell>
          <table:table-cell table:formula="of:=[.D122]/[.$I122]" office:value-type="percentage" office:value="0.662555367219816" calcext:value-type="percentage">
            <text:p>66.26%</text:p>
          </table:table-cell>
          <table:table-cell table:formula="of:=[.E122]/[.$I122]" office:value-type="percentage" office:value="0.222178277216258" calcext:value-type="percentage">
            <text:p>22.22%</text:p>
          </table:table-cell>
          <table:table-cell table:formula="of:=[.F122]/[.$I122]" office:value-type="percentage" office:value="0.0616655157260343" calcext:value-type="percentage">
            <text:p>6.17%</text:p>
          </table:table-cell>
          <table:table-cell table:formula="of:=[.G122]/[.$I122]" office:value-type="percentage" office:value="0.0147571515265658" calcext:value-type="percentage">
            <text:p>1.48%</text:p>
          </table:table-cell>
          <table:table-cell table:formula="of:=[.H122]/[.$I122]" office:value-type="percentage" office:value="0.0231144453512462" calcext:value-type="percentage">
            <text:p>2.31%</text:p>
          </table:table-cell>
        </table:table-row>
        <table:table-row table:style-name="ro1">
          <table:table-cell office:value-type="string" calcext:value-type="string">
            <text:p>mathieu-bigard-U1o2u8UrHLc-unsplash.jpg</text:p>
          </table:table-cell>
          <table:table-cell office:value-type="float" office:value="2927211" calcext:value-type="float">
            <text:p>2927211</text:p>
          </table:table-cell>
          <table:table-cell office:value-type="float" office:value="258345" calcext:value-type="float">
            <text:p>258345</text:p>
          </table:table-cell>
          <table:table-cell office:value-type="float" office:value="10486400" calcext:value-type="float">
            <text:p>10486400</text:p>
          </table:table-cell>
          <table:table-cell office:value-type="float" office:value="3336000" calcext:value-type="float">
            <text:p>3336000</text:p>
          </table:table-cell>
          <table:table-cell office:value-type="float" office:value="902231" calcext:value-type="float">
            <text:p>902231</text:p>
          </table:table-cell>
          <table:table-cell office:value-type="float" office:value="226056" calcext:value-type="float">
            <text:p>226056</text:p>
          </table:table-cell>
          <table:table-cell office:value-type="float" office:value="298608" calcext:value-type="float">
            <text:p>298608</text:p>
          </table:table-cell>
          <table:table-cell office:value-type="float" office:value="15507700" calcext:value-type="float">
            <text:p>15507700</text:p>
          </table:table-cell>
          <table:table-cell/>
          <table:table-cell table:formula="of:=[.C123]/[.$I123]" office:value-type="percentage" office:value="0.0166591435222502" calcext:value-type="percentage">
            <text:p>1.67%</text:p>
          </table:table-cell>
          <table:table-cell table:formula="of:=[.D123]/[.$I123]" office:value-type="percentage" office:value="0.6762060137867" calcext:value-type="percentage">
            <text:p>67.62%</text:p>
          </table:table-cell>
          <table:table-cell table:formula="of:=[.E123]/[.$I123]" office:value-type="percentage" office:value="0.215118940913224" calcext:value-type="percentage">
            <text:p>21.51%</text:p>
          </table:table-cell>
          <table:table-cell table:formula="of:=[.F123]/[.$I123]" office:value-type="percentage" office:value="0.0581795495141124" calcext:value-type="percentage">
            <text:p>5.82%</text:p>
          </table:table-cell>
          <table:table-cell table:formula="of:=[.G123]/[.$I123]" office:value-type="percentage" office:value="0.0145770165788608" calcext:value-type="percentage">
            <text:p>1.46%</text:p>
          </table:table-cell>
          <table:table-cell table:formula="of:=[.H123]/[.$I123]" office:value-type="percentage" office:value="0.0192554666391535" calcext:value-type="percentage">
            <text:p>1.93%</text:p>
          </table:table-cell>
        </table:table-row>
        <table:table-row table:style-name="ro1">
          <table:table-cell office:value-type="string" calcext:value-type="string">
            <text:p>peter-thomas-sK8GwN8KyRk-unsplash(1).jpg</text:p>
          </table:table-cell>
          <table:table-cell office:value-type="float" office:value="484431" calcext:value-type="float">
            <text:p>484431</text:p>
          </table:table-cell>
          <table:table-cell office:value-type="float" office:value="43168.8" calcext:value-type="float">
            <text:p>43168.8</text:p>
          </table:table-cell>
          <table:table-cell office:value-type="float" office:value="1370410" calcext:value-type="float">
            <text:p>1370410</text:p>
          </table:table-cell>
          <table:table-cell office:value-type="float" office:value="444185" calcext:value-type="float">
            <text:p>444185</text:p>
          </table:table-cell>
          <table:table-cell office:value-type="float" office:value="125594" calcext:value-type="float">
            <text:p>125594</text:p>
          </table:table-cell>
          <table:table-cell office:value-type="float" office:value="27981.8" calcext:value-type="float">
            <text:p>27981.8</text:p>
          </table:table-cell>
          <table:table-cell office:value-type="float" office:value="31489.5" calcext:value-type="float">
            <text:p>31489.5</text:p>
          </table:table-cell>
          <table:table-cell office:value-type="float" office:value="2042830" calcext:value-type="float">
            <text:p>2042830</text:p>
          </table:table-cell>
          <table:table-cell/>
          <table:table-cell table:formula="of:=[.C124]/[.$I124]" office:value-type="percentage" office:value="0.0211318611925613" calcext:value-type="percentage">
            <text:p>2.11%</text:p>
          </table:table-cell>
          <table:table-cell table:formula="of:=[.D124]/[.$I124]" office:value-type="percentage" office:value="0.670838983175301" calcext:value-type="percentage">
            <text:p>67.08%</text:p>
          </table:table-cell>
          <table:table-cell table:formula="of:=[.E124]/[.$I124]" office:value-type="percentage" office:value="0.217436105794413" calcext:value-type="percentage">
            <text:p>21.74%</text:p>
          </table:table-cell>
          <table:table-cell table:formula="of:=[.F124]/[.$I124]" office:value-type="percentage" office:value="0.061480397291992" calcext:value-type="percentage">
            <text:p>6.15%</text:p>
          </table:table-cell>
          <table:table-cell table:formula="of:=[.G124]/[.$I124]" office:value-type="percentage" office:value="0.0136975666110249" calcext:value-type="percentage">
            <text:p>1.37%</text:p>
          </table:table-cell>
          <table:table-cell table:formula="of:=[.H124]/[.$I124]" office:value-type="percentage" office:value="0.015414645369414" calcext:value-type="percentage">
            <text:p>1.54%</text:p>
          </table:table-cell>
        </table:table-row>
        <table:table-row table:style-name="ro1">
          <table:table-cell office:value-type="string" calcext:value-type="string">
            <text:p>peter-thomas-sK8GwN8KyRk-unsplash(2).jpg</text:p>
          </table:table-cell>
          <table:table-cell office:value-type="float" office:value="797200" calcext:value-type="float">
            <text:p>797200</text:p>
          </table:table-cell>
          <table:table-cell office:value-type="float" office:value="61359.9" calcext:value-type="float">
            <text:p>61359.9</text:p>
          </table:table-cell>
          <table:table-cell office:value-type="float" office:value="2143400" calcext:value-type="float">
            <text:p>2143400</text:p>
          </table:table-cell>
          <table:table-cell office:value-type="float" office:value="714530" calcext:value-type="float">
            <text:p>714530</text:p>
          </table:table-cell>
          <table:table-cell office:value-type="float" office:value="206073" calcext:value-type="float">
            <text:p>206073</text:p>
          </table:table-cell>
          <table:table-cell office:value-type="float" office:value="43950.7" calcext:value-type="float">
            <text:p>43950.7</text:p>
          </table:table-cell>
          <table:table-cell office:value-type="float" office:value="47876.6" calcext:value-type="float">
            <text:p>47876.6</text:p>
          </table:table-cell>
          <table:table-cell office:value-type="float" office:value="3217190" calcext:value-type="float">
            <text:p>3217190</text:p>
          </table:table-cell>
          <table:table-cell/>
          <table:table-cell table:formula="of:=[.C125]/[.$I125]" office:value-type="percentage" office:value="0.0190725135910531" calcext:value-type="percentage">
            <text:p>1.91%</text:p>
          </table:table-cell>
          <table:table-cell table:formula="of:=[.D125]/[.$I125]" office:value-type="percentage" office:value="0.666233576506206" calcext:value-type="percentage">
            <text:p>66.62%</text:p>
          </table:table-cell>
          <table:table-cell table:formula="of:=[.E125]/[.$I125]" office:value-type="percentage" office:value="0.222097544751787" calcext:value-type="percentage">
            <text:p>22.21%</text:p>
          </table:table-cell>
          <table:table-cell table:formula="of:=[.F125]/[.$I125]" office:value-type="percentage" office:value="0.0640537239019144" calcext:value-type="percentage">
            <text:p>6.41%</text:p>
          </table:table-cell>
          <table:table-cell table:formula="of:=[.G125]/[.$I125]" office:value-type="percentage" office:value="0.013661207451223" calcext:value-type="percentage">
            <text:p>1.37%</text:p>
          </table:table-cell>
          <table:table-cell table:formula="of:=[.H125]/[.$I125]" office:value-type="percentage" office:value="0.0148814959638691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peter-thomas-sK8GwN8KyRk-unsplash(3).jpg</text:p>
          </table:table-cell>
          <table:table-cell office:value-type="float" office:value="1028338" calcext:value-type="float">
            <text:p>1028338</text:p>
          </table:table-cell>
          <table:table-cell office:value-type="float" office:value="121380" calcext:value-type="float">
            <text:p>121380</text:p>
          </table:table-cell>
          <table:table-cell office:value-type="float" office:value="2645960" calcext:value-type="float">
            <text:p>2645960</text:p>
          </table:table-cell>
          <table:table-cell office:value-type="float" office:value="892407" calcext:value-type="float">
            <text:p>892407</text:p>
          </table:table-cell>
          <table:table-cell office:value-type="float" office:value="259924" calcext:value-type="float">
            <text:p>259924</text:p>
          </table:table-cell>
          <table:table-cell office:value-type="float" office:value="53957.5" calcext:value-type="float">
            <text:p>53957.5</text:p>
          </table:table-cell>
          <table:table-cell office:value-type="float" office:value="58567.8" calcext:value-type="float">
            <text:p>58567.8</text:p>
          </table:table-cell>
          <table:table-cell office:value-type="float" office:value="4032200" calcext:value-type="float">
            <text:p>4032200</text:p>
          </table:table-cell>
          <table:table-cell/>
          <table:table-cell table:formula="of:=[.C126]/[.$I126]" office:value-type="percentage" office:value="0.0301026734784981" calcext:value-type="percentage">
            <text:p>3.01%</text:p>
          </table:table-cell>
          <table:table-cell table:formula="of:=[.D126]/[.$I126]" office:value-type="percentage" office:value="0.656207529388423" calcext:value-type="percentage">
            <text:p>65.62%</text:p>
          </table:table-cell>
          <table:table-cell table:formula="of:=[.E126]/[.$I126]" office:value-type="percentage" office:value="0.221320123009771" calcext:value-type="percentage">
            <text:p>22.13%</text:p>
          </table:table-cell>
          <table:table-cell table:formula="of:=[.F126]/[.$I126]" office:value-type="percentage" office:value="0.0644620802539557" calcext:value-type="percentage">
            <text:p>6.45%</text:p>
          </table:table-cell>
          <table:table-cell table:formula="of:=[.G126]/[.$I126]" office:value-type="percentage" office:value="0.0133816526957988" calcext:value-type="percentage">
            <text:p>1.34%</text:p>
          </table:table-cell>
          <table:table-cell table:formula="of:=[.H126]/[.$I126]" office:value-type="percentage" office:value="0.0145250235603393" calcext:value-type="percentage">
            <text:p>1.45%</text:p>
          </table:table-cell>
        </table:table-row>
        <table:table-row table:style-name="ro1">
          <table:table-cell office:value-type="string" calcext:value-type="string">
            <text:p>peter-thomas-sK8GwN8KyRk-unsplash.jpg</text:p>
          </table:table-cell>
          <table:table-cell office:value-type="float" office:value="49118" calcext:value-type="float">
            <text:p>49118</text:p>
          </table:table-cell>
          <table:table-cell office:value-type="float" office:value="4573.9" calcext:value-type="float">
            <text:p>4573.9</text:p>
          </table:table-cell>
          <table:table-cell office:value-type="float" office:value="151898" calcext:value-type="float">
            <text:p>151898</text:p>
          </table:table-cell>
          <table:table-cell office:value-type="float" office:value="43486.5" calcext:value-type="float">
            <text:p>43486.5</text:p>
          </table:table-cell>
          <table:table-cell office:value-type="float" office:value="10590.6" calcext:value-type="float">
            <text:p>10590.6</text:p>
          </table:table-cell>
          <table:table-cell office:value-type="float" office:value="3174.16" calcext:value-type="float">
            <text:p>3174.16</text:p>
          </table:table-cell>
          <table:table-cell office:value-type="float" office:value="4130.54" calcext:value-type="float">
            <text:p>4130.54</text:p>
          </table:table-cell>
          <table:table-cell office:value-type="float" office:value="217854" calcext:value-type="float">
            <text:p>217854</text:p>
          </table:table-cell>
          <table:table-cell/>
          <table:table-cell table:formula="of:=[.C127]/[.$I127]" office:value-type="percentage" office:value="0.0209952537020206" calcext:value-type="percentage">
            <text:p>2.10%</text:p>
          </table:table-cell>
          <table:table-cell table:formula="of:=[.D127]/[.$I127]" office:value-type="percentage" office:value="0.697246779953547" calcext:value-type="percentage">
            <text:p>69.72%</text:p>
          </table:table-cell>
          <table:table-cell table:formula="of:=[.E127]/[.$I127]" office:value-type="percentage" office:value="0.199613043598006" calcext:value-type="percentage">
            <text:p>19.96%</text:p>
          </table:table-cell>
          <table:table-cell table:formula="of:=[.F127]/[.$I127]" office:value-type="percentage" office:value="0.0486132914704343" calcext:value-type="percentage">
            <text:p>4.86%</text:p>
          </table:table-cell>
          <table:table-cell table:formula="of:=[.G127]/[.$I127]" office:value-type="percentage" office:value="0.0145701249460648" calcext:value-type="percentage">
            <text:p>1.46%</text:p>
          </table:table-cell>
          <table:table-cell table:formula="of:=[.H127]/[.$I127]" office:value-type="percentage" office:value="0.0189601292608811" calcext:value-type="percentage">
            <text:p>1.9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1:33:07.999985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1:45:48.075170335</dc:date>
    <meta:editing-duration>PT5M7S</meta:editing-duration>
    <meta:editing-cycles>2</meta:editing-cycles>
    <meta:generator>LibreOffice/24.2.7.2$Linux_X86_64 LibreOffice_project/420$Build-2</meta:generator>
    <meta:document-statistic meta:table-count="1" meta:cell-count="190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8.735cm" svg:height="13.26cm" xlink:href=".." xlink:type="simple" chart:class="chart:bar" chart:style-name="ch1">
        <chart:legend chart:legend-position="top" svg:x="29.001cm" svg:y="0.185cm" style:legend-expansion="wide" chart:style-name="ch2"/>
        <chart:plot-area chart:style-name="ch3" table:cell-range-address="cpu_times.A2:cpu_times.A127 cpu_times.K1:cpu_times.P127" chart:data-source-has-labels="both" svg:x="1.374cm" svg:y="1.048cm" svg:width="65.987cm" svg:height="11.947cm">
          <chart:coordinate-region svg:x="6.081cm" svg:y="1.248cm" svg:width="61.28cm" svg:height="4.219cm"/>
          <chart:axis chart:dimension="x" chart:name="primary-x" chart:style-name="ch4" chartooo:axis-type="auto">
            <chartooo:date-scale/>
            <chart:categories table:cell-range-address="cpu_times.A2:cpu_times.A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pu_times.K2:cpu_times.K127" chart:label-cell-address="cpu_times.K1:cpu_times.K1" chart:class="chart:bar">
            <chart:data-point chart:repeated="126"/>
          </chart:series>
          <chart:series chart:style-name="ch8" chart:values-cell-range-address="cpu_times.L2:cpu_times.L127" chart:label-cell-address="cpu_times.L1:cpu_times.L1" chart:class="chart:bar">
            <chart:data-point chart:repeated="126"/>
          </chart:series>
          <chart:series chart:style-name="ch9" chart:values-cell-range-address="cpu_times.M2:cpu_times.M127" chart:label-cell-address="cpu_times.M1:cpu_times.M1" chart:class="chart:bar">
            <chart:data-point chart:repeated="126"/>
          </chart:series>
          <chart:series chart:style-name="ch10" chart:values-cell-range-address="cpu_times.N2:cpu_times.N127" chart:label-cell-address="cpu_times.N1:cpu_times.N1" chart:class="chart:bar">
            <chart:data-point chart:repeated="126"/>
          </chart:series>
          <chart:series chart:style-name="ch11" chart:values-cell-range-address="cpu_times.O2:cpu_times.O127" chart:label-cell-address="cpu_times.O1:cpu_times.O1" chart:class="chart:bar">
            <chart:data-point chart:repeated="126"/>
          </chart:series>
          <chart:series chart:style-name="ch12" chart:values-cell-range-address="cpu_times.P2:cpu_times.P127" chart:label-cell-address="cpu_times.P1:cpu_times.P1" chart:class="chart:bar">
            <chart:data-point chart:repeated="1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timeP</text:p>
                <draw:g>
                  <svg:desc>cpu_times.K1:cpu_times.K1</svg:desc>
                </draw:g>
              </table:table-cell>
              <table:table-cell office:value-type="string">
                <text:p>GbtimeP</text:p>
                <draw:g>
                  <svg:desc>cpu_times.L1:cpu_times.L1</svg:desc>
                </draw:g>
              </table:table-cell>
              <table:table-cell office:value-type="string">
                <text:p>SttimeP</text:p>
                <draw:g>
                  <svg:desc>cpu_times.M1:cpu_times.M1</svg:desc>
                </draw:g>
              </table:table-cell>
              <table:table-cell office:value-type="string">
                <text:p>NMSP</text:p>
                <draw:g>
                  <svg:desc>cpu_times.N1:cpu_times.N1</svg:desc>
                </draw:g>
              </table:table-cell>
              <table:table-cell office:value-type="string">
                <text:p>DttimeP</text:p>
                <draw:g>
                  <svg:desc>cpu_times.O1:cpu_times.O1</svg:desc>
                </draw:g>
              </table:table-cell>
              <table:table-cell office:value-type="string">
                <text:p>HystimeP</text:p>
                <draw:g>
                  <svg:desc>cpu_times.P1:cpu_time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60floralflaves-uLS5dH7thaI-unsplash(1).jpg</text:p>
                <draw:g>
                  <svg:desc>cpu_times.A2:cpu_times.A127</svg:desc>
                </draw:g>
              </table:table-cell>
              <table:table-cell office:value-type="float" office:value="0.0222810193105665">
                <text:p>0.0222810193105665</text:p>
                <draw:g>
                  <svg:desc>cpu_times.K2:cpu_times.K127</svg:desc>
                </draw:g>
              </table:table-cell>
              <table:table-cell office:value-type="float" office:value="0.647409661899676">
                <text:p>0.647409661899676</text:p>
                <draw:g>
                  <svg:desc>cpu_times.L2:cpu_times.L127</svg:desc>
                </draw:g>
              </table:table-cell>
              <table:table-cell office:value-type="float" office:value="0.22931368564326">
                <text:p>0.22931368564326</text:p>
                <draw:g>
                  <svg:desc>cpu_times.M2:cpu_times.M127</svg:desc>
                </draw:g>
              </table:table-cell>
              <table:table-cell office:value-type="float" office:value="0.0669650368157887">
                <text:p>0.0669650368157887</text:p>
                <draw:g>
                  <svg:desc>cpu_times.N2:cpu_times.N127</svg:desc>
                </draw:g>
              </table:table-cell>
              <table:table-cell office:value-type="float" office:value="0.0140820628184164">
                <text:p>0.0140820628184164</text:p>
                <draw:g>
                  <svg:desc>cpu_times.O2:cpu_times.O127</svg:desc>
                </draw:g>
              </table:table-cell>
              <table:table-cell office:value-type="float" office:value="0.019947493785268">
                <text:p>0.019947493785268</text:p>
                <draw:g>
                  <svg:desc>cpu_times.P2:cpu_times.P127</svg:desc>
                </draw:g>
              </table:table-cell>
            </table:table-row>
            <table:table-row>
              <table:table-cell office:value-type="string">
                <text:p>360floralflaves-uLS5dH7thaI-unsplash(2).jpg</text:p>
              </table:table-cell>
              <table:table-cell office:value-type="float" office:value="0.0170180879754957">
                <text:p>0.0170180879754957</text:p>
              </table:table-cell>
              <table:table-cell office:value-type="float" office:value="0.651355207712898">
                <text:p>0.651355207712898</text:p>
              </table:table-cell>
              <table:table-cell office:value-type="float" office:value="0.231088625720379">
                <text:p>0.231088625720379</text:p>
              </table:table-cell>
              <table:table-cell office:value-type="float" office:value="0.0684738125310323">
                <text:p>0.0684738125310323</text:p>
              </table:table-cell>
              <table:table-cell office:value-type="float" office:value="0.0137440096916843">
                <text:p>0.0137440096916843</text:p>
              </table:table-cell>
              <table:table-cell office:value-type="float" office:value="0.0183204586156788">
                <text:p>0.0183204586156788</text:p>
              </table:table-cell>
            </table:table-row>
            <table:table-row>
              <table:table-cell office:value-type="string">
                <text:p>360floralflaves-uLS5dH7thaI-unsplash.jpg</text:p>
              </table:table-cell>
              <table:table-cell office:value-type="float" office:value="0.015519099156109">
                <text:p>0.015519099156109</text:p>
              </table:table-cell>
              <table:table-cell office:value-type="float" office:value="0.659526606188534">
                <text:p>0.659526606188534</text:p>
              </table:table-cell>
              <table:table-cell office:value-type="float" office:value="0.222192556248564">
                <text:p>0.222192556248564</text:p>
              </table:table-cell>
              <table:table-cell office:value-type="float" office:value="0.0623855199226758">
                <text:p>0.0623855199226758</text:p>
              </table:table-cell>
              <table:table-cell office:value-type="float" office:value="0.0151062123727337">
                <text:p>0.0151062123727337</text:p>
              </table:table-cell>
              <table:table-cell office:value-type="float" office:value="0.0252729534451297">
                <text:p>0.0252729534451297</text:p>
              </table:table-cell>
            </table:table-row>
            <table:table-row>
              <table:table-cell office:value-type="string">
                <text:p>ACD24-0161-064~orig.jpg</text:p>
              </table:table-cell>
              <table:table-cell office:value-type="float" office:value="0.0182252502958769">
                <text:p>0.0182252502958769</text:p>
              </table:table-cell>
              <table:table-cell office:value-type="float" office:value="0.650251095544254">
                <text:p>0.650251095544254</text:p>
              </table:table-cell>
              <table:table-cell office:value-type="float" office:value="0.229739948181556">
                <text:p>0.229739948181556</text:p>
              </table:table-cell>
              <table:table-cell office:value-type="float" office:value="0.0683411060998625">
                <text:p>0.0683411060998625</text:p>
              </table:table-cell>
              <table:table-cell office:value-type="float" office:value="0.013644883728369">
                <text:p>0.013644883728369</text:p>
              </table:table-cell>
              <table:table-cell office:value-type="float" office:value="0.0197977161500816">
                <text:p>0.0197977161500816</text:p>
              </table:table-cell>
            </table:table-row>
            <table:table-row>
              <table:table-cell office:value-type="string">
                <text:p>a-chosen-soul-radulW4SHhA-unsplash(1).jpg</text:p>
              </table:table-cell>
              <table:table-cell office:value-type="float" office:value="0.0356570423285511">
                <text:p>0.0356570423285511</text:p>
              </table:table-cell>
              <table:table-cell office:value-type="float" office:value="0.664432739207376">
                <text:p>0.664432739207376</text:p>
              </table:table-cell>
              <table:table-cell office:value-type="float" office:value="0.210717654610042">
                <text:p>0.210717654610042</text:p>
              </table:table-cell>
              <table:table-cell office:value-type="float" office:value="0.0542032310958545">
                <text:p>0.0542032310958545</text:p>
              </table:table-cell>
              <table:table-cell office:value-type="float" office:value="0.0141705407421074">
                <text:p>0.0141705407421074</text:p>
              </table:table-cell>
              <table:table-cell office:value-type="float" office:value="0.0208187920160697">
                <text:p>0.0208187920160697</text:p>
              </table:table-cell>
            </table:table-row>
            <table:table-row>
              <table:table-cell office:value-type="string">
                <text:p>a-chosen-soul-radulW4SHhA-unsplash(2).jpg</text:p>
              </table:table-cell>
              <table:table-cell office:value-type="float" office:value="0.0175563667779039">
                <text:p>0.0175563667779039</text:p>
              </table:table-cell>
              <table:table-cell office:value-type="float" office:value="0.681356190605255">
                <text:p>0.681356190605255</text:p>
              </table:table-cell>
              <table:table-cell office:value-type="float" office:value="0.212514186980164">
                <text:p>0.212514186980164</text:p>
              </table:table-cell>
              <table:table-cell office:value-type="float" office:value="0.0545620246302915">
                <text:p>0.0545620246302915</text:p>
              </table:table-cell>
              <table:table-cell office:value-type="float" office:value="0.0143693357952332">
                <text:p>0.0143693357952332</text:p>
              </table:table-cell>
              <table:table-cell office:value-type="float" office:value="0.0196435044805448">
                <text:p>0.0196435044805448</text:p>
              </table:table-cell>
            </table:table-row>
            <table:table-row>
              <table:table-cell office:value-type="string">
                <text:p>a-chosen-soul-radulW4SHhA-unsplash(3).jpg</text:p>
              </table:table-cell>
              <table:table-cell office:value-type="float" office:value="0.0260299806325322">
                <text:p>0.0260299806325322</text:p>
              </table:table-cell>
              <table:table-cell office:value-type="float" office:value="0.666313586823891">
                <text:p>0.666313586823891</text:p>
              </table:table-cell>
              <table:table-cell office:value-type="float" office:value="0.215985170646603">
                <text:p>0.215985170646603</text:p>
              </table:table-cell>
              <table:table-cell office:value-type="float" office:value="0.0625802867216017">
                <text:p>0.0625802867216017</text:p>
              </table:table-cell>
              <table:table-cell office:value-type="float" office:value="0.0135551505522065">
                <text:p>0.0135551505522065</text:p>
              </table:table-cell>
              <table:table-cell office:value-type="float" office:value="0.0155376938693916">
                <text:p>0.0155376938693916</text:p>
              </table:table-cell>
            </table:table-row>
            <table:table-row>
              <table:table-cell office:value-type="string">
                <text:p>a-chosen-soul-radulW4SHhA-unsplash.jpg</text:p>
              </table:table-cell>
              <table:table-cell office:value-type="float" office:value="0.0147752539917954">
                <text:p>0.0147752539917954</text:p>
              </table:table-cell>
              <table:table-cell office:value-type="float" office:value="0.661099400970386">
                <text:p>0.661099400970386</text:p>
              </table:table-cell>
              <table:table-cell office:value-type="float" office:value="0.219942665300012">
                <text:p>0.219942665300012</text:p>
              </table:table-cell>
              <table:table-cell office:value-type="float" office:value="0.0564526988725101">
                <text:p>0.0564526988725101</text:p>
              </table:table-cell>
              <table:table-cell office:value-type="float" office:value="0.015836339278897">
                <text:p>0.015836339278897</text:p>
              </table:table-cell>
              <table:table-cell office:value-type="float" office:value="0.0318931788366007">
                <text:p>0.0318931788366007</text:p>
              </table:table-cell>
            </table:table-row>
            <table:table-row>
              <table:table-cell office:value-type="string">
                <text:p>behnam-norouzi-I5eKsDa8iwY-unsplash.jpg</text:p>
              </table:table-cell>
              <table:table-cell office:value-type="float" office:value="0.0157722986597082">
                <text:p>0.0157722986597082</text:p>
              </table:table-cell>
              <table:table-cell office:value-type="float" office:value="0.668628671964575">
                <text:p>0.668628671964575</text:p>
              </table:table-cell>
              <table:table-cell office:value-type="float" office:value="0.210687739690824">
                <text:p>0.210687739690824</text:p>
              </table:table-cell>
              <table:table-cell office:value-type="float" office:value="0.0501729727592615">
                <text:p>0.0501729727592615</text:p>
              </table:table-cell>
              <table:table-cell office:value-type="float" office:value="0.0160761870873364">
                <text:p>0.0160761870873364</text:p>
              </table:table-cell>
              <table:table-cell office:value-type="float" office:value="0.0386637113035227">
                <text:p>0.0386637113035227</text:p>
              </table:table-cell>
            </table:table-row>
            <table:table-row>
              <table:table-cell office:value-type="string">
                <text:p>benjamin-chambon-0vnmC_UWuMg-unsplash.jpg</text:p>
              </table:table-cell>
              <table:table-cell office:value-type="float" office:value="0.0219583243907674">
                <text:p>0.0219583243907674</text:p>
              </table:table-cell>
              <table:table-cell office:value-type="float" office:value="0.667980410902776">
                <text:p>0.667980410902776</text:p>
              </table:table-cell>
              <table:table-cell office:value-type="float" office:value="0.218571595809026">
                <text:p>0.218571595809026</text:p>
              </table:table-cell>
              <table:table-cell office:value-type="float" office:value="0.0549665385440852">
                <text:p>0.0549665385440852</text:p>
              </table:table-cell>
              <table:table-cell office:value-type="float" office:value="0.0144538856262072">
                <text:p>0.0144538856262072</text:p>
              </table:table-cell>
              <table:table-cell office:value-type="float" office:value="0.0220693910600355">
                <text:p>0.0220693910600355</text:p>
              </table:table-cell>
            </table:table-row>
            <table:table-row>
              <table:table-cell office:value-type="string">
                <text:p>benjamin-chambon-SRXkNrlTalM-unsplash.jpg</text:p>
              </table:table-cell>
              <table:table-cell office:value-type="float" office:value="0.0189710569323895">
                <text:p>0.0189710569323895</text:p>
              </table:table-cell>
              <table:table-cell office:value-type="float" office:value="0.656033280453964">
                <text:p>0.656033280453964</text:p>
              </table:table-cell>
              <table:table-cell office:value-type="float" office:value="0.217131477922464">
                <text:p>0.217131477922464</text:p>
              </table:table-cell>
              <table:table-cell office:value-type="float" office:value="0.0561348855265491">
                <text:p>0.0561348855265491</text:p>
              </table:table-cell>
              <table:table-cell office:value-type="float" office:value="0.0161803202476863">
                <text:p>0.0161803202476863</text:p>
              </table:table-cell>
              <table:table-cell office:value-type="float" office:value="0.0355468701324221">
                <text:p>0.0355468701324221</text:p>
              </table:table-cell>
            </table:table-row>
            <table:table-row>
              <table:table-cell office:value-type="string">
                <text:p>bernard-hermant-nHRXNv2qeDE-unsplash(1).jpg</text:p>
              </table:table-cell>
              <table:table-cell office:value-type="float" office:value="0.0173315408403917">
                <text:p>0.0173315408403917</text:p>
              </table:table-cell>
              <table:table-cell office:value-type="float" office:value="0.628857606930157">
                <text:p>0.628857606930157</text:p>
              </table:table-cell>
              <table:table-cell office:value-type="float" office:value="0.226343222633129">
                <text:p>0.226343222633129</text:p>
              </table:table-cell>
              <table:table-cell office:value-type="float" office:value="0.056976039936498">
                <text:p>0.056976039936498</text:p>
              </table:table-cell>
              <table:table-cell office:value-type="float" office:value="0.0173159406458481">
                <text:p>0.0173159406458481</text:p>
              </table:table-cell>
              <table:table-cell office:value-type="float" office:value="0.0531778513943821">
                <text:p>0.0531778513943821</text:p>
              </table:table-cell>
            </table:table-row>
            <table:table-row>
              <table:table-cell office:value-type="string">
                <text:p>bernard-hermant-nHRXNv2qeDE-unsplash(2).jpg</text:p>
              </table:table-cell>
              <table:table-cell office:value-type="float" office:value="0.0149955195811987">
                <text:p>0.0149955195811987</text:p>
              </table:table-cell>
              <table:table-cell office:value-type="float" office:value="0.635624045700272">
                <text:p>0.635624045700272</text:p>
              </table:table-cell>
              <table:table-cell office:value-type="float" office:value="0.224916139529674">
                <text:p>0.224916139529674</text:p>
              </table:table-cell>
              <table:table-cell office:value-type="float" office:value="0.0575816349991452">
                <text:p>0.0575816349991452</text:p>
              </table:table-cell>
              <table:table-cell office:value-type="float" office:value="0.0169909271519275">
                <text:p>0.0169909271519275</text:p>
              </table:table-cell>
              <table:table-cell office:value-type="float" office:value="0.0498909371739169">
                <text:p>0.0498909371739169</text:p>
              </table:table-cell>
            </table:table-row>
            <table:table-row>
              <table:table-cell office:value-type="string">
                <text:p>bernard-hermant-nHRXNv2qeDE-unsplash(3).jpg</text:p>
              </table:table-cell>
              <table:table-cell office:value-type="float" office:value="0.0147693162187218">
                <text:p>0.0147693162187218</text:p>
              </table:table-cell>
              <table:table-cell office:value-type="float" office:value="0.620193662475139">
                <text:p>0.620193662475139</text:p>
              </table:table-cell>
              <table:table-cell office:value-type="float" office:value="0.224735051601126">
                <text:p>0.224735051601126</text:p>
              </table:table-cell>
              <table:table-cell office:value-type="float" office:value="0.0568882499724331">
                <text:p>0.0568882499724331</text:p>
              </table:table-cell>
              <table:table-cell office:value-type="float" office:value="0.0186981487304939">
                <text:p>0.0186981487304939</text:p>
              </table:table-cell>
              <table:table-cell office:value-type="float" office:value="0.0647135698504037">
                <text:p>0.0647135698504037</text:p>
              </table:table-cell>
            </table:table-row>
            <table:table-row>
              <table:table-cell office:value-type="string">
                <text:p>bernard-hermant-nHRXNv2qeDE-unsplash.jpg</text:p>
              </table:table-cell>
              <table:table-cell office:value-type="float" office:value="0.0177616439555652">
                <text:p>0.0177616439555652</text:p>
              </table:table-cell>
              <table:table-cell office:value-type="float" office:value="0.635160864221392">
                <text:p>0.635160864221392</text:p>
              </table:table-cell>
              <table:table-cell office:value-type="float" office:value="0.22788697591922">
                <text:p>0.22788697591922</text:p>
              </table:table-cell>
              <table:table-cell office:value-type="float" office:value="0.0600449772711013">
                <text:p>0.0600449772711013</text:p>
              </table:table-cell>
              <table:table-cell office:value-type="float" office:value="0.0163139780858605">
                <text:p>0.0163139780858605</text:p>
              </table:table-cell>
              <table:table-cell office:value-type="float" office:value="0.0428320944650834">
                <text:p>0.0428320944650834</text:p>
              </table:table-cell>
            </table:table-row>
            <table:table-row>
              <table:table-cell office:value-type="string">
                <text:p>christopher-stites-9RUeWUWUSII-unsplash(1).jpg</text:p>
              </table:table-cell>
              <table:table-cell office:value-type="float" office:value="0.0164042075477501">
                <text:p>0.0164042075477501</text:p>
              </table:table-cell>
              <table:table-cell office:value-type="float" office:value="0.623381416664104">
                <text:p>0.623381416664104</text:p>
              </table:table-cell>
              <table:table-cell office:value-type="float" office:value="0.224525061770164">
                <text:p>0.224525061770164</text:p>
              </table:table-cell>
              <table:table-cell office:value-type="float" office:value="0.0632905812034161">
                <text:p>0.0632905812034161</text:p>
              </table:table-cell>
              <table:table-cell office:value-type="float" office:value="0.0186780159730979">
                <text:p>0.0186780159730979</text:p>
              </table:table-cell>
              <table:table-cell office:value-type="float" office:value="0.0537174873640287">
                <text:p>0.0537174873640287</text:p>
              </table:table-cell>
            </table:table-row>
            <table:table-row>
              <table:table-cell office:value-type="string">
                <text:p>christopher-stites-9RUeWUWUSII-unsplash(2).jpg</text:p>
              </table:table-cell>
              <table:table-cell office:value-type="float" office:value="0.0236767168087976">
                <text:p>0.0236767168087976</text:p>
              </table:table-cell>
              <table:table-cell office:value-type="float" office:value="0.621038196186245">
                <text:p>0.621038196186245</text:p>
              </table:table-cell>
              <table:table-cell office:value-type="float" office:value="0.22290044756575">
                <text:p>0.22290044756575</text:p>
              </table:table-cell>
              <table:table-cell office:value-type="float" office:value="0.0624937295191437">
                <text:p>0.0624937295191437</text:p>
              </table:table-cell>
              <table:table-cell office:value-type="float" office:value="0.0181080086255757">
                <text:p>0.0181080086255757</text:p>
              </table:table-cell>
              <table:table-cell office:value-type="float" office:value="0.0517834224773123">
                <text:p>0.0517834224773123</text:p>
              </table:table-cell>
            </table:table-row>
            <table:table-row>
              <table:table-cell office:value-type="string">
                <text:p>christopher-stites-9RUeWUWUSII-unsplash(3).jpg</text:p>
              </table:table-cell>
              <table:table-cell office:value-type="float" office:value="0.0148971160044081">
                <text:p>0.0148971160044081</text:p>
              </table:table-cell>
              <table:table-cell office:value-type="float" office:value="0.626725303058657">
                <text:p>0.626725303058657</text:p>
              </table:table-cell>
              <table:table-cell office:value-type="float" office:value="0.227249287838147">
                <text:p>0.227249287838147</text:p>
              </table:table-cell>
              <table:table-cell office:value-type="float" office:value="0.062879421121577">
                <text:p>0.062879421121577</text:p>
              </table:table-cell>
              <table:table-cell office:value-type="float" office:value="0.0180374482772961">
                <text:p>0.0180374482772961</text:p>
              </table:table-cell>
              <table:table-cell office:value-type="float" office:value="0.0502125049383486">
                <text:p>0.0502125049383486</text:p>
              </table:table-cell>
            </table:table-row>
            <table:table-row>
              <table:table-cell office:value-type="string">
                <text:p>christopher-stites-9RUeWUWUSII-unsplash.jpg</text:p>
              </table:table-cell>
              <table:table-cell office:value-type="float" office:value="0.015766509275025">
                <text:p>0.015766509275025</text:p>
              </table:table-cell>
              <table:table-cell office:value-type="float" office:value="0.6271165881206">
                <text:p>0.6271165881206</text:p>
              </table:table-cell>
              <table:table-cell office:value-type="float" office:value="0.222444257750902">
                <text:p>0.222444257750902</text:p>
              </table:table-cell>
              <table:table-cell office:value-type="float" office:value="0.0624928679572482">
                <text:p>0.0624928679572482</text:p>
              </table:table-cell>
              <table:table-cell office:value-type="float" office:value="0.0185130308598436">
                <text:p>0.0185130308598436</text:p>
              </table:table-cell>
              <table:table-cell office:value-type="float" office:value="0.0536675547089453">
                <text:p>0.0536675547089453</text:p>
              </table:table-cell>
            </table:table-row>
            <table:table-row>
              <table:table-cell office:value-type="string">
                <text:p>christoph-nolte-_6sc3AzkEyA-unsplash(1).jpg</text:p>
              </table:table-cell>
              <table:table-cell office:value-type="float" office:value="0.0166221397199777">
                <text:p>0.0166221397199777</text:p>
              </table:table-cell>
              <table:table-cell office:value-type="float" office:value="0.692806532236539">
                <text:p>0.692806532236539</text:p>
              </table:table-cell>
              <table:table-cell office:value-type="float" office:value="0.205001091941472">
                <text:p>0.205001091941472</text:p>
              </table:table-cell>
              <table:table-cell office:value-type="float" office:value="0.0538081458833807">
                <text:p>0.0538081458833807</text:p>
              </table:table-cell>
              <table:table-cell office:value-type="float" office:value="0.0144662226104681">
                <text:p>0.0144662226104681</text:p>
              </table:table-cell>
              <table:table-cell office:value-type="float" office:value="0.0173001747106355">
                <text:p>0.0173001747106355</text:p>
              </table:table-cell>
            </table:table-row>
            <table:table-row>
              <table:table-cell office:value-type="string">
                <text:p>christoph-nolte-_6sc3AzkEyA-unsplash(2).jpg</text:p>
              </table:table-cell>
              <table:table-cell office:value-type="float" office:value="0.0162107161950623">
                <text:p>0.0162107161950623</text:p>
              </table:table-cell>
              <table:table-cell office:value-type="float" office:value="0.687310335808984">
                <text:p>0.687310335808984</text:p>
              </table:table-cell>
              <table:table-cell office:value-type="float" office:value="0.209141189004573">
                <text:p>0.209141189004573</text:p>
              </table:table-cell>
              <table:table-cell office:value-type="float" office:value="0.0565306020407771">
                <text:p>0.0565306020407771</text:p>
              </table:table-cell>
              <table:table-cell office:value-type="float" office:value="0.0142007853876361">
                <text:p>0.0142007853876361</text:p>
              </table:table-cell>
              <table:table-cell office:value-type="float" office:value="0.0166081792622279">
                <text:p>0.0166081792622279</text:p>
              </table:table-cell>
            </table:table-row>
            <table:table-row>
              <table:table-cell office:value-type="string">
                <text:p>christoph-nolte-_6sc3AzkEyA-unsplash(3).jpg</text:p>
              </table:table-cell>
              <table:table-cell office:value-type="float" office:value="0.0200811261116558">
                <text:p>0.0200811261116558</text:p>
              </table:table-cell>
              <table:table-cell office:value-type="float" office:value="0.676171326896286">
                <text:p>0.676171326896286</text:p>
              </table:table-cell>
              <table:table-cell office:value-type="float" office:value="0.211631959759851">
                <text:p>0.211631959759851</text:p>
              </table:table-cell>
              <table:table-cell office:value-type="float" office:value="0.0594470974195771">
                <text:p>0.0594470974195771</text:p>
              </table:table-cell>
              <table:table-cell office:value-type="float" office:value="0.0138282736316835">
                <text:p>0.0138282736316835</text:p>
              </table:table-cell>
              <table:table-cell office:value-type="float" office:value="0.018838601648155">
                <text:p>0.018838601648155</text:p>
              </table:table-cell>
            </table:table-row>
            <table:table-row>
              <table:table-cell office:value-type="string">
                <text:p>christoph-nolte-_6sc3AzkEyA-unsplash.jpg</text:p>
              </table:table-cell>
              <table:table-cell office:value-type="float" office:value="0.0165275309854647">
                <text:p>0.0165275309854647</text:p>
              </table:table-cell>
              <table:table-cell office:value-type="float" office:value="0.703102409306124">
                <text:p>0.703102409306124</text:p>
              </table:table-cell>
              <table:table-cell office:value-type="float" office:value="0.195276303155385">
                <text:p>0.195276303155385</text:p>
              </table:table-cell>
              <table:table-cell office:value-type="float" office:value="0.0484987363007273">
                <text:p>0.0484987363007273</text:p>
              </table:table-cell>
              <table:table-cell office:value-type="float" office:value="0.0154097365545708">
                <text:p>0.0154097365545708</text:p>
              </table:table-cell>
              <table:table-cell office:value-type="float" office:value="0.0211880980498196">
                <text:p>0.0211880980498196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0.0171933808546985">
                <text:p>0.0171933808546985</text:p>
              </table:table-cell>
              <table:table-cell office:value-type="float" office:value="0.720168222888467">
                <text:p>0.720168222888467</text:p>
              </table:table-cell>
              <table:table-cell office:value-type="float" office:value="0.184834555670662">
                <text:p>0.184834555670662</text:p>
              </table:table-cell>
              <table:table-cell office:value-type="float" office:value="0.0398981881050227">
                <text:p>0.0398981881050227</text:p>
              </table:table-cell>
              <table:table-cell office:value-type="float" office:value="0.0150604765400421">
                <text:p>0.0150604765400421</text:p>
              </table:table-cell>
              <table:table-cell office:value-type="float" office:value="0.0228436666003472">
                <text:p>0.0228436666003472</text:p>
              </table:table-cell>
            </table:table-row>
            <table:table-row>
              <table:table-cell office:value-type="string">
                <text:p>eric-barbeau-RyRuudzKonE-unsplash.jpg</text:p>
              </table:table-cell>
              <table:table-cell office:value-type="float" office:value="0.0167922589822873">
                <text:p>0.0167922589822873</text:p>
              </table:table-cell>
              <table:table-cell office:value-type="float" office:value="0.640209627866083">
                <text:p>0.640209627866083</text:p>
              </table:table-cell>
              <table:table-cell office:value-type="float" office:value="0.235682179655625">
                <text:p>0.235682179655625</text:p>
              </table:table-cell>
              <table:table-cell office:value-type="float" office:value="0.0696773588074328">
                <text:p>0.0696773588074328</text:p>
              </table:table-cell>
              <table:table-cell office:value-type="float" office:value="0.0141866300492951">
                <text:p>0.0141866300492951</text:p>
              </table:table-cell>
              <table:table-cell office:value-type="float" office:value="0.0234546119118417">
                <text:p>0.0234546119118417</text:p>
              </table:table-cell>
            </table:table-row>
            <table:table-row>
              <table:table-cell office:value-type="string">
                <text:p>europeana-oYohiSeMhQ4-unsplash(1).jpg</text:p>
              </table:table-cell>
              <table:table-cell office:value-type="float" office:value="0.014819616793571">
                <text:p>0.014819616793571</text:p>
              </table:table-cell>
              <table:table-cell office:value-type="float" office:value="0.626438942058728">
                <text:p>0.626438942058728</text:p>
              </table:table-cell>
              <table:table-cell office:value-type="float" office:value="0.230293062774507">
                <text:p>0.230293062774507</text:p>
              </table:table-cell>
              <table:table-cell office:value-type="float" office:value="0.0649676825409003">
                <text:p>0.0649676825409003</text:p>
              </table:table-cell>
              <table:table-cell office:value-type="float" office:value="0.0174481673986843">
                <text:p>0.0174481673986843</text:p>
              </table:table-cell>
              <table:table-cell office:value-type="float" office:value="0.0460344463837051">
                <text:p>0.0460344463837051</text:p>
              </table:table-cell>
            </table:table-row>
            <table:table-row>
              <table:table-cell office:value-type="string">
                <text:p>europeana-oYohiSeMhQ4-unsplash(2).jpg</text:p>
              </table:table-cell>
              <table:table-cell office:value-type="float" office:value="0.014817927897545">
                <text:p>0.014817927897545</text:p>
              </table:table-cell>
              <table:table-cell office:value-type="float" office:value="0.627894086007558">
                <text:p>0.627894086007558</text:p>
              </table:table-cell>
              <table:table-cell office:value-type="float" office:value="0.227945970719727">
                <text:p>0.227945970719727</text:p>
              </table:table-cell>
              <table:table-cell office:value-type="float" office:value="0.0653018393130464">
                <text:p>0.0653018393130464</text:p>
              </table:table-cell>
              <table:table-cell office:value-type="float" office:value="0.0176964052541919">
                <text:p>0.0176964052541919</text:p>
              </table:table-cell>
              <table:table-cell office:value-type="float" office:value="0.0463467974161413">
                <text:p>0.0463467974161413</text:p>
              </table:table-cell>
            </table:table-row>
            <table:table-row>
              <table:table-cell office:value-type="string">
                <text:p>europeana-oYohiSeMhQ4-unsplash.jpg</text:p>
              </table:table-cell>
              <table:table-cell office:value-type="float" office:value="0.0339410891009186">
                <text:p>0.0339410891009186</text:p>
              </table:table-cell>
              <table:table-cell office:value-type="float" office:value="0.614007684732245">
                <text:p>0.614007684732245</text:p>
              </table:table-cell>
              <table:table-cell office:value-type="float" office:value="0.226488513262621">
                <text:p>0.226488513262621</text:p>
              </table:table-cell>
              <table:table-cell office:value-type="float" office:value="0.063572189664358">
                <text:p>0.063572189664358</text:p>
              </table:table-cell>
              <table:table-cell office:value-type="float" office:value="0.0170896498280622">
                <text:p>0.0170896498280622</text:p>
              </table:table-cell>
              <table:table-cell office:value-type="float" office:value="0.0449007926898177">
                <text:p>0.0449007926898177</text:p>
              </table:table-cell>
            </table:table-row>
            <table:table-row>
              <table:table-cell office:value-type="string">
                <text:p>filip-kvasnak-O67hc8Ws_xo-unsplash(1).jpg</text:p>
              </table:table-cell>
              <table:table-cell office:value-type="float" office:value="0.0174179753844722">
                <text:p>0.0174179753844722</text:p>
              </table:table-cell>
              <table:table-cell office:value-type="float" office:value="0.643605313975943">
                <text:p>0.643605313975943</text:p>
              </table:table-cell>
              <table:table-cell office:value-type="float" office:value="0.232291942951537">
                <text:p>0.232291942951537</text:p>
              </table:table-cell>
              <table:table-cell office:value-type="float" office:value="0.068292036015914">
                <text:p>0.068292036015914</text:p>
              </table:table-cell>
              <table:table-cell office:value-type="float" office:value="0.0145253484097625">
                <text:p>0.0145253484097625</text:p>
              </table:table-cell>
              <table:table-cell office:value-type="float" office:value="0.0238642190735441">
                <text:p>0.0238642190735441</text:p>
              </table:table-cell>
            </table:table-row>
            <table:table-row>
              <table:table-cell office:value-type="string">
                <text:p>filip-kvasnak-O67hc8Ws_xo-unsplash(2).jpg</text:p>
              </table:table-cell>
              <table:table-cell office:value-type="float" office:value="0.0156443685700166">
                <text:p>0.0156443685700166</text:p>
              </table:table-cell>
              <table:table-cell office:value-type="float" office:value="0.646099704988244">
                <text:p>0.646099704988244</text:p>
              </table:table-cell>
              <table:table-cell office:value-type="float" office:value="0.232459080222232">
                <text:p>0.232459080222232</text:p>
              </table:table-cell>
              <table:table-cell office:value-type="float" office:value="0.0684849573955104">
                <text:p>0.0684849573955104</text:p>
              </table:table-cell>
              <table:table-cell office:value-type="float" office:value="0.014375818021175">
                <text:p>0.014375818021175</text:p>
              </table:table-cell>
              <table:table-cell office:value-type="float" office:value="0.0229350524881321">
                <text:p>0.0229350524881321</text:p>
              </table:table-cell>
            </table:table-row>
            <table:table-row>
              <table:table-cell office:value-type="string">
                <text:p>filip-kvasnak-O67hc8Ws_xo-unsplash(3).jpg</text:p>
              </table:table-cell>
              <table:table-cell office:value-type="float" office:value="0.0163051254667696">
                <text:p>0.0163051254667696</text:p>
              </table:table-cell>
              <table:table-cell office:value-type="float" office:value="0.645868358022808">
                <text:p>0.645868358022808</text:p>
              </table:table-cell>
              <table:table-cell office:value-type="float" office:value="0.233612148376805">
                <text:p>0.233612148376805</text:p>
              </table:table-cell>
              <table:table-cell office:value-type="float" office:value="0.0677172468853639">
                <text:p>0.0677172468853639</text:p>
              </table:table-cell>
              <table:table-cell office:value-type="float" office:value="0.01401247780021">
                <text:p>0.01401247780021</text:p>
              </table:table-cell>
              <table:table-cell office:value-type="float" office:value="0.022483591781597">
                <text:p>0.022483591781597</text:p>
              </table:table-cell>
            </table:table-row>
            <table:table-row>
              <table:table-cell office:value-type="string">
                <text:p>filip-kvasnak-O67hc8Ws_xo-unsplash.jpg</text:p>
              </table:table-cell>
              <table:table-cell office:value-type="float" office:value="0.0151105139911387">
                <text:p>0.0151105139911387</text:p>
              </table:table-cell>
              <table:table-cell office:value-type="float" office:value="0.655481898279958">
                <text:p>0.655481898279958</text:p>
              </table:table-cell>
              <table:table-cell office:value-type="float" office:value="0.222050994794387">
                <text:p>0.222050994794387</text:p>
              </table:table-cell>
              <table:table-cell office:value-type="float" office:value="0.0631483852490777">
                <text:p>0.0631483852490777</text:p>
              </table:table-cell>
              <table:table-cell office:value-type="float" office:value="0.0154319900941727">
                <text:p>0.0154319900941727</text:p>
              </table:table-cell>
              <table:table-cell office:value-type="float" office:value="0.0287781549554406">
                <text:p>0.0287781549554406</text:p>
              </table:table-cell>
            </table:table-row>
            <table:table-row>
              <table:table-cell office:value-type="string">
                <text:p>galactic-night-sky-astronomy-science-combined-generative-ai.jpg</text:p>
              </table:table-cell>
              <table:table-cell office:value-type="float" office:value="0.0193598853041424">
                <text:p>0.0193598853041424</text:p>
              </table:table-cell>
              <table:table-cell office:value-type="float" office:value="0.671033885773025">
                <text:p>0.671033885773025</text:p>
              </table:table-cell>
              <table:table-cell office:value-type="float" office:value="0.215724994439535">
                <text:p>0.215724994439535</text:p>
              </table:table-cell>
              <table:table-cell office:value-type="float" office:value="0.0595088456475086">
                <text:p>0.0595088456475086</text:p>
              </table:table-cell>
              <table:table-cell office:value-type="float" office:value="0.0142286433067032">
                <text:p>0.0142286433067032</text:p>
              </table:table-cell>
              <table:table-cell office:value-type="float" office:value="0.0201440611230336">
                <text:p>0.0201440611230336</text:p>
              </table:table-cell>
            </table:table-row>
            <table:table-row>
              <table:table-cell office:value-type="string">
                <text:p>galaxy-nature-aesthetic-background-starry-sky-mountain-remixed-media.jpg</text:p>
              </table:table-cell>
              <table:table-cell office:value-type="float" office:value="0.0152856786557564">
                <text:p>0.0152856786557564</text:p>
              </table:table-cell>
              <table:table-cell office:value-type="float" office:value="0.618786972748629">
                <text:p>0.618786972748629</text:p>
              </table:table-cell>
              <table:table-cell office:value-type="float" office:value="0.232227318278147">
                <text:p>0.232227318278147</text:p>
              </table:table-cell>
              <table:table-cell office:value-type="float" office:value="0.0675220772393482">
                <text:p>0.0675220772393482</text:p>
              </table:table-cell>
              <table:table-cell office:value-type="float" office:value="0.0174525561507868">
                <text:p>0.0174525561507868</text:p>
              </table:table-cell>
              <table:table-cell office:value-type="float" office:value="0.0487247995388161">
                <text:p>0.0487247995388161</text:p>
              </table:table-cell>
            </table:table-row>
            <table:table-row>
              <table:table-cell office:value-type="string">
                <text:p>henry-chen-C9ZwRUAPaIQ-unsplash(1).jpg</text:p>
              </table:table-cell>
              <table:table-cell office:value-type="float" office:value="0.0307963625563931">
                <text:p>0.0307963625563931</text:p>
              </table:table-cell>
              <table:table-cell office:value-type="float" office:value="0.644731693749499">
                <text:p>0.644731693749499</text:p>
              </table:table-cell>
              <table:table-cell office:value-type="float" office:value="0.224680026587846">
                <text:p>0.224680026587846</text:p>
              </table:table-cell>
              <table:table-cell office:value-type="float" office:value="0.0657271351595978">
                <text:p>0.0657271351595978</text:p>
              </table:table-cell>
              <table:table-cell office:value-type="float" office:value="0.0140768973303728">
                <text:p>0.0140768973303728</text:p>
              </table:table-cell>
              <table:table-cell office:value-type="float" office:value="0.0199901474116921">
                <text:p>0.0199901474116921</text:p>
              </table:table-cell>
            </table:table-row>
            <table:table-row>
              <table:table-cell office:value-type="string">
                <text:p>henry-chen-C9ZwRUAPaIQ-unsplash(2).jpg</text:p>
              </table:table-cell>
              <table:table-cell office:value-type="float" office:value="0.0249930999264397">
                <text:p>0.0249930999264397</text:p>
              </table:table-cell>
              <table:table-cell office:value-type="float" office:value="0.649354675939717">
                <text:p>0.649354675939717</text:p>
              </table:table-cell>
              <table:table-cell office:value-type="float" office:value="0.225751864843669">
                <text:p>0.225751864843669</text:p>
              </table:table-cell>
              <table:table-cell office:value-type="float" office:value="0.0661236784991276">
                <text:p>0.0661236784991276</text:p>
              </table:table-cell>
              <table:table-cell office:value-type="float" office:value="0.0140954520308102">
                <text:p>0.0140954520308102</text:p>
              </table:table-cell>
              <table:table-cell office:value-type="float" office:value="0.0196818670930324">
                <text:p>0.0196818670930324</text:p>
              </table:table-cell>
            </table:table-row>
            <table:table-row>
              <table:table-cell office:value-type="string">
                <text:p>henry-chen-C9ZwRUAPaIQ-unsplash(3).jpg</text:p>
              </table:table-cell>
              <table:table-cell office:value-type="float" office:value="0.0246091674582602">
                <text:p>0.0246091674582602</text:p>
              </table:table-cell>
              <table:table-cell office:value-type="float" office:value="0.65291333258199">
                <text:p>0.65291333258199</text:p>
              </table:table-cell>
              <table:table-cell office:value-type="float" office:value="0.224218737421713">
                <text:p>0.224218737421713</text:p>
              </table:table-cell>
              <table:table-cell office:value-type="float" office:value="0.0656514949042843">
                <text:p>0.0656514949042843</text:p>
              </table:table-cell>
              <table:table-cell office:value-type="float" office:value="0.013793691938626">
                <text:p>0.013793691938626</text:p>
              </table:table-cell>
              <table:table-cell office:value-type="float" office:value="0.0188173592439342">
                <text:p>0.0188173592439342</text:p>
              </table:table-cell>
            </table:table-row>
            <table:table-row>
              <table:table-cell office:value-type="string">
                <text:p>henry-chen-C9ZwRUAPaIQ-unsplash.jpg</text:p>
              </table:table-cell>
              <table:table-cell office:value-type="float" office:value="0.0153774114601415">
                <text:p>0.0153774114601415</text:p>
              </table:table-cell>
              <table:table-cell office:value-type="float" office:value="0.651103881909709">
                <text:p>0.651103881909709</text:p>
              </table:table-cell>
              <table:table-cell office:value-type="float" office:value="0.228648210772653">
                <text:p>0.228648210772653</text:p>
              </table:table-cell>
              <table:table-cell office:value-type="float" office:value="0.0676104631975072">
                <text:p>0.0676104631975072</text:p>
              </table:table-cell>
              <table:table-cell office:value-type="float" office:value="0.0145347237402116">
                <text:p>0.0145347237402116</text:p>
              </table:table-cell>
              <table:table-cell office:value-type="float" office:value="0.022726123276457">
                <text:p>0.022726123276457</text:p>
              </table:table-cell>
            </table:table-row>
            <table:table-row>
              <table:table-cell office:value-type="string">
                <text:p>imad-786-bS86J4xzmbM-unsplash(1).jpg</text:p>
              </table:table-cell>
              <table:table-cell office:value-type="float" office:value="0.0159434704938384">
                <text:p>0.0159434704938384</text:p>
              </table:table-cell>
              <table:table-cell office:value-type="float" office:value="0.674345989644836">
                <text:p>0.674345989644836</text:p>
              </table:table-cell>
              <table:table-cell office:value-type="float" office:value="0.218842916401732">
                <text:p>0.218842916401732</text:p>
              </table:table-cell>
              <table:table-cell office:value-type="float" office:value="0.0595857177460865">
                <text:p>0.0595857177460865</text:p>
              </table:table-cell>
              <table:table-cell office:value-type="float" office:value="0.0139965028612953">
                <text:p>0.0139965028612953</text:p>
              </table:table-cell>
              <table:table-cell office:value-type="float" office:value="0.0172851379174615">
                <text:p>0.0172851379174615</text:p>
              </table:table-cell>
            </table:table-row>
            <table:table-row>
              <table:table-cell office:value-type="string">
                <text:p>imad-786-bS86J4xzmbM-unsplash(2).jpg</text:p>
              </table:table-cell>
              <table:table-cell office:value-type="float" office:value="0.0224086727757473">
                <text:p>0.0224086727757473</text:p>
              </table:table-cell>
              <table:table-cell office:value-type="float" office:value="0.669756519589668">
                <text:p>0.669756519589668</text:p>
              </table:table-cell>
              <table:table-cell office:value-type="float" office:value="0.217069524633485">
                <text:p>0.217069524633485</text:p>
              </table:table-cell>
              <table:table-cell office:value-type="float" office:value="0.0587272160130892">
                <text:p>0.0587272160130892</text:p>
              </table:table-cell>
              <table:table-cell office:value-type="float" office:value="0.0139870285031575">
                <text:p>0.0139870285031575</text:p>
              </table:table-cell>
              <table:table-cell office:value-type="float" office:value="0.0180485666025154">
                <text:p>0.0180485666025154</text:p>
              </table:table-cell>
            </table:table-row>
            <table:table-row>
              <table:table-cell office:value-type="string">
                <text:p>imad-786-bS86J4xzmbM-unsplash(3).jpg</text:p>
              </table:table-cell>
              <table:table-cell office:value-type="float" office:value="0.0221275553300235">
                <text:p>0.0221275553300235</text:p>
              </table:table-cell>
              <table:table-cell office:value-type="float" office:value="0.6680850793065">
                <text:p>0.6680850793065</text:p>
              </table:table-cell>
              <table:table-cell office:value-type="float" office:value="0.21764865892399">
                <text:p>0.21764865892399</text:p>
              </table:table-cell>
              <table:table-cell office:value-type="float" office:value="0.0617041313190283">
                <text:p>0.0617041313190283</text:p>
              </table:table-cell>
              <table:table-cell office:value-type="float" office:value="0.0136381886525928">
                <text:p>0.0136381886525928</text:p>
              </table:table-cell>
              <table:table-cell office:value-type="float" office:value="0.0167964978198865">
                <text:p>0.0167964978198865</text:p>
              </table:table-cell>
            </table:table-row>
            <table:table-row>
              <table:table-cell office:value-type="string">
                <text:p>imad-786-bS86J4xzmbM-unsplash.jpg</text:p>
              </table:table-cell>
              <table:table-cell office:value-type="float" office:value="0.0159008449502892">
                <text:p>0.0159008449502892</text:p>
              </table:table-cell>
              <table:table-cell office:value-type="float" office:value="0.673598635285337">
                <text:p>0.673598635285337</text:p>
              </table:table-cell>
              <table:table-cell office:value-type="float" office:value="0.218034491030733">
                <text:p>0.218034491030733</text:p>
              </table:table-cell>
              <table:table-cell office:value-type="float" office:value="0.0569368552922675">
                <text:p>0.0569368552922675</text:p>
              </table:table-cell>
              <table:table-cell office:value-type="float" office:value="0.0144568062478343">
                <text:p>0.0144568062478343</text:p>
              </table:table-cell>
              <table:table-cell office:value-type="float" office:value="0.0210770050910254">
                <text:p>0.0210770050910254</text:p>
              </table:table-cell>
            </table:table-row>
            <table:table-row>
              <table:table-cell office:value-type="string">
                <text:p>image_10_1772x4317.jpg</text:p>
              </table:table-cell>
              <table:table-cell office:value-type="float" office:value="0.0236569383202054">
                <text:p>0.0236569383202054</text:p>
              </table:table-cell>
              <table:table-cell office:value-type="float" office:value="0.661922156884034">
                <text:p>0.661922156884034</text:p>
              </table:table-cell>
              <table:table-cell office:value-type="float" office:value="0.213631126038883">
                <text:p>0.213631126038883</text:p>
              </table:table-cell>
              <table:table-cell office:value-type="float" office:value="0.0561842653656623">
                <text:p>0.0561842653656623</text:p>
              </table:table-cell>
              <table:table-cell office:value-type="float" office:value="0.0157548428672997">
                <text:p>0.0157548428672997</text:p>
              </table:table-cell>
              <table:table-cell office:value-type="float" office:value="0.0288525968135667">
                <text:p>0.0288525968135667</text:p>
              </table:table-cell>
            </table:table-row>
            <table:table-row>
              <table:table-cell office:value-type="string">
                <text:p>image_11_4655x1401.jpg</text:p>
              </table:table-cell>
              <table:table-cell office:value-type="float" office:value="0.0376650318822955">
                <text:p>0.0376650318822955</text:p>
              </table:table-cell>
              <table:table-cell office:value-type="float" office:value="0.645434471281932">
                <text:p>0.645434471281932</text:p>
              </table:table-cell>
              <table:table-cell office:value-type="float" office:value="0.22032026305894">
                <text:p>0.22032026305894</text:p>
              </table:table-cell>
              <table:table-cell office:value-type="float" office:value="0.0582245921706363">
                <text:p>0.0582245921706363</text:p>
              </table:table-cell>
              <table:table-cell office:value-type="float" office:value="0.0140977350369227">
                <text:p>0.0140977350369227</text:p>
              </table:table-cell>
              <table:table-cell office:value-type="float" office:value="0.0242592266643198">
                <text:p>0.0242592266643198</text:p>
              </table:table-cell>
            </table:table-row>
            <table:table-row>
              <table:table-cell office:value-type="string">
                <text:p>image_12_4277x1506.jpg</text:p>
              </table:table-cell>
              <table:table-cell office:value-type="float" office:value="0.0439118784134842">
                <text:p>0.0439118784134842</text:p>
              </table:table-cell>
              <table:table-cell office:value-type="float" office:value="0.653130689140262">
                <text:p>0.653130689140262</text:p>
              </table:table-cell>
              <table:table-cell office:value-type="float" office:value="0.211700861169636">
                <text:p>0.211700861169636</text:p>
              </table:table-cell>
              <table:table-cell office:value-type="float" office:value="0.0578628265182973">
                <text:p>0.0578628265182973</text:p>
              </table:table-cell>
              <table:table-cell office:value-type="float" office:value="0.0139734080634934">
                <text:p>0.0139734080634934</text:p>
              </table:table-cell>
              <table:table-cell office:value-type="float" office:value="0.0194220140323603">
                <text:p>0.0194220140323603</text:p>
              </table:table-cell>
            </table:table-row>
            <table:table-row>
              <table:table-cell office:value-type="string">
                <text:p>image_13_633x2563.jpg</text:p>
              </table:table-cell>
              <table:table-cell office:value-type="float" office:value="0.0158852267645665">
                <text:p>0.0158852267645665</text:p>
              </table:table-cell>
              <table:table-cell office:value-type="float" office:value="0.672266205304879">
                <text:p>0.672266205304879</text:p>
              </table:table-cell>
              <table:table-cell office:value-type="float" office:value="0.208026489223261">
                <text:p>0.208026489223261</text:p>
              </table:table-cell>
              <table:table-cell office:value-type="float" office:value="0.0546425646445242">
                <text:p>0.0546425646445242</text:p>
              </table:table-cell>
              <table:table-cell office:value-type="float" office:value="0.0162610267086269">
                <text:p>0.0162610267086269</text:p>
              </table:table-cell>
              <table:table-cell office:value-type="float" office:value="0.0329189228117835">
                <text:p>0.0329189228117835</text:p>
              </table:table-cell>
            </table:table-row>
            <table:table-row>
              <table:table-cell office:value-type="string">
                <text:p>image_1_394x2626.jpg</text:p>
              </table:table-cell>
              <table:table-cell office:value-type="float" office:value="0.015069875834204">
                <text:p>0.015069875834204</text:p>
              </table:table-cell>
              <table:table-cell office:value-type="float" office:value="0.634057116762507">
                <text:p>0.634057116762507</text:p>
              </table:table-cell>
              <table:table-cell office:value-type="float" office:value="0.2264242583681">
                <text:p>0.2264242583681</text:p>
              </table:table-cell>
              <table:table-cell office:value-type="float" office:value="0.0631289879854764">
                <text:p>0.0631289879854764</text:p>
              </table:table-cell>
              <table:table-cell office:value-type="float" office:value="0.0175381270645697">
                <text:p>0.0175381270645697</text:p>
              </table:table-cell>
              <table:table-cell office:value-type="float" office:value="0.0437809142553651">
                <text:p>0.0437809142553651</text:p>
              </table:table-cell>
            </table:table-row>
            <table:table-row>
              <table:table-cell office:value-type="string">
                <text:p>image_14_3221x373.jpg</text:p>
              </table:table-cell>
              <table:table-cell office:value-type="float" office:value="0.016151242838662">
                <text:p>0.016151242838662</text:p>
              </table:table-cell>
              <table:table-cell office:value-type="float" office:value="0.68494963962299">
                <text:p>0.68494963962299</text:p>
              </table:table-cell>
              <table:table-cell office:value-type="float" office:value="0.211616152282388">
                <text:p>0.211616152282388</text:p>
              </table:table-cell>
              <table:table-cell office:value-type="float" office:value="0.0603372759194234">
                <text:p>0.0603372759194234</text:p>
              </table:table-cell>
              <table:table-cell office:value-type="float" office:value="0.0141787100351137">
                <text:p>0.0141787100351137</text:p>
              </table:table-cell>
              <table:table-cell office:value-type="float" office:value="0.0127683422657549">
                <text:p>0.0127683422657549</text:p>
              </table:table-cell>
            </table:table-row>
            <table:table-row>
              <table:table-cell office:value-type="string">
                <text:p>image_15_1821x1543.jpg</text:p>
              </table:table-cell>
              <table:table-cell office:value-type="float" office:value="0.0326503383390282">
                <text:p>0.0326503383390282</text:p>
              </table:table-cell>
              <table:table-cell office:value-type="float" office:value="0.664313128702826">
                <text:p>0.664313128702826</text:p>
              </table:table-cell>
              <table:table-cell office:value-type="float" office:value="0.218331562676468">
                <text:p>0.218331562676468</text:p>
              </table:table-cell>
              <table:table-cell office:value-type="float" office:value="0.0500124424536519">
                <text:p>0.0500124424536519</text:p>
              </table:table-cell>
              <table:table-cell office:value-type="float" office:value="0.0137498683971248">
                <text:p>0.0137498683971248</text:p>
              </table:table-cell>
              <table:table-cell office:value-type="float" office:value="0.0209422765861736">
                <text:p>0.0209422765861736</text:p>
              </table:table-cell>
            </table:table-row>
            <table:table-row>
              <table:table-cell office:value-type="string">
                <text:p>image_16_1922x3627.jpg</text:p>
              </table:table-cell>
              <table:table-cell office:value-type="float" office:value="0.0442179367159708">
                <text:p>0.0442179367159708</text:p>
              </table:table-cell>
              <table:table-cell office:value-type="float" office:value="0.645639393372028">
                <text:p>0.645639393372028</text:p>
              </table:table-cell>
              <table:table-cell office:value-type="float" office:value="0.219796292829058">
                <text:p>0.219796292829058</text:p>
              </table:table-cell>
              <table:table-cell office:value-type="float" office:value="0.058657180303314">
                <text:p>0.058657180303314</text:p>
              </table:table-cell>
              <table:table-cell office:value-type="float" office:value="0.0136046807713911">
                <text:p>0.0136046807713911</text:p>
              </table:table-cell>
              <table:table-cell office:value-type="float" office:value="0.0180822317917993">
                <text:p>0.0180822317917993</text:p>
              </table:table-cell>
            </table:table-row>
            <table:table-row>
              <table:table-cell office:value-type="string">
                <text:p>image_17_585x2590.jpg</text:p>
              </table:table-cell>
              <table:table-cell office:value-type="float" office:value="0.0155637855044074">
                <text:p>0.0155637855044074</text:p>
              </table:table-cell>
              <table:table-cell office:value-type="float" office:value="0.654953127186232">
                <text:p>0.654953127186232</text:p>
              </table:table-cell>
              <table:table-cell office:value-type="float" office:value="0.23302434587939">
                <text:p>0.23302434587939</text:p>
              </table:table-cell>
              <table:table-cell office:value-type="float" office:value="0.0671544004477403">
                <text:p>0.0671544004477403</text:p>
              </table:table-cell>
              <table:table-cell office:value-type="float" office:value="0.0134848013152372">
                <text:p>0.0134848013152372</text:p>
              </table:table-cell>
              <table:table-cell office:value-type="float" office:value="0.0158189100321813">
                <text:p>0.0158189100321813</text:p>
              </table:table-cell>
            </table:table-row>
            <table:table-row>
              <table:table-cell office:value-type="string">
                <text:p>image_18_575x1328.jpg</text:p>
              </table:table-cell>
              <table:table-cell office:value-type="float" office:value="0.0161881416708152">
                <text:p>0.0161881416708152</text:p>
              </table:table-cell>
              <table:table-cell office:value-type="float" office:value="0.679429738173055">
                <text:p>0.679429738173055</text:p>
              </table:table-cell>
              <table:table-cell office:value-type="float" office:value="0.207737206265377">
                <text:p>0.207737206265377</text:p>
              </table:table-cell>
              <table:table-cell office:value-type="float" office:value="0.0541387993044884">
                <text:p>0.0541387993044884</text:p>
              </table:table-cell>
              <table:table-cell office:value-type="float" office:value="0.0156665440141988">
                <text:p>0.0156665440141988</text:p>
              </table:table-cell>
              <table:table-cell office:value-type="float" office:value="0.026840508502702">
                <text:p>0.026840508502702</text:p>
              </table:table-cell>
            </table:table-row>
            <table:table-row>
              <table:table-cell office:value-type="string">
                <text:p>image_19_2635x4649.jpg</text:p>
              </table:table-cell>
              <table:table-cell office:value-type="float" office:value="0.0175690689529449">
                <text:p>0.0175690689529449</text:p>
              </table:table-cell>
              <table:table-cell office:value-type="float" office:value="0.673829700257427">
                <text:p>0.673829700257427</text:p>
              </table:table-cell>
              <table:table-cell office:value-type="float" office:value="0.213790809956801">
                <text:p>0.213790809956801</text:p>
              </table:table-cell>
              <table:table-cell office:value-type="float" office:value="0.0562744859740805">
                <text:p>0.0562744859740805</text:p>
              </table:table-cell>
              <table:table-cell office:value-type="float" office:value="0.0148307719503707">
                <text:p>0.0148307719503707</text:p>
              </table:table-cell>
              <table:table-cell office:value-type="float" office:value="0.0237043011346687">
                <text:p>0.0237043011346687</text:p>
              </table:table-cell>
            </table:table-row>
            <table:table-row>
              <table:table-cell office:value-type="string">
                <text:p>image_20_944x452.jpg</text:p>
              </table:table-cell>
              <table:table-cell office:value-type="float" office:value="0.0296592791856449">
                <text:p>0.0296592791856449</text:p>
              </table:table-cell>
              <table:table-cell office:value-type="float" office:value="0.644930150093235">
                <text:p>0.644930150093235</text:p>
              </table:table-cell>
              <table:table-cell office:value-type="float" office:value="0.223748968300064">
                <text:p>0.223748968300064</text:p>
              </table:table-cell>
              <table:table-cell office:value-type="float" office:value="0.0607227096261425">
                <text:p>0.0607227096261425</text:p>
              </table:table-cell>
              <table:table-cell office:value-type="float" office:value="0.0141271665698652">
                <text:p>0.0141271665698652</text:p>
              </table:table-cell>
              <table:table-cell office:value-type="float" office:value="0.0268162504203222">
                <text:p>0.0268162504203222</text:p>
              </table:table-cell>
            </table:table-row>
            <table:table-row>
              <table:table-cell office:value-type="string">
                <text:p>image_21_3762x2135.jpg</text:p>
              </table:table-cell>
              <table:table-cell office:value-type="float" office:value="0.0152643555036193">
                <text:p>0.0152643555036193</text:p>
              </table:table-cell>
              <table:table-cell office:value-type="float" office:value="0.644866426461519">
                <text:p>0.644866426461519</text:p>
              </table:table-cell>
              <table:table-cell office:value-type="float" office:value="0.235140390171065">
                <text:p>0.235140390171065</text:p>
              </table:table-cell>
              <table:table-cell office:value-type="float" office:value="0.0706469308923297">
                <text:p>0.0706469308923297</text:p>
              </table:table-cell>
              <table:table-cell office:value-type="float" office:value="0.0140443405719479">
                <text:p>0.0140443405719479</text:p>
              </table:table-cell>
              <table:table-cell office:value-type="float" office:value="0.0200376862401402">
                <text:p>0.0200376862401402</text:p>
              </table:table-cell>
            </table:table-row>
            <table:table-row>
              <table:table-cell office:value-type="string">
                <text:p>image_22_4269x338.jpg</text:p>
              </table:table-cell>
              <table:table-cell office:value-type="float" office:value="0.0151554794015639">
                <text:p>0.0151554794015639</text:p>
              </table:table-cell>
              <table:table-cell office:value-type="float" office:value="0.644385031545373">
                <text:p>0.644385031545373</text:p>
              </table:table-cell>
              <table:table-cell office:value-type="float" office:value="0.227928577464611">
                <text:p>0.227928577464611</text:p>
              </table:table-cell>
              <table:table-cell office:value-type="float" office:value="0.0602197478168157">
                <text:p>0.0602197478168157</text:p>
              </table:table-cell>
              <table:table-cell office:value-type="float" office:value="0.0163105308864169">
                <text:p>0.0163105308864169</text:p>
              </table:table-cell>
              <table:table-cell office:value-type="float" office:value="0.0360021791388806">
                <text:p>0.0360021791388806</text:p>
              </table:table-cell>
            </table:table-row>
            <table:table-row>
              <table:table-cell office:value-type="string">
                <text:p>image_23_863x1489.jpg</text:p>
              </table:table-cell>
              <table:table-cell office:value-type="float" office:value="0.0154285369238516">
                <text:p>0.0154285369238516</text:p>
              </table:table-cell>
              <table:table-cell office:value-type="float" office:value="0.649834406586074">
                <text:p>0.649834406586074</text:p>
              </table:table-cell>
              <table:table-cell office:value-type="float" office:value="0.225325762568929">
                <text:p>0.225325762568929</text:p>
              </table:table-cell>
              <table:table-cell office:value-type="float" office:value="0.0591524646604414">
                <text:p>0.0591524646604414</text:p>
              </table:table-cell>
              <table:table-cell office:value-type="float" office:value="0.0160741260802463">
                <text:p>0.0160741260802463</text:p>
              </table:table-cell>
              <table:table-cell office:value-type="float" office:value="0.0341849078694739">
                <text:p>0.0341849078694739</text:p>
              </table:table-cell>
            </table:table-row>
            <table:table-row>
              <table:table-cell office:value-type="string">
                <text:p>image_24_840x1058.jpg</text:p>
              </table:table-cell>
              <table:table-cell office:value-type="float" office:value="0.016216200228523">
                <text:p>0.016216200228523</text:p>
              </table:table-cell>
              <table:table-cell office:value-type="float" office:value="0.684884166217819">
                <text:p>0.684884166217819</text:p>
              </table:table-cell>
              <table:table-cell office:value-type="float" office:value="0.208998950786599">
                <text:p>0.208998950786599</text:p>
              </table:table-cell>
              <table:table-cell office:value-type="float" office:value="0.0533563931966139">
                <text:p>0.0533563931966139</text:p>
              </table:table-cell>
              <table:table-cell office:value-type="float" office:value="0.0144063538121939">
                <text:p>0.0144063538121939</text:p>
              </table:table-cell>
              <table:table-cell office:value-type="float" office:value="0.0221348846332268">
                <text:p>0.0221348846332268</text:p>
              </table:table-cell>
            </table:table-row>
            <table:table-row>
              <table:table-cell office:value-type="string">
                <text:p>image_2_4984x2676.jpg</text:p>
              </table:table-cell>
              <table:table-cell office:value-type="float" office:value="0.0175670770798107">
                <text:p>0.0175670770798107</text:p>
              </table:table-cell>
              <table:table-cell office:value-type="float" office:value="0.641786217168401">
                <text:p>0.641786217168401</text:p>
              </table:table-cell>
              <table:table-cell office:value-type="float" office:value="0.218069024557">
                <text:p>0.218069024557</text:p>
              </table:table-cell>
              <table:table-cell office:value-type="float" office:value="0.0599143148773312">
                <text:p>0.0599143148773312</text:p>
              </table:table-cell>
              <table:table-cell office:value-type="float" office:value="0.0173174784867202">
                <text:p>0.0173174784867202</text:p>
              </table:table-cell>
              <table:table-cell office:value-type="float" office:value="0.0453457135165182">
                <text:p>0.0453457135165182</text:p>
              </table:table-cell>
            </table:table-row>
            <table:table-row>
              <table:table-cell office:value-type="string">
                <text:p>image_25_1843x173.jpg</text:p>
              </table:table-cell>
              <table:table-cell office:value-type="float" office:value="0.0150958044806517">
                <text:p>0.0150958044806517</text:p>
              </table:table-cell>
              <table:table-cell office:value-type="float" office:value="0.645869653767821">
                <text:p>0.645869653767821</text:p>
              </table:table-cell>
              <table:table-cell office:value-type="float" office:value="0.231289613034623">
                <text:p>0.231289613034623</text:p>
              </table:table-cell>
              <table:table-cell office:value-type="float" office:value="0.0574877393075356">
                <text:p>0.0574877393075356</text:p>
              </table:table-cell>
              <table:table-cell office:value-type="float" office:value="0.0151795519348269">
                <text:p>0.0151795519348269</text:p>
              </table:table-cell>
              <table:table-cell office:value-type="float" office:value="0.0350788594704684">
                <text:p>0.0350788594704684</text:p>
              </table:table-cell>
            </table:table-row>
            <table:table-row>
              <table:table-cell office:value-type="string">
                <text:p>image_26_1490x1992.jpg</text:p>
              </table:table-cell>
              <table:table-cell office:value-type="float" office:value="0.0154991213751148">
                <text:p>0.0154991213751148</text:p>
              </table:table-cell>
              <table:table-cell office:value-type="float" office:value="0.654660279911156">
                <text:p>0.654660279911156</text:p>
              </table:table-cell>
              <table:table-cell office:value-type="float" office:value="0.225161675898918">
                <text:p>0.225161675898918</text:p>
              </table:table-cell>
              <table:table-cell office:value-type="float" office:value="0.0619806970126754">
                <text:p>0.0619806970126754</text:p>
              </table:table-cell>
              <table:table-cell office:value-type="float" office:value="0.0153321380466875">
                <text:p>0.0153321380466875</text:p>
              </table:table-cell>
              <table:table-cell office:value-type="float" office:value="0.027367871765367">
                <text:p>0.027367871765367</text:p>
              </table:table-cell>
            </table:table-row>
            <table:table-row>
              <table:table-cell office:value-type="string">
                <text:p>image_27_2697x3028.jpg</text:p>
              </table:table-cell>
              <table:table-cell office:value-type="float" office:value="0.0436171971487197">
                <text:p>0.0436171971487197</text:p>
              </table:table-cell>
              <table:table-cell office:value-type="float" office:value="0.658864220581991">
                <text:p>0.658864220581991</text:p>
              </table:table-cell>
              <table:table-cell office:value-type="float" office:value="0.212692022185268">
                <text:p>0.212692022185268</text:p>
              </table:table-cell>
              <table:table-cell office:value-type="float" office:value="0.0563075985516689">
                <text:p>0.0563075985516689</text:p>
              </table:table-cell>
              <table:table-cell office:value-type="float" office:value="0.0134457183793473">
                <text:p>0.0134457183793473</text:p>
              </table:table-cell>
              <table:table-cell office:value-type="float" office:value="0.0150709416421118">
                <text:p>0.0150709416421118</text:p>
              </table:table-cell>
            </table:table-row>
            <table:table-row>
              <table:table-cell office:value-type="string">
                <text:p>image_28_1007x4084.jpg</text:p>
              </table:table-cell>
              <table:table-cell office:value-type="float" office:value="0.0328340037509709">
                <text:p>0.0328340037509709</text:p>
              </table:table-cell>
              <table:table-cell office:value-type="float" office:value="0.643771430736491">
                <text:p>0.643771430736491</text:p>
              </table:table-cell>
              <table:table-cell office:value-type="float" office:value="0.221023749834237">
                <text:p>0.221023749834237</text:p>
              </table:table-cell>
              <table:table-cell office:value-type="float" office:value="0.0551693935930386">
                <text:p>0.0551693935930386</text:p>
              </table:table-cell>
              <table:table-cell office:value-type="float" office:value="0.0152862799083096">
                <text:p>0.0152862799083096</text:p>
              </table:table-cell>
              <table:table-cell office:value-type="float" office:value="0.0319118584987276">
                <text:p>0.0319118584987276</text:p>
              </table:table-cell>
            </table:table-row>
            <table:table-row>
              <table:table-cell office:value-type="string">
                <text:p>image_29_3767x160.jpg</text:p>
              </table:table-cell>
              <table:table-cell office:value-type="float" office:value="0.0148125235696156">
                <text:p>0.0148125235696156</text:p>
              </table:table-cell>
              <table:table-cell office:value-type="float" office:value="0.6311953661606">
                <text:p>0.6311953661606</text:p>
              </table:table-cell>
              <table:table-cell office:value-type="float" office:value="0.226594153464151">
                <text:p>0.226594153464151</text:p>
              </table:table-cell>
              <table:table-cell office:value-type="float" office:value="0.0655466244073169">
                <text:p>0.0655466244073169</text:p>
              </table:table-cell>
              <table:table-cell office:value-type="float" office:value="0.0176147337110122">
                <text:p>0.0176147337110122</text:p>
              </table:table-cell>
              <table:table-cell office:value-type="float" office:value="0.0442375732511875">
                <text:p>0.0442375732511875</text:p>
              </table:table-cell>
            </table:table-row>
            <table:table-row>
              <table:table-cell office:value-type="string">
                <text:p>image_30_2168x2970.jpg</text:p>
              </table:table-cell>
              <table:table-cell office:value-type="float" office:value="0.0245491286439212">
                <text:p>0.0245491286439212</text:p>
              </table:table-cell>
              <table:table-cell office:value-type="float" office:value="0.686798169915511">
                <text:p>0.686798169915511</text:p>
              </table:table-cell>
              <table:table-cell office:value-type="float" office:value="0.203780252131584">
                <text:p>0.203780252131584</text:p>
              </table:table-cell>
              <table:table-cell office:value-type="float" office:value="0.0533715820417579">
                <text:p>0.0533715820417579</text:p>
              </table:table-cell>
              <table:table-cell office:value-type="float" office:value="0.0142854191504655">
                <text:p>0.0142854191504655</text:p>
              </table:table-cell>
              <table:table-cell office:value-type="float" office:value="0.0172166102118026">
                <text:p>0.0172166102118026</text:p>
              </table:table-cell>
            </table:table-row>
            <table:table-row>
              <table:table-cell office:value-type="string">
                <text:p>image_31_2023x1147.jpg</text:p>
              </table:table-cell>
              <table:table-cell office:value-type="float" office:value="0.0148061117319283">
                <text:p>0.0148061117319283</text:p>
              </table:table-cell>
              <table:table-cell office:value-type="float" office:value="0.637919878086187">
                <text:p>0.637919878086187</text:p>
              </table:table-cell>
              <table:table-cell office:value-type="float" office:value="0.224799185796087">
                <text:p>0.224799185796087</text:p>
              </table:table-cell>
              <table:table-cell office:value-type="float" office:value="0.0600016908387969">
                <text:p>0.0600016908387969</text:p>
              </table:table-cell>
              <table:table-cell office:value-type="float" office:value="0.0170134150716601">
                <text:p>0.0170134150716601</text:p>
              </table:table-cell>
              <table:table-cell office:value-type="float" office:value="0.045460802346364">
                <text:p>0.045460802346364</text:p>
              </table:table-cell>
            </table:table-row>
            <table:table-row>
              <table:table-cell office:value-type="string">
                <text:p>image_32_2707x332.jpg</text:p>
              </table:table-cell>
              <table:table-cell office:value-type="float" office:value="0.0218406658474536">
                <text:p>0.0218406658474536</text:p>
              </table:table-cell>
              <table:table-cell office:value-type="float" office:value="0.619350146706011">
                <text:p>0.619350146706011</text:p>
              </table:table-cell>
              <table:table-cell office:value-type="float" office:value="0.22498544085644">
                <text:p>0.22498544085644</text:p>
              </table:table-cell>
              <table:table-cell office:value-type="float" office:value="0.0604060956138664">
                <text:p>0.0604060956138664</text:p>
              </table:table-cell>
              <table:table-cell office:value-type="float" office:value="0.0178043975579649">
                <text:p>0.0178043975579649</text:p>
              </table:table-cell>
              <table:table-cell office:value-type="float" office:value="0.0556136992484974">
                <text:p>0.0556136992484974</text:p>
              </table:table-cell>
            </table:table-row>
            <table:table-row>
              <table:table-cell office:value-type="string">
                <text:p>image_33_247x4382.jpg</text:p>
              </table:table-cell>
              <table:table-cell office:value-type="float" office:value="0.01606491925422">
                <text:p>0.01606491925422</text:p>
              </table:table-cell>
              <table:table-cell office:value-type="float" office:value="0.675875071520572">
                <text:p>0.675875071520572</text:p>
              </table:table-cell>
              <table:table-cell office:value-type="float" office:value="0.219464181741649">
                <text:p>0.219464181741649</text:p>
              </table:table-cell>
              <table:table-cell office:value-type="float" office:value="0.0609750994986629">
                <text:p>0.0609750994986629</text:p>
              </table:table-cell>
              <table:table-cell office:value-type="float" office:value="0.0136393447581407">
                <text:p>0.0136393447581407</text:p>
              </table:table-cell>
              <table:table-cell office:value-type="float" office:value="0.013980526240173">
                <text:p>0.013980526240173</text:p>
              </table:table-cell>
            </table:table-row>
            <table:table-row>
              <table:table-cell office:value-type="string">
                <text:p>image_3_3644x4973.jpg</text:p>
              </table:table-cell>
              <table:table-cell office:value-type="float" office:value="0.01573345412988">
                <text:p>0.01573345412988</text:p>
              </table:table-cell>
              <table:table-cell office:value-type="float" office:value="0.663150835805518">
                <text:p>0.663150835805518</text:p>
              </table:table-cell>
              <table:table-cell office:value-type="float" office:value="0.22196365445082">
                <text:p>0.22196365445082</text:p>
              </table:table-cell>
              <table:table-cell office:value-type="float" office:value="0.0579895961013507">
                <text:p>0.0579895961013507</text:p>
              </table:table-cell>
              <table:table-cell office:value-type="float" office:value="0.0149163010202571">
                <text:p>0.0149163010202571</text:p>
              </table:table-cell>
              <table:table-cell office:value-type="float" office:value="0.0262460104571912">
                <text:p>0.0262460104571912</text:p>
              </table:table-cell>
            </table:table-row>
            <table:table-row>
              <table:table-cell office:value-type="string">
                <text:p>image_34_2884x2938.jpg</text:p>
              </table:table-cell>
              <table:table-cell office:value-type="float" office:value="0.0340180530940946">
                <text:p>0.0340180530940946</text:p>
              </table:table-cell>
              <table:table-cell office:value-type="float" office:value="0.64145722567592">
                <text:p>0.64145722567592</text:p>
              </table:table-cell>
              <table:table-cell office:value-type="float" office:value="0.23141048597656">
                <text:p>0.23141048597656</text:p>
              </table:table-cell>
              <table:table-cell office:value-type="float" office:value="0.0659963330609147">
                <text:p>0.0659963330609147</text:p>
              </table:table-cell>
              <table:table-cell office:value-type="float" office:value="0.0131493129845762">
                <text:p>0.0131493129845762</text:p>
              </table:table-cell>
              <table:table-cell office:value-type="float" office:value="0.0139694462554675">
                <text:p>0.0139694462554675</text:p>
              </table:table-cell>
            </table:table-row>
            <table:table-row>
              <table:table-cell office:value-type="string">
                <text:p>image_35_1483x4481.jpg</text:p>
              </table:table-cell>
              <table:table-cell office:value-type="float" office:value="0.0168246599726331">
                <text:p>0.0168246599726331</text:p>
              </table:table-cell>
              <table:table-cell office:value-type="float" office:value="0.644309222004838">
                <text:p>0.644309222004838</text:p>
              </table:table-cell>
              <table:table-cell office:value-type="float" office:value="0.232430122366724">
                <text:p>0.232430122366724</text:p>
              </table:table-cell>
              <table:table-cell office:value-type="float" office:value="0.0670092098505017">
                <text:p>0.0670092098505017</text:p>
              </table:table-cell>
              <table:table-cell office:value-type="float" office:value="0.0147541491376302">
                <text:p>0.0147541491376302</text:p>
              </table:table-cell>
              <table:table-cell office:value-type="float" office:value="0.0246724014224495">
                <text:p>0.0246724014224495</text:p>
              </table:table-cell>
            </table:table-row>
            <table:table-row>
              <table:table-cell office:value-type="string">
                <text:p>image_36_1830x4425.jpg</text:p>
              </table:table-cell>
              <table:table-cell office:value-type="float" office:value="0.0169360043067273">
                <text:p>0.0169360043067273</text:p>
              </table:table-cell>
              <table:table-cell office:value-type="float" office:value="0.673554755288949">
                <text:p>0.673554755288949</text:p>
              </table:table-cell>
              <table:table-cell office:value-type="float" office:value="0.218956956133575">
                <text:p>0.218956956133575</text:p>
              </table:table-cell>
              <table:table-cell office:value-type="float" office:value="0.0563375430923505">
                <text:p>0.0563375430923505</text:p>
              </table:table-cell>
              <table:table-cell office:value-type="float" office:value="0.014345815486162">
                <text:p>0.014345815486162</text:p>
              </table:table-cell>
              <table:table-cell office:value-type="float" office:value="0.0198705975584066">
                <text:p>0.0198705975584066</text:p>
              </table:table-cell>
            </table:table-row>
            <table:table-row>
              <table:table-cell office:value-type="string">
                <text:p>image_37_4783x1353.jpg</text:p>
              </table:table-cell>
              <table:table-cell office:value-type="float" office:value="0.0399457914449044">
                <text:p>0.0399457914449044</text:p>
              </table:table-cell>
              <table:table-cell office:value-type="float" office:value="0.657976871016493">
                <text:p>0.657976871016493</text:p>
              </table:table-cell>
              <table:table-cell office:value-type="float" office:value="0.214154592943032">
                <text:p>0.214154592943032</text:p>
              </table:table-cell>
              <table:table-cell office:value-type="float" office:value="0.0572393061304948">
                <text:p>0.0572393061304948</text:p>
              </table:table-cell>
              <table:table-cell office:value-type="float" office:value="0.0138247831657796">
                <text:p>0.0138247831657796</text:p>
              </table:table-cell>
              <table:table-cell office:value-type="float" office:value="0.0168607497207438">
                <text:p>0.0168607497207438</text:p>
              </table:table-cell>
            </table:table-row>
            <table:table-row>
              <table:table-cell office:value-type="string">
                <text:p>image_38_1958x919.jpg</text:p>
              </table:table-cell>
              <table:table-cell office:value-type="float" office:value="0.0155761048408475">
                <text:p>0.0155761048408475</text:p>
              </table:table-cell>
              <table:table-cell office:value-type="float" office:value="0.658550455916698">
                <text:p>0.658550455916698</text:p>
              </table:table-cell>
              <table:table-cell office:value-type="float" office:value="0.230635943444707">
                <text:p>0.230635943444707</text:p>
              </table:table-cell>
              <table:table-cell office:value-type="float" office:value="0.057904456683841">
                <text:p>0.057904456683841</text:p>
              </table:table-cell>
              <table:table-cell office:value-type="float" office:value="0.0141210959772405">
                <text:p>0.0141210959772405</text:p>
              </table:table-cell>
              <table:table-cell office:value-type="float" office:value="0.0232113951776646">
                <text:p>0.0232113951776646</text:p>
              </table:table-cell>
            </table:table-row>
            <table:table-row>
              <table:table-cell office:value-type="string">
                <text:p>image_39_2652x717.jpg</text:p>
              </table:table-cell>
              <table:table-cell office:value-type="float" office:value="0.0251093465332921">
                <text:p>0.0251093465332921</text:p>
              </table:table-cell>
              <table:table-cell office:value-type="float" office:value="0.646243855487952">
                <text:p>0.646243855487952</text:p>
              </table:table-cell>
              <table:table-cell office:value-type="float" office:value="0.224897047196728">
                <text:p>0.224897047196728</text:p>
              </table:table-cell>
              <table:table-cell office:value-type="float" office:value="0.0621099309064659">
                <text:p>0.0621099309064659</text:p>
              </table:table-cell>
              <table:table-cell office:value-type="float" office:value="0.0148041662369805">
                <text:p>0.0148041662369805</text:p>
              </table:table-cell>
              <table:table-cell office:value-type="float" office:value="0.026835928637723">
                <text:p>0.026835928637723</text:p>
              </table:table-cell>
            </table:table-row>
            <table:table-row>
              <table:table-cell office:value-type="string">
                <text:p>image_40_212x3308.jpg</text:p>
              </table:table-cell>
              <table:table-cell office:value-type="float" office:value="0.0167173479662107">
                <text:p>0.0167173479662107</text:p>
              </table:table-cell>
              <table:table-cell office:value-type="float" office:value="0.70028750854236">
                <text:p>0.70028750854236</text:p>
              </table:table-cell>
              <table:table-cell office:value-type="float" office:value="0.200678536334852">
                <text:p>0.200678536334852</text:p>
              </table:table-cell>
              <table:table-cell office:value-type="float" office:value="0.0485460802193314">
                <text:p>0.0485460802193314</text:p>
              </table:table-cell>
              <table:table-cell office:value-type="float" office:value="0.014892538122177">
                <text:p>0.014892538122177</text:p>
              </table:table-cell>
              <table:table-cell office:value-type="float" office:value="0.018876250015164">
                <text:p>0.018876250015164</text:p>
              </table:table-cell>
            </table:table-row>
            <table:table-row>
              <table:table-cell office:value-type="string">
                <text:p>image_41_4808x542.jpg</text:p>
              </table:table-cell>
              <table:table-cell office:value-type="float" office:value="0.0145461773524538">
                <text:p>0.0145461773524538</text:p>
              </table:table-cell>
              <table:table-cell office:value-type="float" office:value="0.617623166748091">
                <text:p>0.617623166748091</text:p>
              </table:table-cell>
              <table:table-cell office:value-type="float" office:value="0.225760841451849">
                <text:p>0.225760841451849</text:p>
              </table:table-cell>
              <table:table-cell office:value-type="float" office:value="0.0629754480750256">
                <text:p>0.0629754480750256</text:p>
              </table:table-cell>
              <table:table-cell office:value-type="float" office:value="0.0193162245787472">
                <text:p>0.0193162245787472</text:p>
              </table:table-cell>
              <table:table-cell office:value-type="float" office:value="0.0597756511576669">
                <text:p>0.0597756511576669</text:p>
              </table:table-cell>
            </table:table-row>
            <table:table-row>
              <table:table-cell office:value-type="string">
                <text:p>image_42_1959x157.jpg</text:p>
              </table:table-cell>
              <table:table-cell office:value-type="float" office:value="0.0162357168850073">
                <text:p>0.0162357168850073</text:p>
              </table:table-cell>
              <table:table-cell office:value-type="float" office:value="0.694192139737991">
                <text:p>0.694192139737991</text:p>
              </table:table-cell>
              <table:table-cell office:value-type="float" office:value="0.198750909752547">
                <text:p>0.198750909752547</text:p>
              </table:table-cell>
              <table:table-cell office:value-type="float" office:value="0.0501107168850073">
                <text:p>0.0501107168850073</text:p>
              </table:table-cell>
              <table:table-cell office:value-type="float" office:value="0.0151095342066958">
                <text:p>0.0151095342066958</text:p>
              </table:table-cell>
              <table:table-cell office:value-type="float" office:value="0.0256001637554585">
                <text:p>0.0256001637554585</text:p>
              </table:table-cell>
            </table:table-row>
            <table:table-row>
              <table:table-cell office:value-type="string">
                <text:p>image_4_2314x2375.jpg</text:p>
              </table:table-cell>
              <table:table-cell office:value-type="float" office:value="0.0186510045917252">
                <text:p>0.0186510045917252</text:p>
              </table:table-cell>
              <table:table-cell office:value-type="float" office:value="0.660581618522388">
                <text:p>0.660581618522388</text:p>
              </table:table-cell>
              <table:table-cell office:value-type="float" office:value="0.215590000242948">
                <text:p>0.215590000242948</text:p>
              </table:table-cell>
              <table:table-cell office:value-type="float" office:value="0.057794028327786">
                <text:p>0.057794028327786</text:p>
              </table:table-cell>
              <table:table-cell office:value-type="float" office:value="0.0158143388158694">
                <text:p>0.0158143388158694</text:p>
              </table:table-cell>
              <table:table-cell office:value-type="float" office:value="0.0315695925754962">
                <text:p>0.0315695925754962</text:p>
              </table:table-cell>
            </table:table-row>
            <table:table-row>
              <table:table-cell office:value-type="string">
                <text:p>image_43_2536x169.jpg</text:p>
              </table:table-cell>
              <table:table-cell office:value-type="float" office:value="0.0149185081551633">
                <text:p>0.0149185081551633</text:p>
              </table:table-cell>
              <table:table-cell office:value-type="float" office:value="0.635839670923614">
                <text:p>0.635839670923614</text:p>
              </table:table-cell>
              <table:table-cell office:value-type="float" office:value="0.225083106136701">
                <text:p>0.225083106136701</text:p>
              </table:table-cell>
              <table:table-cell office:value-type="float" office:value="0.0616073563878127">
                <text:p>0.0616073563878127</text:p>
              </table:table-cell>
              <table:table-cell office:value-type="float" office:value="0.0169468359879466">
                <text:p>0.0169468359879466</text:p>
              </table:table-cell>
              <table:table-cell office:value-type="float" office:value="0.0456028483283111">
                <text:p>0.0456028483283111</text:p>
              </table:table-cell>
            </table:table-row>
            <table:table-row>
              <table:table-cell office:value-type="string">
                <text:p>image_44_1996x619.jpg</text:p>
              </table:table-cell>
              <table:table-cell office:value-type="float" office:value="0.0151488446077844">
                <text:p>0.0151488446077844</text:p>
              </table:table-cell>
              <table:table-cell office:value-type="float" office:value="0.644508603716335">
                <text:p>0.644508603716335</text:p>
              </table:table-cell>
              <table:table-cell office:value-type="float" office:value="0.229258729268185">
                <text:p>0.229258729268185</text:p>
              </table:table-cell>
              <table:table-cell office:value-type="float" office:value="0.060867957276649">
                <text:p>0.060867957276649</text:p>
              </table:table-cell>
              <table:table-cell office:value-type="float" office:value="0.0153794187422121">
                <text:p>0.0153794187422121</text:p>
              </table:table-cell>
              <table:table-cell office:value-type="float" office:value="0.03483533270715">
                <text:p>0.03483533270715</text:p>
              </table:table-cell>
            </table:table-row>
            <table:table-row>
              <table:table-cell office:value-type="string">
                <text:p>image_45_2251x3866.jpg</text:p>
              </table:table-cell>
              <table:table-cell office:value-type="float" office:value="0.0305327947568575">
                <text:p>0.0305327947568575</text:p>
              </table:table-cell>
              <table:table-cell office:value-type="float" office:value="0.639078904211593">
                <text:p>0.639078904211593</text:p>
              </table:table-cell>
              <table:table-cell office:value-type="float" office:value="0.23138261879364">
                <text:p>0.23138261879364</text:p>
              </table:table-cell>
              <table:table-cell office:value-type="float" office:value="0.0645106863304208">
                <text:p>0.0645106863304208</text:p>
              </table:table-cell>
              <table:table-cell office:value-type="float" office:value="0.0139388280347376">
                <text:p>0.0139388280347376</text:p>
              </table:table-cell>
              <table:table-cell office:value-type="float" office:value="0.0205561087751128">
                <text:p>0.0205561087751128</text:p>
              </table:table-cell>
            </table:table-row>
            <table:table-row>
              <table:table-cell office:value-type="string">
                <text:p>image_50_1140x3923.jpg</text:p>
              </table:table-cell>
              <table:table-cell office:value-type="float" office:value="0.0231444276086805">
                <text:p>0.0231444276086805</text:p>
              </table:table-cell>
              <table:table-cell office:value-type="float" office:value="0.700069104118986">
                <text:p>0.700069104118986</text:p>
              </table:table-cell>
              <table:table-cell office:value-type="float" office:value="0.198107561512176">
                <text:p>0.198107561512176</text:p>
              </table:table-cell>
              <table:table-cell office:value-type="float" office:value="0.0512552858311197">
                <text:p>0.0512552858311197</text:p>
              </table:table-cell>
              <table:table-cell office:value-type="float" office:value="0.0140937533680333">
                <text:p>0.0140937533680333</text:p>
              </table:table-cell>
              <table:table-cell office:value-type="float" office:value="0.0133326570850741">
                <text:p>0.0133326570850741</text:p>
              </table:table-cell>
            </table:table-row>
            <table:table-row>
              <table:table-cell office:value-type="string">
                <text:p>image_51_2730x4330.jpg</text:p>
              </table:table-cell>
              <table:table-cell office:value-type="float" office:value="0.0160956102311991">
                <text:p>0.0160956102311991</text:p>
              </table:table-cell>
              <table:table-cell office:value-type="float" office:value="0.678354938200033">
                <text:p>0.678354938200033</text:p>
              </table:table-cell>
              <table:table-cell office:value-type="float" office:value="0.21852538088723">
                <text:p>0.21852538088723</text:p>
              </table:table-cell>
              <table:table-cell office:value-type="float" office:value="0.0596396354613547">
                <text:p>0.0596396354613547</text:p>
              </table:table-cell>
              <table:table-cell office:value-type="float" office:value="0.0136060570925028">
                <text:p>0.0136060570925028</text:p>
              </table:table-cell>
              <table:table-cell office:value-type="float" office:value="0.0137769867588062">
                <text:p>0.0137769867588062</text:p>
              </table:table-cell>
            </table:table-row>
            <table:table-row>
              <table:table-cell office:value-type="string">
                <text:p>image_52_653x4327.jpg</text:p>
              </table:table-cell>
              <table:table-cell office:value-type="float" office:value="0.0161428307195078">
                <text:p>0.0161428307195078</text:p>
              </table:table-cell>
              <table:table-cell office:value-type="float" office:value="0.681516310855407">
                <text:p>0.681516310855407</text:p>
              </table:table-cell>
              <table:table-cell office:value-type="float" office:value="0.214592642348841">
                <text:p>0.214592642348841</text:p>
              </table:table-cell>
              <table:table-cell office:value-type="float" office:value="0.0592046571848564">
                <text:p>0.0592046571848564</text:p>
              </table:table-cell>
              <table:table-cell office:value-type="float" office:value="0.013910808679653">
                <text:p>0.013910808679653</text:p>
              </table:table-cell>
              <table:table-cell office:value-type="float" office:value="0.0146353786396425">
                <text:p>0.0146353786396425</text:p>
              </table:table-cell>
            </table:table-row>
            <table:table-row>
              <table:table-cell office:value-type="string">
                <text:p>image_53_166x1639.jpg</text:p>
              </table:table-cell>
              <table:table-cell office:value-type="float" office:value="0.0148900080245718">
                <text:p>0.0148900080245718</text:p>
              </table:table-cell>
              <table:table-cell office:value-type="float" office:value="0.621677412213952">
                <text:p>0.621677412213952</text:p>
              </table:table-cell>
              <table:table-cell office:value-type="float" office:value="0.224216681885682">
                <text:p>0.224216681885682</text:p>
              </table:table-cell>
              <table:table-cell office:value-type="float" office:value="0.065231098443971">
                <text:p>0.065231098443971</text:p>
              </table:table-cell>
              <table:table-cell office:value-type="float" office:value="0.0190194342215704">
                <text:p>0.0190194342215704</text:p>
              </table:table-cell>
              <table:table-cell office:value-type="float" office:value="0.0549664720477416">
                <text:p>0.0549664720477416</text:p>
              </table:table-cell>
            </table:table-row>
            <table:table-row>
              <table:table-cell office:value-type="string">
                <text:p>image_5_3549x4062.jpg</text:p>
              </table:table-cell>
              <table:table-cell office:value-type="float" office:value="0.0166983931884571">
                <text:p>0.0166983931884571</text:p>
              </table:table-cell>
              <table:table-cell office:value-type="float" office:value="0.696238326208804">
                <text:p>0.696238326208804</text:p>
              </table:table-cell>
              <table:table-cell office:value-type="float" office:value="0.207343257109295">
                <text:p>0.207343257109295</text:p>
              </table:table-cell>
              <table:table-cell office:value-type="float" office:value="0.0519024244145115">
                <text:p>0.0519024244145115</text:p>
              </table:table-cell>
              <table:table-cell office:value-type="float" office:value="0.0139988836724454">
                <text:p>0.0139988836724454</text:p>
              </table:table-cell>
              <table:table-cell office:value-type="float" office:value="0.013820504642289">
                <text:p>0.013820504642289</text:p>
              </table:table-cell>
            </table:table-row>
            <table:table-row>
              <table:table-cell office:value-type="string">
                <text:p>image_54_2489x1402.jpg</text:p>
              </table:table-cell>
              <table:table-cell office:value-type="float" office:value="0.0149447299453888">
                <text:p>0.0149447299453888</text:p>
              </table:table-cell>
              <table:table-cell office:value-type="float" office:value="0.632625437402088">
                <text:p>0.632625437402088</text:p>
              </table:table-cell>
              <table:table-cell office:value-type="float" office:value="0.228124039179514">
                <text:p>0.228124039179514</text:p>
              </table:table-cell>
              <table:table-cell office:value-type="float" office:value="0.0646798729154771">
                <text:p>0.0646798729154771</text:p>
              </table:table-cell>
              <table:table-cell office:value-type="float" office:value="0.0170248605437695">
                <text:p>0.0170248605437695</text:p>
              </table:table-cell>
              <table:table-cell office:value-type="float" office:value="0.0426009136030219">
                <text:p>0.0426009136030219</text:p>
              </table:table-cell>
            </table:table-row>
            <table:table-row>
              <table:table-cell office:value-type="string">
                <text:p>image_55_2737x117.jpg</text:p>
              </table:table-cell>
              <table:table-cell office:value-type="float" office:value="0.015553062446752">
                <text:p>0.015553062446752</text:p>
              </table:table-cell>
              <table:table-cell office:value-type="float" office:value="0.669297927439287">
                <text:p>0.669297927439287</text:p>
              </table:table-cell>
              <table:table-cell office:value-type="float" office:value="0.219281478544737">
                <text:p>0.219281478544737</text:p>
              </table:table-cell>
              <table:table-cell office:value-type="float" office:value="0.057432116677492">
                <text:p>0.057432116677492</text:p>
              </table:table-cell>
              <table:table-cell office:value-type="float" office:value="0.0147982690701735">
                <text:p>0.0147982690701735</text:p>
              </table:table-cell>
              <table:table-cell office:value-type="float" office:value="0.0236386641810559">
                <text:p>0.0236386641810559</text:p>
              </table:table-cell>
            </table:table-row>
            <table:table-row>
              <table:table-cell office:value-type="string">
                <text:p>image_56_825x1244.jpg</text:p>
              </table:table-cell>
              <table:table-cell office:value-type="float" office:value="0.0161844792375766">
                <text:p>0.0161844792375766</text:p>
              </table:table-cell>
              <table:table-cell office:value-type="float" office:value="0.6801080600119">
                <text:p>0.6801080600119</text:p>
              </table:table-cell>
              <table:table-cell office:value-type="float" office:value="0.206670936895312">
                <text:p>0.206670936895312</text:p>
              </table:table-cell>
              <table:table-cell office:value-type="float" office:value="0.0490247262318895">
                <text:p>0.0490247262318895</text:p>
              </table:table-cell>
              <table:table-cell office:value-type="float" office:value="0.0154129704174997">
                <text:p>0.0154129704174997</text:p>
              </table:table-cell>
              <table:table-cell office:value-type="float" office:value="0.0325975675777083">
                <text:p>0.0325975675777083</text:p>
              </table:table-cell>
            </table:table-row>
            <table:table-row>
              <table:table-cell office:value-type="string">
                <text:p>image_57_3765x1755.jpg</text:p>
              </table:table-cell>
              <table:table-cell office:value-type="float" office:value="0.0156610560332578">
                <text:p>0.0156610560332578</text:p>
              </table:table-cell>
              <table:table-cell office:value-type="float" office:value="0.662858581183673">
                <text:p>0.662858581183673</text:p>
              </table:table-cell>
              <table:table-cell office:value-type="float" office:value="0.218178533440512">
                <text:p>0.218178533440512</text:p>
              </table:table-cell>
              <table:table-cell office:value-type="float" office:value="0.0554985831323736">
                <text:p>0.0554985831323736</text:p>
              </table:table-cell>
              <table:table-cell office:value-type="float" office:value="0.0156790815125163">
                <text:p>0.0156790815125163</text:p>
              </table:table-cell>
              <table:table-cell office:value-type="float" office:value="0.0321279403048092">
                <text:p>0.0321279403048092</text:p>
              </table:table-cell>
            </table:table-row>
            <table:table-row>
              <table:table-cell office:value-type="string">
                <text:p>image_58_4915x3663.jpg</text:p>
              </table:table-cell>
              <table:table-cell office:value-type="float" office:value="0.0209079781270735">
                <text:p>0.0209079781270735</text:p>
              </table:table-cell>
              <table:table-cell office:value-type="float" office:value="0.640003317546388">
                <text:p>0.640003317546388</text:p>
              </table:table-cell>
              <table:table-cell office:value-type="float" office:value="0.225381517834672">
                <text:p>0.225381517834672</text:p>
              </table:table-cell>
              <table:table-cell office:value-type="float" office:value="0.0627069176562107">
                <text:p>0.0627069176562107</text:p>
              </table:table-cell>
              <table:table-cell office:value-type="float" office:value="0.0158169743976937">
                <text:p>0.0158169743976937</text:p>
              </table:table-cell>
              <table:table-cell office:value-type="float" office:value="0.0351835804333402">
                <text:p>0.0351835804333402</text:p>
              </table:table-cell>
            </table:table-row>
            <table:table-row>
              <table:table-cell office:value-type="string">
                <text:p>image_59_592x2330.jpg</text:p>
              </table:table-cell>
              <table:table-cell office:value-type="float" office:value="0.0165305669022984">
                <text:p>0.0165305669022984</text:p>
              </table:table-cell>
              <table:table-cell office:value-type="float" office:value="0.697119422090682">
                <text:p>0.697119422090682</text:p>
              </table:table-cell>
              <table:table-cell office:value-type="float" office:value="0.206389778962731">
                <text:p>0.206389778962731</text:p>
              </table:table-cell>
              <table:table-cell office:value-type="float" office:value="0.0530946032988447">
                <text:p>0.0530946032988447</text:p>
              </table:table-cell>
              <table:table-cell office:value-type="float" office:value="0.0140196414157474">
                <text:p>0.0140196414157474</text:p>
              </table:table-cell>
              <table:table-cell office:value-type="float" office:value="0.0128458446461039">
                <text:p>0.0128458446461039</text:p>
              </table:table-cell>
            </table:table-row>
            <table:table-row>
              <table:table-cell office:value-type="string">
                <text:p>image_60_1433x357.jpg</text:p>
              </table:table-cell>
              <table:table-cell office:value-type="float" office:value="0.0216500827064204">
                <text:p>0.0216500827064204</text:p>
              </table:table-cell>
              <table:table-cell office:value-type="float" office:value="0.648909965227456">
                <text:p>0.648909965227456</text:p>
              </table:table-cell>
              <table:table-cell office:value-type="float" office:value="0.232658025595461">
                <text:p>0.232658025595461</text:p>
              </table:table-cell>
              <table:table-cell office:value-type="float" office:value="0.0698585028857627">
                <text:p>0.0698585028857627</text:p>
              </table:table-cell>
              <table:table-cell office:value-type="float" office:value="0.0132134645028141">
                <text:p>0.0132134645028141</text:p>
              </table:table-cell>
              <table:table-cell office:value-type="float" office:value="0.013712263595348">
                <text:p>0.013712263595348</text:p>
              </table:table-cell>
            </table:table-row>
            <table:table-row>
              <table:table-cell office:value-type="string">
                <text:p>image_61_3888x3016.jpg</text:p>
              </table:table-cell>
              <table:table-cell office:value-type="float" office:value="0.0186032422319218">
                <text:p>0.0186032422319218</text:p>
              </table:table-cell>
              <table:table-cell office:value-type="float" office:value="0.646132087810263">
                <text:p>0.646132087810263</text:p>
              </table:table-cell>
              <table:table-cell office:value-type="float" office:value="0.224245138093011">
                <text:p>0.224245138093011</text:p>
              </table:table-cell>
              <table:table-cell office:value-type="float" office:value="0.0606691509147457">
                <text:p>0.0606691509147457</text:p>
              </table:table-cell>
              <table:table-cell office:value-type="float" office:value="0.015983941796772">
                <text:p>0.015983941796772</text:p>
              </table:table-cell>
              <table:table-cell office:value-type="float" office:value="0.0343668603375237">
                <text:p>0.0343668603375237</text:p>
              </table:table-cell>
            </table:table-row>
            <table:table-row>
              <table:table-cell office:value-type="string">
                <text:p>image_62_454x2848.jpg</text:p>
              </table:table-cell>
              <table:table-cell office:value-type="float" office:value="0.0174008072483726">
                <text:p>0.0174008072483726</text:p>
              </table:table-cell>
              <table:table-cell office:value-type="float" office:value="0.694199010288417">
                <text:p>0.694199010288417</text:p>
              </table:table-cell>
              <table:table-cell office:value-type="float" office:value="0.204988336623004">
                <text:p>0.204988336623004</text:p>
              </table:table-cell>
              <table:table-cell office:value-type="float" office:value="0.0536651540668326">
                <text:p>0.0536651540668326</text:p>
              </table:table-cell>
              <table:table-cell office:value-type="float" office:value="0.0142699850181274">
                <text:p>0.0142699850181274</text:p>
              </table:table-cell>
              <table:table-cell office:value-type="float" office:value="0.0154776147475241">
                <text:p>0.0154776147475241</text:p>
              </table:table-cell>
            </table:table-row>
            <table:table-row>
              <table:table-cell office:value-type="string">
                <text:p>image_63_2812x4309.jpg</text:p>
              </table:table-cell>
              <table:table-cell office:value-type="float" office:value="0.0208411845156435">
                <text:p>0.0208411845156435</text:p>
              </table:table-cell>
              <table:table-cell office:value-type="float" office:value="0.636249104257078">
                <text:p>0.636249104257078</text:p>
              </table:table-cell>
              <table:table-cell office:value-type="float" office:value="0.229206609578689">
                <text:p>0.229206609578689</text:p>
              </table:table-cell>
              <table:table-cell office:value-type="float" office:value="0.0603478124848067">
                <text:p>0.0603478124848067</text:p>
              </table:table-cell>
              <table:table-cell office:value-type="float" office:value="0.0161672560778403">
                <text:p>0.0161672560778403</text:p>
              </table:table-cell>
              <table:table-cell office:value-type="float" office:value="0.0371857501305301">
                <text:p>0.0371857501305301</text:p>
              </table:table-cell>
            </table:table-row>
            <table:table-row>
              <table:table-cell office:value-type="string">
                <text:p>image_64_4492x1234.jpg</text:p>
              </table:table-cell>
              <table:table-cell office:value-type="float" office:value="0.0188432823392258">
                <text:p>0.0188432823392258</text:p>
              </table:table-cell>
              <table:table-cell office:value-type="float" office:value="0.652275701268112">
                <text:p>0.652275701268112</text:p>
              </table:table-cell>
              <table:table-cell office:value-type="float" office:value="0.231800337845876">
                <text:p>0.231800337845876</text:p>
              </table:table-cell>
              <table:table-cell office:value-type="float" office:value="0.0664966334372249">
                <text:p>0.0664966334372249</text:p>
              </table:table-cell>
              <table:table-cell office:value-type="float" office:value="0.0136614403654446">
                <text:p>0.0136614403654446</text:p>
              </table:table-cell>
              <table:table-cell office:value-type="float" office:value="0.0169255073636126">
                <text:p>0.0169255073636126</text:p>
              </table:table-cell>
            </table:table-row>
            <table:table-row>
              <table:table-cell office:value-type="string">
                <text:p>image_6_4928x819.jpg</text:p>
              </table:table-cell>
              <table:table-cell office:value-type="float" office:value="0.0152049644659594">
                <text:p>0.0152049644659594</text:p>
              </table:table-cell>
              <table:table-cell office:value-type="float" office:value="0.64402229889793">
                <text:p>0.64402229889793</text:p>
              </table:table-cell>
              <table:table-cell office:value-type="float" office:value="0.231990292512102">
                <text:p>0.231990292512102</text:p>
              </table:table-cell>
              <table:table-cell office:value-type="float" office:value="0.0641965573179524">
                <text:p>0.0641965573179524</text:p>
              </table:table-cell>
              <table:table-cell office:value-type="float" office:value="0.015432910186425">
                <text:p>0.015432910186425</text:p>
              </table:table-cell>
              <table:table-cell office:value-type="float" office:value="0.0291553584303224">
                <text:p>0.0291553584303224</text:p>
              </table:table-cell>
            </table:table-row>
            <table:table-row>
              <table:table-cell office:value-type="string">
                <text:p>image_65_567x293.jpg</text:p>
              </table:table-cell>
              <table:table-cell office:value-type="float" office:value="0.0148275305525607">
                <text:p>0.0148275305525607</text:p>
              </table:table-cell>
              <table:table-cell office:value-type="float" office:value="0.663376308127336">
                <text:p>0.663376308127336</text:p>
              </table:table-cell>
              <table:table-cell office:value-type="float" office:value="0.219978437284131">
                <text:p>0.219978437284131</text:p>
              </table:table-cell>
              <table:table-cell office:value-type="float" office:value="0.0588184406412003">
                <text:p>0.0588184406412003</text:p>
              </table:table-cell>
              <table:table-cell office:value-type="float" office:value="0.0153278307520481">
                <text:p>0.0153278307520481</text:p>
              </table:table-cell>
              <table:table-cell office:value-type="float" office:value="0.0276729052208887">
                <text:p>0.0276729052208887</text:p>
              </table:table-cell>
            </table:table-row>
            <table:table-row>
              <table:table-cell office:value-type="string">
                <text:p>image_66_2028x2864.jpg</text:p>
              </table:table-cell>
              <table:table-cell office:value-type="float" office:value="0.0287268077941038">
                <text:p>0.0287268077941038</text:p>
              </table:table-cell>
              <table:table-cell office:value-type="float" office:value="0.647809867575471">
                <text:p>0.647809867575471</text:p>
              </table:table-cell>
              <table:table-cell office:value-type="float" office:value="0.220201346189156">
                <text:p>0.220201346189156</text:p>
              </table:table-cell>
              <table:table-cell office:value-type="float" office:value="0.0592157530105644">
                <text:p>0.0592157530105644</text:p>
              </table:table-cell>
              <table:table-cell office:value-type="float" office:value="0.0145130924284697">
                <text:p>0.0145130924284697</text:p>
              </table:table-cell>
              <table:table-cell office:value-type="float" office:value="0.0295334912694752">
                <text:p>0.0295334912694752</text:p>
              </table:table-cell>
            </table:table-row>
            <table:table-row>
              <table:table-cell office:value-type="string">
                <text:p>image_67_2166x2994.jpg</text:p>
              </table:table-cell>
              <table:table-cell office:value-type="float" office:value="0.0237393147297775">
                <text:p>0.0237393147297775</text:p>
              </table:table-cell>
              <table:table-cell office:value-type="float" office:value="0.666706838157375">
                <text:p>0.666706838157375</text:p>
              </table:table-cell>
              <table:table-cell office:value-type="float" office:value="0.211615932844349">
                <text:p>0.211615932844349</text:p>
              </table:table-cell>
              <table:table-cell office:value-type="float" office:value="0.0542223699794294">
                <text:p>0.0542223699794294</text:p>
              </table:table-cell>
              <table:table-cell office:value-type="float" office:value="0.0153238722546595">
                <text:p>0.0153238722546595</text:p>
              </table:table-cell>
              <table:table-cell office:value-type="float" office:value="0.028391755147838">
                <text:p>0.028391755147838</text:p>
              </table:table-cell>
            </table:table-row>
            <table:table-row>
              <table:table-cell office:value-type="string">
                <text:p>image_7_405x2174.jpg</text:p>
              </table:table-cell>
              <table:table-cell office:value-type="float" office:value="0.0157634563632309">
                <text:p>0.0157634563632309</text:p>
              </table:table-cell>
              <table:table-cell office:value-type="float" office:value="0.666988419936892">
                <text:p>0.666988419936892</text:p>
              </table:table-cell>
              <table:table-cell office:value-type="float" office:value="0.223678800634139">
                <text:p>0.223678800634139</text:p>
              </table:table-cell>
              <table:table-cell office:value-type="float" office:value="0.0626979011708357">
                <text:p>0.0626979011708357</text:p>
              </table:table-cell>
              <table:table-cell office:value-type="float" office:value="0.0138608254193229">
                <text:p>0.0138608254193229</text:p>
              </table:table-cell>
              <table:table-cell office:value-type="float" office:value="0.0170102910136144">
                <text:p>0.0170102910136144</text:p>
              </table:table-cell>
            </table:table-row>
            <table:table-row>
              <table:table-cell office:value-type="string">
                <text:p>image_8_4780x413.jpg</text:p>
              </table:table-cell>
              <table:table-cell office:value-type="float" office:value="0.0151526322580305">
                <text:p>0.0151526322580305</text:p>
              </table:table-cell>
              <table:table-cell office:value-type="float" office:value="0.647662131453594">
                <text:p>0.647662131453594</text:p>
              </table:table-cell>
              <table:table-cell office:value-type="float" office:value="0.222552393691955">
                <text:p>0.222552393691955</text:p>
              </table:table-cell>
              <table:table-cell office:value-type="float" office:value="0.0597579054635844">
                <text:p>0.0597579054635844</text:p>
              </table:table-cell>
              <table:table-cell office:value-type="float" office:value="0.0160642390505808">
                <text:p>0.0160642390505808</text:p>
              </table:table-cell>
              <table:table-cell office:value-type="float" office:value="0.0388103031053088">
                <text:p>0.0388103031053088</text:p>
              </table:table-cell>
            </table:table-row>
            <table:table-row>
              <table:table-cell office:value-type="string">
                <text:p>image_9_3014x169.jpg</text:p>
              </table:table-cell>
              <table:table-cell office:value-type="float" office:value="0.0166839712634243">
                <text:p>0.0166839712634243</text:p>
              </table:table-cell>
              <table:table-cell office:value-type="float" office:value="0.714389234540504">
                <text:p>0.714389234540504</text:p>
              </table:table-cell>
              <table:table-cell office:value-type="float" office:value="0.193301026387151">
                <text:p>0.193301026387151</text:p>
              </table:table-cell>
              <table:table-cell office:value-type="float" office:value="0.0465144164086074">
                <text:p>0.0465144164086074</text:p>
              </table:table-cell>
              <table:table-cell office:value-type="float" office:value="0.0146997548672717">
                <text:p>0.0146997548672717</text:p>
              </table:table-cell>
              <table:table-cell office:value-type="float" office:value="0.0144097283159438">
                <text:p>0.0144097283159438</text:p>
              </table:table-cell>
            </table:table-row>
            <table:table-row>
              <table:table-cell office:value-type="string">
                <text:p>iss072e940709~orig.jpg</text:p>
              </table:table-cell>
              <table:table-cell office:value-type="float" office:value="0.017463301761288">
                <text:p>0.017463301761288</text:p>
              </table:table-cell>
              <table:table-cell office:value-type="float" office:value="0.640704060400014">
                <text:p>0.640704060400014</text:p>
              </table:table-cell>
              <table:table-cell office:value-type="float" office:value="0.235222349824326">
                <text:p>0.235222349824326</text:p>
              </table:table-cell>
              <table:table-cell office:value-type="float" office:value="0.0702400309277178">
                <text:p>0.0702400309277178</text:p>
              </table:table-cell>
              <table:table-cell office:value-type="float" office:value="0.014150738512968">
                <text:p>0.014150738512968</text:p>
              </table:table-cell>
              <table:table-cell office:value-type="float" office:value="0.0222186089349267">
                <text:p>0.0222186089349267</text:p>
              </table:table-cell>
            </table:table-row>
            <table:table-row>
              <table:table-cell office:value-type="string">
                <text:p>josh-hild-16ZUFFYQdbo-unsplash(1).jpg</text:p>
              </table:table-cell>
              <table:table-cell office:value-type="float" office:value="0.015268883207614">
                <text:p>0.015268883207614</text:p>
              </table:table-cell>
              <table:table-cell office:value-type="float" office:value="0.658644678445468">
                <text:p>0.658644678445468</text:p>
              </table:table-cell>
              <table:table-cell office:value-type="float" office:value="0.222952420729341">
                <text:p>0.222952420729341</text:p>
              </table:table-cell>
              <table:table-cell office:value-type="float" office:value="0.0599054573988761">
                <text:p>0.0599054573988761</text:p>
              </table:table-cell>
              <table:table-cell office:value-type="float" office:value="0.0151079371909752">
                <text:p>0.0151079371909752</text:p>
              </table:table-cell>
              <table:table-cell office:value-type="float" office:value="0.0281200956816686">
                <text:p>0.0281200956816686</text:p>
              </table:table-cell>
            </table:table-row>
            <table:table-row>
              <table:table-cell office:value-type="string">
                <text:p>josh-hild-16ZUFFYQdbo-unsplash(2).jpg</text:p>
              </table:table-cell>
              <table:table-cell office:value-type="float" office:value="0.0155388552805023">
                <text:p>0.0155388552805023</text:p>
              </table:table-cell>
              <table:table-cell office:value-type="float" office:value="0.652376561616313">
                <text:p>0.652376561616313</text:p>
              </table:table-cell>
              <table:table-cell office:value-type="float" office:value="0.232640944330868">
                <text:p>0.232640944330868</text:p>
              </table:table-cell>
              <table:table-cell office:value-type="float" office:value="0.0660263590490673">
                <text:p>0.0660263590490673</text:p>
              </table:table-cell>
              <table:table-cell office:value-type="float" office:value="0.0140993844860558">
                <text:p>0.0140993844860558</text:p>
              </table:table-cell>
              <table:table-cell office:value-type="float" office:value="0.0193166628889324">
                <text:p>0.0193166628889324</text:p>
              </table:table-cell>
            </table:table-row>
            <table:table-row>
              <table:table-cell office:value-type="string">
                <text:p>josh-hild-16ZUFFYQdbo-unsplash.jpg</text:p>
              </table:table-cell>
              <table:table-cell office:value-type="float" office:value="0.0151160321553162">
                <text:p>0.0151160321553162</text:p>
              </table:table-cell>
              <table:table-cell office:value-type="float" office:value="0.640245335962384">
                <text:p>0.640245335962384</text:p>
              </table:table-cell>
              <table:table-cell office:value-type="float" office:value="0.223575193386926">
                <text:p>0.223575193386926</text:p>
              </table:table-cell>
              <table:table-cell office:value-type="float" office:value="0.0602082701349917">
                <text:p>0.0602082701349917</text:p>
              </table:table-cell>
              <table:table-cell office:value-type="float" office:value="0.0173212118914">
                <text:p>0.0173212118914</text:p>
              </table:table-cell>
              <table:table-cell office:value-type="float" office:value="0.0435375587744578">
                <text:p>0.0435375587744578</text:p>
              </table:table-cell>
            </table:table-row>
            <table:table-row>
              <table:table-cell office:value-type="string">
                <text:p>josh-hild-TBd0-kgIaC8-unsplash(1).jpg</text:p>
              </table:table-cell>
              <table:table-cell office:value-type="float" office:value="0.0155874464453656">
                <text:p>0.0155874464453656</text:p>
              </table:table-cell>
              <table:table-cell office:value-type="float" office:value="0.658665401093734">
                <text:p>0.658665401093734</text:p>
              </table:table-cell>
              <table:table-cell office:value-type="float" office:value="0.223350691420809">
                <text:p>0.223350691420809</text:p>
              </table:table-cell>
              <table:table-cell office:value-type="float" office:value="0.0613997352746526">
                <text:p>0.0613997352746526</text:p>
              </table:table-cell>
              <table:table-cell office:value-type="float" office:value="0.0149386951826953">
                <text:p>0.0149386951826953</text:p>
              </table:table-cell>
              <table:table-cell office:value-type="float" office:value="0.026061296109234">
                <text:p>0.026061296109234</text:p>
              </table:table-cell>
            </table:table-row>
            <table:table-row>
              <table:table-cell office:value-type="string">
                <text:p>josh-hild-TBd0-kgIaC8-unsplash(2).jpg</text:p>
              </table:table-cell>
              <table:table-cell office:value-type="float" office:value="0.0248224209702517">
                <text:p>0.0248224209702517</text:p>
              </table:table-cell>
              <table:table-cell office:value-type="float" office:value="0.653532852805666">
                <text:p>0.653532852805666</text:p>
              </table:table-cell>
              <table:table-cell office:value-type="float" office:value="0.223839105451157">
                <text:p>0.223839105451157</text:p>
              </table:table-cell>
              <table:table-cell office:value-type="float" office:value="0.063534101324953">
                <text:p>0.063534101324953</text:p>
              </table:table-cell>
              <table:table-cell office:value-type="float" office:value="0.0140786993474203">
                <text:p>0.0140786993474203</text:p>
              </table:table-cell>
              <table:table-cell office:value-type="float" office:value="0.0201945862985666">
                <text:p>0.0201945862985666</text:p>
              </table:table-cell>
            </table:table-row>
            <table:table-row>
              <table:table-cell office:value-type="string">
                <text:p>josh-hild-TBd0-kgIaC8-unsplash(3).jpg</text:p>
              </table:table-cell>
              <table:table-cell office:value-type="float" office:value="0.0202234763328069">
                <text:p>0.0202234763328069</text:p>
              </table:table-cell>
              <table:table-cell office:value-type="float" office:value="0.656237942618439">
                <text:p>0.656237942618439</text:p>
              </table:table-cell>
              <table:table-cell office:value-type="float" office:value="0.225249378803702">
                <text:p>0.225249378803702</text:p>
              </table:table-cell>
              <table:table-cell office:value-type="float" office:value="0.0642244949404012">
                <text:p>0.0642244949404012</text:p>
              </table:table-cell>
              <table:table-cell office:value-type="float" office:value="0.0139552841555074">
                <text:p>0.0139552841555074</text:p>
              </table:table-cell>
              <table:table-cell office:value-type="float" office:value="0.0201093717043157">
                <text:p>0.0201093717043157</text:p>
              </table:table-cell>
            </table:table-row>
            <table:table-row>
              <table:table-cell office:value-type="string">
                <text:p>josh-hild-TBd0-kgIaC8-unsplash.jpg</text:p>
              </table:table-cell>
              <table:table-cell office:value-type="float" office:value="0.0415660115295462">
                <text:p>0.0415660115295462</text:p>
              </table:table-cell>
              <table:table-cell office:value-type="float" office:value="0.63576017429032">
                <text:p>0.63576017429032</text:p>
              </table:table-cell>
              <table:table-cell office:value-type="float" office:value="0.221678519832956">
                <text:p>0.221678519832956</text:p>
              </table:table-cell>
              <table:table-cell office:value-type="float" office:value="0.0668063342825157">
                <text:p>0.0668063342825157</text:p>
              </table:table-cell>
              <table:table-cell office:value-type="float" office:value="0.0136511778067849">
                <text:p>0.0136511778067849</text:p>
              </table:table-cell>
              <table:table-cell office:value-type="float" office:value="0.0205366209417809">
                <text:p>0.0205366209417809</text:p>
              </table:table-cell>
            </table:table-row>
            <table:table-row>
              <table:table-cell office:value-type="string">
                <text:p>jsc2025e036488~orig.jpg</text:p>
              </table:table-cell>
              <table:table-cell office:value-type="float" office:value="0.0177982424045783">
                <text:p>0.0177982424045783</text:p>
              </table:table-cell>
              <table:table-cell office:value-type="float" office:value="0.669750857742463">
                <text:p>0.669750857742463</text:p>
              </table:table-cell>
              <table:table-cell office:value-type="float" office:value="0.217779603332942">
                <text:p>0.217779603332942</text:p>
              </table:table-cell>
              <table:table-cell office:value-type="float" office:value="0.0595603940437811">
                <text:p>0.0595603940437811</text:p>
              </table:table-cell>
              <table:table-cell office:value-type="float" office:value="0.0142847083675625">
                <text:p>0.0142847083675625</text:p>
              </table:table-cell>
              <table:table-cell office:value-type="float" office:value="0.0208248824702983">
                <text:p>0.0208248824702983</text:p>
              </table:table-cell>
            </table:table-row>
            <table:table-row>
              <table:table-cell office:value-type="string">
                <text:p>lawrence-krowdeed-ezyImh0IxOU-unsplash(1).jpg</text:p>
              </table:table-cell>
              <table:table-cell office:value-type="float" office:value="0.0183934565376751">
                <text:p>0.0183934565376751</text:p>
              </table:table-cell>
              <table:table-cell office:value-type="float" office:value="0.647661946834369">
                <text:p>0.647661946834369</text:p>
              </table:table-cell>
              <table:table-cell office:value-type="float" office:value="0.236626123693044">
                <text:p>0.236626123693044</text:p>
              </table:table-cell>
              <table:table-cell office:value-type="float" office:value="0.0717094602415217">
                <text:p>0.0717094602415217</text:p>
              </table:table-cell>
              <table:table-cell office:value-type="float" office:value="0.0134045970137737">
                <text:p>0.0134045970137737</text:p>
              </table:table-cell>
              <table:table-cell office:value-type="float" office:value="0.0122027759558625">
                <text:p>0.0122027759558625</text:p>
              </table:table-cell>
            </table:table-row>
            <table:table-row>
              <table:table-cell office:value-type="string">
                <text:p>lawrence-krowdeed-ezyImh0IxOU-unsplash(2).jpg</text:p>
              </table:table-cell>
              <table:table-cell office:value-type="float" office:value="0.0224053610520126">
                <text:p>0.0224053610520126</text:p>
              </table:table-cell>
              <table:table-cell office:value-type="float" office:value="0.646044946380243">
                <text:p>0.646044946380243</text:p>
              </table:table-cell>
              <table:table-cell office:value-type="float" office:value="0.234694738397781">
                <text:p>0.234694738397781</text:p>
              </table:table-cell>
              <table:table-cell office:value-type="float" office:value="0.0717297798249314">
                <text:p>0.0717297798249314</text:p>
              </table:table-cell>
              <table:table-cell office:value-type="float" office:value="0.0129914066757598">
                <text:p>0.0129914066757598</text:p>
              </table:table-cell>
              <table:table-cell office:value-type="float" office:value="0.0121322897776081">
                <text:p>0.0121322897776081</text:p>
              </table:table-cell>
            </table:table-row>
            <table:table-row>
              <table:table-cell office:value-type="string">
                <text:p>lawrence-krowdeed-ezyImh0IxOU-unsplash(3).jpg</text:p>
              </table:table-cell>
              <table:table-cell office:value-type="float" office:value="0.0171392938906058">
                <text:p>0.0171392938906058</text:p>
              </table:table-cell>
              <table:table-cell office:value-type="float" office:value="0.649087512038284">
                <text:p>0.649087512038284</text:p>
              </table:table-cell>
              <table:table-cell office:value-type="float" office:value="0.236738328219973">
                <text:p>0.236738328219973</text:p>
              </table:table-cell>
              <table:table-cell office:value-type="float" office:value="0.0717166919074789">
                <text:p>0.0717166919074789</text:p>
              </table:table-cell>
              <table:table-cell office:value-type="float" office:value="0.0129545348705081">
                <text:p>0.0129545348705081</text:p>
              </table:table-cell>
              <table:table-cell office:value-type="float" office:value="0.0123632292592241">
                <text:p>0.0123632292592241</text:p>
              </table:table-cell>
            </table:table-row>
            <table:table-row>
              <table:table-cell office:value-type="string">
                <text:p>lawrence-krowdeed-ezyImh0IxOU-unsplash.jpg</text:p>
              </table:table-cell>
              <table:table-cell office:value-type="float" office:value="0.0158651642905054">
                <text:p>0.0158651642905054</text:p>
              </table:table-cell>
              <table:table-cell office:value-type="float" office:value="0.672233801662938">
                <text:p>0.672233801662938</text:p>
              </table:table-cell>
              <table:table-cell office:value-type="float" office:value="0.22230920558034">
                <text:p>0.22230920558034</text:p>
              </table:table-cell>
              <table:table-cell office:value-type="float" office:value="0.0625775985090282">
                <text:p>0.0625775985090282</text:p>
              </table:table-cell>
              <table:table-cell office:value-type="float" office:value="0.0135388071325353">
                <text:p>0.0135388071325353</text:p>
              </table:table-cell>
              <table:table-cell office:value-type="float" office:value="0.013478303929557">
                <text:p>0.013478303929557</text:p>
              </table:table-cell>
            </table:table-row>
            <table:table-row>
              <table:table-cell office:value-type="string">
                <text:p>mathieu-bigard-U1o2u8UrHLc-unsplash(1).jpg</text:p>
              </table:table-cell>
              <table:table-cell office:value-type="float" office:value="0.0154674094491246">
                <text:p>0.0154674094491246</text:p>
              </table:table-cell>
              <table:table-cell office:value-type="float" office:value="0.657890446057689">
                <text:p>0.657890446057689</text:p>
              </table:table-cell>
              <table:table-cell office:value-type="float" office:value="0.221770060949571">
                <text:p>0.221770060949571</text:p>
              </table:table-cell>
              <table:table-cell office:value-type="float" office:value="0.0615734306455996">
                <text:p>0.0615734306455996</text:p>
              </table:table-cell>
              <table:table-cell office:value-type="float" office:value="0.0152385573974145">
                <text:p>0.0152385573974145</text:p>
              </table:table-cell>
              <table:table-cell office:value-type="float" office:value="0.02805621336232">
                <text:p>0.02805621336232</text:p>
              </table:table-cell>
            </table:table-row>
            <table:table-row>
              <table:table-cell office:value-type="string">
                <text:p>mathieu-bigard-U1o2u8UrHLc-unsplash(2).jpg</text:p>
              </table:table-cell>
              <table:table-cell office:value-type="float" office:value="0.0300810269473148">
                <text:p>0.0300810269473148</text:p>
              </table:table-cell>
              <table:table-cell office:value-type="float" office:value="0.65065697380339">
                <text:p>0.65065697380339</text:p>
              </table:table-cell>
              <table:table-cell office:value-type="float" office:value="0.220278445249331">
                <text:p>0.220278445249331</text:p>
              </table:table-cell>
              <table:table-cell office:value-type="float" office:value="0.0607819736697176">
                <text:p>0.0607819736697176</text:p>
              </table:table-cell>
              <table:table-cell office:value-type="float" office:value="0.0145569396901577">
                <text:p>0.0145569396901577</text:p>
              </table:table-cell>
              <table:table-cell office:value-type="float" office:value="0.0236434643217295">
                <text:p>0.0236434643217295</text:p>
              </table:table-cell>
            </table:table-row>
            <table:table-row>
              <table:table-cell office:value-type="string">
                <text:p>mathieu-bigard-U1o2u8UrHLc-unsplash(3).jpg</text:p>
              </table:table-cell>
              <table:table-cell office:value-type="float" office:value="0.0157283361583694">
                <text:p>0.0157283361583694</text:p>
              </table:table-cell>
              <table:table-cell office:value-type="float" office:value="0.662555367219816">
                <text:p>0.662555367219816</text:p>
              </table:table-cell>
              <table:table-cell office:value-type="float" office:value="0.222178277216258">
                <text:p>0.222178277216258</text:p>
              </table:table-cell>
              <table:table-cell office:value-type="float" office:value="0.0616655157260343">
                <text:p>0.0616655157260343</text:p>
              </table:table-cell>
              <table:table-cell office:value-type="float" office:value="0.0147571515265658">
                <text:p>0.0147571515265658</text:p>
              </table:table-cell>
              <table:table-cell office:value-type="float" office:value="0.0231144453512462">
                <text:p>0.0231144453512462</text:p>
              </table:table-cell>
            </table:table-row>
            <table:table-row>
              <table:table-cell office:value-type="string">
                <text:p>mathieu-bigard-U1o2u8UrHLc-unsplash.jpg</text:p>
              </table:table-cell>
              <table:table-cell office:value-type="float" office:value="0.0166591435222502">
                <text:p>0.0166591435222502</text:p>
              </table:table-cell>
              <table:table-cell office:value-type="float" office:value="0.6762060137867">
                <text:p>0.6762060137867</text:p>
              </table:table-cell>
              <table:table-cell office:value-type="float" office:value="0.215118940913224">
                <text:p>0.215118940913224</text:p>
              </table:table-cell>
              <table:table-cell office:value-type="float" office:value="0.0581795495141124">
                <text:p>0.0581795495141124</text:p>
              </table:table-cell>
              <table:table-cell office:value-type="float" office:value="0.0145770165788608">
                <text:p>0.0145770165788608</text:p>
              </table:table-cell>
              <table:table-cell office:value-type="float" office:value="0.0192554666391535">
                <text:p>0.0192554666391535</text:p>
              </table:table-cell>
            </table:table-row>
            <table:table-row>
              <table:table-cell office:value-type="string">
                <text:p>peter-thomas-sK8GwN8KyRk-unsplash(1).jpg</text:p>
              </table:table-cell>
              <table:table-cell office:value-type="float" office:value="0.0211318611925613">
                <text:p>0.0211318611925613</text:p>
              </table:table-cell>
              <table:table-cell office:value-type="float" office:value="0.670838983175301">
                <text:p>0.670838983175301</text:p>
              </table:table-cell>
              <table:table-cell office:value-type="float" office:value="0.217436105794413">
                <text:p>0.217436105794413</text:p>
              </table:table-cell>
              <table:table-cell office:value-type="float" office:value="0.061480397291992">
                <text:p>0.061480397291992</text:p>
              </table:table-cell>
              <table:table-cell office:value-type="float" office:value="0.0136975666110249">
                <text:p>0.0136975666110249</text:p>
              </table:table-cell>
              <table:table-cell office:value-type="float" office:value="0.015414645369414">
                <text:p>0.015414645369414</text:p>
              </table:table-cell>
            </table:table-row>
            <table:table-row>
              <table:table-cell office:value-type="string">
                <text:p>peter-thomas-sK8GwN8KyRk-unsplash(2).jpg</text:p>
              </table:table-cell>
              <table:table-cell office:value-type="float" office:value="0.0190725135910531">
                <text:p>0.0190725135910531</text:p>
              </table:table-cell>
              <table:table-cell office:value-type="float" office:value="0.666233576506206">
                <text:p>0.666233576506206</text:p>
              </table:table-cell>
              <table:table-cell office:value-type="float" office:value="0.222097544751787">
                <text:p>0.222097544751787</text:p>
              </table:table-cell>
              <table:table-cell office:value-type="float" office:value="0.0640537239019144">
                <text:p>0.0640537239019144</text:p>
              </table:table-cell>
              <table:table-cell office:value-type="float" office:value="0.013661207451223">
                <text:p>0.013661207451223</text:p>
              </table:table-cell>
              <table:table-cell office:value-type="float" office:value="0.0148814959638691">
                <text:p>0.0148814959638691</text:p>
              </table:table-cell>
            </table:table-row>
            <table:table-row>
              <table:table-cell office:value-type="string">
                <text:p>peter-thomas-sK8GwN8KyRk-unsplash(3).jpg</text:p>
              </table:table-cell>
              <table:table-cell office:value-type="float" office:value="0.0301026734784981">
                <text:p>0.0301026734784981</text:p>
              </table:table-cell>
              <table:table-cell office:value-type="float" office:value="0.656207529388423">
                <text:p>0.656207529388423</text:p>
              </table:table-cell>
              <table:table-cell office:value-type="float" office:value="0.221320123009771">
                <text:p>0.221320123009771</text:p>
              </table:table-cell>
              <table:table-cell office:value-type="float" office:value="0.0644620802539557">
                <text:p>0.0644620802539557</text:p>
              </table:table-cell>
              <table:table-cell office:value-type="float" office:value="0.0133816526957988">
                <text:p>0.0133816526957988</text:p>
              </table:table-cell>
              <table:table-cell office:value-type="float" office:value="0.0145250235603393">
                <text:p>0.0145250235603393</text:p>
              </table:table-cell>
            </table:table-row>
            <table:table-row>
              <table:table-cell office:value-type="string">
                <text:p>peter-thomas-sK8GwN8KyRk-unsplash.jpg</text:p>
              </table:table-cell>
              <table:table-cell office:value-type="float" office:value="0.0209952537020206">
                <text:p>0.0209952537020206</text:p>
              </table:table-cell>
              <table:table-cell office:value-type="float" office:value="0.697246779953547">
                <text:p>0.697246779953547</text:p>
              </table:table-cell>
              <table:table-cell office:value-type="float" office:value="0.199613043598006">
                <text:p>0.199613043598006</text:p>
              </table:table-cell>
              <table:table-cell office:value-type="float" office:value="0.0486132914704343">
                <text:p>0.0486132914704343</text:p>
              </table:table-cell>
              <table:table-cell office:value-type="float" office:value="0.0145701249460648">
                <text:p>0.0145701249460648</text:p>
              </table:table-cell>
              <table:table-cell office:value-type="float" office:value="0.0189601292608811">
                <text:p>0.0189601292608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8.566cm" svg:height="13.425cm" xlink:href=".." xlink:type="simple" chart:class="chart:line" chart:style-name="ch1">
        <chart:legend chart:legend-position="top" svg:x="33.345cm" svg:y="0.185cm" style:legend-expansion="wide" chart:style-name="ch2"/>
        <chart:plot-area chart:style-name="ch3" table:cell-range-address="cpu_times.A1:cpu_times.B127" chart:data-source-has-labels="both" svg:x="1.371cm" svg:y="1.051cm" svg:width="65.824cm" svg:height="12.106cm">
          <chart:coordinate-region svg:x="6.321cm" svg:y="1.25cm" svg:width="60.874cm" svg:height="4.379cm"/>
          <chart:axis chart:dimension="x" chart:name="primary-x" chart:style-name="ch4" chartooo:axis-type="auto">
            <chartooo:date-scale/>
            <chart:categories table:cell-range-address="cpu_times.A2:cpu_times.A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u_times.B2:cpu_times.B127" chart:label-cell-address="cpu_times.B1:cpu_times.B1" chart:class="chart:line"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cpu_times.B1:cpu_tim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60floralflaves-uLS5dH7thaI-unsplash(1).jpg</text:p>
                <draw:g>
                  <svg:desc>cpu_times.A2:cpu_times.A127</svg:desc>
                </draw:g>
              </table:table-cell>
              <table:table-cell office:value-type="float" office:value="769145">
                <text:p>769145</text:p>
                <draw:g>
                  <svg:desc>cpu_times.B2:cpu_times.B127</svg:desc>
                </draw:g>
              </table:table-cell>
            </table:table-row>
            <table:table-row>
              <table:table-cell office:value-type="string">
                <text:p>360floralflaves-uLS5dH7thaI-unsplash(2).jpg</text:p>
              </table:table-cell>
              <table:table-cell office:value-type="float" office:value="3737051">
                <text:p>3737051</text:p>
              </table:table-cell>
            </table:table-row>
            <table:table-row>
              <table:table-cell office:value-type="string">
                <text:p>360floralflaves-uLS5dH7thaI-unsplash.jpg</text:p>
              </table:table-cell>
              <table:table-cell office:value-type="float" office:value="98448">
                <text:p>98448</text:p>
              </table:table-cell>
            </table:table-row>
            <table:table-row>
              <table:table-cell office:value-type="string">
                <text:p>ACD24-0161-064~orig.jpg</text:p>
              </table:table-cell>
              <table:table-cell office:value-type="float" office:value="11510581">
                <text:p>11510581</text:p>
              </table:table-cell>
            </table:table-row>
            <table:table-row>
              <table:table-cell office:value-type="string">
                <text:p>a-chosen-soul-radulW4SHhA-unsplash(1).jpg</text:p>
              </table:table-cell>
              <table:table-cell office:value-type="float" office:value="215901">
                <text:p>215901</text:p>
              </table:table-cell>
            </table:table-row>
            <table:table-row>
              <table:table-cell office:value-type="string">
                <text:p>a-chosen-soul-radulW4SHhA-unsplash(2).jpg</text:p>
              </table:table-cell>
              <table:table-cell office:value-type="float" office:value="295838">
                <text:p>295838</text:p>
              </table:table-cell>
            </table:table-row>
            <table:table-row>
              <table:table-cell office:value-type="string">
                <text:p>a-chosen-soul-radulW4SHhA-unsplash(3).jpg</text:p>
              </table:table-cell>
              <table:table-cell office:value-type="float" office:value="4263924">
                <text:p>4263924</text:p>
              </table:table-cell>
            </table:table-row>
            <table:table-row>
              <table:table-cell office:value-type="string">
                <text:p>a-chosen-soul-radulW4SHhA-unsplash.jpg</text:p>
              </table:table-cell>
              <table:table-cell office:value-type="float" office:value="46099">
                <text:p>46099</text:p>
              </table:table-cell>
            </table:table-row>
            <table:table-row>
              <table:table-cell office:value-type="string">
                <text:p>behnam-norouzi-I5eKsDa8iwY-unsplash.jpg</text:p>
              </table:table-cell>
              <table:table-cell office:value-type="float" office:value="122422">
                <text:p>122422</text:p>
              </table:table-cell>
            </table:table-row>
            <table:table-row>
              <table:table-cell office:value-type="string">
                <text:p>benjamin-chambon-0vnmC_UWuMg-unsplash.jpg</text:p>
              </table:table-cell>
              <table:table-cell office:value-type="float" office:value="776405">
                <text:p>776405</text:p>
              </table:table-cell>
            </table:table-row>
            <table:table-row>
              <table:table-cell office:value-type="string">
                <text:p>benjamin-chambon-SRXkNrlTalM-unsplash.jpg</text:p>
              </table:table-cell>
              <table:table-cell office:value-type="float" office:value="1185847">
                <text:p>1185847</text:p>
              </table:table-cell>
            </table:table-row>
            <table:table-row>
              <table:table-cell office:value-type="string">
                <text:p>bernard-hermant-nHRXNv2qeDE-unsplash(1).jpg</text:p>
              </table:table-cell>
              <table:table-cell office:value-type="float" office:value="2035689">
                <text:p>2035689</text:p>
              </table:table-cell>
            </table:table-row>
            <table:table-row>
              <table:table-cell office:value-type="string">
                <text:p>bernard-hermant-nHRXNv2qeDE-unsplash(2).jpg</text:p>
              </table:table-cell>
              <table:table-cell office:value-type="float" office:value="3100276">
                <text:p>3100276</text:p>
              </table:table-cell>
            </table:table-row>
            <table:table-row>
              <table:table-cell office:value-type="string">
                <text:p>bernard-hermant-nHRXNv2qeDE-unsplash(3).jpg</text:p>
              </table:table-cell>
              <table:table-cell office:value-type="float" office:value="293714">
                <text:p>293714</text:p>
              </table:table-cell>
            </table:table-row>
            <table:table-row>
              <table:table-cell office:value-type="string">
                <text:p>bernard-hermant-nHRXNv2qeDE-unsplash.jpg</text:p>
              </table:table-cell>
              <table:table-cell office:value-type="float" office:value="8668552">
                <text:p>8668552</text:p>
              </table:table-cell>
            </table:table-row>
            <table:table-row>
              <table:table-cell office:value-type="string">
                <text:p>christopher-stites-9RUeWUWUSII-unsplash(1).jpg</text:p>
              </table:table-cell>
              <table:table-cell office:value-type="float" office:value="1710303">
                <text:p>1710303</text:p>
              </table:table-cell>
            </table:table-row>
            <table:table-row>
              <table:table-cell office:value-type="string">
                <text:p>christopher-stites-9RUeWUWUSII-unsplash(2).jpg</text:p>
              </table:table-cell>
              <table:table-cell office:value-type="float" office:value="2484014">
                <text:p>2484014</text:p>
              </table:table-cell>
            </table:table-row>
            <table:table-row>
              <table:table-cell office:value-type="string">
                <text:p>christopher-stites-9RUeWUWUSII-unsplash(3).jpg</text:p>
              </table:table-cell>
              <table:table-cell office:value-type="float" office:value="3920328">
                <text:p>3920328</text:p>
              </table:table-cell>
            </table:table-row>
            <table:table-row>
              <table:table-cell office:value-type="string">
                <text:p>christopher-stites-9RUeWUWUSII-unsplash.jpg</text:p>
              </table:table-cell>
              <table:table-cell office:value-type="float" office:value="216569">
                <text:p>216569</text:p>
              </table:table-cell>
            </table:table-row>
            <table:table-row>
              <table:table-cell office:value-type="string">
                <text:p>christoph-nolte-_6sc3AzkEyA-unsplash(1).jpg</text:p>
              </table:table-cell>
              <table:table-cell office:value-type="float" office:value="307132">
                <text:p>307132</text:p>
              </table:table-cell>
            </table:table-row>
            <table:table-row>
              <table:table-cell office:value-type="string">
                <text:p>christoph-nolte-_6sc3AzkEyA-unsplash(2).jpg</text:p>
              </table:table-cell>
              <table:table-cell office:value-type="float" office:value="498875">
                <text:p>498875</text:p>
              </table:table-cell>
            </table:table-row>
            <table:table-row>
              <table:table-cell office:value-type="string">
                <text:p>christoph-nolte-_6sc3AzkEyA-unsplash(3).jpg</text:p>
              </table:table-cell>
              <table:table-cell office:value-type="float" office:value="1174071">
                <text:p>1174071</text:p>
              </table:table-cell>
            </table:table-row>
            <table:table-row>
              <table:table-cell office:value-type="string">
                <text:p>christoph-nolte-_6sc3AzkEyA-unsplash.jpg</text:p>
              </table:table-cell>
              <table:table-cell office:value-type="float" office:value="42775">
                <text:p>42775</text:p>
              </table:table-cell>
            </table:table-row>
            <table:table-row>
              <table:table-cell office:value-type="string">
                <text:p>circle.png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eric-barbeau-RyRuudzKonE-unsplash.jpg</text:p>
              </table:table-cell>
              <table:table-cell office:value-type="float" office:value="8843623">
                <text:p>8843623</text:p>
              </table:table-cell>
            </table:table-row>
            <table:table-row>
              <table:table-cell office:value-type="string">
                <text:p>europeana-oYohiSeMhQ4-unsplash(1).jpg</text:p>
              </table:table-cell>
              <table:table-cell office:value-type="float" office:value="946212">
                <text:p>946212</text:p>
              </table:table-cell>
            </table:table-row>
            <table:table-row>
              <table:table-cell office:value-type="string">
                <text:p>europeana-oYohiSeMhQ4-unsplash(2).jpg</text:p>
              </table:table-cell>
              <table:table-cell office:value-type="float" office:value="107782">
                <text:p>107782</text:p>
              </table:table-cell>
            </table:table-row>
            <table:table-row>
              <table:table-cell office:value-type="string">
                <text:p>europeana-oYohiSeMhQ4-unsplash.jpg</text:p>
              </table:table-cell>
              <table:table-cell office:value-type="float" office:value="2483273">
                <text:p>2483273</text:p>
              </table:table-cell>
            </table:table-row>
            <table:table-row>
              <table:table-cell office:value-type="string">
                <text:p>filip-kvasnak-O67hc8Ws_xo-unsplash(1).jpg</text:p>
              </table:table-cell>
              <table:table-cell office:value-type="float" office:value="1036128">
                <text:p>1036128</text:p>
              </table:table-cell>
            </table:table-row>
            <table:table-row>
              <table:table-cell office:value-type="string">
                <text:p>filip-kvasnak-O67hc8Ws_xo-unsplash(2).jpg</text:p>
              </table:table-cell>
              <table:table-cell office:value-type="float" office:value="1576932">
                <text:p>1576932</text:p>
              </table:table-cell>
            </table:table-row>
            <table:table-row>
              <table:table-cell office:value-type="string">
                <text:p>filip-kvasnak-O67hc8Ws_xo-unsplash(3).jpg</text:p>
              </table:table-cell>
              <table:table-cell office:value-type="float" office:value="3061985">
                <text:p>3061985</text:p>
              </table:table-cell>
            </table:table-row>
            <table:table-row>
              <table:table-cell office:value-type="string">
                <text:p>filip-kvasnak-O67hc8Ws_xo-unsplash.jpg</text:p>
              </table:table-cell>
              <table:table-cell office:value-type="float" office:value="113605">
                <text:p>113605</text:p>
              </table:table-cell>
            </table:table-row>
            <table:table-row>
              <table:table-cell office:value-type="string">
                <text:p>galactic-night-sky-astronomy-science-combined-generative-ai.jpg</text:p>
              </table:table-cell>
              <table:table-cell office:value-type="float" office:value="5466922">
                <text:p>5466922</text:p>
              </table:table-cell>
            </table:table-row>
            <table:table-row>
              <table:table-cell office:value-type="string">
                <text:p>galaxy-nature-aesthetic-background-starry-sky-mountain-remixed-media.jpg</text:p>
              </table:table-cell>
              <table:table-cell office:value-type="float" office:value="17420049">
                <text:p>17420049</text:p>
              </table:table-cell>
            </table:table-row>
            <table:table-row>
              <table:table-cell office:value-type="string">
                <text:p>henry-chen-C9ZwRUAPaIQ-unsplash(1).jpg</text:p>
              </table:table-cell>
              <table:table-cell office:value-type="float" office:value="1026100">
                <text:p>1026100</text:p>
              </table:table-cell>
            </table:table-row>
            <table:table-row>
              <table:table-cell office:value-type="string">
                <text:p>henry-chen-C9ZwRUAPaIQ-unsplash(2).jpg</text:p>
              </table:table-cell>
              <table:table-cell office:value-type="float" office:value="1485581">
                <text:p>1485581</text:p>
              </table:table-cell>
            </table:table-row>
            <table:table-row>
              <table:table-cell office:value-type="string">
                <text:p>henry-chen-C9ZwRUAPaIQ-unsplash(3).jpg</text:p>
              </table:table-cell>
              <table:table-cell office:value-type="float" office:value="4232197">
                <text:p>4232197</text:p>
              </table:table-cell>
            </table:table-row>
            <table:table-row>
              <table:table-cell office:value-type="string">
                <text:p>henry-chen-C9ZwRUAPaIQ-unsplash.jpg</text:p>
              </table:table-cell>
              <table:table-cell office:value-type="float" office:value="143385">
                <text:p>143385</text:p>
              </table:table-cell>
            </table:table-row>
            <table:table-row>
              <table:table-cell office:value-type="string">
                <text:p>imad-786-bS86J4xzmbM-unsplash(1).jpg</text:p>
              </table:table-cell>
              <table:table-cell office:value-type="float" office:value="689817">
                <text:p>689817</text:p>
              </table:table-cell>
            </table:table-row>
            <table:table-row>
              <table:table-cell office:value-type="string">
                <text:p>imad-786-bS86J4xzmbM-unsplash(2).jpg</text:p>
              </table:table-cell>
              <table:table-cell office:value-type="float" office:value="463930">
                <text:p>463930</text:p>
              </table:table-cell>
            </table:table-row>
            <table:table-row>
              <table:table-cell office:value-type="string">
                <text:p>imad-786-bS86J4xzmbM-unsplash(3).jpg</text:p>
              </table:table-cell>
              <table:table-cell office:value-type="float" office:value="1586997">
                <text:p>1586997</text:p>
              </table:table-cell>
            </table:table-row>
            <table:table-row>
              <table:table-cell office:value-type="string">
                <text:p>imad-786-bS86J4xzmbM-unsplash.jpg</text:p>
              </table:table-cell>
              <table:table-cell office:value-type="float" office:value="76006">
                <text:p>76006</text:p>
              </table:table-cell>
            </table:table-row>
            <table:table-row>
              <table:table-cell office:value-type="string">
                <text:p>image_10_1772x4317.jpg</text:p>
              </table:table-cell>
              <table:table-cell office:value-type="float" office:value="664877">
                <text:p>664877</text:p>
              </table:table-cell>
            </table:table-row>
            <table:table-row>
              <table:table-cell office:value-type="string">
                <text:p>image_11_4655x1401.jpg</text:p>
              </table:table-cell>
              <table:table-cell office:value-type="float" office:value="679113">
                <text:p>679113</text:p>
              </table:table-cell>
            </table:table-row>
            <table:table-row>
              <table:table-cell office:value-type="string">
                <text:p>image_12_4277x1506.jpg</text:p>
              </table:table-cell>
              <table:table-cell office:value-type="float" office:value="434775">
                <text:p>434775</text:p>
              </table:table-cell>
            </table:table-row>
            <table:table-row>
              <table:table-cell office:value-type="string">
                <text:p>image_13_633x2563.jpg</text:p>
              </table:table-cell>
              <table:table-cell office:value-type="float" office:value="186117">
                <text:p>186117</text:p>
              </table:table-cell>
            </table:table-row>
            <table:table-row>
              <table:table-cell office:value-type="string">
                <text:p>image_1_394x2626.jpg</text:p>
              </table:table-cell>
              <table:table-cell office:value-type="float" office:value="162212">
                <text:p>162212</text:p>
              </table:table-cell>
            </table:table-row>
            <table:table-row>
              <table:table-cell office:value-type="string">
                <text:p>image_14_3221x373.jpg</text:p>
              </table:table-cell>
              <table:table-cell office:value-type="float" office:value="37064">
                <text:p>37064</text:p>
              </table:table-cell>
            </table:table-row>
            <table:table-row>
              <table:table-cell office:value-type="string">
                <text:p>image_15_1821x1543.jpg</text:p>
              </table:table-cell>
              <table:table-cell office:value-type="float" office:value="192794">
                <text:p>192794</text:p>
              </table:table-cell>
            </table:table-row>
            <table:table-row>
              <table:table-cell office:value-type="string">
                <text:p>image_16_1922x3627.jpg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string">
                <text:p>image_17_585x2590.jpg</text:p>
              </table:table-cell>
              <table:table-cell office:value-type="float" office:value="119544">
                <text:p>119544</text:p>
              </table:table-cell>
            </table:table-row>
            <table:table-row>
              <table:table-cell office:value-type="string">
                <text:p>image_18_575x1328.jpg</text:p>
              </table:table-cell>
              <table:table-cell office:value-type="float" office:value="55982">
                <text:p>55982</text:p>
              </table:table-cell>
            </table:table-row>
            <table:table-row>
              <table:table-cell office:value-type="string">
                <text:p>image_19_2635x4649.jpg</text:p>
              </table:table-cell>
              <table:table-cell office:value-type="float" office:value="972988">
                <text:p>972988</text:p>
              </table:table-cell>
            </table:table-row>
            <table:table-row>
              <table:table-cell office:value-type="string">
                <text:p>image_20_944x452.jpg</text:p>
              </table:table-cell>
              <table:table-cell office:value-type="float" office:value="58617">
                <text:p>58617</text:p>
              </table:table-cell>
            </table:table-row>
            <table:table-row>
              <table:table-cell office:value-type="string">
                <text:p>image_21_3762x2135.jpg</text:p>
              </table:table-cell>
              <table:table-cell office:value-type="float" office:value="1103840">
                <text:p>1103840</text:p>
              </table:table-cell>
            </table:table-row>
            <table:table-row>
              <table:table-cell office:value-type="string">
                <text:p>image_22_4269x338.jpg</text:p>
              </table:table-cell>
              <table:table-cell office:value-type="float" office:value="190364">
                <text:p>190364</text:p>
              </table:table-cell>
            </table:table-row>
            <table:table-row>
              <table:table-cell office:value-type="string">
                <text:p>image_23_863x1489.jpg</text:p>
              </table:table-cell>
              <table:table-cell office:value-type="float" office:value="147790">
                <text:p>147790</text:p>
              </table:table-cell>
            </table:table-row>
            <table:table-row>
              <table:table-cell office:value-type="string">
                <text:p>image_24_840x1058.jpg</text:p>
              </table:table-cell>
              <table:table-cell office:value-type="float" office:value="69874">
                <text:p>69874</text:p>
              </table:table-cell>
            </table:table-row>
            <table:table-row>
              <table:table-cell office:value-type="string">
                <text:p>image_2_4984x2676.jpg</text:p>
              </table:table-cell>
              <table:table-cell office:value-type="float" office:value="2152738">
                <text:p>2152738</text:p>
              </table:table-cell>
            </table:table-row>
            <table:table-row>
              <table:table-cell office:value-type="string">
                <text:p>image_25_1843x173.jpg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image_26_1490x1992.jpg</text:p>
              </table:table-cell>
              <table:table-cell office:value-type="float" office:value="283333">
                <text:p>283333</text:p>
              </table:table-cell>
            </table:table-row>
            <table:table-row>
              <table:table-cell office:value-type="string">
                <text:p>image_27_2697x3028.jpg</text:p>
              </table:table-cell>
              <table:table-cell office:value-type="float" office:value="432890">
                <text:p>432890</text:p>
              </table:table-cell>
            </table:table-row>
            <table:table-row>
              <table:table-cell office:value-type="string">
                <text:p>image_28_1007x4084.jpg</text:p>
              </table:table-cell>
              <table:table-cell office:value-type="float" office:value="451808">
                <text:p>451808</text:p>
              </table:table-cell>
            </table:table-row>
            <table:table-row>
              <table:table-cell office:value-type="string">
                <text:p>image_29_3767x160.jpg</text:p>
              </table:table-cell>
              <table:table-cell office:value-type="float" office:value="107349">
                <text:p>107349</text:p>
              </table:table-cell>
            </table:table-row>
            <table:table-row>
              <table:table-cell office:value-type="string">
                <text:p>image_30_2168x2970.jpg</text:p>
              </table:table-cell>
              <table:table-cell office:value-type="float" office:value="290786">
                <text:p>290786</text:p>
              </table:table-cell>
            </table:table-row>
            <table:table-row>
              <table:table-cell office:value-type="string">
                <text:p>image_31_2023x1147.jpg</text:p>
              </table:table-cell>
              <table:table-cell office:value-type="float" office:value="509191">
                <text:p>509191</text:p>
              </table:table-cell>
            </table:table-row>
            <table:table-row>
              <table:table-cell office:value-type="string">
                <text:p>image_32_2707x332.jpg</text:p>
              </table:table-cell>
              <table:table-cell office:value-type="float" office:value="225588">
                <text:p>225588</text:p>
              </table:table-cell>
            </table:table-row>
            <table:table-row>
              <table:table-cell office:value-type="string">
                <text:p>image_33_247x4382.jpg</text:p>
              </table:table-cell>
              <table:table-cell office:value-type="float" office:value="73224">
                <text:p>73224</text:p>
              </table:table-cell>
            </table:table-row>
            <table:table-row>
              <table:table-cell office:value-type="string">
                <text:p>image_3_3644x4973.jpg</text:p>
              </table:table-cell>
              <table:table-cell office:value-type="float" office:value="1437710">
                <text:p>1437710</text:p>
              </table:table-cell>
            </table:table-row>
            <table:table-row>
              <table:table-cell office:value-type="string">
                <text:p>image_34_2884x2938.jpg</text:p>
              </table:table-cell>
              <table:table-cell office:value-type="float" office:value="842533">
                <text:p>842533</text:p>
              </table:table-cell>
            </table:table-row>
            <table:table-row>
              <table:table-cell office:value-type="string">
                <text:p>image_35_1483x4481.jpg</text:p>
              </table:table-cell>
              <table:table-cell office:value-type="float" office:value="807599">
                <text:p>807599</text:p>
              </table:table-cell>
            </table:table-row>
            <table:table-row>
              <table:table-cell office:value-type="string">
                <text:p>image_36_1830x4425.jpg</text:p>
              </table:table-cell>
              <table:table-cell office:value-type="float" office:value="558451">
                <text:p>558451</text:p>
              </table:table-cell>
            </table:table-row>
            <table:table-row>
              <table:table-cell office:value-type="string">
                <text:p>image_37_4783x1353.jpg</text:p>
              </table:table-cell>
              <table:table-cell office:value-type="float" office:value="349942">
                <text:p>349942</text:p>
              </table:table-cell>
            </table:table-row>
            <table:table-row>
              <table:table-cell office:value-type="string">
                <text:p>image_38_1958x919.jpg</text:p>
              </table:table-cell>
              <table:table-cell office:value-type="float" office:value="157359">
                <text:p>157359</text:p>
              </table:table-cell>
            </table:table-row>
            <table:table-row>
              <table:table-cell office:value-type="string">
                <text:p>image_39_2652x717.jpg</text:p>
              </table:table-cell>
              <table:table-cell office:value-type="float" office:value="230112">
                <text:p>230112</text:p>
              </table:table-cell>
            </table:table-row>
            <table:table-row>
              <table:table-cell office:value-type="string">
                <text:p>image_40_212x3308.jpg</text:p>
              </table:table-cell>
              <table:table-cell office:value-type="float" office:value="29312">
                <text:p>29312</text:p>
              </table:table-cell>
            </table:table-row>
            <table:table-row>
              <table:table-cell office:value-type="string">
                <text:p>image_41_4808x542.jpg</text:p>
              </table:table-cell>
              <table:table-cell office:value-type="float" office:value="612839">
                <text:p>612839</text:p>
              </table:table-cell>
            </table:table-row>
            <table:table-row>
              <table:table-cell office:value-type="string">
                <text:p>image_42_1959x157.jpg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image_4_2314x2375.jpg</text:p>
              </table:table-cell>
              <table:table-cell office:value-type="float" office:value="628029">
                <text:p>628029</text:p>
              </table:table-cell>
            </table:table-row>
            <table:table-row>
              <table:table-cell office:value-type="string">
                <text:p>image_43_2536x169.jpg</text:p>
              </table:table-cell>
              <table:table-cell office:value-type="float" office:value="93571">
                <text:p>93571</text:p>
              </table:table-cell>
            </table:table-row>
            <table:table-row>
              <table:table-cell office:value-type="string">
                <text:p>image_44_1996x619.jpg</text:p>
              </table:table-cell>
              <table:table-cell office:value-type="float" office:value="207782">
                <text:p>207782</text:p>
              </table:table-cell>
            </table:table-row>
            <table:table-row>
              <table:table-cell office:value-type="string">
                <text:p>image_45_2251x3866.jpg</text:p>
              </table:table-cell>
              <table:table-cell office:value-type="float" office:value="962158">
                <text:p>962158</text:p>
              </table:table-cell>
            </table:table-row>
            <table:table-row>
              <table:table-cell office:value-type="string">
                <text:p>image_50_1140x3923.jpg</text:p>
              </table:table-cell>
              <table:table-cell office:value-type="float" office:value="90160">
                <text:p>90160</text:p>
              </table:table-cell>
            </table:table-row>
            <table:table-row>
              <table:table-cell office:value-type="string">
                <text:p>image_51_2730x4330.jpg</text:p>
              </table:table-cell>
              <table:table-cell office:value-type="float" office:value="697803">
                <text:p>697803</text:p>
              </table:table-cell>
            </table:table-row>
            <table:table-row>
              <table:table-cell office:value-type="string">
                <text:p>image_52_653x4327.jpg</text:p>
              </table:table-cell>
              <table:table-cell office:value-type="float" office:value="122807">
                <text:p>122807</text:p>
              </table:table-cell>
            </table:table-row>
            <table:table-row>
              <table:table-cell office:value-type="string">
                <text:p>image_53_166x1639.jpg</text:p>
              </table:table-cell>
              <table:table-cell office:value-type="float" office:value="65791">
                <text:p>65791</text:p>
              </table:table-cell>
            </table:table-row>
            <table:table-row>
              <table:table-cell office:value-type="string">
                <text:p>image_5_3549x4062.jpg</text:p>
              </table:table-cell>
              <table:table-cell office:value-type="float" office:value="431947">
                <text:p>431947</text:p>
              </table:table-cell>
            </table:table-row>
            <table:table-row>
              <table:table-cell office:value-type="string">
                <text:p>image_54_2489x1402.jpg</text:p>
              </table:table-cell>
              <table:table-cell office:value-type="float" office:value="673547">
                <text:p>673547</text:p>
              </table:table-cell>
            </table:table-row>
            <table:table-row>
              <table:table-cell office:value-type="string">
                <text:p>image_55_2737x117.jpg</text:p>
              </table:table-cell>
              <table:table-cell office:value-type="float" office:value="33532">
                <text:p>33532</text:p>
              </table:table-cell>
            </table:table-row>
            <table:table-row>
              <table:table-cell office:value-type="string">
                <text:p>image_56_825x1244.jpg</text:p>
              </table:table-cell>
              <table:table-cell office:value-type="float" office:value="94716">
                <text:p>94716</text:p>
              </table:table-cell>
            </table:table-row>
            <table:table-row>
              <table:table-cell office:value-type="string">
                <text:p>image_57_3765x1755.jpg</text:p>
              </table:table-cell>
              <table:table-cell office:value-type="float" office:value="584029">
                <text:p>584029</text:p>
              </table:table-cell>
            </table:table-row>
            <table:table-row>
              <table:table-cell office:value-type="string">
                <text:p>image_58_4915x3663.jpg</text:p>
              </table:table-cell>
              <table:table-cell office:value-type="float" office:value="2454092">
                <text:p>2454092</text:p>
              </table:table-cell>
            </table:table-row>
            <table:table-row>
              <table:table-cell office:value-type="string">
                <text:p>image_59_592x2330.jpg</text:p>
              </table:table-cell>
              <table:table-cell office:value-type="float" office:value="38087">
                <text:p>38087</text:p>
              </table:table-cell>
            </table:table-row>
            <table:table-row>
              <table:table-cell office:value-type="string">
                <text:p>image_60_1433x357.jpg</text:p>
              </table:table-cell>
              <table:table-cell office:value-type="float" office:value="46598">
                <text:p>46598</text:p>
              </table:table-cell>
            </table:table-row>
            <table:table-row>
              <table:table-cell office:value-type="string">
                <text:p>image_61_3888x3016.jpg</text:p>
              </table:table-cell>
              <table:table-cell office:value-type="float" office:value="1580691">
                <text:p>1580691</text:p>
              </table:table-cell>
            </table:table-row>
            <table:table-row>
              <table:table-cell office:value-type="string">
                <text:p>image_62_454x2848.jpg</text:p>
              </table:table-cell>
              <table:table-cell office:value-type="float" office:value="51968">
                <text:p>51968</text:p>
              </table:table-cell>
            </table:table-row>
            <table:table-row>
              <table:table-cell office:value-type="string">
                <text:p>image_63_2812x4309.jpg</text:p>
              </table:table-cell>
              <table:table-cell office:value-type="float" office:value="1510882">
                <text:p>1510882</text:p>
              </table:table-cell>
            </table:table-row>
            <table:table-row>
              <table:table-cell office:value-type="string">
                <text:p>image_64_4492x1234.jpg</text:p>
              </table:table-cell>
              <table:table-cell office:value-type="float" office:value="450464">
                <text:p>450464</text:p>
              </table:table-cell>
            </table:table-row>
            <table:table-row>
              <table:table-cell office:value-type="string">
                <text:p>image_6_4928x819.jpg</text:p>
              </table:table-cell>
              <table:table-cell office:value-type="float" office:value="541602">
                <text:p>541602</text:p>
              </table:table-cell>
            </table:table-row>
            <table:table-row>
              <table:table-cell office:value-type="string">
                <text:p>image_65_567x293.jpg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string">
                <text:p>image_66_2028x2864.jpg</text:p>
              </table:table-cell>
              <table:table-cell office:value-type="float" office:value="567274">
                <text:p>567274</text:p>
              </table:table-cell>
            </table:table-row>
            <table:table-row>
              <table:table-cell office:value-type="string">
                <text:p>image_67_2166x2994.jpg</text:p>
              </table:table-cell>
              <table:table-cell office:value-type="float" office:value="657770">
                <text:p>657770</text:p>
              </table:table-cell>
            </table:table-row>
            <table:table-row>
              <table:table-cell office:value-type="string">
                <text:p>image_7_405x2174.jpg</text:p>
              </table:table-cell>
              <table:table-cell office:value-type="float" office:value="77026">
                <text:p>77026</text:p>
              </table:table-cell>
            </table:table-row>
            <table:table-row>
              <table:table-cell office:value-type="string">
                <text:p>image_8_4780x413.jpg</text:p>
              </table:table-cell>
              <table:table-cell office:value-type="float" office:value="236004">
                <text:p>236004</text:p>
              </table:table-cell>
            </table:table-row>
            <table:table-row>
              <table:table-cell office:value-type="string">
                <text:p>image_9_3014x169.jpg</text:p>
              </table:table-cell>
              <table:table-cell office:value-type="float" office:value="13566">
                <text:p>13566</text:p>
              </table:table-cell>
            </table:table-row>
            <table:table-row>
              <table:table-cell office:value-type="string">
                <text:p>iss072e940709~orig.jpg</text:p>
              </table:table-cell>
              <table:table-cell office:value-type="float" office:value="13151989">
                <text:p>13151989</text:p>
              </table:table-cell>
            </table:table-row>
            <table:table-row>
              <table:table-cell office:value-type="string">
                <text:p>josh-hild-16ZUFFYQdbo-unsplash(1).jpg</text:p>
              </table:table-cell>
              <table:table-cell office:value-type="float" office:value="415766">
                <text:p>415766</text:p>
              </table:table-cell>
            </table:table-row>
            <table:table-row>
              <table:table-cell office:value-type="string">
                <text:p>josh-hild-16ZUFFYQdbo-unsplash(2).jpg</text:p>
              </table:table-cell>
              <table:table-cell office:value-type="float" office:value="2236466">
                <text:p>2236466</text:p>
              </table:table-cell>
            </table:table-row>
            <table:table-row>
              <table:table-cell office:value-type="string">
                <text:p>josh-hild-16ZUFFYQdbo-unsplash.jpg</text:p>
              </table:table-cell>
              <table:table-cell office:value-type="float" office:value="77656">
                <text:p>77656</text:p>
              </table:table-cell>
            </table:table-row>
            <table:table-row>
              <table:table-cell office:value-type="string">
                <text:p>josh-hild-TBd0-kgIaC8-unsplash(1).jpg</text:p>
              </table:table-cell>
              <table:table-cell office:value-type="float" office:value="116300">
                <text:p>116300</text:p>
              </table:table-cell>
            </table:table-row>
            <table:table-row>
              <table:table-cell office:value-type="string">
                <text:p>josh-hild-TBd0-kgIaC8-unsplash(2).jpg</text:p>
              </table:table-cell>
              <table:table-cell office:value-type="float" office:value="1377807">
                <text:p>1377807</text:p>
              </table:table-cell>
            </table:table-row>
            <table:table-row>
              <table:table-cell office:value-type="string">
                <text:p>josh-hild-TBd0-kgIaC8-unsplash(3).jpg</text:p>
              </table:table-cell>
              <table:table-cell office:value-type="float" office:value="1677413">
                <text:p>1677413</text:p>
              </table:table-cell>
            </table:table-row>
            <table:table-row>
              <table:table-cell office:value-type="string">
                <text:p>josh-hild-TBd0-kgIaC8-unsplash.jpg</text:p>
              </table:table-cell>
              <table:table-cell office:value-type="float" office:value="899957">
                <text:p>899957</text:p>
              </table:table-cell>
            </table:table-row>
            <table:table-row>
              <table:table-cell office:value-type="string">
                <text:p>jsc2025e036488~orig.jpg</text:p>
              </table:table-cell>
              <table:table-cell office:value-type="float" office:value="3612668">
                <text:p>3612668</text:p>
              </table:table-cell>
            </table:table-row>
            <table:table-row>
              <table:table-cell office:value-type="string">
                <text:p>lawrence-krowdeed-ezyImh0IxOU-unsplash(1).jpg</text:p>
              </table:table-cell>
              <table:table-cell office:value-type="float" office:value="1131045">
                <text:p>1131045</text:p>
              </table:table-cell>
            </table:table-row>
            <table:table-row>
              <table:table-cell office:value-type="string">
                <text:p>lawrence-krowdeed-ezyImh0IxOU-unsplash(2).jpg</text:p>
              </table:table-cell>
              <table:table-cell office:value-type="float" office:value="1952779">
                <text:p>1952779</text:p>
              </table:table-cell>
            </table:table-row>
            <table:table-row>
              <table:table-cell office:value-type="string">
                <text:p>lawrence-krowdeed-ezyImh0IxOU-unsplash(3).jpg</text:p>
              </table:table-cell>
              <table:table-cell office:value-type="float" office:value="3856758">
                <text:p>3856758</text:p>
              </table:table-cell>
            </table:table-row>
            <table:table-row>
              <table:table-cell office:value-type="string">
                <text:p>lawrence-krowdeed-ezyImh0IxOU-unsplash.jpg</text:p>
              </table:table-cell>
              <table:table-cell office:value-type="float" office:value="67339">
                <text:p>67339</text:p>
              </table:table-cell>
            </table:table-row>
            <table:table-row>
              <table:table-cell office:value-type="string">
                <text:p>mathieu-bigard-U1o2u8UrHLc-unsplash(1).jpg</text:p>
              </table:table-cell>
              <table:table-cell office:value-type="float" office:value="56853">
                <text:p>56853</text:p>
              </table:table-cell>
            </table:table-row>
            <table:table-row>
              <table:table-cell office:value-type="string">
                <text:p>mathieu-bigard-U1o2u8UrHLc-unsplash(2).jpg</text:p>
              </table:table-cell>
              <table:table-cell office:value-type="float" office:value="388593">
                <text:p>388593</text:p>
              </table:table-cell>
            </table:table-row>
            <table:table-row>
              <table:table-cell office:value-type="string">
                <text:p>mathieu-bigard-U1o2u8UrHLc-unsplash(3).jpg</text:p>
              </table:table-cell>
              <table:table-cell office:value-type="float" office:value="572101">
                <text:p>572101</text:p>
              </table:table-cell>
            </table:table-row>
            <table:table-row>
              <table:table-cell office:value-type="string">
                <text:p>mathieu-bigard-U1o2u8UrHLc-unsplash.jpg</text:p>
              </table:table-cell>
              <table:table-cell office:value-type="float" office:value="2927211">
                <text:p>2927211</text:p>
              </table:table-cell>
            </table:table-row>
            <table:table-row>
              <table:table-cell office:value-type="string">
                <text:p>peter-thomas-sK8GwN8KyRk-unsplash(1).jpg</text:p>
              </table:table-cell>
              <table:table-cell office:value-type="float" office:value="484431">
                <text:p>484431</text:p>
              </table:table-cell>
            </table:table-row>
            <table:table-row>
              <table:table-cell office:value-type="string">
                <text:p>peter-thomas-sK8GwN8KyRk-unsplash(2).jpg</text:p>
              </table:table-cell>
              <table:table-cell office:value-type="float" office:value="797200">
                <text:p>797200</text:p>
              </table:table-cell>
            </table:table-row>
            <table:table-row>
              <table:table-cell office:value-type="string">
                <text:p>peter-thomas-sK8GwN8KyRk-unsplash(3).jpg</text:p>
              </table:table-cell>
              <table:table-cell office:value-type="float" office:value="1028338">
                <text:p>1028338</text:p>
              </table:table-cell>
            </table:table-row>
            <table:table-row>
              <table:table-cell office:value-type="string">
                <text:p>peter-thomas-sK8GwN8KyRk-unsplash.jpg</text:p>
              </table:table-cell>
              <table:table-cell office:value-type="float" office:value="49118">
                <text:p>49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